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405" officeooo:paragraph-rsid="000024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 : using symmetric alpha at 0.01</text:p>
      <text:p text:style-name="P1">INFO : using symmetric eta at 1.20867831027e-05</text:p>
      <text:p text:style-name="P1">INFO : using serial LDA version on this node</text:p>
      <text:p text:style-name="P1">INFO : running online LDA training, 100 topics, 3 passes over the supplied corpus of 19421 documents, updating model once every 2000 documents, evaluating perplexity every 19421 documents, iterating 50x with a convergence threshold of 0.001000</text:p>
      <text:p text:style-name="P1">INFO : PROGRESS: pass 0, at document #2000/19421</text:p>
      <text:p text:style-name="P1">INFO : merging changes from 2000 documents into a model of 19421 documents</text:p>
      <text:p text:style-name="P1">INFO : topic #79 (0.010): 0.011*"belanghebbennen" + 0.007*"aanslag" + 0.006*"jaar" + 0.006*"inspecteur" + 0.006*"bedrag" + 0.005*"belanghebbende" + 0.004*"eiser" + 0.004*"staatssecretaris" + 0.004*"bezwaar" + 0.004*"x"</text:p>
      <text:p text:style-name="P1">INFO : topic #12 (0.010): 0.012*"belanghebbennen" + 0.008*"inspecteur" + 0.007*"aanslag" + 0.006*"belanghebbende" + 0.006*"f" + 0.005*"b.v." + 0.005*"vaststellen" + 0.004*"jaar" + 0.004*"kost" + 0.004*"staatssecretaris"</text:p>
      <text:p text:style-name="P1">INFO : topic #87 (0.010): 0.011*"belanghebbennen" + 0.005*"jaar" + 0.004*"blz" + 0.004*"belanghebbende" + 0.004*"ik" + 0.004*"kost" + 0.003*"inspecteur" + 0.003*"tussen" + 0.003*"f" + 0.003*"verdacht"</text:p>
      <text:p text:style-name="P1">INFO : topic #6 (0.010): 0.013*"belanghebbennen" + 0.007*"blz" + 0.006*"kost" + 0.005*"belanghebbende" + 0.004*"staatssecretaris" + 0.004*"jaar" + 0.004*"b.v." + 0.004*"aanslag" + 0.004*"inspecteur" + 0.003*"x"</text:p>
      <text:p text:style-name="P1">INFO : topic #19 (0.010): 0.016*"belanghebbennen" + 0.011*"inspecteur" + 0.008*"aanslag" + 0.007*"jaar" + 0.005*"belanghebbende" + 0.004*"blz" + 0.004*"financiën" + 0.004*"kost" + 0.003*"hofs" + 0.003*"b.v."</text:p>
      <text:p text:style-name="P1">INFO : topic diff=71.790891, rho=1.000000</text:p>
      <text:p text:style-name="P1">INFO : PROGRESS: pass 0, at document #4000/19421</text:p>
      <text:p text:style-name="P1">INFO : merging changes from 2000 documents into a model of 19421 documents</text:p>
      <text:p text:style-name="P1">INFO : topic #45 (0.010): 0.014*"belanghebbennen" + 0.007*"inspecteur" + 0.007*"belanghebbende" + 0.007*"aanslag" + 0.005*"f" + 0.005*"bedrag" + 0.005*"recht" + 0.004*"klacht" + 0.004*"bezwaar" + 0.004*"proceskost"</text:p>
      <text:p text:style-name="P1">INFO : topic #46 (0.010): 0.019*"belanghebbennen" + 0.013*"aanslag" + 0.009*"belanghebbende" + 0.006*"bezwaar" + 0.006*"jaar" + 0.005*"klacht" + 0.005*"proceskost" + 0.005*"gemeente" + 0.005*"f" + 0.005*"onroerend"</text:p>
      <text:p text:style-name="P1">INFO : topic #23 (0.010): 0.015*"verweerder" + 0.014*"beschikking" + 0.009*"kind" + 0.008*"vader" + 0.008*"woonplaats" + 0.007*"wonennen" + 0.007*"onderdeel" + 0.007*"rov" + 0.006*"moeder" + 0.004*"recht"</text:p>
      <text:p text:style-name="P1">INFO : topic #54 (0.010): 0.008*"belanghebbennen" + 0.007*"bedrag" + 0.007*"aanslag" + 0.006*"staatssecretaris" + 0.005*"belanghebbende" + 0.005*"jaar" + 0.005*"blz" + 0.005*"kost" + 0.004*"inspecteur" + 0.004*"f"</text:p>
      <text:p text:style-name="P1">INFO : topic #71 (0.010): 0.016*"belanghebbennen" + 0.008*"inspecteur" + 0.007*"kost" + 0.006*"aanslag" + 0.005*"staatssecretaris" + 0.005*"belanghebbende" + 0.005*"jaar" + 0.004*"recht" + 0.004*"financiën" + 0.004*"bedrag"</text:p>
      <text:p text:style-name="P1">INFO : topic diff=5.630094, rho=0.707107</text:p>
      <text:p text:style-name="P1">INFO : PROGRESS: pass 0, at document #6000/19421</text:p>
      <text:p text:style-name="P1">INFO : merging changes from 2000 documents into a model of 19421 documents</text:p>
      <text:p text:style-name="P1">INFO : topic #63 (0.010): 0.019*"onteigening" + 0.018*"gemeente" + 0.014*"schadeloosstelling" + 0.007*"eiser" + 0.007*"onteigennen" + 0.007*"onderdeel" + 0.007*"vonnis" + 0.006*"deskundigen" + 0.006*"hun" + 0.006*"casino"</text:p>
      <text:p text:style-name="P1">INFO : topic #44 (0.010): 0.017*"kost" + 0.015*"aanslag" + 0.014*"belanghebbennen" + 0.010*"inspecteur" + 0.010*"jaar" + 0.008*"bedrag" + 0.008*"staatssecretaris" + 0.007*"belanghebbende" + 0.007*"bezwaar" + 0.006*"financiën"</text:p>
      <text:p text:style-name="P1"><text:soft-page-break/>INFO : topic #48 (0.010): 0.008*"klaagschrift" + 0.008*"bedrag" + 0.007*"belanghebbennen" + 0.007*"f" + 0.006*"klager" + 0.006*"verschoningsrecht" + 0.004*"beschikking" + 0.004*"stuk" + 0.004*"kost" + 0.004*"jaar"</text:p>
      <text:p text:style-name="P1">INFO : topic #2 (0.010): 0.016*"club" + 0.015*"verzet" + 0.008*"knvb" + 0.007*"belanghebbennen" + 0.007*"dwangbevel" + 0.006*"beschikking" + 0.006*"gemeente" + 0.005*"bedrag" + 0.005*"kost" + 0.004*"toeslag"</text:p>
      <text:p text:style-name="P1">INFO : topic #24 (0.010): 0.028*"eisere" + 0.018*"verweerder" + 0.009*"2003" + 0.006*"ontslag" + 0.006*"onderdeel" + 0.006*"arbeidsovereenkomst" + 0.006*"werknemer" + 0.006*"verweerster" + 0.005*"vordering" + 0.005*"eiser"</text:p>
      <text:p text:style-name="P1">INFO : topic diff=4.993606, rho=0.577350</text:p>
      <text:p text:style-name="P1">INFO : PROGRESS: pass 0, at document #8000/19421</text:p>
      <text:p text:style-name="P1">INFO : merging changes from 2000 documents into a model of 19421 documents</text:p>
      <text:p text:style-name="P1">INFO : topic #55 (0.010): 0.024*"belanghebbennen" + 0.017*"b.v." + 0.013*"f" + 0.011*"inspecteur" + 0.010*"bedrag" + 0.010*"aandeel" + 0.009*"belanghebbende" + 0.009*"staatssecretaris" + 0.006*"kost" + 0.006*"financiën"</text:p>
      <text:p text:style-name="P1">INFO : topic #59 (0.010): 0.017*"verweerder" + 0.010*"verdacht" + 0.007*"vonnis" + 0.007*"vordering" + 0.006*"onderdeel" + 0.005*"feit" + 0.005*"schade" + 0.005*"eiser" + 0.005*"hem" + 0.004*"partij"</text:p>
      <text:p text:style-name="P1">INFO : topic #14 (0.010): 0.032*"02" + 0.021*"afvalstof" + 0.016*"paard" + 0.009*"begrip" + 0.008*"streekgewest" + 0.006*"kok" + 0.006*"belanghebbennen" + 0.006*"afval" + 0.005*"zin" + 0.004*"ongeboren"</text:p>
      <text:p text:style-name="P1">INFO : topic #61 (0.010): 0.014*"haaglanden" + 0.007*"bloem" + 0.007*"belanghebbennen" + 0.006*"oz" + 0.006*"oliën" + 0.005*"kentekenhouder" + 0.004*"inspecteur" + 0.004*"kost" + 0.003*"vrachtauto" + 0.003*"belanghebbende"</text:p>
      <text:p text:style-name="P1">INFO : topic #74 (0.010): 0.030*"belanghebbennen" + 0.016*"belanghebbende" + 0.011*"inspecteur" + 0.009*"staatssecretaris" + 0.008*"aanslag" + 0.007*"hofs" + 0.007*"bezwaar" + 0.006*"financiën" + 0.006*"verweerschrift" + 0.006*"a.i"</text:p>
      <text:p text:style-name="P1">INFO : topic diff=5.044436, rho=0.500000</text:p>
      <text:p text:style-name="P1">INFO : PROGRESS: pass 0, at document #10000/19421</text:p>
      <text:p text:style-name="P1">INFO : merging changes from 2000 documents into a model of 19421 documents</text:p>
      <text:p text:style-name="P1">INFO : topic #53 (0.010): 0.024*"koper" + 0.010*"perceel" + 0.008*"erf" + 0.008*"concurrentiebeding" + 0.007*"overeenkomst" + 0.006*"meter" + 0.006*"dwaling" + 0.006*"onderdeel" + 0.006*"recht" + 0.005*"tekening"</text:p>
      <text:p text:style-name="P1">INFO : topic #52 (0.010): 0.021*"beschikking" + 0.021*"2003" + 0.021*"2004" + 0.019*"2002" + 0.017*"man" + 0.012*"verzoek" + 0.012*"kind" + 0.008*"moeder" + 0.007*"vrouw" + 0.007*"2007"</text:p>
      <text:p text:style-name="P1">INFO : topic #60 (0.010): 0.018*"aegon" + 0.013*"plaatsing" + 0.011*"inbezitneming" + 0.008*"trouw" + 0.007*"algemeen" + 0.007*"goeder" + 0.006*"publicatie" + 0.005*"intern" + 0.005*"fideï-commissair" + 0.005*"dexia"</text:p>
      <text:p text:style-name="P1">INFO : topic #39 (0.010): 0.018*"gn" + 0.016*"indelen" + 0.012*"kansspel" + 0.012*"indeling" + 0.012*"klasse" + 0.012*"post" + 0.011*"percel" + 0.010*"slopen" + 0.009*"deelnemer" + 0.006*"aantekening"</text:p>
      <text:p text:style-name="P1">INFO : topic #61 (0.010): 0.021*"vrachtauto" + 0.014*"haaglanden" + 0.006*"busje" + 0.005*"06-nummer" + 0.005*"mineraal" + 0.005*"kentekenhouder" + 0.005*"bloem" + 0.005*"sporttas" + 0.005*"belanghebbennen" + 0.004*"auto"</text:p>
      <text:p text:style-name="P1">INFO : topic diff=4.873037, rho=0.447214</text:p>
      <text:p text:style-name="P1">INFO : PROGRESS: pass 0, at document #12000/19421</text:p>
      <text:p text:style-name="P1">INFO : merging changes from 2000 documents into a model of 19421 documents</text:p>
      <text:p text:style-name="P1">INFO : topic #97 (0.010): 0.055*"aandeel" + 0.021*"vennootschap" + 0.019*"ondernemingskamer" + 0.019*"holding" + 0.018*"aandeelhouder" + 0.009*"veb" + 0.009*"n.v." + 0.009*"a" + 0.008*"b.v." + 0.007*"vergadering"</text:p>
      <text:p text:style-name="P1"><text:soft-page-break/>INFO : topic #77 (0.010): 0.050*"auto" + 0.034*"personenauto" + 0.014*"gebruik" + 0.011*"bpm" + 0.010*"belanghebbennen" + 0.010*"gebruiken" + 0.009*"belanghebbende" + 0.008*"motorrijwiel" + 0.007*"woning" + 0.007*"privédoeleind"</text:p>
      <text:p text:style-name="P1">INFO : topic #40 (0.010): 0.140*"getuige" + 0.051*"horen" + 0.040*"getuigen" + 0.014*"verdediging" + 0.014*"verzoek" + 0.009*"verklaring" + 0.007*"raadsman" + 0.007*"verhoor" + 0.006*"terechtzitting" + 0.005*"vragen"</text:p>
      <text:p text:style-name="P1">INFO : topic #98 (0.010): 0.070*"curator" + 0.014*"jmh" + 0.010*"onderdeel" + 0.010*"faillissement" + 0.008*"b.v." + 0.008*"vordering" + 0.006*"bedrag" + 0.006*"boedel" + 0.006*"a" + 0.005*"f."</text:p>
      <text:p text:style-name="P1">INFO : topic #79 (0.010): 0.028*"centraal" + 0.016*"bestuur" + 0.015*"verzekering" + 0.011*"uitkering" + 0.010*"sociaal" + 0.008*"belanghebbennen" + 0.008*"jaar" + 0.008*"besluit" + 0.008*"verzekeren" + 0.007*"toepassing"</text:p>
      <text:p text:style-name="P1">INFO : topic diff=4.578409, rho=0.408248</text:p>
      <text:p text:style-name="P1">INFO : PROGRESS: pass 0, at document #14000/19421</text:p>
      <text:p text:style-name="P1">INFO : merging changes from 2000 documents into a model of 19421 documents</text:p>
      <text:p text:style-name="P1">INFO : topic #32 (0.010): 0.037*"belanghebbennen" + 0.015*"aanslag" + 0.013*"belanghebbende" + 0.012*"inspecteur" + 0.010*"staatssecretaris" + 0.009*"hofs" + 0.009*"pand" + 0.008*"bedrag" + 0.008*"jaar" + 0.008*"bezwaar"</text:p>
      <text:p text:style-name="P1">INFO : topic #10 (0.010): 0.023*"restaurant" + 0.018*"gezondheidszorg" + 0.012*"gebouw" + 0.010*"bc" + 0.009*"b.v." + 0.009*"wtg" + 0.009*"prestatie" + 0.009*"risicovol" + 0.009*"2.5.3" + 0.008*"aandeel"</text:p>
      <text:p text:style-name="P1">INFO : topic #96 (0.010): 0.026*"polishouder" + 0.016*"deposit" + 0.013*"chili" + 0.012*"kilo" + 0.010*"fiod-ecd" + 0.007*"shareholders" + 0.007*"value" + 0.007*"azeta" + 0.007*"447" + 0.005*"bedrag"</text:p>
      <text:p text:style-name="P1">INFO : topic #59 (0.010): 0.012*"benadelen" + 0.012*"partij" + 0.010*"schade" + 0.010*"verweerder" + 0.010*"vordering" + 0.007*"verdacht" + 0.006*"feit" + 0.005*"hem" + 0.005*"onderdeel" + 0.005*"vonnis"</text:p>
      <text:p text:style-name="P1">INFO : topic #0 (0.010): 0.023*"arbitraal" + 0.017*"arbiter" + 0.016*"drion" + 0.010*"tribunaal" + 0.009*"scheidsgerecht" + 0.007*"horecawet" + 0.007*"aangevers" + 0.007*"la" + 0.006*"arbitrage" + 0.006*"et"</text:p>
      <text:p text:style-name="P1">INFO : topic diff=4.383596, rho=0.377964</text:p>
      <text:p text:style-name="P1">INFO : PROGRESS: pass 0, at document #16000/19421</text:p>
      <text:p text:style-name="P1">INFO : merging changes from 2000 documents into a model of 19421 documents</text:p>
      <text:p text:style-name="P1">INFO : topic #45 (0.010): 0.035*"belanghebbenden" + 0.020*"x1" + 0.015*"griekenland" + 0.014*"x2" + 0.014*"sw" + 0.013*"verkrijging" + 0.008*"j.d.m" + 0.008*"recht" + 0.006*"terbeschikkingstelling" + 0.005*"3.92"</text:p>
      <text:p text:style-name="P1">INFO : topic #16 (0.010): 0.062*"ik" + 0.047*"betrokkeneen" + 0.028*"verdacht" + 0.015*"mijn" + 0.014*"verklaring" + 0.014*"mij" + 0.013*"er" + 0.009*"medeverdachte" + 0.009*"slachtoffer" + 0.008*"gaan"</text:p>
      <text:p text:style-name="P1">INFO : topic #42 (0.010): 0.039*"foto" + 0.030*"afbeelding" + 0.015*"seksueel" + 0.014*"jongen" + 0.010*"leeftijd" + 0.010*"jaar" + 0.007*"schipper" + 0.007*"kennelijk" + 0.007*"allemaal" + 0.006*"kinderporno"</text:p>
      <text:p text:style-name="P1">INFO : topic #28 (0.010): 0.039*"vb" + 0.028*"s" + 0.012*"energie" + 0.011*"horeca" + 0.010*"glencore" + 0.009*"essent" + 0.009*"bon" + 0.008*"unit" + 0.008*"tabakswet" + 0.008*"chinees"</text:p>
      <text:p text:style-name="P1">INFO : topic #62 (0.010): 0.032*"ouder" + 0.027*"erflater" + 0.026*"nalatenschap" + 0.022*"overlijd" + 0.014*"erfgenaam" + 0.014*"overlijden" + 0.013*"recht" + 0.011*"medisch" + 0.011*"zoon" + 0.010*"testament"</text:p>
      <text:p text:style-name="P1">INFO : topic diff=3.752606, rho=0.353553</text:p>
      <text:p text:style-name="P1">INFO : PROGRESS: pass 0, at document #18000/19421</text:p>
      <text:p text:style-name="P1">INFO : merging changes from 2000 documents into a model of 19421 documents</text:p>
      <text:p text:style-name="P1"><text:soft-page-break/>INFO : topic #6 (0.010): 0.452*"2009" + 0.006*"zak" + 0.005*"2.5" + 0.005*"greenib" + 0.004*"wedstrijd" + 0.003*"2.4" + 0.003*"remedie" + 0.003*"midden-nederland" + 0.002*"opvallennen" + 0.002*"10"</text:p>
      <text:p text:style-name="P1">INFO : topic #73 (0.010): 0.038*"afvalstof" + 0.032*"inrichting" + 0.022*"project" + 0.012*"milieubeheer" + 0.010*"huishoudelijk" + 0.009*"bodem" + 0.008*"begrip" + 0.008*"stof" + 0.008*"wbm" + 0.007*"verwijdering"</text:p>
      <text:p text:style-name="P1">INFO : topic #13 (0.010): 0.018*"gedachtestreepje" + 0.015*"conversie" + 0.014*"credit" + 0.012*"woningstichting" + 0.011*"ondernemingsraad" + 0.011*"vastgoed" + 0.010*"ww" + 0.008*"wor" + 0.007*"zw" + 0.007*"kredietfaciliteit"</text:p>
      <text:p text:style-name="P1">INFO : topic #69 (0.010): 0.156*"gemeente" + 0.023*"euro" + 0.011*"overeenkomst" + 0.008*"beschikking" + 0.008*"eigenaar" + 0.007*"exploitatieovereenkomst" + 0.007*"voorkeursrecht" + 0.007*"rechtshandeling" + 0.005*"samenwerkingsovereenkomst" + 0.005*"nijmegen"</text:p>
      <text:p text:style-name="P1">INFO : topic #34 (0.010): 0.086*"the" + 0.028*"to" + 0.025*"and" + 0.017*"a" + 0.015*"or" + 0.013*"that" + 0.009*"for" + 0.009*"be" + 0.008*"as" + 0.008*"on"</text:p>
      <text:p text:style-name="P1">INFO : topic diff=3.193516, rho=0.333333</text:p>
      <text:p text:style-name="P1">INFO : -8.823 per-word bound, 452.8 perplexity estimate based on a held-out corpus of 1421 documents with 1082955 words</text:p>
      <text:p text:style-name="P1">INFO : PROGRESS: pass 0, at document #19421/19421</text:p>
      <text:p text:style-name="P1">INFO : merging changes from 1421 documents into a model of 19421 documents</text:p>
      <text:p text:style-name="P1">INFO : topic #17 (0.010): 0.052*"2007" + 0.049*"2006" + 0.021*"2003" + 0.016*"2002" + 0.014*"beschikking" + 0.011*"brief" + 0.010*"verzoek" + 0.009*"2004" + 0.008*"2001" + 0.008*"mei"</text:p>
      <text:p text:style-name="P1">INFO : topic #63 (0.010): 0.020*"onteigennen" + 0.018*"deskundigen" + 0.018*"onteigening" + 0.017*"gemeente" + 0.014*"schadeloosstelling" + 0.013*"provincie" + 0.012*"onderdeel" + 0.012*"bestemmingsplan" + 0.010*"plan" + 0.010*"bestemming"</text:p>
      <text:p text:style-name="P1">INFO : topic #96 (0.010): 0.029*"kilo" + 0.024*"bpf" + 0.020*"tijdspanne" + 0.018*"deposit" + 0.017*"bijeenkomst" + 0.014*"472" + 0.013*"resort" + 0.010*"value" + 0.010*"fiod-ecd" + 0.010*"polishouder"</text:p>
      <text:p text:style-name="P1">INFO : topic #0 (0.010): 0.034*"drion" + 0.032*"la" + 0.021*"le" + 0.019*"et" + 0.017*"du" + 0.016*"arbitraal" + 0.014*"china" + 0.012*"des" + 0.012*"ou" + 0.011*"les"</text:p>
      <text:p text:style-name="P1">INFO : topic #48 (0.010): 0.019*"klager" + 0.017*"voordeel" + 0.017*"beschikking" + 0.016*"beslag" + 0.016*"voorwerp" + 0.015*"verkrijgen" + 0.012*"klaagschrift" + 0.012*"betrokkeneen" + 0.012*"wederrechtelijk" + 0.010*"sv"</text:p>
      <text:p text:style-name="P1">INFO : topic diff=2.653989, rho=0.316228</text:p>
      <text:p text:style-name="P1">INFO : PROGRESS: pass 1, at document #2000/19421</text:p>
      <text:p text:style-name="P1">INFO : merging changes from 2000 documents into a model of 19421 documents</text:p>
      <text:p text:style-name="P1">INFO : topic #70 (0.010): 0.061*"verzoeker" + 0.028*"huurder" + 0.018*"huurovereenkomst" + 0.015*"verhuurder" + 0.014*"huur" + 0.011*"pand" + 0.011*"verhuren" + 0.010*"2001" + 0.009*"ontruiming" + 0.009*"beschikking"</text:p>
      <text:p text:style-name="P1">INFO : topic #83 (0.010): 0.028*"2011" + 0.014*"kantonrechter" + 0.012*"overeenkomst" + 0.011*"bw" + 0.010*"partij" + 0.009*"arbeidsovereenkomst" + 0.008*"onderdeel" + 0.008*"rov" + 0.007*"per" + 0.006*"tussen"</text:p>
      <text:p text:style-name="P1">INFO : topic #79 (0.010): 0.024*"uitkering" + 0.017*"premie" + 0.016*"centraal" + 0.015*"werknemer" + 0.013*"verzekering" + 0.012*"sociaal" + 0.010*"verzekeren" + 0.010*"besluit" + 0.010*"werkgever" + 0.008*"ingevolge"</text:p>
      <text:p text:style-name="P1">INFO : topic #63 (0.010): 0.017*"gemeente" + 0.017*"onteigening" + 0.015*"provincie" + 0.015*"onteigennen" + 0.015*"deskundigen" + 0.014*"schadeloosstelling" + 0.012*"bestemmingsplan" + 0.011*"bestemming" + 0.011*"onderdeel" + 0.010*"plan"</text:p>
      <text:p text:style-name="P1">INFO : topic #12 (0.010): 0.021*"dna-profiel" + 0.018*"gift" + 0.013*"kleden" + 0.013*"wraking" + 0.012*"dna-onderzoek" + 0.012*"celmateriaal" + 0.011*"wrakingsverzoek" + 0.011*"spor" + 0.011*"universiteit" + 0.011*"porsche"</text:p>
      <text:p text:style-name="P1"><text:soft-page-break/>INFO : topic diff=1.957491, rho=0.301511</text:p>
      <text:p text:style-name="P1">INFO : PROGRESS: pass 1, at document #4000/19421</text:p>
      <text:p text:style-name="P1">INFO : merging changes from 2000 documents into a model of 19421 documents</text:p>
      <text:p text:style-name="P1">INFO : topic #95 (0.010): 0.019*"termijn" + 0.017*"verdacht" + 0.012*"terechtzitting" + 0.010*"redelijk" + 0.009*"dagvaarding" + 0.009*"betrokkeneen" + 0.007*"behandeling" + 0.007*"adres" + 0.007*"stuk" + 0.006*"dag"</text:p>
      <text:p text:style-name="P1">INFO : topic #54 (0.010): 0.039*"faciliteit" + 0.024*"blz" + 0.023*"kinderopvang" + 0.020*"investeringsbijdraag" + 0.019*"vlag" + 0.019*"8a" + 0.018*"desinvesteringsbetaling" + 0.017*"14a" + 0.014*"specialist" + 0.012*"investeringsbijdrage"</text:p>
      <text:p text:style-name="P1">INFO : topic #86 (0.010): 0.042*"2014" + 0.036*"nederland" + 0.016*"belasting" + 0.016*"nederlands" + 0.015*"buitenlands" + 0.013*"verdrag" + 0.010*"dubbel" + 0.007*"gevestigen" + 0.007*"inkomst" + 0.006*"lidstaat"</text:p>
      <text:p text:style-name="P1">INFO : topic #38 (0.010): 0.024*"stof" + 0.010*"gevaar" + 0.008*"veroorzaken" + 0.007*"onderdeel" + 0.007*"vuurwerk" + 0.007*"gevaarlijk" + 0.007*"maatregel" + 0.006*"algemeen" + 0.005*"gevolg" + 0.005*"vervoer"</text:p>
      <text:p text:style-name="P1">INFO : topic #37 (0.010): 0.034*"goedeer" + 0.016*"recht" + 0.013*"betaling" + 0.012*"daf" + 0.011*"uitnodiging" + 0.011*"verzekeraar" + 0.010*"invoer" + 0.009*"cdw" + 0.009*"ofasec" + 0.006*"vervoer"</text:p>
      <text:p text:style-name="P1">INFO : topic diff=1.675289, rho=0.301511</text:p>
      <text:p text:style-name="P1">INFO : PROGRESS: pass 1, at document #6000/19421</text:p>
      <text:p text:style-name="P1">INFO : merging changes from 2000 documents into a model of 19421 documents</text:p>
      <text:p text:style-name="P1">INFO : topic #67 (0.010): 0.027*"nederlands" + 0.016*"nederland" + 0.013*"land" + 0.011*"antillen" + 0.011*"verordening" + 0.009*"nationaal" + 0.008*"toepassing" + 0.008*"regeling" + 0.008*"bepaling" + 0.007*"recht"</text:p>
      <text:p text:style-name="P1">INFO : topic #10 (0.010): 0.049*"gebouw" + 0.034*"prestatie" + 0.025*"restaurant" + 0.023*"vn" + 0.018*"tarief" + 0.016*"gezondheidszorg" + 0.010*"2.5.3" + 0.010*"rekening" + 0.009*"orgaan" + 0.008*"exploitatiemaatschappij"</text:p>
      <text:p text:style-name="P1">INFO : topic #32 (0.010): 0.033*"belanghebbennen" + 0.029*"2015" + 0.015*"aanslag" + 0.012*"belanghebbende" + 0.012*"pand" + 0.010*"inspecteur" + 0.009*"staatssecretaris" + 0.008*"hofs" + 0.008*"waarde" + 0.008*"woning"</text:p>
      <text:p text:style-name="P1">INFO : topic #44 (0.010): 0.045*"2013" + 0.032*"2011" + 0.029*"kost" + 0.021*"2014" + 0.016*"bedrag" + 0.011*"jaar" + 0.010*"uitgaf" + 0.010*"2012" + 0.008*"aftrek" + 0.006*"last"</text:p>
      <text:p text:style-name="P1">INFO : topic #20 (0.010): 0.028*"subsidie" + 0.023*"gak" + 0.016*"pensioenvoorziening" + 0.014*"klant" + 0.014*"thuiszorg" + 0.011*"dealer" + 0.010*"importeur" + 0.010*"prostituee" + 0.009*"fabrikant" + 0.009*"samenwerkingsverband"</text:p>
      <text:p text:style-name="P1">INFO : topic diff=1.527258, rho=0.301511</text:p>
      <text:p text:style-name="P1">INFO : PROGRESS: pass 1, at document #8000/19421</text:p>
      <text:p text:style-name="P1">INFO : merging changes from 2000 documents into a model of 19421 documents</text:p>
      <text:p text:style-name="P1">INFO : topic #24 (0.010): 0.040*"eisere" + 0.019*"verweerder" + 0.012*"onderdeel" + 0.011*"werknemer" + 0.009*"bw" + 0.009*"rov" + 0.008*"werkzaamheid" + 0.007*"werkgever" + 0.006*"ontslag" + 0.006*"gevolg"</text:p>
      <text:p text:style-name="P1">INFO : topic #87 (0.010): 0.057*"verdacht" + 0.009*"medeverdachte" + 0.008*"bewezenverklaring" + 0.007*"opzettelijk" + 0.007*"middeel" + 0.007*"slachtoffer" + 0.007*"feit" + 0.006*"verbalisant" + 0.006*"schriftuur" + 0.006*"misdrijf"</text:p>
      <text:p text:style-name="P1">INFO : topic #78 (0.010): 0.040*"kinderrechter" + 0.021*"bureau" + 0.019*"minderjarig" + 0.018*"uithuisplaatsing" + 0.017*"jeugdzorg" + 0.016*"uitzending" + 0.016*"06" + 0.014*"ondertoezichtstelling" + 0.014*"douanewaren" + 0.014*"stoffelijk"</text:p>
      <text:p text:style-name="P1">INFO : topic #88 (0.010): 0.013*"besluit" + 0.010*"informatie" + 0.010*"gegeven" + 0.010*"vergunning" + 0.006*"onrechtmatig" + 0.006*"minister" + 0.005*"bevoegdheid" + 0.005*"beginsel" + 0.004*"verlenen" + 0.004*"voorschrift"</text:p>
      <text:p text:style-name="P1"><text:soft-page-break/>INFO : topic #97 (0.010): 0.064*"aandeel" + 0.031*"vennootschap" + 0.022*"ondernemingskamer" + 0.017*"aandeelhouder" + 0.012*"n.v." + 0.011*"holding" + 0.008*"kapitaal" + 0.007*"vergadering" + 0.007*"a" + 0.007*"rechtspersoon"</text:p>
      <text:p text:style-name="P1">INFO : topic diff=1.397026, rho=0.301511</text:p>
      <text:p text:style-name="P1">INFO : PROGRESS: pass 1, at document #10000/19421</text:p>
      <text:p text:style-name="P1">INFO : merging changes from 2000 documents into a model of 19421 documents</text:p>
      <text:p text:style-name="P1">INFO : topic #55 (0.010): 0.032*"b.v." + 0.026*"f" + 0.021*"belanghebbennen" + 0.018*"b" + 0.017*"a" + 0.015*"bv" + 0.014*"bedrag" + 0.011*"c" + 0.011*"d" + 0.009*"aandeel"</text:p>
      <text:p text:style-name="P1">INFO : topic #54 (0.010): 0.051*"faciliteit" + 0.030*"kinderopvang" + 0.028*"14a" + 0.028*"8a" + 0.022*"opvang" + 0.019*"coa" + 0.015*"zeevaart" + 0.015*"blz" + 0.014*"uni-invest" + 0.014*"wva"</text:p>
      <text:p text:style-name="P1">INFO : topic #51 (0.010): 0.060*"2010" + 0.010*"za" + 0.007*"blz" + 0.005*"dnb" + 0.005*"bedrijf" + 0.004*"a" + 0.003*"1988" + 0.003*"jaar" + 0.003*"per" + 0.003*"gasunie"</text:p>
      <text:p text:style-name="P1">INFO : topic #40 (0.010): 0.101*"getuige" + 0.043*"horen" + 0.035*"getuigen" + 0.028*"verzoek" + 0.027*"verdediging" + 0.024*"verklaring" + 0.018*"raadsman" + 0.016*"terechtzitting" + 0.011*"verhoor" + 0.010*"rechter-commissaris"</text:p>
      <text:p text:style-name="P1">INFO : topic #4 (0.010): 0.025*"verbalisant" + 0.024*"woning" + 0.012*"uur" + 0.012*"a-straat" + 0.011*"verdacht" + 0.010*"2004" + 0.010*"politie" + 0.010*"2002" + 0.009*"2003" + 0.008*"aantreffen"</text:p>
      <text:p text:style-name="P1">INFO : topic diff=1.271988, rho=0.301511</text:p>
      <text:p text:style-name="P1">INFO : PROGRESS: pass 1, at document #12000/19421</text:p>
      <text:p text:style-name="P1">INFO : merging changes from 2000 documents into a model of 19421 documents</text:p>
      <text:p text:style-name="P1">INFO : topic #86 (0.010): 0.045*"nederland" + 0.018*"buitenlands" + 0.018*"belasting" + 0.017*"verdrag" + 0.015*"nederlands" + 0.013*"2014" + 0.011*"belgië" + 0.011*"lidstaat" + 0.009*"dubbel" + 0.008*"inkomst"</text:p>
      <text:p text:style-name="P1">INFO : topic #42 (0.010): 0.034*"foto" + 0.031*"afbeelding" + 0.024*"leeftijd" + 0.022*"jaar" + 0.019*"jongen" + 0.019*"seksueel" + 0.013*"kennelijk" + 0.011*"bereiken" + 0.009*"ado" + 0.009*"supportershome"</text:p>
      <text:p text:style-name="P1">INFO : topic #91 (0.010): 0.042*"maatschap" + 0.042*"vennoot" + 0.039*"onderneming" + 0.023*"vennootschap" + 0.021*"firma" + 0.013*"drijven" + 0.013*"commanditair" + 0.011*"v.o.f" + 0.011*"goodwill" + 0.009*"maat"</text:p>
      <text:p text:style-name="P1">INFO : topic #58 (0.010): 0.028*"hennep" + 0.026*"opiumwet" + 0.022*"rijbewijs" + 0.021*"lood" + 0.020*"plant" + 0.018*"lijst" + 0.015*"hennepplant" + 0.015*"cannabis" + 0.011*"inbraak" + 0.011*"hennepkwekerij"</text:p>
      <text:p text:style-name="P1">INFO : topic #59 (0.010): 0.037*"partij" + 0.035*"benadelen" + 0.026*"schade" + 0.023*"vordering" + 0.006*"toewijzen" + 0.006*"geleden" + 0.006*"betrokkeneen" + 0.006*"feit" + 0.006*"bedrag" + 0.005*"gevolg"</text:p>
      <text:p text:style-name="P1">INFO : topic diff=1.153320, rho=0.301511</text:p>
      <text:p text:style-name="P1">INFO : PROGRESS: pass 1, at document #14000/19421</text:p>
      <text:p text:style-name="P1">INFO : merging changes from 2000 documents into a model of 19421 documents</text:p>
      <text:p text:style-name="P1">INFO : topic #58 (0.010): 0.028*"hennep" + 0.028*"opiumwet" + 0.024*"lijst" + 0.021*"hennepplant" + 0.021*"rijbewijs" + 0.021*"plant" + 0.015*"lood" + 0.014*"hennepkwekerij" + 0.012*"inbraak" + 0.010*"cannabis"</text:p>
      <text:p text:style-name="P1">INFO : topic #15 (0.010): 0.034*"witwas" + 0.023*"prospectus" + 0.018*"achmea" + 0.017*"upc" + 0.015*"kabel" + 0.014*"gewapennen" + 0.014*"onderdeel" + 0.011*"nn" + 0.010*"buis" + 0.009*"tele2"</text:p>
      <text:p text:style-name="P1">INFO : topic #36 (0.010): 0.028*"merken" + 0.023*"klaagster" + 0.014*"reden" + 0.013*"gebruik" + 0.012*"bestuurder" + 0.011*"bmw" + 0.010*"snelheid" + 0.008*"ongeval" + 0.008*"verkeer" + 0.008*"rijden"</text:p>
      <text:p text:style-name="P1">INFO : topic #82 (0.010): 0.038*"aanvraag" + 0.034*"motorrijtuig" + 0.029*"voorziening" + 0.017*"verzekering" + 0.017*"motorrijtuigen" + 0.011*"wam" + 0.011*"bvd" + 0.010*"baatbelasting" + 0.010*"aansprakelijkheidsverzekering" + 0.009*"kenteek"</text:p>
      <text:p text:style-name="P1"><text:soft-page-break/>INFO : topic #6 (0.010): 0.526*"2009" + 0.012*"zak" + 0.007*"2.5" + 0.007*"dv" + 0.006*"wedstrijd" + 0.005*"2.4" + 0.005*"pontmeyer" + 0.004*"knaf" + 0.004*"2.3" + 0.004*"groos"</text:p>
      <text:p text:style-name="P1">INFO : topic diff=1.036156, rho=0.301511</text:p>
      <text:p text:style-name="P1">INFO : PROGRESS: pass 1, at document #16000/19421</text:p>
      <text:p text:style-name="P1">INFO : merging changes from 2000 documents into a model of 19421 documents</text:p>
      <text:p text:style-name="P1">INFO : topic #98 (0.010): 0.074*"curator" + 0.014*"2016" + 0.012*"kraker" + 0.012*"faillissement" + 0.011*"holland" + 0.011*"yukos" + 0.009*"vordering" + 0.008*"hoedanigheid" + 0.008*"betrokkeneen" + 0.007*"onderdeel"</text:p>
      <text:p text:style-name="P1">INFO : topic #10 (0.010): 0.101*"gebouw" + 0.046*"restaurant" + 0.036*"prestatie" + 0.028*"vn" + 0.024*"bc" + 0.018*"monument" + 0.018*"gezondheidszorg" + 0.018*"2.5.3" + 0.016*"risicovol" + 0.013*"isg"</text:p>
      <text:p text:style-name="P1">INFO : topic #41 (0.010): 0.031*"vordering" + 0.030*"curator" + 0.022*"b.v." + 0.022*"faillissement" + 0.018*"a" + 0.015*"schuldeiser" + 0.011*"rabobank" + 0.010*"betaling" + 0.009*"bestuurder" + 0.009*"beheer"</text:p>
      <text:p text:style-name="P1">INFO : topic #47 (0.010): 0.017*"world" + 0.013*"a" + 0.012*"apotheek" + 0.011*"p" + 0.009*"godsdienst" + 0.009*"maximumsnelheid" + 0.009*"betrokkeneen" + 0.008*"film" + 0.007*"hun" + 0.007*"verpakking"</text:p>
      <text:p text:style-name="P1">INFO : topic #43 (0.010): 0.022*"wetgever" + 0.021*"regeling" + 0.012*"partner" + 0.010*"jaar" + 0.009*"gelijk" + 0.008*"redelijk" + 0.008*"kamerstukken" + 0.008*"inkomen" + 0.008*"onderscheid" + 0.007*"blz"</text:p>
      <text:p text:style-name="P1">INFO : topic diff=0.907313, rho=0.301511</text:p>
      <text:p text:style-name="P1">INFO : PROGRESS: pass 1, at document #18000/19421</text:p>
      <text:p text:style-name="P1">INFO : merging changes from 2000 documents into a model of 19421 documents</text:p>
      <text:p text:style-name="P1">INFO : topic #57 (0.010): 0.042*"usd" + 0.030*"oom" + 0.026*"telen" + 0.018*"jeugdig" + 0.016*"landerij" + 0.012*"chemicaliën" + 0.010*"deventer" + 0.010*"wrijven" + 0.010*"tulip" + 0.009*"accused"</text:p>
      <text:p text:style-name="P1">INFO : topic #76 (0.010): 0.172*"slachtoffer" + 0.012*"handeling" + 0.010*"seksueel" + 0.010*"geweld" + 0.009*"lichaam" + 0.008*"letsel" + 0.008*"bed" + 0.007*"meisje" + 0.007*"verdacht" + 0.007*"zeggen"</text:p>
      <text:p text:style-name="P1">INFO : topic #77 (0.010): 0.242*"auto" + 0.066*"personenauto" + 0.024*"bpm" + 0.021*"kenteek" + 0.020*"gebruik" + 0.015*"gebruiken" + 0.011*"weg" + 0.011*"voertuig" + 0.009*"motorrijwiel" + 0.008*"type"</text:p>
      <text:p text:style-name="P1">INFO : topic #96 (0.010): 0.041*"bijeenkomst" + 0.031*"kilo" + 0.025*"resolutie" + 0.019*"tijdspanne" + 0.019*"polishouder" + 0.017*"aanzetten" + 0.017*"deposit" + 0.017*"bpf" + 0.015*"opleiding" + 0.014*"us"</text:p>
      <text:p text:style-name="P1">INFO : topic #2 (0.010): 0.066*"dexia" + 0.049*"appartement" + 0.042*"verzet" + 0.024*"appartementsrecht" + 0.021*"dwangbevel" + 0.018*"vve" + 0.018*"splitsing" + 0.014*"club" + 0.014*"wbp" + 0.011*"tenuitvoerlegging"</text:p>
      <text:p text:style-name="P1">INFO : topic diff=0.791583, rho=0.301511</text:p>
      <text:p text:style-name="P1">INFO : -8.026 per-word bound, 260.7 perplexity estimate based on a held-out corpus of 1421 documents with 1082955 words</text:p>
      <text:p text:style-name="P1">INFO : PROGRESS: pass 1, at document #19421/19421</text:p>
      <text:p text:style-name="P1">INFO : merging changes from 1421 documents into a model of 19421 documents</text:p>
      <text:p text:style-name="P1">INFO : topic #42 (0.010): 0.045*"afbeelding" + 0.038*"foto" + 0.029*"jongen" + 0.025*"leeftijd" + 0.023*"seksueel" + 0.023*"jaar" + 0.014*"persoon" + 0.014*"kennelijk" + 0.013*"bereiken" + 0.012*"240b"</text:p>
      <text:p text:style-name="P1">INFO : topic #47 (0.010): 0.013*"world" + 0.011*"a" + 0.010*"hun" + 0.009*"schoolgebouw" + 0.009*"betrokkeneen" + 0.009*"groep" + 0.009*"sanctie" + 0.008*"a3" + 0.008*"p" + 0.007*"fait"</text:p>
      <text:p text:style-name="P1">INFO : topic #13 (0.010): 0.025*"ondernemingsraad" + 0.021*"gedachtestreepje" + 0.021*"vastgoed" + 0.019*"personeel" + 0.018*"woningstichting" + 0.015*"or" + 0.013*"politiek" + 0.013*"conversie" + 0.012*"credit" + 0.011*"wor"</text:p>
      <text:p text:style-name="P1"><text:soft-page-break/>INFO : topic #63 (0.010): 0.019*"onteigennen" + 0.017*"onteigening" + 0.017*"deskundigen" + 0.017*"provincie" + 0.014*"schadeloosstelling" + 0.014*"gemeente" + 0.014*"onderdeel" + 0.011*"bestemmingsplan" + 0.010*"plan" + 0.010*"eiser"</text:p>
      <text:p text:style-name="P1">INFO : topic #53 (0.010): 0.025*"koper" + 0.024*"perceel" + 0.020*"akte" + 0.017*"koopovereenkomst" + 0.016*"levering" + 0.015*"overeenkomst" + 0.012*"verkoper" + 0.011*"eigendom" + 0.011*"recht" + 0.010*"a"</text:p>
      <text:p text:style-name="P1">INFO : topic diff=0.712075, rho=0.301511</text:p>
      <text:p text:style-name="P1">INFO : PROGRESS: pass 2, at document #2000/19421</text:p>
      <text:p text:style-name="P1">INFO : merging changes from 2000 documents into a model of 19421 documents</text:p>
      <text:p text:style-name="P1">INFO : topic #13 (0.010): 0.033*"ondernemingsraad" + 0.031*"wor" + 0.030*"personeel" + 0.027*"politiek" + 0.026*"besluit" + 0.019*"or" + 0.016*"primaat" + 0.014*"publiekrechtelijk" + 0.012*"advies" + 0.012*"gevolg"</text:p>
      <text:p text:style-name="P1">INFO : topic #68 (0.010): 0.040*"echtgenoot" + 0.032*"borg" + 0.030*"borgtocht" + 0.020*"inversiones" + 0.018*"diageo" + 0.018*"borgstelling" + 0.017*"efesyde" + 0.014*"1:88" + 0.012*"nevenactiviteit" + 0.011*"403-verklaring"</text:p>
      <text:p text:style-name="P1">INFO : topic #30 (0.010): 0.043*"verdacht" + 0.012*"terechtzitting" + 0.011*"sv" + 0.010*"feit" + 0.009*"onderzoek" + 0.008*"proces-verbaal" + 0.006*"raadsman" + 0.006*"nummer" + 0.006*"schriftuur" + 0.006*"aanvrager"</text:p>
      <text:p text:style-name="P1">INFO : topic #41 (0.010): 0.036*"vordering" + 0.030*"curator" + 0.025*"faillissement" + 0.020*"a" + 0.016*"schuldeiser" + 0.016*"b.v." + 0.012*"rabobank" + 0.012*"fw" + 0.010*"betaling" + 0.009*"schuldenaar"</text:p>
      <text:p text:style-name="P1">INFO : topic #39 (0.010): 0.066*"post" + 0.037*"gn" + 0.021*"indelen" + 0.017*"indeling" + 0.014*"product" + 0.013*"machine" + 0.012*"kansspel" + 0.010*"deelnemer" + 0.010*"aantekening" + 0.008*"postonderverdeling"</text:p>
      <text:p text:style-name="P1">INFO : topic diff=0.690892, rho=0.288675</text:p>
      <text:p text:style-name="P1">INFO : PROGRESS: pass 2, at document #4000/19421</text:p>
      <text:p text:style-name="P1">INFO : merging changes from 2000 documents into a model of 19421 documents</text:p>
      <text:p text:style-name="P1">INFO : topic #26 (0.010): 0.108*"ecli" + 0.072*"nl" + 0.010*"goedeer" + 0.009*"afnemer" + 0.008*"leveren" + 0.008*"levering" + 0.008*"gebruiken" + 0.007*"kantoorruimte" + 0.007*"verrichten" + 0.006*"hr"</text:p>
      <text:p text:style-name="P1">INFO : topic #10 (0.010): 0.116*"gebouw" + 0.058*"prestatie" + 0.045*"vn" + 0.038*"restaurant" + 0.020*"tarief" + 0.016*"2.5.3" + 0.014*"gezondheidszorg" + 0.010*"rekening" + 0.010*"kantoorruimte" + 0.009*"wtg"</text:p>
      <text:p text:style-name="P1">INFO : topic #36 (0.010): 0.029*"merken" + 0.028*"klaagster" + 0.014*"coffeeshop" + 0.014*"reden" + 0.013*"bestuurder" + 0.011*"bmw" + 0.011*"gebruik" + 0.010*"snelheid" + 0.009*"1994" + 0.009*"ongeval"</text:p>
      <text:p text:style-name="P1">INFO : topic #69 (0.010): 0.207*"gemeente" + 0.013*"gemeent" + 0.012*"w" + 0.010*"overeenkomst" + 0.009*"bijstand" + 0.007*"beschikking" + 0.007*"abw" + 0.007*"besluit" + 0.007*"voorkeursrecht" + 0.007*"b"</text:p>
      <text:p text:style-name="P1">INFO : topic #17 (0.010): 0.033*"2007" + 0.025*"2006" + 0.024*"2002" + 0.020*"2001" + 0.020*"2003" + 0.018*"brief" + 0.015*"beschikking" + 0.014*"2004" + 0.011*"mei" + 0.011*"verzoek"</text:p>
      <text:p text:style-name="P1">INFO : topic diff=0.513561, rho=0.288675</text:p>
      <text:p text:style-name="P1">INFO : PROGRESS: pass 2, at document #6000/19421</text:p>
      <text:p text:style-name="P1">INFO : merging changes from 2000 documents into a model of 19421 documents</text:p>
      <text:p text:style-name="P1">INFO : topic #64 (0.010): 0.078*"blz" + 0.012*"agrarisch" + 0.010*"1994" + 0.009*"vertoogschrift" + 0.009*"landbouwbedrijf" + 0.009*"jansen" + 0.009*"bestemming" + 0.008*"boerderij" + 0.007*"bellaart" + 0.007*"1986"</text:p>
      <text:p text:style-name="P1">INFO : topic #69 (0.010): 0.207*"gemeente" + 0.015*"gemeent" + 0.012*"w" + 0.009*"overeenkomst" + 0.008*"bijstand" + 0.007*"besluit" + 0.007*"beschikking" + 0.007*"b" + 0.006*"abw" + 0.006*"voorkeursrecht"</text:p>
      <text:p text:style-name="P1"><text:soft-page-break/>INFO : topic #18 (0.010): 0.046*"belanghebbennen" + 0.025*"omzetbelasting" + 0.023*"inspecteur" + 0.020*"naheffingsaanslag" + 0.017*"belasting" + 0.016*"belanghebbende" + 0.012*"aangifte" + 0.011*"bedrag" + 0.011*"staatssecretaris" + 0.009*"hofs"</text:p>
      <text:p text:style-name="P1">INFO : topic #81 (0.010): 0.041*"octrooi" + 0.023*"website" + 0.016*"gemiddeld" + 0.014*"beschrijving" + 0.011*"spoor" + 0.010*"telegraaf" + 0.009*"techniek" + 0.009*"vakman" + 0.008*"volgens" + 0.008*"bakken"</text:p>
      <text:p text:style-name="P1">INFO : topic #17 (0.010): 0.041*"2002" + 0.036*"2003" + 0.033*"2001" + 0.019*"2007" + 0.016*"brief" + 0.016*"2004" + 0.014*"2006" + 0.014*"beschikking" + 0.012*"verzoek" + 0.012*"mei"</text:p>
      <text:p text:style-name="P1">INFO : topic diff=0.433461, rho=0.288675</text:p>
      <text:p text:style-name="P1">INFO : PROGRESS: pass 2, at document #8000/19421</text:p>
      <text:p text:style-name="P1">INFO : merging changes from 2000 documents into a model of 19421 documents</text:p>
      <text:p text:style-name="P1">INFO : topic #20 (0.010): 0.042*"subsidie" + 0.035*"klant" + 0.023*"gak" + 0.023*"prijs" + 0.016*"pensioenvoorziening" + 0.015*"dealer" + 0.013*"thuiszorg" + 0.013*"importeur" + 0.011*"leveringsverplichting" + 0.011*"synthon"</text:p>
      <text:p text:style-name="P1">INFO : topic #9 (0.010): 0.073*"waarde" + 0.028*"onroerend" + 0.012*"waardering" + 0.011*"economisch" + 0.010*"vaststellen" + 0.009*"woz" + 0.008*"object" + 0.007*"beschikking" + 0.007*"verkeer" + 0.006*"opstal"</text:p>
      <text:p text:style-name="P1">INFO : topic #68 (0.010): 0.052*"echtgenoot" + 0.038*"kelly" + 0.031*"borg" + 0.029*"borgtocht" + 0.022*"1:88" + 0.022*"stork" + 0.021*"borgstelling" + 0.017*"tai" + 0.017*"tjin" + 0.017*"tjong"</text:p>
      <text:p text:style-name="P1">INFO : topic #24 (0.010): 0.049*"eisere" + 0.023*"verweerder" + 0.014*"onderdeel" + 0.011*"rov" + 0.010*"bw" + 0.009*"werkzaamheid" + 0.009*"werknemer" + 0.007*"schade" + 0.006*"ontslag" + 0.006*"gevolg"</text:p>
      <text:p text:style-name="P1">INFO : topic #64 (0.010): 0.066*"blz" + 0.014*"agrarisch" + 0.012*"landbouwbedrijf" + 0.010*"boerderij" + 0.009*"1994" + 0.009*"bestemming" + 0.008*"jansen" + 0.008*"bedrijf" + 0.007*"vertoogschrift" + 0.007*"gebruik"</text:p>
      <text:p text:style-name="P1">INFO : topic diff=0.373022, rho=0.288675</text:p>
      <text:p text:style-name="P1">INFO : PROGRESS: pass 2, at document #10000/19421</text:p>
      <text:p text:style-name="P1">INFO : merging changes from 2000 documents into a model of 19421 documents</text:p>
      <text:p text:style-name="P1">INFO : topic #43 (0.010): 0.024*"regeling" + 0.020*"wetgever" + 0.011*"jaar" + 0.009*"kamerstukken" + 0.009*"inkomen" + 0.008*"blz" + 0.008*"gelijk" + 0.008*"ii" + 0.007*"partner" + 0.007*"redelijk"</text:p>
      <text:p text:style-name="P1">INFO : topic #40 (0.010): 0.080*"getuige" + 0.036*"horen" + 0.033*"verklaring" + 0.029*"getuigen" + 0.028*"verzoek" + 0.027*"verdediging" + 0.023*"raadsman" + 0.022*"terechtzitting" + 0.011*"rechter-commissaris" + 0.011*"verhoor"</text:p>
      <text:p text:style-name="P1">INFO : topic #56 (0.010): 0.068*"ontvanger" + 0.062*"1990" + 0.017*"aansprakelijk" + 0.017*"belastingdienst" + 0.017*"actuaris" + 0.014*"betaling" + 0.011*"iw" + 0.010*"belastingschuld" + 0.009*"invorderingswet" + 0.009*"hoofdelijk"</text:p>
      <text:p text:style-name="P1">INFO : topic #41 (0.010): 0.041*"curator" + 0.040*"vordering" + 0.027*"faillissement" + 0.019*"b.v." + 0.018*"a" + 0.017*"schuldeiser" + 0.011*"betaling" + 0.010*"rabobank" + 0.008*"schuldenaar" + 0.008*"bestuurder"</text:p>
      <text:p text:style-name="P1">INFO : topic #62 (0.010): 0.033*"erflater" + 0.029*"zoon" + 0.026*"overlijd" + 0.022*"nalatenschap" + 0.020*"erfgenaam" + 0.019*"overlijden" + 0.019*"recht" + 0.018*"ouder" + 0.017*"echtgenote" + 0.013*"hun"</text:p>
      <text:p text:style-name="P1">INFO : topic diff=0.335629, rho=0.288675</text:p>
      <text:p text:style-name="P1">INFO : PROGRESS: pass 2, at document #12000/19421</text:p>
      <text:p text:style-name="P1">INFO : merging changes from 2000 documents into a model of 19421 documents</text:p>
      <text:p text:style-name="P1">INFO : topic #35 (0.010): 0.026*"richtlijn" + 0.012*"justitie" + 0.010*"dienst" + 0.009*"recht" + 0.009*"vraag" + 0.008*"europees" + 0.008*"bepaling" + 0.008*"zin" + 0.008*"lidstaat" + 0.008*"punt"</text:p>
      <text:p text:style-name="P1"><text:soft-page-break/>INFO : topic #96 (0.010): 0.058*"polishouder" + 0.050*"resolutie" + 0.030*"us" + 0.030*"kilo" + 0.029*"opleiding" + 0.028*"trust" + 0.017*"cursus" + 0.016*"resort" + 0.015*"shareholders" + 0.014*"bijeenkomst"</text:p>
      <text:p text:style-name="P1">INFO : topic #91 (0.010): 0.073*"onderneming" + 0.038*"maatschap" + 0.037*"vennoot" + 0.031*"vennootschap" + 0.020*"firma" + 0.018*"drijven" + 0.015*"inbreng" + 0.014*"commanditair" + 0.013*"bedrijf" + 0.012*"goodwill"</text:p>
      <text:p text:style-name="P1">INFO : topic #11 (0.010): 0.022*"ministerie" + 0.015*"justitie" + 0.014*"vervolging" + 0.014*"verweer" + 0.013*"verdacht" + 0.010*"officier" + 0.008*"sv" + 0.008*"wetboek" + 0.007*"recht" + 0.007*"exploot"</text:p>
      <text:p text:style-name="P1">INFO : topic #89 (0.010): 0.018*"burgemeester" + 0.016*"weg" + 0.013*"gemeente" + 0.009*"besluit" + 0.009*"per" + 0.009*"kg" + 0.008*"gebied" + 0.008*"plaats" + 0.008*"verordening" + 0.008*"aanwijzen"</text:p>
      <text:p text:style-name="P1">INFO : topic diff=0.311442, rho=0.288675</text:p>
      <text:p text:style-name="P1">INFO : PROGRESS: pass 2, at document #14000/19421</text:p>
      <text:p text:style-name="P1">INFO : merging changes from 2000 documents into a model of 19421 documents</text:p>
      <text:p text:style-name="P1">INFO : topic #28 (0.010): 0.027*"s" + 0.023*"tabel" + 0.022*"vb" + 0.021*"unit" + 0.019*"energie" + 0.019*"tabakswet" + 0.017*"chinees" + 0.017*"essent" + 0.017*"tabaksproduct" + 0.016*"bon"</text:p>
      <text:p text:style-name="P1">INFO : topic #34 (0.010): 0.119*"the" + 0.036*"to" + 0.032*"and" + 0.024*"a" + 0.018*"that" + 0.015*"or" + 0.012*"for" + 0.011*"be" + 0.011*"on" + 0.011*"as"</text:p>
      <text:p text:style-name="P1">INFO : topic #79 (0.010): 0.031*"uitkering" + 0.022*"centraal" + 0.021*"verzekering" + 0.020*"werknemer" + 0.019*"premie" + 0.015*"sociaal" + 0.015*"werkgever" + 0.013*"verzekeren" + 0.012*"pensioen" + 0.010*"besluit"</text:p>
      <text:p text:style-name="P1">INFO : topic #58 (0.010): 0.034*"opiumwet" + 0.029*"lijst" + 0.028*"hennep" + 0.022*"plant" + 0.020*"hennepplant" + 0.020*"rijbewijs" + 0.018*"hoeveelheid" + 0.016*"hennepkwekerij" + 0.015*"lood" + 0.012*"per"</text:p>
      <text:p text:style-name="P1">INFO : topic #32 (0.010): 0.023*"pand" + 0.023*"belanghebbennen" + 0.021*"woning" + 0.018*"2015" + 0.011*"verkoop" + 0.010*"aanslag" + 0.009*"waarde" + 0.009*"belanghebbende" + 0.009*"verkopen" + 0.007*"jaar"</text:p>
      <text:p text:style-name="P1">INFO : topic diff=0.281886, rho=0.288675</text:p>
      <text:p text:style-name="P1">INFO : PROGRESS: pass 2, at document #16000/19421</text:p>
      <text:p text:style-name="P1">INFO : merging changes from 2000 documents into a model of 19421 documents</text:p>
      <text:p text:style-name="P1">INFO : topic #99 (0.010): 0.118*"millecam" + 0.032*"italië" + 0.029*"favini" + 0.029*"hd" + 0.016*"4-ward" + 0.016*"binding" + 0.013*"huisverbod" + 0.013*"msd" + 0.013*"postbus" + 0.013*"italiaans"</text:p>
      <text:p text:style-name="P1">INFO : topic #20 (0.010): 0.069*"klant" + 0.034*"prostituee" + 0.025*"subsidie" + 0.022*"prijs" + 0.021*"samenwerkingsverband" + 0.021*"importeur" + 0.013*"gak" + 0.013*"dealer" + 0.012*"stadion" + 0.010*"consortium"</text:p>
      <text:p text:style-name="P1">INFO : topic #59 (0.010): 0.052*"partij" + 0.043*"benadelen" + 0.036*"vordering" + 0.035*"schade" + 0.011*"bedrag" + 0.009*"geleden" + 0.008*"schadevergoeding" + 0.008*"toewijzen" + 0.008*"betrokkeneen" + 0.007*"gevolg"</text:p>
      <text:p text:style-name="P1">INFO : topic #89 (0.010): 0.020*"weg" + 0.019*"burgemeester" + 0.012*"gemeente" + 0.010*"per" + 0.008*"besluit" + 0.008*"verordening" + 0.008*"aanwijzen" + 0.007*"gebied" + 0.007*"plaats" + 0.007*"reglement"</text:p>
      <text:p text:style-name="P1">INFO : topic #75 (0.010): 0.028*"ib" + 0.017*"inkomst" + 0.017*"inkomstenbelasting" + 0.016*"1964" + 0.016*"blz" + 0.015*"voordeel" + 0.015*"winst" + 0.014*"vermogen" + 0.013*"genieten" + 0.012*"belastingplichtig"</text:p>
      <text:p text:style-name="P1">INFO : topic diff=0.245431, rho=0.288675</text:p>
      <text:p text:style-name="P1">INFO : PROGRESS: pass 2, at document #18000/19421</text:p>
      <text:p text:style-name="P1">INFO : merging changes from 2000 documents into a model of 19421 documents</text:p>
      <text:p text:style-name="P1"><text:soft-page-break/>INFO : topic #66 (0.010): 0.019*"verdacht" + 0.019*"feit" + 0.011*"sr" + 0.008*"tweede" + 0.007*"jaar" + 0.006*"strafbaar" + 0.006*"straf" + 0.006*"tenlastelegging" + 0.006*"gevangenisstraf" + 0.005*"betreffen"</text:p>
      <text:p text:style-name="P1">INFO : topic #43 (0.010): 0.027*"regeling" + 0.026*"wetgever" + 0.011*"kamerstukken" + 0.010*"redelijk" + 0.009*"protocol" + 0.009*"partner" + 0.009*"jaar" + 0.009*"ii" + 0.008*"gelijk" + 0.007*"toepassing"</text:p>
      <text:p text:style-name="P1">INFO : topic #75 (0.010): 0.033*"ib" + 0.020*"inkomst" + 0.016*"inkomstenbelasting" + 0.016*"voordeel" + 0.015*"winst" + 0.015*"1964" + 0.014*"genieten" + 0.014*"blz" + 0.013*"vermogen" + 0.013*"belastingplichtig"</text:p>
      <text:p text:style-name="P1">INFO : topic #85 (0.010): 0.030*"waterschap" + 0.024*"water" + 0.022*"bestuur" + 0.022*"hoogheemraadschap" + 0.018*"dagelijks" + 0.011*"verordening" + 0.009*"gebied" + 0.008*"liggen" + 0.008*"m3" + 0.008*"aanslag"</text:p>
      <text:p text:style-name="P1">INFO : topic #12 (0.010): 0.029*"bloed" + 0.025*"dna-profiel" + 0.019*"spor" + 0.019*"nfi" + 0.018*"dna-onderzoek" + 0.017*"celmateriaal" + 0.016*"dna" + 0.015*"aantreffen" + 0.015*"wraking" + 0.012*"gift"</text:p>
      <text:p text:style-name="P1">INFO : topic diff=0.220104, rho=0.288675</text:p>
      <text:p text:style-name="P1">INFO : -7.955 per-word bound, 248.1 perplexity estimate based on a held-out corpus of 1421 documents with 1082955 words</text:p>
      <text:p text:style-name="P1">INFO : PROGRESS: pass 2, at document #19421/19421</text:p>
      <text:p text:style-name="P1">INFO : merging changes from 1421 documents into a model of 19421 documents</text:p>
      <text:p text:style-name="P1">INFO : topic #43 (0.010): 0.028*"regeling" + 0.028*"wetgever" + 0.013*"kamerstukken" + 0.010*"redelijk" + 0.009*"ii" + 0.009*"jaar" + 0.008*"partner" + 0.008*"onderscheid" + 0.008*"protocol" + 0.007*"gelijk"</text:p>
      <text:p text:style-name="P1">INFO : topic #68 (0.010): 0.064*"echtgenoot" + 0.033*"borg" + 0.030*"borgtocht" + 0.028*"inversiones" + 0.023*"efesyde" + 0.023*"diageo" + 0.015*"borgstelling" + 0.014*"nevenactiviteit" + 0.014*"vesta" + 0.014*"condor"</text:p>
      <text:p text:style-name="P1">INFO : topic #61 (0.010): 0.051*"voertuig" + 0.041*"kenteek" + 0.032*"aa-00-bb" + 0.024*"diefstal" + 0.023*"winkel" + 0.020*"bestuurder" + 0.020*"kleding" + 0.017*"voorzien" + 0.016*"stelen" + 0.015*"haaglanden"</text:p>
      <text:p text:style-name="P1">INFO : topic #15 (0.010): 0.108*"witwas" + 0.031*"achmea" + 0.020*"kabel" + 0.018*"verwerf" + 0.015*"onmiddellijk" + 0.014*"inschrijver" + 0.012*"nn" + 0.011*"gewapennen" + 0.011*"infraction" + 0.010*"prospectus"</text:p>
      <text:p text:style-name="P1">INFO : topic #70 (0.010): 0.049*"verzoeker" + 0.037*"pand" + 0.029*"huurovereenkomst" + 0.024*"huurder" + 0.021*"huur" + 0.017*"gebruik" + 0.017*"ontruiming" + 0.015*"verhuren" + 0.014*"s.c." + 0.013*"verhuurder"</text:p>
      <text:p text:style-name="P1">INFO : topic diff=0.219502, rho=0.288675</text:p>
      <text:p text:style-name="P1">INFO : using symmetric alpha at 0.01</text:p>
      <text:p text:style-name="P1">INFO : using symmetric eta at 1.20867831027e-05</text:p>
      <text:p text:style-name="P1">INFO : using serial LDA version on this node</text:p>
      <text:p text:style-name="P1">INFO : running online LDA training, 100 topics, 3 passes over the supplied corpus of 19421 documents, updating model once every 2000 documents, evaluating perplexity every 19421 documents, iterating 50x with a convergence threshold of 0.001000</text:p>
      <text:p text:style-name="P1">INFO : PROGRESS: pass 0, at document #2000/19421</text:p>
      <text:p text:style-name="P1">INFO : merging changes from 2000 documents into a model of 19421 documents</text:p>
      <text:p text:style-name="P1">INFO : topic #91 (0.010): 0.025*"belanghebbennen" + 0.010*"f" + 0.010*"aanslag" + 0.009*"inspecteur" + 0.006*"belanghebbende" + 0.006*"jaar" + 0.006*"bedrag" + 0.006*"financiën" + 0.005*"aandeel" + 0.005*"a"</text:p>
      <text:p text:style-name="P1">INFO : topic #25 (0.010): 0.010*"belanghebbennen" + 0.006*"jaar" + 0.006*"staatssecretaris" + 0.006*"blz" + 0.006*"belanghebbende" + 0.006*"inspecteur" + 0.005*"financiën" + 0.004*"werknemer" + 0.004*"bedrag" + 0.004*"bezwaar"</text:p>
      <text:p text:style-name="P1"><text:soft-page-break/>INFO : topic #5 (0.010): 0.009*"belanghebbennen" + 0.007*"blz" + 0.004*"bedrag" + 0.004*"kost" + 0.004*"aanslag" + 0.003*"a" + 0.003*"jaar" + 0.003*"inspecteur" + 0.003*"recht" + 0.003*"onderdeel"</text:p>
      <text:p text:style-name="P1">INFO : topic #18 (0.010): 0.025*"belanghebbennen" + 0.011*"aanslag" + 0.009*"inspecteur" + 0.008*"kost" + 0.007*"staatssecretaris" + 0.006*"belanghebbende" + 0.006*"jaar" + 0.006*"f" + 0.005*"b" + 0.005*"behandeling"</text:p>
      <text:p text:style-name="P1">INFO : topic #15 (0.010): 0.010*"belanghebbennen" + 0.006*"blz" + 0.005*"inspecteur" + 0.004*"jaar" + 0.004*"bedrag" + 0.004*"ik" + 0.004*"aandeel" + 0.004*"beschikking" + 0.004*"1990" + 0.004*"kost"</text:p>
      <text:p text:style-name="P1">INFO : topic diff=71.818794, rho=1.000000</text:p>
      <text:p text:style-name="P1">INFO : PROGRESS: pass 0, at document #4000/19421</text:p>
      <text:p text:style-name="P1">INFO : merging changes from 2000 documents into a model of 19421 documents</text:p>
      <text:p text:style-name="P1">INFO : topic #62 (0.010): 0.010*"belanghebbennen" + 0.005*"inspecteur" + 0.005*"kost" + 0.005*"belanghebbende" + 0.005*"werknemer" + 0.005*"blz" + 0.004*"staatssecretaris" + 0.003*"onderdeel" + 0.003*"hofs" + 0.003*"aanslag"</text:p>
      <text:p text:style-name="P1">INFO : topic #29 (0.010): 0.009*"belanghebbennen" + 0.007*"b.v." + 0.007*"daf" + 0.006*"inspecteur" + 0.006*"ofasec" + 0.005*"recht" + 0.005*"aanslag" + 0.005*"x" + 0.004*"belanghebbende" + 0.004*"jaar"</text:p>
      <text:p text:style-name="P1">INFO : topic #14 (0.010): 0.007*"octrooi" + 0.007*"belanghebbennen" + 0.005*"belasting" + 0.004*"blz" + 0.004*"bedrag" + 0.004*"bepaling" + 0.003*"regeling" + 0.003*"vast" + 0.003*"er" + 0.003*"heffing"</text:p>
      <text:p text:style-name="P1">INFO : topic #57 (0.010): 0.012*"belanghebbennen" + 0.009*"blz" + 0.007*"aanslag" + 0.004*"inspecteur" + 0.004*"a" + 0.004*"bedrag" + 0.004*"belanghebbende" + 0.004*"kost" + 0.003*"jaar" + 0.003*"x"</text:p>
      <text:p text:style-name="P1">INFO : topic #32 (0.010): 0.014*"belanghebbennen" + 0.006*"inspecteur" + 0.006*"vs" + 0.005*"bedrag" + 0.005*"belanghebbende" + 0.005*"aanslag" + 0.005*"blz" + 0.004*"behandeling" + 0.004*"jaar" + 0.004*"kost"</text:p>
      <text:p text:style-name="P1">INFO : topic diff=5.501733, rho=0.707107</text:p>
      <text:p text:style-name="P1">INFO : PROGRESS: pass 0, at document #6000/19421</text:p>
      <text:p text:style-name="P1">INFO : merging changes from 2000 documents into a model of 19421 documents</text:p>
      <text:p text:style-name="P1">INFO : topic #19 (0.010): 0.016*"belanghebbennen" + 0.008*"belanghebbende" + 0.007*"vennootschap" + 0.006*"bedrag" + 0.006*"kapitaalsbelasting" + 0.005*"winst" + 0.005*"aandeel" + 0.005*"a" + 0.004*"inspecteur" + 0.004*"financiën"</text:p>
      <text:p text:style-name="P1">INFO : topic #6 (0.010): 0.016*"curator" + 0.013*"onderdeel" + 0.013*"vordering" + 0.013*"2002" + 0.012*"verweerder" + 0.010*"rov" + 0.009*"jmh" + 0.008*"c." + 0.006*"b.v." + 0.005*"vonnis"</text:p>
      <text:p text:style-name="P1">INFO : topic #9 (0.010): 0.031*"verweerder" + 0.015*"onderdeel" + 0.007*"2001" + 0.007*"2003" + 0.006*"ontvanger" + 0.005*"schade" + 0.005*"bank" + 0.005*"rov" + 0.004*"vonnis" + 0.004*"vordering"</text:p>
      <text:p text:style-name="P1">INFO : topic #44 (0.010): 0.013*"belanghebbennen" + 0.012*"pkk" + 0.007*"inspecteur" + 0.005*"jaar" + 0.004*"aanslag" + 0.004*"ik" + 0.004*"blz" + 0.003*"bedrag" + 0.003*"belanghebbende" + 0.003*"melk"</text:p>
      <text:p text:style-name="P1">INFO : topic #11 (0.010): 0.028*"betrokkeneen" + 0.019*"verdacht" + 0.007*"slachtoffer" + 0.004*"hem" + 0.004*"vordering" + 0.004*"ik" + 0.004*"er" + 0.003*"bedrag" + 0.003*"a" + 0.003*"2000"</text:p>
      <text:p text:style-name="P1">INFO : topic diff=4.935390, rho=0.577350</text:p>
      <text:p text:style-name="P1">INFO : PROGRESS: pass 0, at document #8000/19421</text:p>
      <text:p text:style-name="P1">INFO : merging changes from 2000 documents into a model of 19421 documents</text:p>
      <text:p text:style-name="P1">INFO : topic #16 (0.010): 0.009*"belanghebbennen" + 0.006*"benetton" + 0.006*"verzekeringsmaatschappij" + 0.006*"tussenpersoon" + 0.005*"c" + 0.005*"bedrag" + 0.005*"dienstbetrekking" + 0.005*"werkgever" + 0.004*"belanghebbende" + 0.004*"recht"</text:p>
      <text:p text:style-name="P1"><text:soft-page-break/>INFO : topic #53 (0.010): 0.011*"zürich" + 0.011*"vof" + 0.009*"firma" + 0.008*"vennoot" + 0.006*"kredietfaciliteit" + 0.005*"b.v." + 0.005*"nmb" + 0.005*"onderdeel" + 0.004*"vennootschap" + 0.004*"record"</text:p>
      <text:p text:style-name="P1">INFO : topic #56 (0.010): 0.029*"kost" + 0.014*"belanghebbennen" + 0.008*"aftrek" + 0.008*"aanslag" + 0.007*"belanghebbende" + 0.007*"jaar" + 0.007*"bedrag" + 0.007*"inspecteur" + 0.006*"inkomstenbelasting" + 0.006*"last"</text:p>
      <text:p text:style-name="P1">INFO : topic #70 (0.010): 0.022*"factorate" + 0.017*"ht" + 0.015*"sanquin" + 0.011*"cate" + 0.011*"nauta" + 0.011*"dutilh" + 0.009*"armour" + 0.009*"ip" + 0.008*"cordis" + 0.008*"spector"</text:p>
      <text:p text:style-name="P1">INFO : topic #9 (0.010): 0.033*"verweerder" + 0.017*"onderdeel" + 0.008*"2003" + 0.007*"2001" + 0.006*"schade" + 0.006*"rov" + 0.006*"ontvanger" + 0.004*"vordering" + 0.004*"vonnis" + 0.004*"tussen"</text:p>
      <text:p text:style-name="P1">INFO : topic diff=4.986868, rho=0.500000</text:p>
      <text:p text:style-name="P1">INFO : PROGRESS: pass 0, at document #10000/19421</text:p>
      <text:p text:style-name="P1">INFO : merging changes from 2000 documents into a model of 19421 documents</text:p>
      <text:p text:style-name="P1">INFO : topic #41 (0.010): 0.022*"belanghebbennen" + 0.016*"belanghebbende" + 0.014*"woning" + 0.009*"inspecteur" + 0.009*"aanslag" + 0.008*"bezwaar" + 0.008*"onroerend" + 0.007*"gemeente" + 0.007*"proceskost" + 0.007*"jaar"</text:p>
      <text:p text:style-name="P1">INFO : topic #4 (0.010): 0.047*"d'or" + 0.045*"actuaris" + 0.015*"pensioen" + 0.010*"pensioenfonds" + 0.009*"stichting" + 0.007*"pensioenregeling" + 0.006*"twenteleven" + 0.005*"belanghebbennen" + 0.005*"jaar" + 0.004*"oud-polishouder"</text:p>
      <text:p text:style-name="P1">INFO : topic #85 (0.010): 0.021*"accijn" + 0.018*"belanghebbennen" + 0.011*"inspecteur" + 0.011*"product" + 0.010*"drank" + 0.007*"leverancier" + 0.007*"goedeer" + 0.007*"naheffingsaanslag" + 0.006*"casino" + 0.006*"belanghebbende"</text:p>
      <text:p text:style-name="P1">INFO : topic #54 (0.010): 0.033*"bank" + 0.019*"eiser" + 0.011*"onderdeel" + 0.010*"rov" + 0.009*"vordering" + 0.006*"ing" + 0.005*"jegens" + 0.004*"c." + 0.004*"recht" + 0.004*"stelling"</text:p>
      <text:p text:style-name="P1">INFO : topic #6 (0.010): 0.018*"curator" + 0.015*"onderdeel" + 0.015*"vordering" + 0.012*"rov" + 0.010*"2002" + 0.009*"verweerder" + 0.008*"jmh" + 0.007*"c." + 0.006*"b.v." + 0.006*"2007"</text:p>
      <text:p text:style-name="P1">INFO : topic diff=4.813461, rho=0.447214</text:p>
      <text:p text:style-name="P1">INFO : PROGRESS: pass 0, at document #12000/19421</text:p>
      <text:p text:style-name="P1">INFO : merging changes from 2000 documents into a model of 19421 documents</text:p>
      <text:p text:style-name="P1">INFO : topic #4 (0.010): 0.038*"d'or" + 0.037*"actuaris" + 0.020*"pensioen" + 0.010*"pensioenfonds" + 0.010*"hollands" + 0.008*"stichting" + 0.007*"pensioenregeling" + 0.005*"twenteleven" + 0.005*"belanghebbennen" + 0.005*"jaar"</text:p>
      <text:p text:style-name="P1">INFO : topic #21 (0.010): 0.027*"landinrichtingscommissie" + 0.015*"dw" + 0.014*"bezwaar" + 0.014*"wegenbeheer" + 0.014*"zan" + 0.011*"ruilverkaveling" + 0.011*"bestuur" + 0.010*"toedeling" + 0.009*"secretaris" + 0.009*"geldelijk"</text:p>
      <text:p text:style-name="P1">INFO : topic #76 (0.010): 0.030*"f.b" + 0.024*"betrokkeneen" + 0.024*"machtiging" + 0.019*"ziekenhuis" + 0.016*"verzoekster" + 0.015*"beschikking" + 0.013*"verlenen" + 0.012*"justitie" + 0.012*"officier" + 0.012*"psychiatrisch"</text:p>
      <text:p text:style-name="P1">INFO : topic #96 (0.010): 0.012*"vervoer" + 0.009*"cmr" + 0.009*"oogst" + 0.008*"wbm" + 0.007*"onderdeel" + 0.006*"ton" + 0.005*"klm" + 0.005*"recht" + 0.005*"hvjeg" + 0.005*"eg"</text:p>
      <text:p text:style-name="P1">INFO : topic #65 (0.010): 0.066*"aandeel" + 0.024*"vennootschap" + 0.022*"holding" + 0.019*"aandeelhouder" + 0.013*"b.v." + 0.012*"beheer" + 0.010*"a" + 0.010*"belegger" + 0.009*"n.v." + 0.008*"bestuurder"</text:p>
      <text:p text:style-name="P1">INFO : topic diff=4.526483, rho=0.408248</text:p>
      <text:p text:style-name="P1">INFO : PROGRESS: pass 0, at document #14000/19421</text:p>
      <text:p text:style-name="P1">INFO : merging changes from 2000 documents into a model of 19421 documents</text:p>
      <text:p text:style-name="P1">INFO : topic #33 (0.010): 0.038*"2001" + 0.020*"jaar" + 0.018*"ib" + 0.017*"inkomstenbelasting" + 0.016*"aanslag" + 0.016*"belanghebbende" + 0.013*"e.n" + 0.012*"belanghebbennen" + 0.011*"volksverzekering" + 0.010*"auto"</text:p>
      <text:p text:style-name="P1"><text:soft-page-break/>INFO : topic #58 (0.010): 0.026*"belanghebbennen" + 0.016*"b.v." + 0.015*"bedrag" + 0.013*"bv" + 0.011*"f" + 0.010*"belanghebbende" + 0.009*"b" + 0.008*"a" + 0.008*"aanslag" + 0.008*"aandeel"</text:p>
      <text:p text:style-name="P1">INFO : topic #39 (0.010): 0.020*"getuige" + 0.015*"verdacht" + 0.012*"verzoek" + 0.010*"horen" + 0.010*"onderzoek" + 0.008*"getuigen" + 0.007*"euro" + 0.006*"raadsman" + 0.006*"verdediging" + 0.006*"verklaring"</text:p>
      <text:p text:style-name="P1">INFO : topic #84 (0.010): 0.028*"huurovereenkomst" + 0.018*"huurder" + 0.013*"huur" + 0.013*"pand" + 0.012*"gehuren" + 0.012*"verhuurder" + 0.009*"verhuren" + 0.009*"opzegging" + 0.008*"kantonrechter" + 0.007*"huurprij"</text:p>
      <text:p text:style-name="P1">INFO : topic #26 (0.010): 0.049*"2001" + 0.022*"stichting" + 0.021*"2004" + 0.012*"s.c." + 0.010*"2002" + 0.009*"klant" + 0.008*"e.j" + 0.008*"cafetaria" + 0.006*"bna" + 0.005*"levensovertuiging"</text:p>
      <text:p text:style-name="P1">INFO : topic diff=4.335617, rho=0.377964</text:p>
      <text:p text:style-name="P1">INFO : PROGRESS: pass 0, at document #16000/19421</text:p>
      <text:p text:style-name="P1">INFO : merging changes from 2000 documents into a model of 19421 documents</text:p>
      <text:p text:style-name="P1">INFO : topic #30 (0.010): 0.010*"feit" + 0.005*"strafbaar" + 0.005*"ministerie" + 0.005*"verdacht" + 0.005*"vervolging" + 0.005*"recht" + 0.004*"persoon" + 0.004*"verweer" + 0.004*"bepaling" + 0.004*"tweede"</text:p>
      <text:p text:style-name="P1">INFO : topic #55 (0.010): 0.050*"2006" + 0.026*"maatschap" + 0.019*"vennoot" + 0.016*"cv" + 0.015*"onderneming" + 0.012*"inbreng" + 0.011*"commanditair" + 0.009*"03" + 0.009*"creditcard" + 0.008*"inbrengen"</text:p>
      <text:p text:style-name="P1">INFO : topic #91 (0.010): 0.030*"belanghebbennen" + 0.023*"inspecteur" + 0.018*"jaar" + 0.012*"navorderingsaanslaag" + 0.010*"heffingsrente" + 0.010*"opleggen" + 0.009*"verhoging" + 0.009*"staatssecretaris" + 0.008*"belanghebbende" + 0.008*"inzake"</text:p>
      <text:p text:style-name="P1">INFO : topic #53 (0.010): 0.029*"m.w.c" + 0.022*"finance" + 0.018*"vof" + 0.014*"firma" + 0.011*"vennoot" + 0.011*"feteris" + 0.007*"weigeraar" + 0.007*"kredietfaciliteit" + 0.006*"oom" + 0.006*"zürich"</text:p>
      <text:p text:style-name="P1">INFO : topic #93 (0.010): 0.014*"sijm" + 0.014*"tara" + 0.010*"kinderstoel" + 0.008*"ventuur" + 0.008*"ldc" + 0.008*"9.000,00" + 0.007*"stokke" + 0.007*"isg" + 0.007*"tripp" + 0.006*"pe"</text:p>
      <text:p text:style-name="P1">INFO : topic diff=3.717496, rho=0.353553</text:p>
      <text:p text:style-name="P1">INFO : PROGRESS: pass 0, at document #18000/19421</text:p>
      <text:p text:style-name="P1">INFO : merging changes from 2000 documents into a model of 19421 documents</text:p>
      <text:p text:style-name="P1">INFO : topic #22 (0.010): 0.025*"b.v." + 0.016*"bestuurder" + 0.011*"vennootschap" + 0.011*"d" + 0.011*"conservatoir" + 0.011*"a" + 0.008*"auteursrechtelijk" + 0.007*"usd" + 0.007*"group" + 0.007*"b"</text:p>
      <text:p text:style-name="P1">INFO : topic #42 (0.010): 0.076*"dexia" + 0.027*"verfbom" + 0.025*"gouden" + 0.018*"wbp" + 0.016*"club" + 0.014*"stadion" + 0.008*"tw" + 0.007*"buitengewoon" + 0.007*"effectenlease-overeenkomst" + 0.006*"voetbalclub"</text:p>
      <text:p text:style-name="P1">INFO : topic #15 (0.010): 0.025*"echtgenote" + 0.015*"neef" + 0.015*"norma" + 0.014*"thuiskopie" + 0.013*"naburig" + 0.012*"das" + 0.011*"uitvoerennen" + 0.010*"kunstenaar" + 0.009*"testament" + 0.009*"rechthebbend"</text:p>
      <text:p text:style-name="P1">INFO : topic #37 (0.010): 0.026*"benadelen" + 0.024*"voordeel" + 0.022*"vordering" + 0.022*"wederrechtelijk" + 0.022*"partij" + 0.020*"verkrijgen" + 0.015*"bedrag" + 0.009*"feit" + 0.008*"verdacht" + 0.007*"schriftuur"</text:p>
      <text:p text:style-name="P1">INFO : topic #83 (0.010): 0.052*"aruba" + 0.050*"achmea" + 0.029*"huisarts" + 0.028*"hotel" + 0.016*"zelfstandiig" + 0.013*"arbeidsongeschiktheidsverzekering" + 0.010*"arbeidsongeschiktheid" + 0.010*"menzis" + 0.009*"millecam" + 0.009*"wiener"</text:p>
      <text:p text:style-name="P1">INFO : topic diff=3.164817, rho=0.333333</text:p>
      <text:p text:style-name="P1">INFO : -8.808 per-word bound, 448.1 perplexity estimate based on a held-out corpus of 1421 documents with 1082955 words</text:p>
      <text:p text:style-name="P1">INFO : PROGRESS: pass 0, at document #19421/19421</text:p>
      <text:p text:style-name="P1">INFO : merging changes from 1421 documents into a model of 19421 documents</text:p>
      <text:p text:style-name="P1"><text:soft-page-break/>INFO : topic #81 (0.010): 0.046*"la" + 0.028*"du" + 0.028*"le" + 0.027*"et" + 0.018*"des" + 0.015*"ou" + 0.014*"substantie" + 0.014*"un" + 0.012*"les" + 0.010*"lijst"</text:p>
      <text:p text:style-name="P1">INFO : topic #91 (0.010): 0.029*"belanghebbennen" + 0.027*"inspecteur" + 0.019*"jaar" + 0.011*"navorderingsaanslaag" + 0.010*"staatssecretaris" + 0.009*"opleggen" + 0.008*"verhoging" + 0.008*"aangifte" + 0.008*"boet" + 0.008*"belanghebbende"</text:p>
      <text:p text:style-name="P1">INFO : topic #71 (0.010): 0.116*"2002" + 0.008*"eer" + 0.008*"eex-verordening" + 0.007*"basisadministratie" + 0.007*"adres" + 0.006*"inschrijven" + 0.006*"2003" + 0.005*"y." + 0.005*"2007" + 0.005*"472"</text:p>
      <text:p text:style-name="P1">INFO : topic #6 (0.010): 0.023*"curator" + 0.018*"vordering" + 0.014*"onderdeel" + 0.013*"rov" + 0.010*"overeenkomst" + 0.009*"a" + 0.008*"bw" + 0.007*"faillissement" + 0.007*"b.v." + 0.006*"partij"</text:p>
      <text:p text:style-name="P1">INFO : topic #41 (0.010): 0.043*"woning" + 0.020*"onroerend" + 0.018*"belanghebbennen" + 0.017*"waarde" + 0.012*"belanghebbende" + 0.008*"woz" + 0.007*"vaststellen" + 0.006*"jaar" + 0.005*"beschikking" + 0.005*"inspecteur"</text:p>
      <text:p text:style-name="P1">INFO : topic diff=2.631939, rho=0.316228</text:p>
      <text:p text:style-name="P1">INFO : PROGRESS: pass 1, at document #2000/19421</text:p>
      <text:p text:style-name="P1">INFO : merging changes from 2000 documents into a model of 19421 documents</text:p>
      <text:p text:style-name="P1">INFO : topic #96 (0.010): 0.022*"vervoer" + 0.012*"oogst" + 0.009*"nationaal" + 0.008*"cmr" + 0.007*"vervoerder" + 0.007*"ras" + 0.007*"hun" + 0.007*"32" + 0.007*"uitzending" + 0.006*"recht"</text:p>
      <text:p text:style-name="P1">INFO : topic #56 (0.010): 0.152*"2014" + 0.090*"ecli" + 0.062*"kost" + 0.021*"uitgaf" + 0.012*"aftrek" + 0.009*"last" + 0.008*"bedrag" + 0.007*"per" + 0.007*"inkomst" + 0.007*"aftrekbaar"</text:p>
      <text:p text:style-name="P1">INFO : topic #26 (0.010): 0.051*"stichting" + 0.029*"2001" + 0.017*"s.c." + 0.014*"klant" + 0.011*"2004" + 0.010*"gift" + 0.007*"instelling" + 0.005*"2002" + 0.005*"b" + 0.004*"terneuzen"</text:p>
      <text:p text:style-name="P1">INFO : topic #91 (0.010): 0.033*"belanghebbennen" + 0.031*"inspecteur" + 0.019*"jaar" + 0.014*"aanslag" + 0.012*"verhoging" + 0.011*"staatssecretaris" + 0.010*"opleggen" + 0.009*"belanghebbende" + 0.009*"1991" + 0.008*"inkomstenbelasting"</text:p>
      <text:p text:style-name="P1">INFO : topic #61 (0.010): 0.050*"nederland" + 0.028*"nederlands" + 0.016*"verdrag" + 0.012*"buitenlands" + 0.012*"belasting" + 0.011*"lidstaat" + 0.011*"toepassing" + 0.009*"land" + 0.009*"belgië" + 0.007*"heffing"</text:p>
      <text:p text:style-name="P1">INFO : topic diff=1.940967, rho=0.301511</text:p>
      <text:p text:style-name="P1">INFO : PROGRESS: pass 1, at document #4000/19421</text:p>
      <text:p text:style-name="P1">INFO : merging changes from 2000 documents into a model of 19421 documents</text:p>
      <text:p text:style-name="P1">INFO : topic #34 (0.010): 0.041*"persoon" + 0.025*"uitlevering" + 0.024*"opgeëissen" + 0.018*"feit" + 0.015*"nederlands" + 0.013*"verzoek" + 0.012*"verdrag" + 0.011*"witwas" + 0.010*"recht" + 0.009*"autoriteit"</text:p>
      <text:p text:style-name="P1">INFO : topic #62 (0.010): 0.033*"netbeheerder" + 0.031*"elektriciteit" + 0.021*"cheque" + 0.019*"gas" + 0.017*"energie" + 0.016*"boom" + 0.013*"groepsverbod" + 0.010*"vaardigheid" + 0.010*"elektriciteitswet" + 0.009*"netbeheer"</text:p>
      <text:p text:style-name="P1">INFO : topic #90 (0.010): 0.029*"1990" + 0.022*"fiscaal" + 0.016*"ontvanger" + 0.016*"eenheid" + 0.013*"vennootschap" + 0.009*"winst" + 0.008*"vennootschapsbelasting" + 0.007*"lichaam" + 0.006*"verlies" + 0.006*"bedrag"</text:p>
      <text:p text:style-name="P1">INFO : topic #76 (0.010): 0.030*"betrokkeneen" + 0.025*"machtiging" + 0.024*"verzoekster" + 0.022*"beschikking" + 0.020*"2012" + 0.016*"verlenen" + 0.016*"ziekenhuis" + 0.016*"behandeling" + 0.015*"justitie" + 0.013*"officier"</text:p>
      <text:p text:style-name="P1">INFO : topic #61 (0.010): 0.052*"nederland" + 0.031*"nederlands" + 0.015*"verdrag" + 0.012*"buitenlands" + 0.012*"belasting" + 0.011*"land" + 0.011*"lidstaat" + 0.010*"toepassing" + 0.009*"belgië" + 0.007*"recht"</text:p>
      <text:p text:style-name="P1">INFO : topic diff=1.651600, rho=0.301511</text:p>
      <text:p text:style-name="P1">INFO : PROGRESS: pass 1, at document #6000/19421</text:p>
      <text:p text:style-name="P1"><text:soft-page-break/>INFO : merging changes from 2000 documents into a model of 19421 documents</text:p>
      <text:p text:style-name="P1">INFO : topic #14 (0.010): 0.017*"europees" + 0.014*"verordening" + 0.012*"justitie" + 0.011*"octrooi" + 0.011*"commissie" + 0.010*"prejudiciël" + 0.008*"gn" + 0.008*"vraag" + 0.007*"vragen" + 0.007*"gemeenschap"</text:p>
      <text:p text:style-name="P1">INFO : topic #0 (0.010): 0.035*"besluit" + 0.026*"vergunning" + 0.017*"stof" + 0.016*"gemeente" + 0.014*"inrichting" + 0.010*"afvalstof" + 0.009*"verlenen" + 0.008*"voorschrift" + 0.008*"afdeling" + 0.007*"milieubeheer"</text:p>
      <text:p text:style-name="P1">INFO : topic #53 (0.010): 0.025*"firma" + 0.018*"zürich" + 0.016*"vof" + 0.015*"v.o.f" + 0.012*"whv" + 0.012*"nmb" + 0.011*"desinvesteringsbetaling" + 0.010*"vennoot" + 0.009*"finance" + 0.009*"investering"</text:p>
      <text:p text:style-name="P1">INFO : topic #7 (0.010): 0.044*"man" + 0.040*"vrouw" + 0.024*"beschikking" + 0.014*"per" + 0.013*"partij" + 0.011*"maand" + 0.008*"2012" + 0.008*"bedrag" + 0.007*"betalen" + 0.007*"2003"</text:p>
      <text:p text:style-name="P1">INFO : topic #97 (0.010): 0.042*"uitkering" + 0.020*"arbeid" + 0.016*"sociaal" + 0.014*"premie" + 0.012*"verzekeren" + 0.012*"ingevolge" + 0.011*"recht" + 0.009*"besluit" + 0.009*"verordening" + 0.008*"aanspraak"</text:p>
      <text:p text:style-name="P1">INFO : topic diff=1.510494, rho=0.301511</text:p>
      <text:p text:style-name="P1">INFO : PROGRESS: pass 1, at document #8000/19421</text:p>
      <text:p text:style-name="P1">INFO : merging changes from 2000 documents into a model of 19421 documents</text:p>
      <text:p text:style-name="P1">INFO : topic #57 (0.010): 0.283*"blz" + 0.021*"faciliteit" + 0.020*"noot" + 0.013*"1e" + 0.010*"zeevaart" + 0.008*"2e" + 0.008*"synthon" + 0.006*"3e" + 0.006*"soest" + 0.005*"overwoog"</text:p>
      <text:p text:style-name="P1">INFO : topic #81 (0.010): 0.033*"la" + 0.024*"content" + 0.021*"le" + 0.019*"du" + 0.018*"et" + 0.017*"des" + 0.013*"se" + 0.013*"besmetting" + 0.012*"motor" + 0.012*"product"</text:p>
      <text:p text:style-name="P1">INFO : topic #13 (0.010): 0.037*"vreemdeling" + 0.034*"verblijf" + 0.023*"nederland" + 0.021*"aanvraag" + 0.016*"betekening" + 0.012*"persoonsgegeven" + 0.011*"coa" + 0.011*"10a" + 0.008*"vreemdelingenwet" + 0.008*"588"</text:p>
      <text:p text:style-name="P1">INFO : topic #4 (0.010): 0.047*"pensioen" + 0.026*"pensioenfonds" + 0.018*"pensioenrecht" + 0.016*"pensioenverplichting" + 0.014*"pensioenregeling" + 0.014*"stichting" + 0.013*"deelnemer" + 0.012*"pensioenaanspraak" + 0.010*"actuaris" + 0.010*"ouderdomspensio"</text:p>
      <text:p text:style-name="P1">INFO : topic #67 (0.010): 0.045*"waterschap" + 0.017*"bestuur" + 0.016*"dagelijks" + 0.010*"gebied" + 0.010*"hoogheemraadschap" + 0.008*"liggen" + 0.007*"verzekeringskamer" + 0.007*"water" + 0.006*"afvalwater" + 0.006*"esso"</text:p>
      <text:p text:style-name="P1">INFO : topic diff=1.373744, rho=0.301511</text:p>
      <text:p text:style-name="P1">INFO : PROGRESS: pass 1, at document #10000/19421</text:p>
      <text:p text:style-name="P1">INFO : merging changes from 2000 documents into a model of 19421 documents</text:p>
      <text:p text:style-name="P1">INFO : topic #48 (0.010): 0.113*"goedeer" + 0.035*"invoer" + 0.024*"sigaret" + 0.017*"aangifte" + 0.016*"douane" + 0.013*"onjuist" + 0.012*"onvolledig" + 0.011*"prijs" + 0.010*"heffen" + 0.010*"oorsprong"</text:p>
      <text:p text:style-name="P1">INFO : topic #88 (0.010): 0.014*"m" + 0.011*"jaar" + 0.006*"a" + 0.006*"belanghebbennen" + 0.006*"06" + 0.005*"r" + 0.005*"f" + 0.005*"b.v." + 0.005*"1988" + 0.005*"1995"</text:p>
      <text:p text:style-name="P1">INFO : topic #91 (0.010): 0.031*"inspecteur" + 0.029*"belanghebbennen" + 0.019*"jaar" + 0.013*"verhoging" + 0.013*"aanslag" + 0.010*"opleggen" + 0.010*"navorderingsaanslag" + 0.010*"aangifte" + 0.009*"staatssecretaris" + 0.008*"inkomstenbelasting"</text:p>
      <text:p text:style-name="P1">INFO : topic #56 (0.010): 0.100*"2014" + 0.071*"kost" + 0.059*"ecli" + 0.024*"uitgaf" + 0.015*"aftrek" + 0.011*"last" + 0.008*"inkomst" + 0.008*"opleiding" + 0.008*"bedrag" + 0.008*"per"</text:p>
      <text:p text:style-name="P1">INFO : topic #11 (0.010): 0.078*"betrokkeneen" + 0.023*"verdacht" + 0.006*"er" + 0.006*"hem" + 0.005*"slachtoffer" + 0.005*"cliënt" + 0.004*"sprake" + 0.004*"gevolg" + 0.004*"feit" + 0.003*"rapport"</text:p>
      <text:p text:style-name="P1">INFO : topic diff=1.258316, rho=0.301511</text:p>
      <text:p text:style-name="P1">INFO : PROGRESS: pass 1, at document #12000/19421</text:p>
      <text:p text:style-name="P1"><text:soft-page-break/>INFO : merging changes from 2000 documents into a model of 19421 documents</text:p>
      <text:p text:style-name="P1">INFO : topic #31 (0.010): 0.020*"inbreuk" + 0.013*"359a" + 0.013*"onrechtmatig" + 0.012*"verzuim" + 0.011*"vormverzuim" + 0.010*"levenssfeer" + 0.009*"recht" + 0.009*"persoonlijk" + 0.009*"rechtsgevolg" + 0.008*"binnentreed"</text:p>
      <text:p text:style-name="P1">INFO : topic #15 (0.010): 0.044*"echtgenote" + 0.018*"testament" + 0.012*"overledeneen" + 0.012*"neef" + 0.012*"und" + 0.011*"dem" + 0.009*"verfügung" + 0.009*"uitvoerennen" + 0.009*"notaris" + 0.008*"von"</text:p>
      <text:p text:style-name="P1">INFO : topic #62 (0.010): 0.037*"cheque" + 0.025*"gas" + 0.025*"elektriciteit" + 0.017*"boom" + 0.016*"aansluiting" + 0.016*"meter" + 0.015*"netbeheerder" + 0.013*"energie" + 0.011*"prorail" + 0.009*"tof"</text:p>
      <text:p text:style-name="P1">INFO : topic #66 (0.010): 0.049*"aanvrager" + 0.046*"aanvrage" + 0.031*"herziening" + 0.014*"hetzij" + 0.014*"geuridentificatieproef" + 0.013*"wezen" + 0.011*"bekend" + 0.011*"onderzoek" + 0.011*"457" + 0.010*"aanhef"</text:p>
      <text:p text:style-name="P1">INFO : topic #7 (0.010): 0.049*"man" + 0.046*"vrouw" + 0.024*"beschikking" + 0.016*"partij" + 0.015*"per" + 0.011*"maand" + 0.008*"2003" + 0.008*"betalen" + 0.008*"bedrag" + 0.006*"tussen"</text:p>
      <text:p text:style-name="P1">INFO : topic diff=1.122648, rho=0.301511</text:p>
      <text:p text:style-name="P1">INFO : PROGRESS: pass 1, at document #14000/19421</text:p>
      <text:p text:style-name="P1">INFO : merging changes from 2000 documents into a model of 19421 documents</text:p>
      <text:p text:style-name="P1">INFO : topic #28 (0.010): 0.025*"belanghebbennen" + 0.016*"inspecteur" + 0.015*"naheffingsaanslag" + 0.012*"belanghebbende" + 0.011*"betaling" + 0.009*"2006" + 0.008*"2003" + 0.008*"uitnodiging" + 0.007*"bezwaar" + 0.007*"d.g"</text:p>
      <text:p text:style-name="P1">INFO : topic #7 (0.010): 0.050*"man" + 0.047*"vrouw" + 0.025*"beschikking" + 0.016*"partij" + 0.015*"per" + 0.011*"maand" + 0.008*"betalen" + 0.007*"bedrag" + 0.007*"2003" + 0.006*"huwelijk"</text:p>
      <text:p text:style-name="P1">INFO : topic #82 (0.010): 0.017*"jaarrekening" + 0.017*"vermogen" + 0.012*"jaar" + 0.012*"berekening" + 0.011*"accountant" + 0.009*"per" + 0.009*"gemiddeld" + 0.008*"rendement" + 0.008*"berekenen" + 0.007*"goed"</text:p>
      <text:p text:style-name="P1">INFO : topic #64 (0.010): 0.161*"gemeente" + 0.015*"2016" + 0.010*"overeenkomst" + 0.008*"voorkeursrecht" + 0.007*"gemeent" + 0.006*"verzoekster" + 0.006*"26" + 0.005*"rechtshandeling" + 0.005*"erfpacht" + 0.005*"410"</text:p>
      <text:p text:style-name="P1">INFO : topic #81 (0.010): 0.028*"la" + 0.025*"lijst" + 0.021*"motor" + 0.019*"le" + 0.019*"et" + 0.019*"substantie" + 0.016*"des" + 0.016*"product" + 0.013*"du" + 0.011*"content"</text:p>
      <text:p text:style-name="P1">INFO : topic diff=1.008834, rho=0.301511</text:p>
      <text:p text:style-name="P1">INFO : PROGRESS: pass 1, at document #16000/19421</text:p>
      <text:p text:style-name="P1">INFO : merging changes from 2000 documents into a model of 19421 documents</text:p>
      <text:p text:style-name="P1">INFO : topic #85 (0.010): 0.027*"product" + 0.026*"post" + 0.025*"accijn" + 0.019*"drank" + 0.013*"casino" + 0.012*"x2" + 0.011*"administratie" + 0.011*"x1" + 0.010*"liter" + 0.010*"griekenland"</text:p>
      <text:p text:style-name="P1">INFO : topic #34 (0.010): 0.038*"persoon" + 0.022*"uitlevering" + 0.022*"ljn" + 0.020*"opgeëissen" + 0.018*"feit" + 0.017*"verzoek" + 0.015*"nederlands" + 0.014*"08" + 0.013*"09" + 0.012*"verdrag"</text:p>
      <text:p text:style-name="P1">INFO : topic #23 (0.010): 0.026*"slachtoffer" + 0.018*"jaar" + 0.017*"seksueel" + 0.015*"handeling" + 0.007*"misbruik" + 0.007*"afbeelding" + 0.007*"plegen" + 0.007*"leeftijd" + 0.006*"verdacht" + 0.006*"nog"</text:p>
      <text:p text:style-name="P1">INFO : topic #52 (0.010): 0.049*"verdacht" + 0.012*"terechtzitting" + 0.011*"schriftuur" + 0.008*"sv" + 0.008*"middeel" + 0.007*"feit" + 0.007*"raadsman" + 0.007*"namens" + 0.006*"voorstellen" + 0.006*"vonnis"</text:p>
      <text:p text:style-name="P1">INFO : topic #10 (0.010): 0.077*"2005" + 0.074*"2009" + 0.068*"2010" + 0.057*"2006" + 0.017*"2012" + 0.011*"m.a" + 0.007*"loth" + 0.004*"w.f" + 0.004*"april" + 0.003*"partij"</text:p>
      <text:p text:style-name="P1">INFO : topic diff=0.890352, rho=0.301511</text:p>
      <text:p text:style-name="P1">INFO : PROGRESS: pass 1, at document #18000/19421</text:p>
      <text:p text:style-name="P1"><text:soft-page-break/>INFO : merging changes from 2000 documents into a model of 19421 documents</text:p>
      <text:p text:style-name="P1">INFO : topic #3 (0.010): 0.027*"gemeente" + 0.022*"auto" + 0.019*"college" + 0.015*"gebruik" + 0.013*"verordening" + 0.013*"burgemeester" + 0.011*"bpm" + 0.011*"personenauto" + 0.010*"belasting" + 0.010*"heffingsambtenaar"</text:p>
      <text:p text:style-name="P1">INFO : topic #98 (0.010): 0.052*"optierecht" + 0.034*"apotheek" + 0.032*"optie" + 0.028*"virtueel" + 0.022*"tomtom" + 0.019*"tante" + 0.016*"sepeba" + 0.015*"apotheker" + 0.015*"amulet" + 0.014*"wilders"</text:p>
      <text:p text:style-name="P1">INFO : topic #16 (0.010): 0.077*"overeenkomst" + 0.028*"arbitraal" + 0.026*"06-" + 0.022*"contract" + 0.017*"audi" + 0.016*"scheidsgerecht" + 0.015*"communicatie" + 0.011*"arbiter" + 0.011*"sluiten" + 0.010*"c"</text:p>
      <text:p text:style-name="P1">INFO : topic #17 (0.010): 0.013*"merken" + 0.010*"richtlijn" + 0.010*"gebruik" + 0.006*"publiek" + 0.006*"gebruiken" + 0.006*"zin" + 0.005*"onderdeel" + 0.005*"a" + 0.005*"product" + 0.005*"bmw"</text:p>
      <text:p text:style-name="P1">INFO : topic #85 (0.010): 0.032*"post" + 0.030*"drank" + 0.029*"product" + 0.018*"accijn" + 0.014*"casino" + 0.012*"alcohol" + 0.011*"x2" + 0.011*"liter" + 0.011*"administratie" + 0.010*"x1"</text:p>
      <text:p text:style-name="P1">INFO : topic diff=0.773759, rho=0.301511</text:p>
      <text:p text:style-name="P1">INFO : -8.021 per-word bound, 259.7 perplexity estimate based on a held-out corpus of 1421 documents with 1082955 words</text:p>
      <text:p text:style-name="P1">INFO : PROGRESS: pass 1, at document #19421/19421</text:p>
      <text:p text:style-name="P1">INFO : merging changes from 1421 documents into a model of 19421 documents</text:p>
      <text:p text:style-name="P1">INFO : topic #95 (0.010): 0.021*"regeling" + 0.019*"wetgever" + 0.017*"toepassing" + 0.014*"bepaling" + 0.012*"kamerstukken" + 0.010*"ii" + 0.009*"wijziging" + 0.007*"toelichting" + 0.006*"waarin" + 0.005*"redelijk"</text:p>
      <text:p text:style-name="P1">INFO : topic #68 (0.010): 0.024*"deskundigen" + 0.022*"onteigennen" + 0.020*"onteigening" + 0.016*"schadeloosstelling" + 0.013*"gemeente" + 0.012*"onderdeel" + 0.010*"vonnis" + 0.010*"waarde" + 0.008*"deskundig" + 0.007*"vaststellen"</text:p>
      <text:p text:style-name="P1">INFO : topic #74 (0.010): 0.045*"belanghebbenden" + 0.036*"onroerend" + 0.021*"appartement" + 0.021*"voorziening" + 0.017*"eigendom" + 0.016*"appartementsrecht" + 0.016*"object" + 0.016*"gemeente" + 0.013*"a-straat" + 0.013*"splitsing"</text:p>
      <text:p text:style-name="P1">INFO : topic #45 (0.010): 0.041*"gebouw" + 0.028*"vellinga" + 0.025*"bestemming" + 0.024*"plan" + 0.019*"bestemmingsplan" + 0.018*"prijs" + 0.018*"kansspel" + 0.012*"spelen" + 0.012*"percel" + 0.010*"spel"</text:p>
      <text:p text:style-name="P1">INFO : topic #19 (0.010): 0.021*"deelneming" + 0.015*"vweu" + 0.013*"vrijheid" + 0.011*"dividendbelasting" + 0.011*"kapitaalverkeer" + 0.010*"china" + 0.010*"vennootschap" + 0.009*"56" + 0.008*"eu" + 0.008*"dividend"</text:p>
      <text:p text:style-name="P1">INFO : topic diff=0.702499, rho=0.301511</text:p>
      <text:p text:style-name="P1">INFO : PROGRESS: pass 2, at document #2000/19421</text:p>
      <text:p text:style-name="P1">INFO : merging changes from 2000 documents into a model of 19421 documents</text:p>
      <text:p text:style-name="P1">INFO : topic #61 (0.010): 0.057*"nederland" + 0.034*"nederlands" + 0.020*"verdrag" + 0.014*"buitenlands" + 0.013*"lidstaat" + 0.012*"belasting" + 0.011*"toepassing" + 0.011*"land" + 0.011*"belgië" + 0.009*"recht"</text:p>
      <text:p text:style-name="P1">INFO : topic #86 (0.010): 0.049*"trust" + 0.021*"nederlanderschap" + 0.019*"leeftijd" + 0.018*"hamer" + 0.017*"07" + 0.016*"matiging" + 0.015*"redden" + 0.013*"legitiem" + 0.013*"verhoeven" + 0.012*"axa"</text:p>
      <text:p text:style-name="P1">INFO : topic #1 (0.010): 0.042*"eur" + 0.030*"schiphol" + 0.026*"document" + 0.024*"certificaat" + 0.018*"luchthaven" + 0.014*"water" + 0.013*"us" + 0.013*"resort" + 0.012*"lvnl" + 0.011*"reizen"</text:p>
      <text:p text:style-name="P1">INFO : topic #53 (0.010): 0.024*"vof" + 0.020*"firma" + 0.019*"desinvesteringsbetaling" + 0.019*"v.o.f" + 0.016*"investering" + 0.015*"finance" + 0.012*"m.w.c" + 0.011*"vereffenaar" + 0.010*"oom" + 0.009*"limited"</text:p>
      <text:p text:style-name="P1"><text:soft-page-break/>INFO : topic #77 (0.010): 0.097*"the" + 0.038*"to" + 0.031*"and" + 0.025*"a" + 0.017*"or" + 0.016*"that" + 0.014*"for" + 0.014*"be" + 0.011*"as" + 0.011*"on"</text:p>
      <text:p text:style-name="P1">INFO : topic diff=0.685007, rho=0.288675</text:p>
      <text:p text:style-name="P1">INFO : PROGRESS: pass 2, at document #4000/19421</text:p>
      <text:p text:style-name="P1">INFO : merging changes from 2000 documents into a model of 19421 documents</text:p>
      <text:p text:style-name="P1">INFO : topic #15 (0.010): 0.066*"echtgenote" + 0.032*"testament" + 0.026*"overledeneen" + 0.017*"erflater" + 0.013*"neef" + 0.012*"und" + 0.011*"rechthebbend" + 0.010*"uiterst" + 0.009*"notaris" + 0.009*"das"</text:p>
      <text:p text:style-name="P1">INFO : topic #95 (0.010): 0.021*"regeling" + 0.016*"toepassing" + 0.015*"wetgever" + 0.014*"bepaling" + 0.009*"ii" + 0.008*"kamerstukken" + 0.008*"wijziging" + 0.008*"toelichting" + 0.008*"stb" + 0.006*"blz"</text:p>
      <text:p text:style-name="P1">INFO : topic #27 (0.010): 0.066*"ik" + 0.028*"verdacht" + 0.017*"verbalisant" + 0.015*"mijn" + 0.014*"mij" + 0.014*"slachtoffer" + 0.011*"er" + 0.010*"verklaring" + 0.010*"proces-verbaal" + 0.010*"betrokkeneen"</text:p>
      <text:p text:style-name="P1">INFO : topic #44 (0.010): 0.068*"1984" + 0.048*"heisterkamp" + 0.041*"2.1.2" + 0.038*"2.1.3" + 0.034*"melkquotum" + 0.033*"1983" + 0.028*"a.h.t" + 0.022*"kg" + 0.021*"1981" + 0.019*"1985"</text:p>
      <text:p text:style-name="P1">INFO : topic #49 (0.010): 0.130*"rijbewijs" + 0.040*"installatie" + 0.029*"stoel" + 0.028*"elektrisch" + 0.025*"1994" + 0.018*"hulpmiddeel" + 0.018*"164" + 0.017*"afgeven" + 0.016*"aannemer" + 0.014*"bestuur"</text:p>
      <text:p text:style-name="P1">INFO : topic diff=0.511757, rho=0.288675</text:p>
      <text:p text:style-name="P1">INFO : PROGRESS: pass 2, at document #6000/19421</text:p>
      <text:p text:style-name="P1">INFO : merging changes from 2000 documents into a model of 19421 documents</text:p>
      <text:p text:style-name="P1">INFO : topic #57 (0.010): 0.357*"blz" + 0.035*"noot" + 0.022*"1e" + 0.019*"2e" + 0.019*"soest" + 0.014*"overwoog" + 0.013*"faciliteit" + 0.010*"3e" + 0.009*"d." + 0.009*"1989"</text:p>
      <text:p text:style-name="P1">INFO : topic #69 (0.010): 0.181*"echtgenoot" + 0.043*"programma" + 0.038*"pw" + 0.028*"identiteit" + 0.016*"nma" + 0.015*"identiteitsbewij" + 0.013*"a.e" + 0.012*"identificatieplicht" + 0.012*"opvang" + 0.011*"isd-maatregel"</text:p>
      <text:p text:style-name="P1">INFO : topic #74 (0.010): 0.038*"onroerend" + 0.032*"belanghebbenden" + 0.026*"voorziening" + 0.021*"gemeente" + 0.021*"aanslaag" + 0.019*"eigendom" + 0.013*"appartement" + 0.012*"kost" + 0.012*"w" + 0.010*"a-straat"</text:p>
      <text:p text:style-name="P1">INFO : topic #66 (0.010): 0.034*"aanvrager" + 0.028*"herziening" + 0.024*"aanvraag" + 0.020*"erflater" + 0.018*"aanvrage" + 0.015*"hetzij" + 0.014*"nalatenschap" + 0.013*"bekend" + 0.012*"onderzoek" + 0.011*"wezen"</text:p>
      <text:p text:style-name="P1">INFO : topic #70 (0.010): 0.093*"coffeeshop" + 0.034*"checkpoint" + 0.033*"softdrug" + 0.033*"hasjiesj" + 0.020*"verkoop" + 0.019*"drug" + 0.018*"verkopen" + 0.015*"gedoogbeleid" + 0.014*"hd" + 0.013*"gedogen"</text:p>
      <text:p text:style-name="P1">INFO : topic diff=0.432854, rho=0.288675</text:p>
      <text:p text:style-name="P1">INFO : PROGRESS: pass 2, at document #8000/19421</text:p>
      <text:p text:style-name="P1">INFO : merging changes from 2000 documents into a model of 19421 documents</text:p>
      <text:p text:style-name="P1">INFO : topic #34 (0.010): 0.043*"persoon" + 0.033*"uitlevering" + 0.031*"opgeëissen" + 0.019*"feit" + 0.017*"verzoek" + 0.015*"nederlands" + 0.011*"autoriteit" + 0.010*"verdrag" + 0.010*"recht" + 0.009*"nederland"</text:p>
      <text:p text:style-name="P1">INFO : topic #83 (0.010): 0.101*"gerecht" + 0.097*"antillen" + 0.081*"nederlands" + 0.074*"aruba" + 0.061*"gemeenschappelijk" + 0.023*"land" + 0.021*"justitie" + 0.019*"hotel" + 0.019*"achmea" + 0.016*"aanleg"</text:p>
      <text:p text:style-name="P1">INFO : topic #51 (0.010): 0.024*"ex-werknemer" + 0.021*"cie" + 0.019*"vakantiedaag" + 0.019*"plat" + 0.019*"energiepremie" + 0.018*"opel" + 0.018*"recticel" + 0.018*"continentaal" + 0.013*"energiebedrijf" + 0.013*"wissel"</text:p>
      <text:p text:style-name="P1">INFO : topic #11 (0.010): 0.094*"betrokkeneen" + 0.023*"verdacht" + 0.007*"er" + 0.007*"hem" + 0.006*"slachtoffer" + 0.005*"sprake" + 0.005*"gevolg" + 0.004*"feit" + 0.004*"wezen" + 0.003*"letsel"</text:p>
      <text:p text:style-name="P1"><text:soft-page-break/>INFO : topic #23 (0.010): 0.034*"slachtoffer" + 0.019*"jaar" + 0.016*"seksueel" + 0.013*"handeling" + 0.009*"afbeelding" + 0.009*"plegen" + 0.008*"leeftijd" + 0.007*"nog" + 0.006*"sr" + 0.006*"sint"</text:p>
      <text:p text:style-name="P1">INFO : topic diff=0.369820, rho=0.288675</text:p>
      <text:p text:style-name="P1">INFO : PROGRESS: pass 2, at document #10000/19421</text:p>
      <text:p text:style-name="P1">INFO : merging changes from 2000 documents into a model of 19421 documents</text:p>
      <text:p text:style-name="P1">INFO : topic #40 (0.010): 0.117*"abn" + 0.116*"amro" + 0.044*"kpn" + 0.019*"lasal" + 0.019*"camera" + 0.016*"ptt" + 0.016*"kabel" + 0.014*"ede" + 0.013*"korps" + 0.012*"dactyloscopisch"</text:p>
      <text:p text:style-name="P1">INFO : topic #57 (0.010): 0.318*"blz" + 0.029*"noot" + 0.021*"faciliteit" + 0.021*"1e" + 0.018*"2e" + 0.015*"soest" + 0.012*"overwoog" + 0.010*"3e" + 0.010*"synthon" + 0.009*"begaclaim"</text:p>
      <text:p text:style-name="P1">INFO : topic #28 (0.010): 0.026*"belanghebbennen" + 0.017*"inspecteur" + 0.016*"naheffingsaanslag" + 0.013*"betaling" + 0.011*"belanghebbende" + 0.009*"uitnodiging" + 0.007*"hofs" + 0.007*"bezwaar" + 0.006*"d.g" + 0.006*"cdw"</text:p>
      <text:p text:style-name="P1">INFO : topic #16 (0.010): 0.124*"overeenkomst" + 0.029*"contract" + 0.025*"sluiten" + 0.017*"arbitraal" + 0.017*"arbiter" + 0.013*"c" + 0.012*"tussen" + 0.011*"opdracht" + 0.011*"tussenpersoon" + 0.010*"a"</text:p>
      <text:p text:style-name="P1">INFO : topic #20 (0.010): 0.180*"2011" + 0.176*"2013" + 0.034*"polishouder" + 0.008*"arnhem-leeuwarden" + 0.006*"aanzetten" + 0.006*"g." + 0.006*"stappenplan" + 0.006*"10" + 0.004*"den" + 0.004*"sa"</text:p>
      <text:p text:style-name="P1">INFO : topic diff=0.336914, rho=0.288675</text:p>
      <text:p text:style-name="P1">INFO : PROGRESS: pass 2, at document #12000/19421</text:p>
      <text:p text:style-name="P1">INFO : merging changes from 2000 documents into a model of 19421 documents</text:p>
      <text:p text:style-name="P1">INFO : topic #19 (0.010): 0.035*"deelneming" + 0.013*"eg" + 0.013*"56" + 0.012*"dividendbelasting" + 0.010*"kapitaalsbelasting" + 0.010*"vennootschap" + 0.009*"vrijheid" + 0.009*"beperking" + 0.008*"gevestigen" + 0.008*"winst"</text:p>
      <text:p text:style-name="P1">INFO : topic #21 (0.010): 0.058*"lijst" + 0.034*"bezwaar" + 0.033*"wegenbeheer" + 0.031*"landinrichtingscommissie" + 0.029*"dw" + 0.028*"geldelijk" + 0.027*"zan" + 0.024*"toedeling" + 0.021*"hhnk" + 0.020*"secretaris"</text:p>
      <text:p text:style-name="P1">INFO : topic #94 (0.010): 0.050*"overgang" + 0.044*"reizen" + 0.037*"tankstation" + 0.035*"kleden" + 0.025*"interpolis" + 0.020*"hs" + 0.017*"onregelmatig" + 0.017*"hek" + 0.013*"tilburg" + 0.013*"belediging"</text:p>
      <text:p text:style-name="P1">INFO : topic #79 (0.010): 0.139*"2008" + 0.029*"gegeven" + 0.021*"informatie" + 0.017*"medisch" + 0.013*"verstrekken" + 0.011*"arts" + 0.010*"aivd" + 0.009*"patiënt" + 0.008*"inlichting" + 0.008*"onderzoek"</text:p>
      <text:p text:style-name="P1">INFO : topic #22 (0.010): 0.075*"b.v." + 0.041*"a" + 0.029*"d" + 0.028*"b" + 0.021*"bestuurder" + 0.021*"vennootschap" + 0.019*"rechtspersoon" + 0.018*"c" + 0.013*"world" + 0.012*"naam"</text:p>
      <text:p text:style-name="P1">INFO : topic diff=0.296581, rho=0.288675</text:p>
      <text:p text:style-name="P1">INFO : PROGRESS: pass 2, at document #14000/19421</text:p>
      <text:p text:style-name="P1">INFO : merging changes from 2000 documents into a model of 19421 documents</text:p>
      <text:p text:style-name="P1">INFO : topic #20 (0.010): 0.351*"2011" + 0.081*"2013" + 0.016*"polishouder" + 0.009*"aanzetten" + 0.009*"jaguar" + 0.008*"sa" + 0.007*"10" + 0.006*"stappenplan" + 0.004*"euro-tyre" + 0.004*"g."</text:p>
      <text:p text:style-name="P1">INFO : topic #14 (0.010): 0.020*"europees" + 0.015*"verordening" + 0.015*"justitie" + 0.012*"octrooi" + 0.010*"commissie" + 0.010*"vraag" + 0.009*"eg" + 0.009*"gemeenschap" + 0.009*"gn" + 0.008*"vragen"</text:p>
      <text:p text:style-name="P1">INFO : topic #33 (0.010): 0.031*"inkomstenbelasting" + 0.026*"jaar" + 0.025*"ib" + 0.023*"inkomen" + 0.022*"2001" + 0.019*"aanslag" + 0.016*"volksverzekering" + 0.013*"aftrek" + 0.011*"belanghebbende" + 0.010*"partner"</text:p>
      <text:p text:style-name="P1">INFO : topic #57 (0.010): 0.280*"blz" + 0.029*"noot" + 0.023*"1e" + 0.019*"faciliteit" + 0.018*"2e" + 0.012*"vlag" + 0.012*"soest" + 0.010*"3e" + 0.010*"gage" + 0.010*"overwoog"</text:p>
      <text:p text:style-name="P1"><text:soft-page-break/>INFO : topic #84 (0.010): 0.055*"pand" + 0.029*"huurovereenkomst" + 0.021*"huurder" + 0.016*"huur" + 0.015*"gebruik" + 0.014*"a-straat" + 0.013*"verhuren" + 0.013*"kantonrechter" + 0.013*"gehuren" + 0.012*"verhuurder"</text:p>
      <text:p text:style-name="P1">INFO : topic diff=0.268781, rho=0.288675</text:p>
      <text:p text:style-name="P1">INFO : PROGRESS: pass 2, at document #16000/19421</text:p>
      <text:p text:style-name="P1">INFO : merging changes from 2000 documents into a model of 19421 documents</text:p>
      <text:p text:style-name="P1">INFO : topic #59 (0.010): 0.111*"terrein" + 0.022*"bodem" + 0.020*"verwijderen" + 0.018*"tank" + 0.016*"onderzoek" + 0.015*"bedrijfsterrein" + 0.014*"kunststof" + 0.013*"verontreiniging" + 0.012*"nuon" + 0.012*"locatie"</text:p>
      <text:p text:style-name="P1">INFO : topic #72 (0.010): 0.102*"hvjeu" + 0.056*"toestemming" + 0.031*"diesel" + 0.028*"koerier" + 0.027*"tabakswet" + 0.024*"bijrijder" + 0.019*"makro" + 0.018*"tabaksproduct" + 0.014*"aspirant" + 0.014*"kampen"</text:p>
      <text:p text:style-name="P1">INFO : topic #39 (0.010): 0.022*"getuige" + 0.014*"verklaring" + 0.014*"onderzoek" + 0.014*"verzoek" + 0.013*"verdacht" + 0.013*"raadsman" + 0.012*"horen" + 0.012*"terechtzitting" + 0.012*"verdediging" + 0.010*"getuigen"</text:p>
      <text:p text:style-name="P1">INFO : topic #75 (0.010): 0.085*"incidenteel" + 0.046*"principaal" + 0.015*"drion" + 0.013*"staatssecretaris" + 0.012*"voorgestelen" + 0.011*"inkomst" + 0.011*"jaar" + 0.010*"inkomstenbelasting" + 0.010*"inkomen" + 0.010*"cassatieberoep"</text:p>
      <text:p text:style-name="P1">INFO : topic #7 (0.010): 0.055*"man" + 0.051*"vrouw" + 0.027*"beschikking" + 0.017*"partij" + 0.016*"per" + 0.012*"maand" + 0.008*"betalen" + 0.008*"bedrag" + 0.006*"huwelijk" + 0.006*"bijdrage"</text:p>
      <text:p text:style-name="P1">INFO : topic diff=0.240524, rho=0.288675</text:p>
      <text:p text:style-name="P1">INFO : PROGRESS: pass 2, at document #18000/19421</text:p>
      <text:p text:style-name="P1">INFO : merging changes from 2000 documents into a model of 19421 documents</text:p>
      <text:p text:style-name="P1">INFO : topic #7 (0.010): 0.056*"man" + 0.050*"vrouw" + 0.028*"beschikking" + 0.017*"partij" + 0.016*"per" + 0.012*"maand" + 0.008*"betalen" + 0.008*"bedrag" + 0.007*"bijdrage" + 0.006*"huwelijk"</text:p>
      <text:p text:style-name="P1">INFO : topic #72 (0.010): 0.124*"hvjeu" + 0.051*"toestemming" + 0.033*"bijrijder" + 0.026*"koerier" + 0.022*"diesel" + 0.020*"tabakswet" + 0.018*"aspirant" + 0.014*"voorkant" + 0.013*"tabaksproduct" + 0.013*"makro"</text:p>
      <text:p text:style-name="P1">INFO : topic #45 (0.010): 0.046*"gebouw" + 0.036*"vellinga" + 0.019*"bestemming" + 0.018*"plan" + 0.017*"bestemmingsplan" + 0.016*"kansspel" + 0.014*"spelen" + 0.014*"spel" + 0.013*"prijs" + 0.011*"slopen"</text:p>
      <text:p text:style-name="P1">INFO : topic #1 (0.010): 0.067*"eur" + 0.041*"schiphol" + 0.032*"document" + 0.029*"luchthaven" + 0.023*"lvnl" + 0.021*"certificaat" + 0.019*"paspoort" + 0.017*"haarlemmermeer" + 0.013*"passagier" + 0.012*"reisdocument"</text:p>
      <text:p text:style-name="P1">INFO : topic #15 (0.010): 0.068*"echtgenote" + 0.028*"erflater" + 0.021*"testament" + 0.019*"erfgenaam" + 0.017*"norma" + 0.015*"neef" + 0.014*"thuiskopie" + 0.013*"rechthebbend" + 0.013*"kunstenaar" + 0.012*"overlijd"</text:p>
      <text:p text:style-name="P1">INFO : topic diff=0.210927, rho=0.288675</text:p>
      <text:p text:style-name="P1">INFO : -7.952 per-word bound, 247.7 perplexity estimate based on a held-out corpus of 1421 documents with 1082955 words</text:p>
      <text:p text:style-name="P1">INFO : PROGRESS: pass 2, at document #19421/19421</text:p>
      <text:p text:style-name="P1">INFO : merging changes from 1421 documents into a model of 19421 documents</text:p>
      <text:p text:style-name="P1">INFO : topic #28 (0.010): 0.028*"belanghebbennen" + 0.019*"inspecteur" + 0.015*"betaling" + 0.013*"cdw" + 0.012*"uitnodiging" + 0.010*"naheffingsaanslag" + 0.010*"belanghebbende" + 0.007*"hofs" + 0.007*"vermelen" + 0.005*"aangifte"</text:p>
      <text:p text:style-name="P1">INFO : topic #52 (0.010): 0.058*"verdacht" + 0.014*"terechtzitting" + 0.013*"schriftuur" + 0.008*"middeel" + 0.008*"sv" + 0.007*"voorstellen" + 0.007*"namens" + 0.007*"feit" + 0.007*"strafzaak" + 0.007*"raadsman"</text:p>
      <text:p text:style-name="P1"><text:soft-page-break/>INFO : topic #41 (0.010): 0.066*"woning" + 0.033*"onroerend" + 0.032*"waarde" + 0.011*"college" + 0.010*"heffingsambtenaar" + 0.009*"belanghebbennen" + 0.009*"vaststellen" + 0.008*"beschikking" + 0.007*"woz" + 0.007*"gebruik"</text:p>
      <text:p text:style-name="P1">INFO : topic #50 (0.010): 0.161*"verweerder" + 0.102*"c." + 0.017*"woonplaats" + 0.016*"wonennen" + 0.012*"hun" + 0.011*"eiser" + 0.007*"partij" + 0.006*"vonnis" + 0.006*"recht" + 0.006*"rov"</text:p>
      <text:p text:style-name="P1">INFO : topic #85 (0.010): 0.045*"post" + 0.037*"product" + 0.030*"drank" + 0.023*"x2" + 0.021*"x1" + 0.017*"alcohol" + 0.014*"accijn" + 0.012*"fles" + 0.011*"casino" + 0.010*"liter"</text:p>
      <text:p text:style-name="P1">INFO : topic diff=0.217307, rho=0.288675</text:p>
      <text:p text:style-name="P1">INFO : topic #17 (0.010): 0.043*"2007" + 0.035*"2003" + 0.029*"2004" + 0.028*"2002" + 0.021*"2006" + 0.021*"brief" + 0.019*"2001" + 0.012*"juli" + 0.012*"mei" + 0.011*"juni"</text:p>
      <text:p text:style-name="P1">INFO : topic #52 (0.010): 0.040*"2007" + 0.037*"euro" + 0.032*"man" + 0.020*"aangeefsteren" + 0.014*"2012" + 0.010*"dossierpagina" + 0.008*"vrouw" + 0.008*"2.2.2" + 0.007*"2.2.1" + 0.007*"2.2.3"</text:p>
      <text:p text:style-name="P1">INFO : topic #89 (0.010): 0.025*"burgemeester" + 0.019*"weg" + 0.012*"gemeente" + 0.009*"plaats" + 0.009*"aanwijzen" + 0.009*"kg" + 0.008*"per" + 0.008*"verordening" + 0.008*"gebied" + 0.007*"bevel"</text:p>
      <text:p text:style-name="P1">INFO : topic #87 (0.010): 0.080*"verdacht" + 0.014*"medeverdachte" + 0.010*"bewezenverklaring" + 0.008*"misdrijf" + 0.008*"schriftuur" + 0.007*"feit" + 0.007*"opzettelijk" + 0.006*"middeel" + 0.006*"bewijsmiddeel" + 0.005*"mededader"</text:p>
      <text:p text:style-name="P1">INFO : topic #28 (0.010): 0.047*"vb" + 0.028*"tabel" + 0.024*"energie" + 0.020*"s" + 0.018*"unit" + 0.017*"chinees" + 0.014*"investering" + 0.013*"dertiende" + 0.013*"glencore" + 0.012*"bon"</text:p>
      <text:p text:style-name="P1">INFO : topic #32 (0.010): 0.133*"2015" + 0.027*"woning" + 0.021*"pand" + 0.018*"belanghebbennen" + 0.011*"verkoop" + 0.008*"waarde" + 0.008*"verkopen" + 0.006*"jaar" + 0.006*"80a" + 0.006*"belanghebbende"</text:p>
      <text:p text:style-name="P1">INFO : topic #13 (0.010): 0.024*"personeel" + 0.024*"ondernemingsraad" + 0.020*"vastgoed" + 0.020*"gedachtestreepje" + 0.018*"besluit" + 0.016*"woningstichting" + 0.015*"or" + 0.014*"politiek" + 0.013*"publiekrechtelijk" + 0.012*"conversie"</text:p>
      <text:p text:style-name="P1">INFO : topic #79 (0.010): 0.033*"uitkering" + 0.023*"werknemer" + 0.019*"centraal" + 0.017*"werkgever" + 0.017*"sociaal" + 0.016*"premie" + 0.016*"verzekering" + 0.012*"periode" + 0.012*"verzekeren" + 0.011*"besluit"</text:p>
      <text:p text:style-name="P1">INFO : topic #27 (0.010): 0.048*"betrokkeneen" + 0.037*"stichting" + 0.022*"beschikking" + 0.020*"machtiging" + 0.017*"behandeling" + 0.015*"verlenen" + 0.013*"ziekenhuis" + 0.012*"justitie" + 0.010*"officier" + 0.009*"medisch"</text:p>
      <text:p text:style-name="P1">INFO : topic #64 (0.010): 0.089*"blz" + 0.016*"nissan" + 0.015*"boerderij" + 0.013*"agrarisch" + 0.013*"bos" + 0.009*"card" + 0.009*"kozijn" + 0.008*"automaat" + 0.007*"broekzak" + 0.007*"bestemming"</text:p>
      <text:p text:style-name="P1">INFO : topic #6 (0.010): 0.626*"2009" + 0.020*"zak" + 0.010*"2.5" + 0.009*"2.4" + 0.008*"midden-nederland" + 0.007*"2.3" + 0.006*"2.6" + 0.005*"opvallennen" + 0.005*"greenib" + 0.004*"wedstrijd"</text:p>
      <text:p text:style-name="P1">INFO : topic #68 (0.010): 0.064*"echtgenoot" + 0.033*"borg" + 0.030*"borgtocht" + 0.028*"inversiones" + 0.023*"efesyde" + 0.023*"diageo" + 0.015*"borgstelling" + 0.014*"nevenactiviteit" + 0.014*"vesta" + 0.014*"condor"</text:p>
      <text:p text:style-name="P1">INFO : topic #24 (0.010): 0.049*"eisere" + 0.027*"verweerder" + 0.015*"bw" + 0.013*"rov" + 0.013*"onderdeel" + 0.010*"werkzaamheid" + 0.009*"schade" + 0.008*"werknemer" + 0.006*"gevolg" + 0.006*"werkgever"</text:p>
      <text:p text:style-name="P1">INFO : topic #59 (0.010): 0.048*"partij" + 0.043*"benadelen" + 0.038*"schade" + 0.037*"vordering" + 0.013*"bedrag" + 0.010*"immateriël" + 0.010*"schadevergoeding" + 0.009*"toewijzen" + 0.009*"betrokkeneen" + 0.009*"geleden"</text:p>
      <text:p text:style-name="P1">INFO : topic #55 (0.010): 0.049*"a" + 0.037*"b.v." + 0.035*"b" + 0.031*"bv" + 0.021*"d" + 0.020*"c" + 0.018*"bedrag" + 0.016*"f" + 0.012*"factuur" + 0.011*"betalen"</text:p>
      <text:p text:style-name="P1"><text:soft-page-break/>INFO : topic #39 (0.010): 0.063*"post" + 0.041*"gn" + 0.022*"indelen" + 0.017*"product" + 0.013*"machine" + 0.013*"kansspel" + 0.013*"indeling" + 0.010*"aantekening" + 0.009*"postonderverdeling" + 0.009*"deelnemer"</text:p>
      <text:p text:style-name="P1">INFO : topic #35 (0.010): 0.021*"richtlijn" + 0.011*"recht" + 0.010*"justitie" + 0.010*"vraag" + 0.009*"dienst" + 0.009*"zin" + 0.009*"punt" + 0.008*"letter" + 0.008*"toepassing" + 0.008*"europees"</text:p>
      <text:p text:style-name="P1">INFO : topic #0 (0.010): 0.045*"la" + 0.042*"drion" + 0.029*"le" + 0.027*"et" + 0.025*"du" + 0.023*"arbitraal" + 0.021*"des" + 0.018*"china" + 0.016*"ou" + 0.015*"les"</text:p>
      <text:p text:style-name="P1">INFO : topic #58 (0.010): 0.036*"hennep" + 0.035*"opiumwet" + 0.021*"hennepplant" + 0.020*"lijst" + 0.020*"hoeveelheid" + 0.019*"hennepkwekerij" + 0.019*"rijbewijs" + 0.015*"plant" + 0.015*"school" + 0.013*"lood"</text:p>
      <text:p text:style-name="P1">INFO : topic #93 (0.010): 0.041*"transactie" + 0.035*"vereniging" + 0.025*"effect" + 0.024*"a" + 0.023*"1995" + 0.016*"informatie" + 0.015*"1999" + 0.015*"wte" + 0.015*"a.l.j" + 0.012*"belegger"</text:p>
      <text:p text:style-name="P1">INFO : topic #32 (0.010): 0.032*"80a" + 0.021*"immuniteit" + 0.020*"marine" + 0.020*"militair" + 0.016*"internationaal" + 0.015*"vreemd" + 0.014*"toegangen" + 0.013*"dhow" + 0.012*"dutchbat" + 0.012*"handvest"</text:p>
      <text:p text:style-name="P1">INFO : topic #48 (0.010): 0.175*"goedeer" + 0.058*"aangifte" + 0.024*"invoer" + 0.022*"sigaret" + 0.019*"prijs" + 0.016*"aangift" + 0.016*"onjuist" + 0.011*"heffen" + 0.011*"oorsprong" + 0.009*"onvolledig"</text:p>
      <text:p text:style-name="P1">INFO : topic #46 (0.010): 0.331*"2007" + 0.033*"verzekering" + 0.025*"verzekeraar" + 0.020*"verzekeren" + 0.015*"ev" + 0.013*"reaal" + 0.012*"polis" + 0.011*"dekking" + 0.010*"enschede" + 0.009*"allianz"</text:p>
      <text:p text:style-name="P1">INFO : topic #4 (0.010): 0.041*"pensioenfonds" + 0.037*"pensioen" + 0.026*"toestel" + 0.025*"stichting" + 0.015*"aanspraak" + 0.014*"deelnemer" + 0.014*"bpf" + 0.014*"hollands" + 0.013*"pensioenregeling" + 0.013*"d'or"</text:p>
      <text:p text:style-name="P1">INFO : topic #73 (0.010): 0.037*"brief" + 0.035*"termijn" + 0.014*"binnen" + 0.014*"niet-ontvankelijk" + 0.012*"u" + 0.012*"bezwaar" + 0.012*"verzet" + 0.011*"behandeling" + 0.010*"tijdig" + 0.009*"awb"</text:p>
      <text:p text:style-name="P1">INFO : topic #5 (0.010): 0.184*"2004" + 0.033*"verjaring" + 0.018*"verjaringstermijn" + 0.018*"ow" + 0.015*"jaar" + 0.012*"bw" + 0.011*"verjaard" + 0.011*"vordering" + 0.011*"schadevergoedingsmaatregel" + 0.010*"bromfiets"</text:p>
      <text:p text:style-name="P1">INFO : topic #76 (0.010): 0.056*"2012" + 0.040*"betrokkeneen" + 0.025*"beschikking" + 0.022*"machtiging" + 0.019*"behandeling" + 0.019*"verlenen" + 0.017*"justitie" + 0.014*"officier" + 0.014*"verzoek" + 0.014*"ziekenhuis"</text:p>
      <text:p text:style-name="P1">INFO : topic #64 (0.010): 0.147*"gemeente" + 0.136*"2016" + 0.009*"garantie" + 0.008*"gemeent" + 0.006*"overeenkomst" + 0.005*"26" + 0.005*"overheid" + 0.005*"erfpacht" + 0.004*"voorkeursrecht" + 0.004*"verkeerscontrool"</text:p>
      <text:p text:style-name="P1">INFO : topic #83 (0.010): 0.095*"gerecht" + 0.077*"gemeenschappelijk" + 0.070*"aruba" + 0.062*"nederlands" + 0.051*"antillen" + 0.038*"achmea" + 0.034*"hotel" + 0.027*"millecam" + 0.023*"justitie" + 0.021*"land"</text:p>
      <text:p text:style-name="P1">INFO : topic #50 (0.010): 0.161*"verweerder" + 0.102*"c." + 0.017*"woonplaats" + 0.016*"wonennen" + 0.012*"hun" + 0.011*"eiser" + 0.007*"partij" + 0.006*"vonnis" + 0.006*"recht" + 0.006*"rov"</text:p>
      <text:p text:style-name="P1">INFO : topic #63 (0.010): 0.054*"beschikking" + 0.040*"verzoeker" + 0.028*"kind" + 0.025*"verzoek" + 0.022*"moeder" + 0.019*"vader" + 0.011*"verzocht" + 0.010*"dochter" + 0.009*"ouder" + 0.008*"minderjarig"</text:p>
      <text:p text:style-name="P1">INFO : topic #16 (0.010): 0.171*"overeenkomst" + 0.036*"sluiten" + 0.023*"06-" + 0.022*"audi" + 0.018*"contract" + 0.016*"arbitraal" + 0.014*"tussen" + 0.011*"opdracht" + 0.011*"voorwaard" + 0.010*"communicatie"</text:p>
      <text:p text:style-name="P1"><text:soft-page-break/>INFO : topic #30 (0.010): 0.014*"feit" + 0.010*"ministerie" + 0.008*"strafbaar" + 0.008*"vervolging" + 0.006*"sr" + 0.006*"maatregel" + 0.006*"wetboek" + 0.006*"persoon" + 0.005*"tweede" + 0.005*"justitie"</text:p>
      <text:p text:style-name="P1">INFO : topic #57 (0.010): 0.280*"blz" + 0.025*"faciliteit" + 0.016*"rubricering" + 0.015*"1e" + 0.014*"2e" + 0.013*"noot" + 0.013*"luxembourg" + 0.012*"synthon" + 0.012*"astellas" + 0.010*"substance"</text:p>
      <text:p text:style-name="P1">INFO : topic #75 (0.010): 0.106*"incidenteel" + 0.054*"principaal" + 0.018*"drion" + 0.015*"cassatieberoep" + 0.012*"staatssecretaris" + 0.011*"voorgestelen" + 0.009*"jaar" + 0.009*"tevens" + 0.009*"inkomst" + 0.009*"belanghebbennen"</text:p>
      <text:p text:style-name="P1">INFO : topic #20 (0.010): 0.288*"2011" + 0.275*"2013" + 0.049*"nl" + 0.019*"arnhem-leeuwarden" + 0.013*"g." + 0.010*"den" + 0.009*"10" + 0.006*"v." + 0.005*"hr:2009" + 0.004*"hr:2013"</text:p>
      <text:p text:style-name="P1">INFO : topic #92 (0.010): 0.048*"fw" + 0.039*"faillissement" + 0.025*"schuldsaneringsregeling" + 0.024*"bewindvoerder" + 0.023*"rechter-commissaris" + 0.023*"schuldenaar" + 0.021*"schuldeiser" + 0.020*"toepassing" + 0.017*"vonnis" + 0.014*"verzoekster"</text:p>
      <text:p text:style-name="P1">INFO : topic #39 (0.010): 0.021*"getuige" + 0.014*"verdacht" + 0.014*"verklaring" + 0.014*"verzoek" + 0.013*"terechtzitting" + 0.013*"verdediging" + 0.013*"onderzoek" + 0.013*"raadsman" + 0.013*"horen" + 0.010*"getuigen"</text:p>
      <text:p text:style-name="P1">INFO : topic #77 (0.010): 0.102*"the" + 0.036*"to" + 0.034*"and" + 0.026*"a" + 0.019*"or" + 0.017*"that" + 0.015*"for" + 0.012*"be" + 0.011*"as" + 0.011*"on"</text:p>
      <text:p text:style-name="P1">INFO : topic #17 (0.010): 0.013*"merken" + 0.011*"gebruik" + 0.010*"richtlijn" + 0.010*"publiek" + 0.007*"gebruiken" + 0.006*"zin" + 0.005*"onderdeel" + 0.005*"markt" + 0.005*"a" + 0.005*"product"</text:p>
      <text:p text:style-name="P1">INFO : loading Dictionary object from saveLDA/caseLaw20.7100.dict</text:p>
      <text:p text:style-name="P1">INFO : loaded saveLDA/caseLaw20.7100.dict</text:p>
      <text:p text:style-name="P1">INFO : loaded corpus index from saveLDA/caseLaw20.7100.mm.index</text:p>
      <text:p text:style-name="P1">INFO : initializing corpus reader from saveLDA/caseLaw20.7100.mm</text:p>
      <text:p text:style-name="P1">INFO : accepted corpus with 19421 documents, 82784 features, 6694519 non-zero entries</text:p>
      <text:p text:style-name="P1">INFO : collecting document frequencies</text:p>
      <text:p text:style-name="P1">INFO : PROGRESS: processing document #0</text:p>
      <text:p text:style-name="P1">INFO : PROGRESS: processing document #10000</text:p>
      <text:p text:style-name="P1">INFO : calculating IDF weights for 19421 documents and 82783 features (6694519 matrix non-zeros)</text:p>
      <text:p text:style-name="P1">run LDA</text:p>
      <text:p text:style-name="P1">INFO : using symmetric alpha at 0.01</text:p>
      <text:p text:style-name="P1">INFO : using symmetric eta at 1.20796289138e-05</text:p>
      <text:p text:style-name="P1">INFO : using serial LDA version on this node</text:p>
      <text:p text:style-name="P1">INFO : running online LDA training, 100 topics, 3 passes over the supplied corpus of 19421 documents, updating model once every 2000 documents, evaluating perplexity every 19421 documents, iterating 50x with a convergence threshold of 0.001000</text:p>
      <text:p text:style-name="P1">INFO : PROGRESS: pass 0, at document #2000/19421</text:p>
      <text:p text:style-name="P1">INFO : merging changes from 2000 documents into a model of 19421 documents</text:p>
      <text:p text:style-name="P1">INFO : topic #3 (0.010): 0.007*"belanghebbennen" + 0.007*"art" + 0.006*"wet" + 0.005*"zouen" + 0.005*"artikel" + 0.005*"geval" + 0.004*"haar" + 0.004*"inspecteur" + 0.004*"zij" + 0.004*"blz"</text:p>
      <text:p text:style-name="P1">INFO : topic #9 (0.010): 0.008*"belanghebbennen" + 0.008*"inspecteur" + 0.006*"art" + 0.006*"wet" + 0.005*"artikel" + 0.004*"zouen" + 0.004*"zij" + 0.004*"aanslag" + 0.004*"haar" + 0.003*"geval"</text:p>
      <text:p text:style-name="P1">INFO : topic #91 (0.010): 0.020*"belanghebbennen" + 0.008*"wet" + 0.007*"inspecteur" + 0.006*"art" + 0.006*"artikel" + 0.005*"jaar" + 0.005*"geval" + 0.005*"aanslag" + 0.004*"blz" + 0.004*"belanghebbende"</text:p>
      <text:p text:style-name="P1"><text:soft-page-break/>INFO : topic #54 (0.010): 0.015*"belanghebbennen" + 0.011*"artikel" + 0.007*"art" + 0.007*"wet" + 0.006*"aanslag" + 0.005*"inspecteur" + 0.005*"belanghebbende" + 0.005*"kost" + 0.004*"b" + 0.004*"a"</text:p>
      <text:p text:style-name="P1">INFO : topic #63 (0.010): 0.011*"belanghebbennen" + 0.008*"artikel" + 0.008*"art" + 0.006*"wet" + 0.005*"inspecteur" + 0.004*"blz" + 0.004*"ik" + 0.004*"zouen" + 0.004*"geval" + 0.004*"aanslag"</text:p>
      <text:p text:style-name="P1">INFO : topic diff=71.034193, rho=1.000000</text:p>
      <text:p text:style-name="P1">INFO : PROGRESS: pass 0, at document #4000/19421</text:p>
      <text:p text:style-name="P1">INFO : merging changes from 2000 documents into a model of 19421 documents</text:p>
      <text:p text:style-name="P1">INFO : topic #62 (0.010): 0.008*"belanghebbennen" + 0.006*"onderdeel" + 0.006*"artikel" + 0.005*"wet" + 0.004*"zouen" + 0.004*"aanslag" + 0.004*"inspecteur" + 0.004*"belanghebbende" + 0.004*"recht" + 0.004*"art"</text:p>
      <text:p text:style-name="P1">INFO : topic #99 (0.010): 0.009*"belanghebbennen" + 0.006*"trouw" + 0.006*"blz" + 0.005*"goeder" + 0.004*"haar" + 0.004*"artikel" + 0.004*"inspecteur" + 0.004*"onderdeel" + 0.004*"ik" + 0.004*"zouen"</text:p>
      <text:p text:style-name="P1">INFO : topic #14 (0.010): 0.010*"belanghebbennen" + 0.009*"wet" + 0.006*"art" + 0.006*"blz" + 0.006*"artikel" + 0.005*"zij" + 0.004*"haar" + 0.004*"zouen" + 0.004*"bedrag" + 0.004*"inspecteur"</text:p>
      <text:p text:style-name="P1">INFO : topic #19 (0.010): 0.009*"artikel" + 0.009*"the" + 0.006*"wet" + 0.006*"art" + 0.005*"a" + 0.004*"opiumwet" + 0.004*"recht" + 0.004*"inrichting" + 0.004*"nederland" + 0.004*"onderdeel"</text:p>
      <text:p text:style-name="P1">INFO : topic #2 (0.010): 0.020*"afvalstof" + 0.007*"inrichting" + 0.007*"belanghebbennen" + 0.006*"blz" + 0.005*"artikel" + 0.005*"wet" + 0.005*"art" + 0.004*"stof" + 0.004*"begrip" + 0.003*"wel"</text:p>
      <text:p text:style-name="P1">INFO : topic diff=5.780081, rho=0.707107</text:p>
      <text:p text:style-name="P1">INFO : PROGRESS: pass 0, at document #6000/19421</text:p>
      <text:p text:style-name="P1">INFO : merging changes from 2000 documents into a model of 19421 documents</text:p>
      <text:p text:style-name="P1">INFO : topic #80 (0.010): 0.015*"kind" + 0.011*"beschikking" + 0.009*"ouder" + 0.008*"art" + 0.007*"moeder" + 0.007*"zoon" + 0.006*"wet" + 0.005*"vader" + 0.005*"haar" + 0.005*"artikel"</text:p>
      <text:p text:style-name="P1">INFO : topic #1 (0.010): 0.010*"convenant" + 0.007*"art" + 0.006*"jaar" + 0.006*"belanghebbennen" + 0.006*"wet" + 0.005*"zouen" + 0.004*"haar" + 0.004*"artikel" + 0.004*"geval" + 0.004*"nemen"</text:p>
      <text:p text:style-name="P1">INFO : topic #42 (0.010): 0.019*"belanghebbennen" + 0.014*"artikel" + 0.008*"wet" + 0.008*"aanslag" + 0.008*"awb" + 0.007*"bezwaar" + 0.007*"belanghebbende" + 0.006*"bezwaarschrift" + 0.006*"inspecteur" + 0.005*"geval"</text:p>
      <text:p text:style-name="P1">INFO : topic #17 (0.010): 0.048*"man" + 0.034*"vrouw" + 0.011*"beschikking" + 0.008*"partij" + 0.008*"woning" + 0.008*"haar" + 0.006*"rechtbank" + 0.005*"kost" + 0.005*"verdeling" + 0.005*"per"</text:p>
      <text:p text:style-name="P1">INFO : topic #71 (0.010): 0.015*"ziekenfondsverzekering" + 0.010*"wet" + 0.009*"588" + 0.007*"artikel" + 0.006*"belanghebbennen" + 0.005*"jaar" + 0.005*"bpf" + 0.005*"shurgard" + 0.005*"art" + 0.004*"regeling"</text:p>
      <text:p text:style-name="P1">INFO : topic diff=5.093166, rho=0.577350</text:p>
      <text:p text:style-name="P1">INFO : PROGRESS: pass 0, at document #8000/19421</text:p>
      <text:p text:style-name="P1">INFO : merging changes from 2000 documents into a model of 19421 documents</text:p>
      <text:p text:style-name="P1">INFO : topic #83 (0.010): 0.017*"betrokkeneen" + 0.013*"beschikking" + 0.013*"klager" + 0.013*"justitie" + 0.012*"officier" + 0.010*"voorwerp" + 0.007*"beslag" + 0.007*"rechtbank" + 0.006*"art" + 0.006*"inbeslaggenoom"</text:p>
      <text:p text:style-name="P1">INFO : topic #87 (0.010): 0.029*"bank" + 0.015*"militair" + 0.007*"art" + 0.005*"haar" + 0.005*"wet" + 0.005*"kredietfaciliteit" + 0.004*"artikel" + 0.004*"geval" + 0.004*"belanghebbennen" + 0.004*"vof"</text:p>
      <text:p text:style-name="P1"><text:soft-page-break/>INFO : topic #98 (0.010): 0.015*"kinderopvang" + 0.011*"canon" + 0.011*"azc" + 0.009*"coa" + 0.008*"kleding" + 0.007*"kost" + 0.006*"opvang" + 0.006*"wet" + 0.006*"2005" + 0.006*"artikel"</text:p>
      <text:p text:style-name="P1">INFO : topic #94 (0.010): 0.015*"belanghebbennen" + 0.009*"aanslag" + 0.009*"inspecteur" + 0.008*"beschikking" + 0.008*"kost" + 0.008*"bezwaar" + 0.007*"artikel" + 0.006*"bedrag" + 0.006*"staatssecretaris" + 0.006*"1997"</text:p>
      <text:p text:style-name="P1">INFO : topic #61 (0.010): 0.015*"ongeval" + 0.014*"schade" + 0.012*"auto" + 0.008*"bestuurder" + 0.007*"onderdeel" + 0.006*"motorrijtuig" + 0.006*"incident" + 0.006*"art" + 0.005*"snelheid" + 0.005*"weg"</text:p>
      <text:p text:style-name="P1">INFO : topic diff=5.109040, rho=0.500000</text:p>
      <text:p text:style-name="P1">INFO : PROGRESS: pass 0, at document #10000/19421</text:p>
      <text:p text:style-name="P1">INFO : merging changes from 2000 documents into a model of 19421 documents</text:p>
      <text:p text:style-name="P1">INFO : topic #57 (0.010): 0.010*"werkneemster" + 0.008*"wet" + 0.008*"schenking" + 0.007*"belanghebbennen" + 0.006*"artikel" + 0.006*"recht" + 0.004*"geval" + 0.004*"bepaling" + 0.004*"veld" + 0.004*"zij"</text:p>
      <text:p text:style-name="P1">INFO : topic #8 (0.010): 0.013*"art" + 0.012*"persoon" + 0.011*"2002" + 0.007*"rechtbank" + 0.007*"verzoek" + 0.006*"staan" + 0.006*"j.d.m" + 0.006*"2001" + 0.006*"opgeëissen" + 0.006*"tenuitvoerlegging"</text:p>
      <text:p text:style-name="P1">INFO : topic #3 (0.010): 0.038*"verweerster" + 0.012*"onderdeel" + 0.011*"eiser" + 0.010*"haar" + 0.008*"rov" + 0.008*"vordering" + 0.008*"overeenkomst" + 0.008*"art" + 0.007*"zij" + 0.006*"schade"</text:p>
      <text:p text:style-name="P1">INFO : topic #84 (0.010): 0.025*"appartement" + 0.019*"coöperatie" + 0.017*"voorziening" + 0.012*"group" + 0.010*"bekostigingsbesluit" + 0.008*"gebied" + 0.007*"kost" + 0.006*"kaart" + 0.006*"onroerend" + 0.005*"faunawet"</text:p>
      <text:p text:style-name="P1">INFO : topic #63 (0.010): 0.013*"installatie" + 0.011*"vve" + 0.011*"art" + 0.008*"66" + 0.007*"verzoeker" + 0.007*"dampen" + 0.006*"freight" + 0.005*"beschikking" + 0.005*"city" + 0.005*"alexis"</text:p>
      <text:p text:style-name="P1">INFO : topic diff=4.947732, rho=0.447214</text:p>
      <text:p text:style-name="P1">INFO : PROGRESS: pass 0, at document #12000/19421</text:p>
      <text:p text:style-name="P1">INFO : merging changes from 2000 documents into a model of 19421 documents</text:p>
      <text:p text:style-name="P1">INFO : topic #34 (0.010): 0.040*"curaçao" + 0.026*"antillen" + 0.025*"schip" + 0.015*"europe" + 0.014*"nederlands" + 0.013*"rederij" + 0.007*"wakawa" + 0.007*"pax" + 0.007*"cognossement" + 0.006*"gerecht"</text:p>
      <text:p text:style-name="P1">INFO : topic #32 (0.010): 0.023*"artikel" + 0.012*"nederland" + 0.008*"regeling" + 0.007*"wet" + 0.007*"geval" + 0.007*"lidstaat" + 0.007*"nederlands" + 0.007*"toepassing" + 0.007*"eg" + 0.007*"nationaal"</text:p>
      <text:p text:style-name="P1">INFO : topic #45 (0.010): 0.030*"belanghebbennen" + 0.017*"inspecteur" + 0.013*"belanghebbende" + 0.007*"belasting" + 0.007*"artikel" + 0.007*"staatssecretaris" + 0.007*"hofs" + 0.007*"proceskost" + 0.007*"verhoging" + 0.007*"naheffingsaanslag"</text:p>
      <text:p text:style-name="P1">INFO : topic #31 (0.010): 0.012*"finance" + 0.009*"toegangsdeuren" + 0.009*"london" + 0.007*"baby" + 0.007*"driemanschap" + 0.006*"bedrog" + 0.005*"001" + 0.005*"zij" + 0.005*"klinisch" + 0.005*"aanvraagformulier"</text:p>
      <text:p text:style-name="P1">INFO : topic #33 (0.010): 0.040*"artikel" + 0.021*"wet" + 0.018*"verdrag" + 0.011*"belanghebbennen" + 0.010*"belanghebbende" + 0.010*"hierna" + 0.008*"toepassing" + 0.007*"belgië" + 0.006*"nederland" + 0.006*"letter"</text:p>
      <text:p text:style-name="P1">INFO : topic diff=4.658826, rho=0.408248</text:p>
      <text:p text:style-name="P1">INFO : PROGRESS: pass 0, at document #14000/19421</text:p>
      <text:p text:style-name="P1">INFO : merging changes from 2000 documents into a model of 19421 documents</text:p>
      <text:p text:style-name="P1">INFO : topic #67 (0.010): 0.025*"gemeente" + 0.015*"c." + 0.011*"onderdeel" + 0.009*"eiser" + 0.008*"rechtbank" + 0.007*"staan" + 0.007*"art" + 0.007*"vonnis" + 0.007*"rov" + 0.006*"perceel"</text:p>
      <text:p text:style-name="P1"><text:soft-page-break/>INFO : topic #46 (0.010): 0.035*"eiser" + 0.016*"rechtbank" + 0.014*"c." + 0.012*"vonnis" + 0.012*"2006" + 0.010*"veroordelen" + 0.010*"partij" + 0.010*"2005" + 0.008*"vordering" + 0.008*"hoger"</text:p>
      <text:p text:style-name="P1">INFO : topic #98 (0.010): 0.020*"2005" + 0.018*"domicilie" + 0.016*"isd-maatregel" + 0.016*"canon" + 0.015*"kleding" + 0.015*"baros" + 0.012*"coa" + 0.010*"embrica" + 0.010*"kinderopvang" + 0.009*"iss"</text:p>
      <text:p text:style-name="P1">INFO : topic #79 (0.010): 0.019*"seksueel" + 0.016*"handeling" + 0.015*"penis" + 0.015*"mond" + 0.015*"vagina" + 0.013*"delta" + 0.011*"haar" + 0.009*"waterschap" + 0.009*"feitelijkheid" + 0.009*"vinger"</text:p>
      <text:p text:style-name="P1">INFO : topic #86 (0.010): 0.019*"hoger" + 0.014*"verdacht" + 0.013*"adres" + 0.013*"dagvaarding" + 0.011*"art" + 0.010*"akte" + 0.008*"brief" + 0.008*"verschijnen" + 0.008*"terechtzitting" + 0.008*"stuk"</text:p>
      <text:p text:style-name="P1">INFO : topic diff=4.460519, rho=0.377964</text:p>
      <text:p text:style-name="P1">INFO : PROGRESS: pass 0, at document #16000/19421</text:p>
      <text:p text:style-name="P1">INFO : merging changes from 2000 documents into a model of 19421 documents</text:p>
      <text:p text:style-name="P1">INFO : topic #99 (0.010): 0.038*"schuldsaneringsregeling" + 0.033*"trouw" + 0.033*"schuldenaar" + 0.022*"toepassing" + 0.022*"spoor" + 0.020*"goeder" + 0.015*"schuld" + 0.014*"euretco" + 0.011*"aanvangennen" + 0.011*"f."</text:p>
      <text:p text:style-name="P1">INFO : topic #42 (0.010): 0.029*"rechtbank" + 0.026*"awb" + 0.021*"belanghebbennen" + 0.019*"bezwaar" + 0.018*"verzet" + 0.014*"artikel" + 0.012*"griffierecht" + 0.011*"niet-ontvankelijk" + 0.009*"bezwaarschrift" + 0.008*"belanghebbende"</text:p>
      <text:p text:style-name="P1">INFO : topic #69 (0.010): 0.040*"sigaret" + 0.028*"tankstation" + 0.026*"vegter" + 0.015*"j.d.m" + 0.011*"schoonmaak" + 0.007*"drang" + 0.007*"beroving" + 0.006*"legitimatiebewij" + 0.006*"awbz" + 0.006*"partnerschap"</text:p>
      <text:p text:style-name="P1">INFO : topic #97 (0.010): 0.026*"vennoot" + 0.022*"s.c." + 0.021*"maatschap" + 0.021*"onderneming" + 0.019*"vennootschap" + 0.015*"cv" + 0.011*"commanditair" + 0.010*"firma" + 0.008*"inbreng" + 0.007*"inbrengen"</text:p>
      <text:p text:style-name="P1">INFO : topic #40 (0.010): 0.043*"bv" + 0.038*"aandeel" + 0.015*"artikel" + 0.012*"belanghebbennen" + 0.012*"wet" + 0.012*"a" + 0.012*"vennootschap" + 0.011*"hierna" + 0.008*"b.v." + 0.007*"beheer"</text:p>
      <text:p text:style-name="P1">INFO : topic diff=3.814357, rho=0.353553</text:p>
      <text:p text:style-name="P1">INFO : PROGRESS: pass 0, at document #18000/19421</text:p>
      <text:p text:style-name="P1">INFO : merging changes from 2000 documents into a model of 19421 documents</text:p>
      <text:p text:style-name="P1">INFO : topic #23 (0.010): 0.022*"bedrijf" + 0.019*"dexia" + 0.016*"artikel" + 0.014*"vuurwerk" + 0.012*"wet" + 0.009*"dier" + 0.009*"besluit" + 0.007*"aantal" + 0.007*"hoeveelheid" + 0.007*"voorschrift"</text:p>
      <text:p text:style-name="P1">INFO : topic #44 (0.010): 0.031*"inspecteur" + 0.028*"belanghebbennen" + 0.021*"jaar" + 0.015*"heffingsrente" + 0.014*"boet" + 0.011*"aangifte" + 0.011*"aanslag" + 0.010*"opleggen" + 0.009*"inzake" + 0.009*"artikel"</text:p>
      <text:p text:style-name="P1">INFO : topic #45 (0.010): 0.031*"belanghebbennen" + 0.017*"inspecteur" + 0.013*"belanghebbende" + 0.012*"verhoging" + 0.012*"staatssecretaris" + 0.010*"hofs" + 0.008*"middeel" + 0.008*"financiën" + 0.007*"jaar" + 0.007*"hierna"</text:p>
      <text:p text:style-name="P1">INFO : topic #2 (0.010): 0.050*"inrichting" + 0.035*"e-mail" + 0.015*"materiaal" + 0.013*"verwijderen" + 0.009*"opslag" + 0.008*"zeeland" + 0.008*"lease" + 0.007*"platform" + 0.006*"vergunning" + 0.006*"opslaan"</text:p>
      <text:p text:style-name="P1">INFO : topic #32 (0.010): 0.024*"artikel" + 0.015*"nederland" + 0.011*"nederlands" + 0.010*"toepassing" + 0.010*"geval" + 0.009*"regeling" + 0.009*"recht" + 0.008*"nationaal" + 0.008*"verordening" + 0.008*"lidstaat"</text:p>
      <text:p text:style-name="P1">INFO : topic diff=3.251988, rho=0.333333</text:p>
      <text:p text:style-name="P1">INFO : -8.629 per-word bound, 396.0 perplexity estimate based on a held-out corpus of 1421 documents with 1204714 words</text:p>
      <text:p text:style-name="P1">INFO : PROGRESS: pass 0, at document #19421/19421</text:p>
      <text:p text:style-name="P1"><text:soft-page-break/>INFO : merging changes from 1421 documents into a model of 19421 documents</text:p>
      <text:p text:style-name="P1">INFO : topic #96 (0.010): 0.021*"voordeel" + 0.018*"verkrijgen" + 0.016*"wederrechtelijk" + 0.012*"betrokkeneen" + 0.012*"veroordelen" + 0.011*"termijn" + 0.010*"redelijk" + 0.009*"bedrag" + 0.006*"art" + 0.006*"2003"</text:p>
      <text:p text:style-name="P1">INFO : topic #86 (0.010): 0.024*"hoger" + 0.018*"verdacht" + 0.014*"art" + 0.014*"terechtzitting" + 0.011*"adres" + 0.011*"dagvaarding" + 0.008*"sv" + 0.008*"vonnis" + 0.008*"stuk" + 0.008*"bekend"</text:p>
      <text:p text:style-name="P1">INFO : topic #88 (0.010): 0.069*"betrokkeneen" + 0.030*"verbalisant" + 0.026*"ik" + 0.018*"verdacht" + 0.016*"hij" + 0.013*"proces-verbaal" + 0.010*"zien" + 0.009*"politie" + 0.009*"zover" + 0.008*"wij"</text:p>
      <text:p text:style-name="P1">INFO : topic #23 (0.010): 0.033*"dexia" + 0.021*"bedrijf" + 0.016*"artikel" + 0.012*"wet" + 0.011*"vuurwerk" + 0.010*"dier" + 0.007*"besluit" + 0.007*"hoeveelheid" + 0.007*"kg" + 0.007*"aantal"</text:p>
      <text:p text:style-name="P1">INFO : topic #32 (0.010): 0.026*"artikel" + 0.014*"nederland" + 0.011*"toepassing" + 0.011*"nederlands" + 0.011*"geval" + 0.010*"recht" + 0.010*"regeling" + 0.009*"verordening" + 0.008*"nationaal" + 0.008*"lidstaat"</text:p>
      <text:p text:style-name="P1">INFO : topic diff=2.686595, rho=0.316228</text:p>
      <text:p text:style-name="P1">INFO : PROGRESS: pass 1, at document #2000/19421</text:p>
      <text:p text:style-name="P1">INFO : merging changes from 2000 documents into a model of 19421 documents</text:p>
      <text:p text:style-name="P1">INFO : topic #3 (0.010): 0.023*"verweerster" + 0.017*"overeenkomst" + 0.014*"art" + 0.011*"haar" + 0.010*"bw" + 0.010*"onderdeel" + 0.009*"rov" + 0.009*"partij" + 0.008*"zij" + 0.007*"vordering"</text:p>
      <text:p text:style-name="P1">INFO : topic #35 (0.010): 0.030*"belanghebbennen" + 0.015*"waarde" + 0.015*"kost" + 0.013*"behandeling" + 0.012*"belanghebbende" + 0.009*"onroerend" + 0.009*"proceskost" + 0.008*"hofs" + 0.008*"vaststellen" + 0.008*"wet"</text:p>
      <text:p text:style-name="P1">INFO : topic #70 (0.010): 0.023*"merken" + 0.015*"2.2.2" + 0.014*"2.2.1" + 0.014*"2.1.2" + 0.012*"2.1.1" + 0.012*"2.1.3" + 0.010*"afbeelding" + 0.010*"gebruik" + 0.009*"belen" + 0.009*"bmw"</text:p>
      <text:p text:style-name="P1">INFO : topic #65 (0.010): 0.011*"art" + 0.007*"zij" + 0.006*"onderdeel" + 0.006*"haar" + 0.005*"geval" + 0.005*"werknemer" + 0.005*"hij" + 0.005*"zouen" + 0.005*"omstandigheid" + 0.005*"arbeidsovereenkomst"</text:p>
      <text:p text:style-name="P1">INFO : topic #26 (0.010): 0.027*"verjaring" + 0.020*"sint" + 0.015*"art" + 0.015*"verjaringstermijn" + 0.013*"arbitraal" + 0.012*"maarten" + 0.009*"vonnis" + 0.008*"vordering" + 0.008*"gerecht" + 0.008*"verjaard"</text:p>
      <text:p text:style-name="P1">INFO : topic diff=1.984373, rho=0.301511</text:p>
      <text:p text:style-name="P1">INFO : PROGRESS: pass 1, at document #4000/19421</text:p>
      <text:p text:style-name="P1">INFO : merging changes from 2000 documents into a model of 19421 documents</text:p>
      <text:p text:style-name="P1">INFO : topic #29 (0.010): 0.048*"verweerder" + 0.020*"eisere" + 0.018*"rechtbank" + 0.013*"vordering" + 0.010*"curator" + 0.009*"art" + 0.009*"vonnis" + 0.008*"onderdeel" + 0.006*"haar" + 0.005*"betrokkeneen"</text:p>
      <text:p text:style-name="P1">INFO : topic #30 (0.010): 0.063*"coffeeshop" + 0.022*"kantoorruimte" + 0.021*"checkpoint" + 0.019*"softdrug" + 0.011*"elektrisch" + 0.010*"spraak" + 0.009*"verkoop" + 0.008*"winkelcentrum" + 0.007*"vervolging" + 0.007*"bondgenoot"</text:p>
      <text:p text:style-name="P1">INFO : topic #95 (0.010): 0.017*"art" + 0.015*"onderdeel" + 0.011*"rov" + 0.011*"recht" + 0.009*"rechter" + 0.009*"nl" + 0.008*"c." + 0.006*"conclusie" + 0.006*"rv" + 0.005*"vordering"</text:p>
      <text:p text:style-name="P1">INFO : topic #65 (0.010): 0.010*"art" + 0.007*"onderdeel" + 0.007*"zij" + 0.007*"haar" + 0.006*"arbeidsovereenkomst" + 0.005*"geval" + 0.005*"hij" + 0.005*"omstandigheid" + 0.005*"werknemer" + 0.005*"zouen"</text:p>
      <text:p text:style-name="P1">INFO : topic #38 (0.010): 0.090*"2013" + 0.018*"uitkering" + 0.013*"belanghebbennen" + 0.012*"inkomst" + 0.010*"jaar" + 0.010*"inkomen" + 0.009*"premie" + 0.009*"artikel" + 0.008*"wet" + 0.007*"volksverzekering"</text:p>
      <text:p text:style-name="P1">INFO : topic diff=1.690089, rho=0.301511</text:p>
      <text:p text:style-name="P1"><text:soft-page-break/>INFO : PROGRESS: pass 1, at document #6000/19421</text:p>
      <text:p text:style-name="P1">INFO : merging changes from 2000 documents into a model of 19421 documents</text:p>
      <text:p text:style-name="P1">INFO : topic #3 (0.010): 0.030*"verweerster" + 0.016*"overeenkomst" + 0.013*"onderdeel" + 0.012*"haar" + 0.011*"art" + 0.010*"rov" + 0.009*"zij" + 0.008*"partij" + 0.008*"bw" + 0.008*"vordering"</text:p>
      <text:p text:style-name="P1">INFO : topic #89 (0.010): 0.032*"bank" + 0.028*"onderdeel" + 0.018*"rov" + 0.016*"a" + 0.010*"haar" + 0.010*"c." + 0.009*"vordering" + 0.008*"betrokkeneen" + 0.008*"zekerheid" + 0.007*"zij"</text:p>
      <text:p text:style-name="P1">INFO : topic #71 (0.010): 0.124*"broer" + 0.042*"zuster" + 0.025*"bpf" + 0.022*"1,5" + 0.021*"sport" + 0.019*"ziekenfondsverzekering" + 0.018*"verfbom" + 0.015*"horecagelegenheid" + 0.012*"shurgard" + 0.011*"melder"</text:p>
      <text:p text:style-name="P1">INFO : topic #54 (0.010): 0.040*"richtlijn" + 0.030*"dienst" + 0.016*"artikel" + 0.008*"a" + 0.008*"b" + 0.007*"vrijstelling" + 0.006*"verrichten" + 0.006*"aanhef" + 0.005*"letter" + 0.005*"andere"</text:p>
      <text:p text:style-name="P1">INFO : topic #66 (0.010): 0.035*"verzoeker" + 0.027*"2005" + 0.026*"beschikking" + 0.018*"art" + 0.017*"verzoek" + 0.015*"verzoekster" + 0.014*"stichting" + 0.010*"haar" + 0.008*"betrokkeneen" + 0.008*"kantonrechter"</text:p>
      <text:p text:style-name="P1">INFO : topic diff=1.540018, rho=0.301511</text:p>
      <text:p text:style-name="P1">INFO : PROGRESS: pass 1, at document #8000/19421</text:p>
      <text:p text:style-name="P1">INFO : merging changes from 2000 documents into a model of 19421 documents</text:p>
      <text:p text:style-name="P1">INFO : topic #58 (0.010): 0.060*"f.b" + 0.038*"verzekering" + 0.034*"verzekeren" + 0.031*"verzekeraar" + 0.015*"uitkering" + 0.014*"polis" + 0.013*"dekking" + 0.012*"verzekeringsovereenkomst" + 0.011*"n.v." + 0.011*"winkel"</text:p>
      <text:p text:style-name="P1">INFO : topic #43 (0.010): 0.021*"frans" + 0.020*"frankrijk" + 0.019*"contract" + 0.012*"club" + 0.010*"a" + 0.008*"knvb" + 0.008*"polishouder" + 0.006*"btw-richtlijn" + 0.005*"jaar" + 0.005*"bedrag"</text:p>
      <text:p text:style-name="P1">INFO : topic #38 (0.010): 0.064*"2013" + 0.017*"uitkering" + 0.015*"inkomst" + 0.012*"belanghebbennen" + 0.011*"inkomen" + 0.010*"jaar" + 0.010*"premie" + 0.009*"artikel" + 0.008*"wet" + 0.007*"inkomstenbelasting"</text:p>
      <text:p text:style-name="P1">INFO : topic #10 (0.010): 0.024*"wet" + 0.014*"blz" + 0.014*"artikel" + 0.011*"jaar" + 0.011*"onderneming" + 0.011*"belanghebbennen" + 0.010*"ib" + 0.010*"inkomstenbelasting" + 0.007*"winst" + 0.007*"aanslag"</text:p>
      <text:p text:style-name="P1">INFO : topic #35 (0.010): 0.029*"belanghebbennen" + 0.015*"kost" + 0.013*"belanghebbende" + 0.013*"waarde" + 0.012*"behandeling" + 0.011*"hofs" + 0.010*"onroerend" + 0.009*"proceskost" + 0.009*"bezwaar" + 0.008*"wet"</text:p>
      <text:p text:style-name="P1">INFO : topic diff=1.398934, rho=0.301511</text:p>
      <text:p text:style-name="P1">INFO : PROGRESS: pass 1, at document #10000/19421</text:p>
      <text:p text:style-name="P1">INFO : merging changes from 2000 documents into a model of 19421 documents</text:p>
      <text:p text:style-name="P1">INFO : topic #89 (0.010): 0.033*"bank" + 0.030*"onderdeel" + 0.018*"rov" + 0.016*"a" + 0.012*"c." + 0.010*"haar" + 0.009*"vordering" + 0.008*"octrooi" + 0.008*"betrokkeneen" + 0.008*"jegens"</text:p>
      <text:p text:style-name="P1">INFO : topic #98 (0.010): 0.039*"kleding" + 0.022*"kinderopvang" + 0.020*"canon" + 0.019*"2005" + 0.016*"coa" + 0.016*"opdracht" + 0.015*"opvang" + 0.011*"amphia" + 0.010*"domicilie" + 0.010*"aanbesteding"</text:p>
      <text:p text:style-name="P1">INFO : topic #18 (0.010): 0.042*"stof" + 0.034*"afvalstof" + 0.014*"bodem" + 0.014*"terrein" + 0.013*"wet" + 0.013*"verontreiniging" + 0.011*"milieubeheer" + 0.010*"gevaarlijk" + 0.009*"verwijdering" + 0.008*"huishoudelijk"</text:p>
      <text:p text:style-name="P1">INFO : topic #53 (0.010): 0.049*"werknemer" + 0.043*"werkzaamheid" + 0.032*"werkgever" + 0.022*"arbeid" + 0.021*"verrichten" + 0.020*"dienstbetrekking" + 0.013*"loonbelasting" + 0.011*"loon" + 0.011*"kost" + 0.009*"nederland"</text:p>
      <text:p text:style-name="P1"><text:soft-page-break/>INFO : topic #93 (0.010): 0.014*"eiser" + 0.011*"hij" + 0.010*"zouen" + 0.010*"onderdeel" + 0.009*"omstandigheid" + 0.009*"schade" + 0.008*"zij" + 0.007*"gevolg" + 0.007*"betrokkeneen" + 0.006*"haar"</text:p>
      <text:p text:style-name="P1">INFO : topic diff=1.275061, rho=0.301511</text:p>
      <text:p text:style-name="P1">INFO : PROGRESS: pass 1, at document #12000/19421</text:p>
      <text:p text:style-name="P1">INFO : merging changes from 2000 documents into a model of 19421 documents</text:p>
      <text:p text:style-name="P1">INFO : topic #60 (0.010): 0.028*"tele2" + 0.028*"versatel" + 0.017*"volmachtigen" + 0.016*"evd" + 0.015*"wiener" + 0.015*"netbeheerder" + 0.015*"ceas" + 0.014*"diamant" + 0.013*"rockwool" + 0.012*"gobain"</text:p>
      <text:p text:style-name="P1">INFO : topic #58 (0.010): 0.056*"f.b" + 0.045*"verzekering" + 0.036*"verzekeren" + 0.033*"verzekeraar" + 0.018*"polis" + 0.017*"uitkering" + 0.013*"dekking" + 0.012*"n.v." + 0.011*"verzekeringsovereenkomst" + 0.010*"2006"</text:p>
      <text:p text:style-name="P1">INFO : topic #0 (0.010): 0.065*"ik" + 0.035*"slachtoffer" + 0.023*"verdacht" + 0.020*"hij" + 0.018*"mijn" + 0.015*"mij" + 0.013*"zien" + 0.011*"aanvrage" + 0.010*"gaan" + 0.009*"verklaring"</text:p>
      <text:p text:style-name="P1">INFO : topic #28 (0.010): 0.050*"beschikking" + 0.041*"2003" + 0.036*"rechtbank" + 0.025*"2001" + 0.020*"verzoek" + 0.016*"2002" + 0.011*"behandeling" + 0.009*"verzocht" + 0.009*"klacht" + 0.008*"2007"</text:p>
      <text:p text:style-name="P1">INFO : topic #59 (0.010): 0.206*"2010" + 0.029*"blous" + 0.022*"06-" + 0.013*"scenario" + 0.011*"honkbalknuppel" + 0.010*"j" + 0.010*"dos" + 0.010*"vakantiepark" + 0.009*"vaate" + 0.007*"begraafplaats"</text:p>
      <text:p text:style-name="P1">INFO : topic diff=1.146401, rho=0.301511</text:p>
      <text:p text:style-name="P1">INFO : PROGRESS: pass 1, at document #14000/19421</text:p>
      <text:p text:style-name="P1">INFO : merging changes from 2000 documents into a model of 19421 documents</text:p>
      <text:p text:style-name="P1">INFO : topic #73 (0.010): 0.042*"aanslag" + 0.031*"jaar" + 0.030*"belanghebbennen" + 0.021*"inkomstenbelasting" + 0.018*"belanghebbende" + 0.018*"inspecteur" + 0.017*"bedrag" + 0.016*"inkomen" + 0.015*"belastbaar" + 0.013*"volksverzekering"</text:p>
      <text:p text:style-name="P1">INFO : topic #50 (0.010): 0.048*"drion" + 0.039*"ruit" + 0.029*"stok" + 0.024*"supportershome" + 0.022*"trust" + 0.021*"amstelveen" + 0.020*"den" + 0.019*"ado" + 0.015*"pontmeyer" + 0.013*"diep"</text:p>
      <text:p text:style-name="P1">INFO : topic #1 (0.010): 0.019*"convenant" + 0.014*"methode" + 0.010*"content" + 0.007*"gs" + 0.006*"xvi" + 0.006*"tand" + 0.006*"portefeuil" + 0.005*"berekening" + 0.005*"koppeling" + 0.005*"zouen"</text:p>
      <text:p text:style-name="P1">INFO : topic #43 (0.010): 0.022*"contract" + 0.020*"polishouder" + 0.019*"a" + 0.019*"club" + 0.018*"speler" + 0.017*"frankrijk" + 0.014*"frans" + 0.008*"zweed" + 0.006*"kantine" + 0.006*"jaar"</text:p>
      <text:p text:style-name="P1">INFO : topic #19 (0.010): 0.100*"the" + 0.030*"to" + 0.026*"and" + 0.020*"a" + 0.015*"that" + 0.013*"or" + 0.010*"for" + 0.010*"be" + 0.009*"on" + 0.009*"as"</text:p>
      <text:p text:style-name="P1">INFO : topic diff=1.033745, rho=0.301511</text:p>
      <text:p text:style-name="P1">INFO : PROGRESS: pass 1, at document #16000/19421</text:p>
      <text:p text:style-name="P1">INFO : merging changes from 2000 documents into a model of 19421 documents</text:p>
      <text:p text:style-name="P1">INFO : topic #42 (0.010): 0.048*"rechtbank" + 0.026*"bezwaar" + 0.020*"awb" + 0.019*"belanghebbennen" + 0.016*"verzet" + 0.015*"termijn" + 0.013*"artikel" + 0.012*"niet-ontvankelijk" + 0.011*"brief" + 0.011*"griffierecht"</text:p>
      <text:p text:style-name="P1">INFO : topic #36 (0.010): 0.076*"waterschap" + 0.060*"dagelijks" + 0.058*"lvnl" + 0.025*"bestuur" + 0.016*"gebied" + 0.014*"e-traction" + 0.013*"bankafschrift" + 0.012*"wegenbeheer" + 0.012*"taak" + 0.011*"dw"</text:p>
      <text:p text:style-name="P1">INFO : topic #69 (0.010): 0.067*"sigaret" + 0.047*"tankstation" + 0.030*"vegter" + 0.017*"overmacht" + 0.017*"delft" + 0.016*"schoonmaak" + 0.013*"j.d.m" + 0.011*"training" + 0.011*"beroving" + 0.010*"drang"</text:p>
      <text:p text:style-name="P1"><text:soft-page-break/>INFO : topic #98 (0.010): 0.030*"kleding" + 0.016*"2005" + 0.015*"inschrijver" + 0.014*"opdracht" + 0.013*"opvang" + 0.013*"domicilie" + 0.013*"isd-maatregel" + 0.013*"canon" + 0.011*"geurhondendienst" + 0.011*"aanbestedennen"</text:p>
      <text:p text:style-name="P1">INFO : topic #17 (0.010): 0.066*"man" + 0.061*"vrouw" + 0.021*"partij" + 0.012*"beschikking" + 0.009*"rechtbank" + 0.009*"verdeling" + 0.008*"haar" + 0.008*"bedrag" + 0.008*"onderdeel" + 0.008*"huwelijk"</text:p>
      <text:p text:style-name="P1">INFO : topic diff=0.905691, rho=0.301511</text:p>
      <text:p text:style-name="P1">INFO : PROGRESS: pass 1, at document #18000/19421</text:p>
      <text:p text:style-name="P1">INFO : merging changes from 2000 documents into a model of 19421 documents</text:p>
      <text:p text:style-name="P1">INFO : topic #11 (0.010): 0.037*"kost" + 0.036*"opbrengst" + 0.016*"totaal" + 0.015*"per" + 0.015*"last" + 0.013*"paard" + 0.012*"groot" + 0.011*"beroepsfout" + 0.011*"baat" + 0.010*"geraamd"</text:p>
      <text:p text:style-name="P1">INFO : topic #7 (0.010): 0.064*"001" + 0.026*"nationaliteit" + 0.022*"bezit" + 0.019*"voorkeursrecht" + 0.018*"paspoort" + 0.017*"nederlands" + 0.016*"document" + 0.015*"staan" + 0.014*"surinaams" + 0.013*"suriname"</text:p>
      <text:p text:style-name="P1">INFO : topic #12 (0.010): 0.057*"aanvraag" + 0.026*"bestuurder" + 0.025*"rijbewijs" + 0.020*"1994" + 0.019*"art" + 0.018*"verblijf" + 0.017*"vreemdeling" + 0.015*"bestuur" + 0.012*"nederland" + 0.012*"8"</text:p>
      <text:p text:style-name="P1">INFO : topic #23 (0.010): 0.024*"bedrijf" + 0.021*"dexia" + 0.017*"vuurwerk" + 0.014*"wet" + 0.014*"artikel" + 0.011*"dier" + 0.009*"regeling" + 0.008*"besluit" + 0.007*"hoeveelheid" + 0.007*"aantal"</text:p>
      <text:p text:style-name="P1">INFO : topic #87 (0.010): 0.028*"bank" + 0.022*"pandrecht" + 0.014*"art" + 0.011*"curator" + 0.010*"kleden" + 0.010*"stil" + 0.009*"hypotheek" + 0.008*"militair" + 0.008*"borg" + 0.007*"immuniteit"</text:p>
      <text:p text:style-name="P1">INFO : topic diff=0.792006, rho=0.301511</text:p>
      <text:p text:style-name="P1">INFO : -7.910 per-word bound, 240.6 perplexity estimate based on a held-out corpus of 1421 documents with 1204714 words</text:p>
      <text:p text:style-name="P1">INFO : PROGRESS: pass 1, at document #19421/19421</text:p>
      <text:p text:style-name="P1">INFO : merging changes from 1421 documents into a model of 19421 documents</text:p>
      <text:p text:style-name="P1">INFO : topic #5 (0.010): 0.103*"2007" + 0.102*"2012" + 0.059*"2004" + 0.026*"per" + 0.021*"maand" + 0.018*"beschikking" + 0.011*"ingang" + 0.010*"rechtbank" + 0.010*"bijdrage" + 0.010*"januari"</text:p>
      <text:p text:style-name="P1">INFO : topic #4 (0.010): 0.031*"verdacht" + 0.023*"getuige" + 0.018*"verklaring" + 0.017*"medeverdachte" + 0.014*"hij" + 0.013*"horen" + 0.012*"verdediging" + 0.012*"terechtzitting" + 0.010*"raadsman" + 0.009*"cliënt"</text:p>
      <text:p text:style-name="P1">INFO : topic #62 (0.010): 0.052*"rabobank" + 0.040*"vereniging" + 0.026*"leed" + 0.021*"kansspel" + 0.019*"organisatie" + 0.015*"spelen" + 0.014*"prijs" + 0.014*"internetten" + 0.012*"toestel" + 0.011*"spel"</text:p>
      <text:p text:style-name="P1">INFO : topic #61 (0.010): 0.068*"auto" + 0.019*"voertuig" + 0.017*"bestuurder" + 0.016*"weg" + 0.015*"personenauto" + 0.014*"reden" + 0.012*"zien" + 0.011*"ongeval" + 0.011*"rijden" + 0.011*"rijen"</text:p>
      <text:p text:style-name="P1">INFO : topic #3 (0.010): 0.024*"verweerster" + 0.019*"overeenkomst" + 0.014*"art" + 0.013*"bw" + 0.012*"onderdeel" + 0.011*"haar" + 0.011*"rov" + 0.010*"partij" + 0.009*"zij" + 0.007*"vordering"</text:p>
      <text:p text:style-name="P1">INFO : topic diff=0.704835, rho=0.301511</text:p>
      <text:p text:style-name="P1">INFO : PROGRESS: pass 2, at document #2000/19421</text:p>
      <text:p text:style-name="P1">INFO : merging changes from 2000 documents into a model of 19421 documents</text:p>
      <text:p text:style-name="P1">INFO : topic #54 (0.010): 0.046*"richtlijn" + 0.034*"dienst" + 0.015*"artikel" + 0.014*"ecli" + 0.009*"aanhef" + 0.008*"a" + 0.008*"b" + 0.007*"instelling" + 0.007*"vrijstelling" + 0.006*"andere"</text:p>
      <text:p text:style-name="P1">INFO : topic #59 (0.010): 0.471*"2010" + 0.019*"06-" + 0.014*"schnetz" + 0.010*"scenario" + 0.010*"loth" + 0.007*"pw" + 0.006*"a.m.j" + 0.006*"vlas" + 0.005*"2.2.3" + 0.005*"2.2.1"</text:p>
      <text:p text:style-name="P1"><text:soft-page-break/>INFO : topic #42 (0.010): 0.032*"rechtbank" + 0.023*"bezwaar" + 0.020*"belanghebbennen" + 0.020*"termijn" + 0.015*"awb" + 0.014*"artikel" + 0.012*"brief" + 0.011*"verzet" + 0.011*"griffierecht" + 0.010*"bezwaarschrift"</text:p>
      <text:p text:style-name="P1">INFO : topic #8 (0.010): 0.019*"persoon" + 0.019*"art" + 0.014*"rechtbank" + 0.012*"feit" + 0.011*"euro" + 0.010*"veroordelen" + 0.009*"staan" + 0.008*"tenuitvoerlegging" + 0.007*"verzoek" + 0.007*"uitlevering"</text:p>
      <text:p text:style-name="P1">INFO : topic #80 (0.010): 0.022*"ouder" + 0.019*"art" + 0.018*"zoon" + 0.015*"kind" + 0.012*"minderjarig" + 0.008*"haar" + 0.008*"klaagster" + 0.007*"bijzonder" + 0.007*"hun" + 0.006*"recht"</text:p>
      <text:p text:style-name="P1">INFO : topic diff=0.678560, rho=0.288675</text:p>
      <text:p text:style-name="P1">INFO : PROGRESS: pass 2, at document #4000/19421</text:p>
      <text:p text:style-name="P1">INFO : merging changes from 2000 documents into a model of 19421 documents</text:p>
      <text:p text:style-name="P1">INFO : topic #35 (0.010): 0.028*"belanghebbennen" + 0.017*"kost" + 0.016*"waarde" + 0.012*"behandeling" + 0.012*"onroerend" + 0.012*"belanghebbende" + 0.010*"proceskost" + 0.010*"hofs" + 0.009*"vaststellen" + 0.008*"bezwaar"</text:p>
      <text:p text:style-name="P1">INFO : topic #84 (0.010): 0.059*"appartement" + 0.036*"coöperatie" + 0.034*"appartementsrecht" + 0.029*"splitsing" + 0.024*"vogel" + 0.024*"usd" + 0.020*"kaart" + 0.018*"group" + 0.018*"onderhoud" + 0.015*"telefoonkaart"</text:p>
      <text:p text:style-name="P1">INFO : topic #80 (0.010): 0.023*"ouder" + 0.019*"zoon" + 0.019*"art" + 0.015*"kind" + 0.012*"minderjarig" + 0.008*"haar" + 0.007*"hun" + 0.007*"bijzonder" + 0.006*"klaagster" + 0.006*"recht"</text:p>
      <text:p text:style-name="P1">INFO : topic #85 (0.010): 0.063*"deelnemer" + 0.048*"computer" + 0.035*"gmbh" + 0.032*"provisie" + 0.025*"piramidespel" + 0.024*"motorfiets" + 0.022*"bijeenkomst" + 0.016*"demonstratie" + 0.014*"472" + 0.013*"le"</text:p>
      <text:p text:style-name="P1">INFO : topic #52 (0.010): 0.020*"fiscaal" + 0.020*"eenheid" + 0.013*"1995" + 0.012*"transactie" + 0.012*"art" + 0.011*"stichting" + 0.008*"dochtermaatschappij" + 0.008*"a" + 0.008*"effect" + 0.008*"zouen"</text:p>
      <text:p text:style-name="P1">INFO : topic diff=0.505614, rho=0.288675</text:p>
      <text:p text:style-name="P1">INFO : PROGRESS: pass 2, at document #6000/19421</text:p>
      <text:p text:style-name="P1">INFO : merging changes from 2000 documents into a model of 19421 documents</text:p>
      <text:p text:style-name="P1">INFO : topic #20 (0.010): 0.041*"klant" + 0.016*"restaurant" + 0.015*"xs4all" + 0.013*"prostitutie" + 0.013*"blauw" + 0.011*"haar" + 0.010*"prostituee" + 0.010*"beslag" + 0.010*"fino" + 0.010*"hooters"</text:p>
      <text:p text:style-name="P1">INFO : topic #8 (0.010): 0.024*"persoon" + 0.019*"art" + 0.017*"rechtbank" + 0.015*"uitlevering" + 0.014*"opgeëissen" + 0.014*"feit" + 0.010*"staan" + 0.008*"verzoek" + 0.008*"veroordelen" + 0.007*"nederlands"</text:p>
      <text:p text:style-name="P1">INFO : topic #93 (0.010): 0.012*"omstandigheid" + 0.011*"hij" + 0.011*"zouen" + 0.009*"schade" + 0.009*"zij" + 0.009*"onderdeel" + 0.008*"gevolg" + 0.006*"betrokkeneen" + 0.006*"haar" + 0.006*"hem"</text:p>
      <text:p text:style-name="P1">INFO : topic #78 (0.010): 0.049*"omzetbelasting" + 0.022*"ecli" + 0.022*"artikel" + 0.018*"wet" + 0.015*"belanghebbennen" + 0.013*"levering" + 0.011*"aftrek" + 0.011*"prestatie" + 0.011*"zesde" + 0.011*"rekening"</text:p>
      <text:p text:style-name="P1">INFO : topic #37 (0.010): 0.009*"wapen" + 0.008*"artikel" + 0.007*"art" + 0.006*"onderzoek" + 0.006*"evrm" + 0.005*"munitie" + 0.005*"inbreuk" + 0.005*"persoon" + 0.004*"delict" + 0.004*"er"</text:p>
      <text:p text:style-name="P1">INFO : topic diff=0.432582, rho=0.288675</text:p>
      <text:p text:style-name="P1">INFO : PROGRESS: pass 2, at document #8000/19421</text:p>
      <text:p text:style-name="P1">INFO : merging changes from 2000 documents into a model of 19421 documents</text:p>
      <text:p text:style-name="P1">INFO : topic #60 (0.010): 0.034*"netbeheerder" + 0.027*"volmachtigen" + 0.019*"groepsverbod" + 0.015*"diamant" + 0.014*"schoolgebouw" + 0.013*"bepaaldelijk" + 0.013*"aansluiting" + 0.012*"privatiseringsverbod" + 0.012*"0406" + 0.011*"net"</text:p>
      <text:p text:style-name="P1"><text:soft-page-break/>INFO : topic #34 (0.010): 0.070*"nederlands" + 0.062*"antillen" + 0.055*"gerecht" + 0.044*"curaçao" + 0.044*"aruba" + 0.040*"schip" + 0.030*"gemeenschappelijk" + 0.023*"land" + 0.015*"boord" + 0.013*"justitie"</text:p>
      <text:p text:style-name="P1">INFO : topic #67 (0.010): 0.055*"gemeente" + 0.016*"rechtbank" + 0.014*"onderdeel" + 0.009*"perceel" + 0.007*"staan" + 0.007*"deskundigen" + 0.007*"onteigennen" + 0.007*"provincie" + 0.007*"onteigening" + 0.007*"vonnis"</text:p>
      <text:p text:style-name="P1">INFO : topic #69 (0.010): 0.066*"sigaret" + 0.043*"tankstation" + 0.027*"training" + 0.027*"delft" + 0.025*"overmacht" + 0.016*"computerprogramma" + 0.014*"hema" + 0.012*"vegter" + 0.011*"realistisch" + 0.011*"cocaine"</text:p>
      <text:p text:style-name="P1">INFO : topic #54 (0.010): 0.053*"richtlijn" + 0.040*"dienst" + 0.015*"artikel" + 0.009*"b" + 0.008*"a" + 0.008*"activiteit" + 0.007*"instelling" + 0.007*"aanhef" + 0.007*"vrijstelling" + 0.007*"verrichten"</text:p>
      <text:p text:style-name="P1">INFO : topic diff=0.368152, rho=0.288675</text:p>
      <text:p text:style-name="P1">INFO : PROGRESS: pass 2, at document #10000/19421</text:p>
      <text:p text:style-name="P1">INFO : merging changes from 2000 documents into a model of 19421 documents</text:p>
      <text:p text:style-name="P1">INFO : topic #10 (0.010): 0.022*"wet" + 0.019*"blz" + 0.011*"ib" + 0.011*"winst" + 0.011*"artikel" + 0.011*"jaar" + 0.011*"onderneming" + 0.008*"inkomstenbelasting" + 0.008*"belanghebbennen" + 0.007*"toepassing"</text:p>
      <text:p text:style-name="P1">INFO : topic #16 (0.010): 0.049*"b.v." + 0.032*"vennootschap" + 0.027*"aandeel" + 0.025*"a" + 0.024*"b" + 0.017*"aandeelhouder" + 0.013*"f" + 0.013*"c" + 0.012*"d" + 0.011*"holding"</text:p>
      <text:p text:style-name="P1">INFO : topic #2 (0.010): 0.127*"inrichting" + 0.033*"materiaal" + 0.021*"verwijderen" + 0.015*"e-mail" + 0.013*"vast" + 0.012*"lease" + 0.010*"bestemmen" + 0.010*"vergunning" + 0.009*"zendinstallatie" + 0.009*"opslaan"</text:p>
      <text:p text:style-name="P1">INFO : topic #30 (0.010): 0.043*"ministerie" + 0.036*"vervolging" + 0.035*"coffeeshop" + 0.015*"elektrisch" + 0.014*"uva" + 0.014*"gram" + 0.014*"softdrug" + 0.012*"kantoorruimte" + 0.012*"checkpoint" + 0.011*"verkoop"</text:p>
      <text:p text:style-name="P1">INFO : topic #57 (0.010): 0.031*"olie" + 0.030*"schenking" + 0.022*"gas" + 0.017*"hoeveelheid" + 0.017*"werkneemster" + 0.014*"kracht" + 0.012*"1995" + 0.012*"terugwerkennen" + 0.011*"veld" + 0.009*"economisch"</text:p>
      <text:p text:style-name="P1">INFO : topic diff=0.332635, rho=0.288675</text:p>
      <text:p text:style-name="P1">INFO : PROGRESS: pass 2, at document #12000/19421</text:p>
      <text:p text:style-name="P1">INFO : merging changes from 2000 documents into a model of 19421 documents</text:p>
      <text:p text:style-name="P1">INFO : topic #91 (0.010): 0.042*"gegeven" + 0.016*"verstrekken" + 0.015*"informatie" + 0.015*"belastingdienst" + 0.012*"inlichting" + 0.011*"onjuist" + 0.011*"bescheiden" + 0.010*"administratie" + 0.010*"awr" + 0.009*"aangifte"</text:p>
      <text:p text:style-name="P1">INFO : topic #96 (0.010): 0.019*"voordeel" + 0.017*"termijn" + 0.017*"verkrijgen" + 0.015*"redelijk" + 0.014*"wederrechtelijk" + 0.014*"betrokkeneen" + 0.013*"veroordelen" + 0.009*"overschrijden" + 0.008*"bedrag" + 0.008*"6"</text:p>
      <text:p text:style-name="P1">INFO : topic #20 (0.010): 0.037*"klant" + 0.026*"restaurant" + 0.020*"voorzieningenrechter" + 0.018*"jaguar" + 0.013*"beslag" + 0.012*"prostituee" + 0.012*"prostitutie" + 0.010*"haar" + 0.010*"blauw" + 0.010*"derdenbeslag"</text:p>
      <text:p text:style-name="P1">INFO : topic #4 (0.010): 0.027*"getuige" + 0.025*"verdacht" + 0.021*"verklaring" + 0.013*"horen" + 0.013*"hij" + 0.013*"medeverdachte" + 0.012*"terechtzitting" + 0.011*"verdediging" + 0.011*"raadsman" + 0.010*"cliënt"</text:p>
      <text:p text:style-name="P1">INFO : topic #53 (0.010): 0.057*"werknemer" + 0.054*"werkzaamheid" + 0.035*"werkgever" + 0.028*"verrichten" + 0.022*"arbeid" + 0.020*"dienstbetrekking" + 0.015*"loon" + 0.011*"hij" + 0.011*"loonbelasting" + 0.009*"kost"</text:p>
      <text:p text:style-name="P1">INFO : topic diff=0.303857, rho=0.288675</text:p>
      <text:p text:style-name="P1">INFO : PROGRESS: pass 2, at document #14000/19421</text:p>
      <text:p text:style-name="P1">INFO : merging changes from 2000 documents into a model of 19421 documents</text:p>
      <text:p text:style-name="P1"><text:soft-page-break/>INFO : topic #48 (0.010): 0.128*"2008" + 0.126*"2006" + 0.060*"2011" + 0.026*"gemeente" + 0.013*"hierna" + 0.010*"artikel" + 0.008*"college" + 0.008*"burgemeester" + 0.007*"hoofd" + 0.007*"f.b"</text:p>
      <text:p text:style-name="P1">INFO : topic #50 (0.010): 0.049*"drion" + 0.047*"ruit" + 0.031*"den" + 0.030*"stok" + 0.026*"trust" + 0.026*"supportershome" + 0.022*"amstelveen" + 0.022*"marokkaanse" + 0.019*"ado" + 0.016*"gouda"</text:p>
      <text:p text:style-name="P1">INFO : topic #14 (0.010): 0.054*"cie" + 0.033*"bestelauto" + 0.030*"nissan" + 0.029*"stad" + 0.025*"aa-00-bb" + 0.020*"105" + 0.017*"kenteek" + 0.016*"smart" + 0.012*"april" + 0.012*"overdracht"</text:p>
      <text:p text:style-name="P1">INFO : topic #58 (0.010): 0.061*"verzekering" + 0.041*"verzekeraar" + 0.041*"verzekeren" + 0.032*"f.b" + 0.021*"uitkering" + 0.018*"polis" + 0.016*"n.v." + 0.015*"dekking" + 0.011*"art" + 0.009*"onderzoeker"</text:p>
      <text:p text:style-name="P1">INFO : topic #36 (0.010): 0.113*"waterschap" + 0.050*"dagelijks" + 0.034*"bestuur" + 0.026*"gebied" + 0.017*"wegenbeheer" + 0.015*"liggen" + 0.015*"taak" + 0.015*"hhnk" + 0.015*"dw" + 0.014*"zan"</text:p>
      <text:p text:style-name="P1">INFO : topic diff=0.278173, rho=0.288675</text:p>
      <text:p text:style-name="P1">INFO : PROGRESS: pass 2, at document #16000/19421</text:p>
      <text:p text:style-name="P1">INFO : merging changes from 2000 documents into a model of 19421 documents</text:p>
      <text:p text:style-name="P1">INFO : topic #79 (0.010): 0.053*"slachtoffer" + 0.038*"haar" + 0.031*"seksueel" + 0.029*"handeling" + 0.024*"jaar" + 0.015*"misbruik" + 0.014*"meisje" + 0.014*"zij" + 0.012*"andere" + 0.011*"leeftijd"</text:p>
      <text:p text:style-name="P1">INFO : topic #90 (0.010): 0.037*"pensioen" + 0.035*"aanspraak" + 0.016*"stichting" + 0.015*"premie" + 0.014*"griekenland" + 0.014*"optas" + 0.013*"pensioenfonds" + 0.012*"uitkering" + 0.012*"pensioenregeling" + 0.010*"fonds"</text:p>
      <text:p text:style-name="P1">INFO : topic #87 (0.010): 0.039*"bank" + 0.020*"curator" + 0.014*"art" + 0.014*"pandrecht" + 0.013*"vordering" + 0.010*"militair" + 0.010*"immuniteit" + 0.010*"hypotheek" + 0.008*"borg" + 0.008*"faillissement"</text:p>
      <text:p text:style-name="P1">INFO : topic #20 (0.010): 0.065*"klant" + 0.029*"prostitutie" + 0.029*"prostituee" + 0.024*"restaurant" + 0.016*"elektriciteit" + 0.014*"beslag" + 0.012*"voorzieningenrechter" + 0.011*"maximumsnelheid" + 0.011*"mercedes" + 0.010*"jaguar"</text:p>
      <text:p text:style-name="P1">INFO : topic #11 (0.010): 0.056*"kost" + 0.036*"opbrengst" + 0.028*"per" + 0.017*"totaal" + 0.016*"last" + 0.013*"paard" + 0.012*"x" + 0.011*"beroepsfout" + 0.011*"berekening" + 0.011*"groot"</text:p>
      <text:p text:style-name="P1">INFO : topic diff=0.242916, rho=0.288675</text:p>
      <text:p text:style-name="P1">INFO : PROGRESS: pass 2, at document #18000/19421</text:p>
      <text:p text:style-name="P1">INFO : merging changes from 2000 documents into a model of 19421 documents</text:p>
      <text:p text:style-name="P1">INFO : topic #37 (0.010): 0.010*"wapen" + 0.010*"artikel" + 0.008*"onderzoek" + 0.006*"art" + 0.006*"persoon" + 0.005*"evrm" + 0.005*"inbreuk" + 0.005*"munitie" + 0.005*"er" + 0.004*"andere"</text:p>
      <text:p text:style-name="P1">INFO : topic #59 (0.010): 0.531*"2010" + 0.016*"06-" + 0.015*"loth" + 0.011*"schnetz" + 0.010*"scenario" + 0.007*"a.m.j" + 0.007*"10" + 0.006*"2.2.1" + 0.006*"2.2.2" + 0.006*"2.2.3"</text:p>
      <text:p text:style-name="P1">INFO : topic #39 (0.010): 0.059*"medisch" + 0.052*"arts" + 0.047*"millecam" + 0.039*"patiënt" + 0.031*"huisarts" + 0.023*"geneesmiddeel" + 0.020*"gezondheidszorg" + 0.019*"gezondheid" + 0.014*"farmaceutisch" + 0.013*"virtueel"</text:p>
      <text:p text:style-name="P1">INFO : topic #45 (0.010): 0.032*"belanghebbennen" + 0.016*"belanghebbende" + 0.015*"inspecteur" + 0.014*"hofs" + 0.013*"staatssecretaris" + 0.013*"verhoging" + 0.011*"middeel" + 0.010*"indienen" + 0.010*"hierna" + 0.009*"proceskost"</text:p>
      <text:p text:style-name="P1">INFO : topic #85 (0.010): 0.055*"computer" + 0.044*"motorfiets" + 0.035*"deelnemer" + 0.033*"bijeenkomst" + 0.029*"gmbh" + 0.026*"provisie" + 0.014*"suzuki" + 0.013*"472" + 0.011*"aex" + 0.011*"hennepproduct"</text:p>
      <text:p text:style-name="P1">INFO : topic diff=0.220202, rho=0.288675</text:p>
      <text:p text:style-name="P1"><text:soft-page-break/>INFO : -7.846 per-word bound, 230.1 perplexity estimate based on a held-out corpus of 1421 documents with 1204714 words</text:p>
      <text:p text:style-name="P1">INFO : PROGRESS: pass 2, at document #19421/19421</text:p>
      <text:p text:style-name="P1">INFO : merging changes from 1421 documents into a model of 19421 documents</text:p>
      <text:p text:style-name="P1">INFO : topic #46 (0.010): 0.073*"eiser" + 0.019*"vonnis" + 0.016*"c." + 0.015*"rechtbank" + 0.014*"veroordelen" + 0.012*"verweerster" + 0.012*"vordering" + 0.010*"kost" + 0.009*"partij" + 0.008*"e"</text:p>
      <text:p text:style-name="P1">INFO : topic #93 (0.010): 0.014*"omstandigheid" + 0.012*"hij" + 0.010*"zouen" + 0.009*"betrokkeneen" + 0.009*"gevolg" + 0.009*"zij" + 0.008*"schade" + 0.007*"onderdeel" + 0.006*"geval" + 0.006*"haar"</text:p>
      <text:p text:style-name="P1">INFO : topic #67 (0.010): 0.044*"gemeente" + 0.018*"rechtbank" + 0.013*"onderdeel" + 0.009*"onteigennen" + 0.009*"provincie" + 0.008*"c." + 0.008*"perceel" + 0.008*"onteigening" + 0.007*"deskundigen" + 0.007*"staan"</text:p>
      <text:p text:style-name="P1">INFO : topic #29 (0.010): 0.057*"verweerder" + 0.027*"eisere" + 0.015*"vordering" + 0.013*"curator" + 0.013*"art" + 0.012*"rechtbank" + 0.008*"betrokkeneen" + 0.007*"onderdeel" + 0.007*"vonnis" + 0.007*"rov"</text:p>
      <text:p text:style-name="P1">INFO : topic #1 (0.010): 0.038*"a.l.j" + 0.025*"gs" + 0.022*"convenant" + 0.020*"methode" + 0.013*"graaf" + 0.012*"ticket" + 0.012*"xvi" + 0.010*"tand" + 0.009*"westinvest" + 0.009*"portefeuil"</text:p>
      <text:p text:style-name="P1">INFO : topic diff=0.213063, rho=0.288675</text:p>
      <text:p text:style-name="P1">INFO : using symmetric alpha at 0.01</text:p>
      <text:p text:style-name="P1">INFO : using symmetric eta at 1.20796289138e-05</text:p>
      <text:p text:style-name="P1">INFO : using serial LDA version on this node</text:p>
      <text:p text:style-name="P1">INFO : running online LDA training, 100 topics, 3 passes over the supplied corpus of 19421 documents, updating model once every 2000 documents, evaluating perplexity every 19421 documents, iterating 50x with a convergence threshold of 0.001000</text:p>
      <text:p text:style-name="P1">INFO : PROGRESS: pass 0, at document #2000/19421</text:p>
      <text:p text:style-name="P1">INFO : merging changes from 2000 documents into a model of 19421 documents</text:p>
      <text:p text:style-name="P1">INFO : topic #35 (0.010): 0.010*"belanghebbennen" + 0.009*"wet" + 0.008*"artikel" + 0.008*"aanslag" + 0.007*"inspecteur" + 0.006*"art" + 0.005*"staatssecretaris" + 0.004*"belanghebbende" + 0.004*"geval" + 0.004*"jaar"</text:p>
      <text:p text:style-name="P1">INFO : topic #87 (0.010): 0.009*"wet" + 0.008*"belanghebbennen" + 0.008*"blz" + 0.005*"zouen" + 0.005*"inspecteur" + 0.005*"aandeel" + 0.005*"artikel" + 0.005*"art" + 0.005*"bedrag" + 0.005*"haar"</text:p>
      <text:p text:style-name="P1">INFO : topic #81 (0.010): 0.011*"belanghebbennen" + 0.008*"artikel" + 0.007*"wet" + 0.005*"inspecteur" + 0.005*"aanslag" + 0.005*"beschikking" + 0.005*"a" + 0.005*"art" + 0.004*"x" + 0.004*"hierna"</text:p>
      <text:p text:style-name="P1">INFO : topic #10 (0.010): 0.010*"belanghebbennen" + 0.009*"artikel" + 0.007*"wet" + 0.005*"haar" + 0.005*"art" + 0.005*"bedrag" + 0.005*"belanghebbende" + 0.004*"inspecteur" + 0.004*"1994" + 0.004*"blz"</text:p>
      <text:p text:style-name="P1">INFO : topic #89 (0.010): 0.021*"belanghebbennen" + 0.009*"wet" + 0.008*"artikel" + 0.008*"belanghebbende" + 0.007*"b.v." + 0.006*"aanslag" + 0.005*"jaar" + 0.005*"inspecteur" + 0.005*"f" + 0.004*"kost"</text:p>
      <text:p text:style-name="P1">INFO : topic diff=71.005726, rho=1.000000</text:p>
      <text:p text:style-name="P1">INFO : PROGRESS: pass 0, at document #4000/19421</text:p>
      <text:p text:style-name="P1">INFO : merging changes from 2000 documents into a model of 19421 documents</text:p>
      <text:p text:style-name="P1">INFO : topic #56 (0.010): 0.009*"belanghebbennen" + 0.006*"haar" + 0.005*"b.v." + 0.004*"onderdeel" + 0.004*"bedrag" + 0.004*"eisere" + 0.004*"art" + 0.004*"rechtbank" + 0.004*"artikel" + 0.003*"hij"</text:p>
      <text:p text:style-name="P1">INFO : topic #1 (0.010): 0.008*"belanghebbennen" + 0.008*"art" + 0.005*"wet" + 0.005*"blz" + 0.004*"werknemer" + 0.004*"artikel" + 0.004*"a" + 0.004*"hij" + 0.004*"geval" + 0.003*"inspecteur"</text:p>
      <text:p text:style-name="P1"><text:soft-page-break/>INFO : topic #0 (0.010): 0.010*"belanghebbennen" + 0.006*"art" + 0.006*"wet" + 0.005*"artikel" + 0.004*"geval" + 0.004*"inspecteur" + 0.004*"a" + 0.004*"haar" + 0.004*"blz" + 0.004*"staan"</text:p>
      <text:p text:style-name="P1">INFO : topic #58 (0.010): 0.016*"belanghebbennen" + 0.009*"artikel" + 0.008*"inspecteur" + 0.008*"f" + 0.007*"aanslag" + 0.006*"wet" + 0.006*"bedrag" + 0.006*"belanghebbende" + 0.005*"staatssecretaris" + 0.005*"jaar"</text:p>
      <text:p text:style-name="P1">INFO : topic #24 (0.010): 0.011*"artikel" + 0.008*"gemeente" + 0.007*"belanghebbennen" + 0.006*"wet" + 0.005*"belanghebbende" + 0.004*"verweerder" + 0.004*"inspecteur" + 0.004*"zouen" + 0.004*"aanslag" + 0.004*"geval"</text:p>
      <text:p text:style-name="P1">INFO : topic diff=5.680535, rho=0.707107</text:p>
      <text:p text:style-name="P1">INFO : PROGRESS: pass 0, at document #6000/19421</text:p>
      <text:p text:style-name="P1">INFO : merging changes from 2000 documents into a model of 19421 documents</text:p>
      <text:p text:style-name="P1">INFO : topic #57 (0.010): 0.020*"aanslag" + 0.019*"belanghebbennen" + 0.011*"inspecteur" + 0.010*"belanghebbende" + 0.010*"artikel" + 0.009*"inkomstenbelasting" + 0.008*"jaar" + 0.008*"wet" + 0.008*"inkomen" + 0.007*"volksverzekering"</text:p>
      <text:p text:style-name="P1">INFO : topic #93 (0.010): 0.030*"verdacht" + 0.010*"art" + 0.008*"betrokkeneen" + 0.007*"ik" + 0.007*"terechtzitting" + 0.007*"hij" + 0.006*"hoger" + 0.005*"raadsman" + 0.005*"middeel" + 0.005*"zouen"</text:p>
      <text:p text:style-name="P1">INFO : topic #32 (0.010): 0.010*"belanghebbennen" + 0.006*"art" + 0.005*"wet" + 0.005*"haar" + 0.004*"artikel" + 0.004*"geval" + 0.004*"bezwaar" + 0.004*"a" + 0.004*"inspecteur" + 0.004*"zij"</text:p>
      <text:p text:style-name="P1">INFO : topic #23 (0.010): 0.018*"artikel" + 0.012*"belanghebbennen" + 0.011*"aandeel" + 0.010*"wet" + 0.008*"vennootschap" + 0.006*"geval" + 0.006*"belanghebbende" + 0.006*"b.v." + 0.006*"b" + 0.005*"richtlijn"</text:p>
      <text:p text:style-name="P1">INFO : topic #51 (0.010): 0.010*"valk" + 0.007*"belanghebbennen" + 0.005*"art" + 0.005*"jaar" + 0.005*"blz" + 0.004*"zouen" + 0.004*"wet" + 0.004*"artikel" + 0.004*"indien" + 0.003*"geval"</text:p>
      <text:p text:style-name="P1">INFO : topic diff=5.044292, rho=0.577350</text:p>
      <text:p text:style-name="P1">INFO : PROGRESS: pass 0, at document #8000/19421</text:p>
      <text:p text:style-name="P1">INFO : merging changes from 2000 documents into a model of 19421 documents</text:p>
      <text:p text:style-name="P1">INFO : topic #11 (0.010): 0.011*"container" + 0.009*"wijn" + 0.007*"olie" + 0.006*"staan" + 0.006*"belanghebbennen" + 0.006*"verrijking" + 0.005*"zij" + 0.005*"ongerechtvaardigen" + 0.005*"expert" + 0.005*"art"</text:p>
      <text:p text:style-name="P1">INFO : topic #19 (0.010): 0.018*"merken" + 0.010*"gebruik" + 0.008*"onderdeel" + 0.007*"haar" + 0.007*"bmw" + 0.006*"depot" + 0.005*"art" + 0.005*"rov" + 0.005*"unilever" + 0.005*"zij"</text:p>
      <text:p text:style-name="P1">INFO : topic #36 (0.010): 0.023*"afvalstof" + 0.016*"inrichting" + 0.009*"stof" + 0.008*"begrip" + 0.008*"wet" + 0.008*"milieubeheer" + 0.006*"wbm" + 0.006*"klasse" + 0.006*"bedrijf" + 0.005*"artikel"</text:p>
      <text:p text:style-name="P1">INFO : topic #66 (0.010): 0.023*"huurovereenkomst" + 0.016*"bedrijfsruimte" + 0.015*"huur" + 0.010*"vastgoed" + 0.010*"gehuren" + 0.008*"we" + 0.008*"huurder" + 0.007*"verhuurder" + 0.007*"zij" + 0.006*"woonruimte"</text:p>
      <text:p text:style-name="P1">INFO : topic #54 (0.010): 0.017*"belanghebbennen" + 0.014*"artikel" + 0.009*"wet" + 0.007*"inspecteur" + 0.006*"belanghebbende" + 0.005*"inlichtingen-" + 0.004*"jaar" + 0.004*"zouen" + 0.004*"bezwaar" + 0.004*"kost"</text:p>
      <text:p text:style-name="P1">INFO : topic diff=5.040455, rho=0.500000</text:p>
      <text:p text:style-name="P1">INFO : PROGRESS: pass 0, at document #10000/19421</text:p>
      <text:p text:style-name="P1">INFO : merging changes from 2000 documents into a model of 19421 documents</text:p>
      <text:p text:style-name="P1">INFO : topic #87 (0.010): 0.008*"winst" + 0.008*"fiscaal" + 0.008*"vennootschap" + 0.006*"zouen" + 0.006*"jaarrekening" + 0.006*"haar" + 0.006*"wet" + 0.005*"aandeel" + 0.005*"recht" + 0.004*"houden"</text:p>
      <text:p text:style-name="P1">INFO : topic #94 (0.010): 0.011*"km" + 0.009*"terechtkomen" + 0.009*"schema" + 0.007*"a73" + 0.006*"frog" + 0.006*"verkeersregel" + 0.005*"toentertijd" + 0.005*"geval" + 0.005*"siemens" + 0.004*"entry"</text:p>
      <text:p text:style-name="P1"><text:soft-page-break/>INFO : topic #93 (0.010): 0.034*"verdacht" + 0.017*"ik" + 0.011*"hij" + 0.009*"betrokkeneen" + 0.007*"getuige" + 0.007*"verklaring" + 0.006*"art" + 0.006*"terechtzitting" + 0.006*"medeverdachte" + 0.006*"proces-verbaal"</text:p>
      <text:p text:style-name="P1">INFO : topic #34 (0.010): 0.024*"2005" + 0.021*"beschikking" + 0.018*"man" + 0.017*"rechtbank" + 0.016*"vrouw" + 0.014*"2006" + 0.011*"2003" + 0.009*"2004" + 0.008*"kind" + 0.008*"partij"</text:p>
      <text:p text:style-name="P1">INFO : topic #57 (0.010): 0.023*"aanslag" + 0.019*"belanghebbennen" + 0.014*"inkomstenbelasting" + 0.013*"woning" + 0.012*"inspecteur" + 0.012*"artikel" + 0.012*"jaar" + 0.012*"belanghebbende" + 0.012*"inkomen" + 0.011*"volksverzekering"</text:p>
      <text:p text:style-name="P1">INFO : topic diff=4.892683, rho=0.447214</text:p>
      <text:p text:style-name="P1">INFO : PROGRESS: pass 0, at document #12000/19421</text:p>
      <text:p text:style-name="P1">INFO : merging changes from 2000 documents into a model of 19421 documents</text:p>
      <text:p text:style-name="P1">INFO : topic #78 (0.010): 0.039*"06" + 0.023*"artikel" + 0.014*"wet" + 0.009*"belanghebbennen" + 0.008*"onderneming" + 0.006*"letter" + 0.006*"omzetbelasting" + 0.006*"belanghebbende" + 0.006*"inspecteur" + 0.005*"bouwkost"</text:p>
      <text:p text:style-name="P1">INFO : topic #34 (0.010): 0.028*"2005" + 0.022*"beschikking" + 0.019*"2006" + 0.018*"rechtbank" + 0.018*"man" + 0.016*"vrouw" + 0.010*"2003" + 0.009*"2004" + 0.009*"partij" + 0.008*"kind"</text:p>
      <text:p text:style-name="P1">INFO : topic #46 (0.010): 0.011*"2006" + 0.009*"bedrijfspensioenfonds" + 0.009*"pensioenregeling" + 0.009*"onderneming" + 0.008*"verplichen" + 0.006*"senior" + 0.005*"art" + 0.005*"85" + 0.005*"representativiteit" + 0.004*"cosmos"</text:p>
      <text:p text:style-name="P1">INFO : topic #0 (0.010): 0.010*"machine" + 0.007*"onvoorzichtig" + 0.005*"ptt" + 0.005*"woningstichting" + 0.005*"wederverkoper" + 0.005*"ramp" + 0.005*"post" + 0.004*"veiligheidsmaatregel" + 0.004*"geval" + 0.004*"art"</text:p>
      <text:p text:style-name="P1">INFO : topic #3 (0.010): 0.046*"the" + 0.018*"persoon" + 0.015*"to" + 0.013*"and" + 0.012*"uitlevering" + 0.012*"opgeëissen" + 0.011*"feit" + 0.009*"art" + 0.009*"a" + 0.008*"rechtbank"</text:p>
      <text:p text:style-name="P1">INFO : topic diff=4.598002, rho=0.408248</text:p>
      <text:p text:style-name="P1">INFO : PROGRESS: pass 0, at document #14000/19421</text:p>
      <text:p text:style-name="P1">INFO : merging changes from 2000 documents into a model of 19421 documents</text:p>
      <text:p text:style-name="P1">INFO : topic #46 (0.010): 0.014*"netbeheerder" + 0.013*"optas" + 0.012*"2006" + 0.011*"pensioenregeling" + 0.010*"ifn" + 0.010*"pvh" + 0.009*"nova" + 0.008*"werkingssfeer" + 0.008*"onderneming" + 0.007*"cosmos"</text:p>
      <text:p text:style-name="P1">INFO : topic #14 (0.010): 0.035*"noord-" + 0.029*"geurhondendienst" + 0.027*"schnetz" + 0.026*"pakket" + 0.026*"oost-gelderland" + 0.026*"speurhondengeleider" + 0.017*"hondengeleider" + 0.015*"sorteervolgorren" + 0.015*"geurbuisje" + 0.012*"r05"</text:p>
      <text:p text:style-name="P1">INFO : topic #41 (0.010): 0.069*"dexia" + 0.035*"sgp" + 0.017*"baros" + 0.016*"p" + 0.013*"embrica" + 0.011*"coa" + 0.011*"wichmann" + 0.011*"clara" + 0.010*"diamant" + 0.010*"chemicaliën"</text:p>
      <text:p text:style-name="P1">INFO : topic #15 (0.010): 0.092*"curator" + 0.030*"faillissement" + 0.015*"rechter-commissaris" + 0.013*"f." + 0.013*"schuldeiser" + 0.012*"boedel" + 0.012*"hond" + 0.009*"art" + 0.008*"ordner" + 0.007*"b.v."</text:p>
      <text:p text:style-name="P1">INFO : topic #86 (0.010): 0.010*"artikel" + 0.010*"2003" + 0.005*"gemeente" + 0.005*"technisch" + 0.005*"dier" + 0.005*"06-" + 0.005*"2001" + 0.005*"communicatie" + 0.005*"gebruik" + 0.005*"monster"</text:p>
      <text:p text:style-name="P1">INFO : topic diff=4.412281, rho=0.377964</text:p>
      <text:p text:style-name="P1">INFO : PROGRESS: pass 0, at document #16000/19421</text:p>
      <text:p text:style-name="P1">INFO : merging changes from 2000 documents into a model of 19421 documents</text:p>
      <text:p text:style-name="P1">INFO : topic #69 (0.010): 0.014*"bezwaar" + 0.011*"besluit" + 0.010*"rechter" + 0.009*"uitstel" + 0.009*"dwangbevel" + 0.008*"bestuursrechter" + 0.008*"bestuursrechtelijk" + 0.008*"formeel" + 0.007*"rechtskracht" + 0.007*"heffingsrente"</text:p>
      <text:p text:style-name="P1"><text:soft-page-break/>INFO : topic #1 (0.010): 0.050*"werknemer" + 0.042*"werkgever" + 0.020*"uwv" + 0.019*"werkzaamheid" + 0.019*"nederland" + 0.017*"vluchtelingenverdrag" + 0.014*"verrichten" + 0.012*"griekenland" + 0.012*"arbeid" + 0.010*"hij"</text:p>
      <text:p text:style-name="P1">INFO : topic #0 (0.010): 0.015*"machine" + 0.010*"onvoorzichtig" + 0.008*"cbr" + 0.007*"luisteren" + 0.006*"m.a" + 0.006*"pakje" + 0.005*"veiligheidsmaatregel" + 0.005*"kozijn" + 0.005*"woningstichting" + 0.005*"match"</text:p>
      <text:p text:style-name="P1">INFO : topic #71 (0.010): 0.014*"843a" + 0.013*"a1" + 0.010*"gage" + 0.009*"jaar" + 0.007*"situeren" + 0.007*"aankopen" + 0.005*"verplichting" + 0.005*"leerling" + 0.005*"309" + 0.005*"sijm"</text:p>
      <text:p text:style-name="P1">INFO : topic #72 (0.010): 0.026*"belanghebbennen" + 0.020*"artikel" + 0.019*"bezwaar" + 0.015*"awb" + 0.013*"hierna" + 0.010*"belanghebbende" + 0.010*"verzet" + 0.009*"brief" + 0.009*"wet" + 0.008*"indienen"</text:p>
      <text:p text:style-name="P1">INFO : topic diff=3.763672, rho=0.353553</text:p>
      <text:p text:style-name="P1">INFO : PROGRESS: pass 0, at document #18000/19421</text:p>
      <text:p text:style-name="P1">INFO : merging changes from 2000 documents into a model of 19421 documents</text:p>
      <text:p text:style-name="P1">INFO : topic #48 (0.010): 0.029*"far" + 0.027*"product" + 0.021*"kleding" + 0.021*"edco" + 0.018*"kledingstuk" + 0.016*"euretco" + 0.015*"kist" + 0.013*"jack" + 0.012*"mexx" + 0.012*"wiener"</text:p>
      <text:p text:style-name="P1">INFO : topic #19 (0.010): 0.023*"merken" + 0.014*"bmw" + 0.011*"onderdeel" + 0.010*"art" + 0.008*"gebruik" + 0.008*"rov" + 0.006*"vorm" + 0.006*"haar" + 0.005*"model" + 0.005*"vraag"</text:p>
      <text:p text:style-name="P1">INFO : topic #53 (0.010): 0.019*"leed" + 0.015*"norma" + 0.012*"producent" + 0.011*"coöperatie" + 0.011*"thuiskopie" + 0.011*"uitzending" + 0.010*"programma" + 0.010*"art" + 0.009*"naburig" + 0.009*"wnr"</text:p>
      <text:p text:style-name="P1">INFO : topic #98 (0.010): 0.037*"vennoot" + 0.032*"maatschap" + 0.028*"cv" + 0.021*"administratie" + 0.015*"m" + 0.015*"vennootschap" + 0.015*"vie" + 0.014*"commanditair" + 0.013*"firma" + 0.013*"verzekeringskamer"</text:p>
      <text:p text:style-name="P1">INFO : topic #60 (0.010): 0.049*"art" + 0.012*"recht" + 0.012*"voorzieningenrechter" + 0.009*"onderdeel" + 0.009*"arbitraal" + 0.008*"aanhef" + 0.008*"rechter" + 0.008*"nederland" + 0.008*"eex-verordening" + 0.007*"rv"</text:p>
      <text:p text:style-name="P1">INFO : topic diff=3.206751, rho=0.333333</text:p>
      <text:p text:style-name="P1">INFO : -8.626 per-word bound, 395.0 perplexity estimate based on a held-out corpus of 1421 documents with 1204714 words</text:p>
      <text:p text:style-name="P1">INFO : PROGRESS: pass 0, at document #19421/19421</text:p>
      <text:p text:style-name="P1">INFO : merging changes from 1421 documents into a model of 19421 documents</text:p>
      <text:p text:style-name="P1">INFO : topic #40 (0.010): 0.030*"2003" + 0.028*"plastic" + 0.017*"2007" + 0.015*"deelnemer" + 0.013*"poeder" + 0.010*"spel" + 0.010*"training" + 0.009*"balie" + 0.008*"gooien" + 0.008*"cz"</text:p>
      <text:p text:style-name="P1">INFO : topic #70 (0.010): 0.044*"2004" + 0.025*"lease" + 0.025*"nn" + 0.020*"leiding" + 0.018*"dga" + 0.011*"kb-lux" + 0.011*"microfiche" + 0.010*"aannemer" + 0.010*"surseance" + 0.009*"stedin"</text:p>
      <text:p text:style-name="P1">INFO : topic #93 (0.010): 0.049*"verdacht" + 0.019*"betrokkeneen" + 0.016*"ik" + 0.015*"hij" + 0.010*"verbalisant" + 0.010*"proces-verbaal" + 0.008*"medeverdachte" + 0.008*"verklaring" + 0.007*"getuige" + 0.006*"terechtzitting"</text:p>
      <text:p text:style-name="P1">INFO : topic #76 (0.010): 0.209*"2011" + 0.018*"artikel" + 0.012*"wet" + 0.010*"jaar" + 0.008*"klacht" + 0.008*"r.j." + 0.007*"hierna" + 0.007*"onderwijs" + 0.006*"school" + 0.006*"organisatie"</text:p>
      <text:p text:style-name="P1">INFO : topic #38 (0.010): 0.047*"europe" + 0.033*"budget" + 0.024*"hd" + 0.015*"vroegpensioenregeling" + 0.014*"vut-regeling" + 0.013*"suzuki" + 0.013*"duck" + 0.012*"tussenuitspraak" + 0.010*"informatieverplichting" + 0.010*"balans"</text:p>
      <text:p text:style-name="P1">INFO : topic diff=2.652549, rho=0.316228</text:p>
      <text:p text:style-name="P1">INFO : PROGRESS: pass 1, at document #2000/19421</text:p>
      <text:p text:style-name="P1">INFO : merging changes from 2000 documents into a model of 19421 documents</text:p>
      <text:p text:style-name="P1"><text:soft-page-break/>INFO : topic #27 (0.010): 0.036*"belanghebbennen" + 0.019*"inspecteur" + 0.015*"belanghebbende" + 0.013*"staatssecretaris" + 0.011*"hofs" + 0.010*"kost" + 0.009*"financiën" + 0.009*"behandeling" + 0.009*"jaar" + 0.009*"proceskost"</text:p>
      <text:p text:style-name="P1">INFO : topic #56 (0.010): 0.275*"2007" + 0.019*"project" + 0.017*"e.n" + 0.008*"schuur" + 0.007*"aanbieder" + 0.007*"aw" + 0.007*"motorfiets" + 0.006*"dwaling" + 0.004*"haar" + 0.004*"voorstelling"</text:p>
      <text:p text:style-name="P1">INFO : topic #75 (0.010): 0.012*"kantonrechter" + 0.011*"art" + 0.007*"bw" + 0.007*"arbeidsovereenkomst" + 0.007*"onderdeel" + 0.007*"partij" + 0.006*"vordering" + 0.006*"rechtbank" + 0.006*"vonnis" + 0.005*"werknemer"</text:p>
      <text:p text:style-name="P1">INFO : topic #92 (0.010): 0.081*"2015" + 0.032*"1990" + 0.031*"ontvanger" + 0.019*"beslag" + 0.011*"leggen" + 0.011*"art" + 0.010*"aansprakelijk" + 0.007*"aansprakelijkstelling" + 0.007*"iw" + 0.007*"invorderingsrente"</text:p>
      <text:p text:style-name="P1">INFO : topic #40 (0.010): 0.021*"2003" + 0.019*"plastic" + 0.015*"deelnemer" + 0.012*"2007" + 0.010*"spel" + 0.009*"poeder" + 0.007*"balie" + 0.007*"militair" + 0.007*"aanvraagster" + 0.007*"training"</text:p>
      <text:p text:style-name="P1">INFO : topic diff=1.939193, rho=0.301511</text:p>
      <text:p text:style-name="P1">INFO : PROGRESS: pass 1, at document #4000/19421</text:p>
      <text:p text:style-name="P1">INFO : merging changes from 2000 documents into a model of 19421 documents</text:p>
      <text:p text:style-name="P1">INFO : topic #31 (0.010): 0.128*"eenheid" + 0.089*"fiscaal" + 0.029*"dochtermaatschappij" + 0.020*"moedermaatschappij" + 0.018*"c.h.w.m" + 0.014*"dochtervennootschap" + 0.012*"vpb" + 0.010*"blz" + 0.009*"vennootschapsbelasting" + 0.008*"dnb"</text:p>
      <text:p text:style-name="P1">INFO : topic #58 (0.010): 0.057*"ecli" + 0.038*"2012" + 0.027*"omzetbelasting" + 0.025*"nl" + 0.013*"aftrek" + 0.012*"levering" + 0.012*"factuur" + 0.010*"artikel" + 0.009*"a" + 0.008*"rekening"</text:p>
      <text:p text:style-name="P1">INFO : topic #65 (0.010): 0.028*"art" + 0.025*"wet" + 0.018*"artikel" + 0.013*"regeling" + 0.008*"bepaling" + 0.007*"toepassing" + 0.007*"blz" + 0.007*"stb" + 0.006*"maatregel" + 0.006*"wetgever"</text:p>
      <text:p text:style-name="P1">INFO : topic #13 (0.010): 0.033*"pw" + 0.030*"hotel" + 0.023*"opening" + 0.018*"enschede" + 0.017*"toeristenbelasting" + 0.014*"sport" + 0.013*"knvb" + 0.012*"speler" + 0.011*"2.6.3" + 0.011*"club"</text:p>
      <text:p text:style-name="P1">INFO : topic #74 (0.010): 0.037*"bemonstering" + 0.019*"inschrijver" + 0.018*"opdracht" + 0.018*"canon" + 0.015*"aanbestedennen" + 0.015*"brievenbus" + 0.014*"parkeergarage" + 0.014*"bankrekening" + 0.012*"afgeleien" + 0.009*"bankrekeningnummer"</text:p>
      <text:p text:style-name="P1">INFO : topic diff=1.672886, rho=0.301511</text:p>
      <text:p text:style-name="P1">INFO : PROGRESS: pass 1, at document #6000/19421</text:p>
      <text:p text:style-name="P1">INFO : merging changes from 2000 documents into a model of 19421 documents</text:p>
      <text:p text:style-name="P1">INFO : topic #18 (0.010): 0.080*"uitlating" + 0.045*"subsidie" + 0.019*"top" + 0.016*"verfbom" + 0.010*"black" + 0.009*"zandvoort" + 0.009*"tand" + 0.008*"schap" + 0.008*"beledigen" + 0.008*"poster"</text:p>
      <text:p text:style-name="P1">INFO : topic #87 (0.010): 0.014*"winst" + 0.011*"blz" + 0.010*"vermogen" + 0.008*"zouen" + 0.007*"fiscaal" + 0.006*"bedrag" + 0.006*"haar" + 0.005*"houden" + 0.005*"vennootschap" + 0.005*"waarde"</text:p>
      <text:p text:style-name="P1">INFO : topic #14 (0.010): 0.063*"pakket" + 0.022*"noord-" + 0.017*"schnetz" + 0.015*"big" + 0.014*"vlissingen" + 0.012*"oost-gelderland" + 0.011*"belastingschaan" + 0.010*"bergh" + 0.010*"geurhondendienst" + 0.008*"speurhondengeleider"</text:p>
      <text:p text:style-name="P1">INFO : topic #26 (0.010): 0.009*"art" + 0.008*"staan" + 0.007*"geval" + 0.006*"ministerie" + 0.006*"feit" + 0.005*"justitie" + 0.005*"dienen" + 0.005*"nemen" + 0.005*"omstandigheid" + 0.004*"onderzoek"</text:p>
      <text:p text:style-name="P1">INFO : topic #28 (0.010): 0.077*"voorziening" + 0.028*"baatbelasting" + 0.024*"bekostigingsbesluit" + 0.016*"vervanging" + 0.013*"herinrichting" + 0.013*"gebaat" + 0.012*"kost" + 0.011*"222" + 0.009*"verhaald" + 0.009*"gebied"</text:p>
      <text:p text:style-name="P1">INFO : topic diff=1.526571, rho=0.301511</text:p>
      <text:p text:style-name="P1"><text:soft-page-break/>INFO : PROGRESS: pass 1, at document #8000/19421</text:p>
      <text:p text:style-name="P1">INFO : merging changes from 2000 documents into a model of 19421 documents</text:p>
      <text:p text:style-name="P1">INFO : topic #93 (0.010): 0.049*"verdacht" + 0.016*"betrokkeneen" + 0.015*"hij" + 0.014*"ik" + 0.009*"proces-verbaal" + 0.009*"getuige" + 0.009*"verklaring" + 0.008*"medeverdachte" + 0.007*"verbalisant" + 0.006*"terechtzitting"</text:p>
      <text:p text:style-name="P1">INFO : topic #68 (0.010): 0.035*"ondernemingskamer" + 0.032*"stichting" + 0.022*"vennootschap" + 0.019*"aandeelhouder" + 0.016*"bestuurder" + 0.015*"aandeel" + 0.014*"bestuur" + 0.011*"holding" + 0.010*"vergadering" + 0.009*"beleid"</text:p>
      <text:p text:style-name="P1">INFO : topic #74 (0.010): 0.036*"bemonstering" + 0.035*"opdracht" + 0.018*"bankrekening" + 0.017*"parkeergarage" + 0.016*"canon" + 0.016*"inschrijver" + 0.016*"aanbestedennen" + 0.015*"agis" + 0.013*"bestek" + 0.012*"brievenbus"</text:p>
      <text:p text:style-name="P1">INFO : topic #25 (0.010): 0.061*"ik" + 0.033*"slachtoffer" + 0.016*"hij" + 0.016*"mijn" + 0.015*"zien" + 0.013*"mij" + 0.013*"betrokkeneen" + 0.012*"haar" + 0.011*"er" + 0.010*"zij"</text:p>
      <text:p text:style-name="P1">INFO : topic #65 (0.010): 0.028*"art" + 0.027*"wet" + 0.020*"artikel" + 0.013*"regeling" + 0.010*"bepaling" + 0.009*"2001" + 0.008*"toepassing" + 0.008*"2004" + 0.007*"kamerstukken" + 0.007*"stb"</text:p>
      <text:p text:style-name="P1">INFO : topic diff=1.382922, rho=0.301511</text:p>
      <text:p text:style-name="P1">INFO : PROGRESS: pass 1, at document #10000/19421</text:p>
      <text:p text:style-name="P1">INFO : merging changes from 2000 documents into a model of 19421 documents</text:p>
      <text:p text:style-name="P1">INFO : topic #85 (0.010): 0.049*"betrokkeneen" + 0.036*"machtiging" + 0.028*"rechtbank" + 0.025*"ziekenhuis" + 0.020*"verlenen" + 0.020*"justitie" + 0.018*"beschikking" + 0.017*"behandeling" + 0.017*"officier" + 0.016*"wet"</text:p>
      <text:p text:style-name="P1">INFO : topic #68 (0.010): 0.032*"stichting" + 0.027*"ondernemingskamer" + 0.020*"vennootschap" + 0.020*"aandeelhouder" + 0.017*"bestuurder" + 0.016*"holding" + 0.013*"aandeel" + 0.013*"bestuur" + 0.011*"commissaris" + 0.011*"vergadering"</text:p>
      <text:p text:style-name="P1">INFO : topic #97 (0.010): 0.020*"onderdeel" + 0.016*"betrokkeneen" + 0.014*"haar" + 0.014*"rov" + 0.012*"zij" + 0.011*"verweerster" + 0.008*"zouen" + 0.008*"rechtbank" + 0.007*"schade" + 0.007*"omstandigheid"</text:p>
      <text:p text:style-name="P1">INFO : topic #8 (0.010): 0.082*"bank" + 0.020*"zekerheid" + 0.020*"lening" + 0.016*"onderdeel" + 0.010*"vordering" + 0.010*"recht" + 0.008*"verstrekken" + 0.007*"zouen" + 0.007*"haar" + 0.006*"verstrekt"</text:p>
      <text:p text:style-name="P1">INFO : topic #89 (0.010): 0.028*"b.v." + 0.022*"b" + 0.022*"a" + 0.016*"dienst" + 0.014*"c" + 0.014*"omzetbelasting" + 0.013*"belanghebbennen" + 0.013*"verrichten" + 0.012*"d" + 0.009*"rekening"</text:p>
      <text:p text:style-name="P1">INFO : topic diff=1.266391, rho=0.301511</text:p>
      <text:p text:style-name="P1">INFO : PROGRESS: pass 1, at document #12000/19421</text:p>
      <text:p text:style-name="P1">INFO : merging changes from 2000 documents into a model of 19421 documents</text:p>
      <text:p text:style-name="P1">INFO : topic #51 (0.010): 0.032*"rr" + 0.020*"iran" + 0.019*"zeist" + 0.017*"air" + 0.016*"esso" + 0.016*"misleidennen" + 0.013*"hout" + 0.013*"misleid" + 0.012*"hv" + 0.012*"verzuimboete"</text:p>
      <text:p text:style-name="P1">INFO : topic #47 (0.010): 0.023*"kost" + 0.019*"uitgaf" + 0.011*"wetgever" + 0.009*"kind" + 0.009*"wet" + 0.009*"ouder" + 0.008*"last" + 0.008*"artikel" + 0.007*"geval" + 0.007*"gelijk"</text:p>
      <text:p text:style-name="P1">INFO : topic #89 (0.010): 0.031*"b.v." + 0.026*"b" + 0.026*"a" + 0.016*"dienst" + 0.015*"c" + 0.014*"d" + 0.013*"verrichten" + 0.013*"omzetbelasting" + 0.012*"belanghebbennen" + 0.009*"bv"</text:p>
      <text:p text:style-name="P1">INFO : topic #48 (0.010): 0.045*"kleding" + 0.028*"product" + 0.016*"factorate" + 0.015*"wiener" + 0.014*"adidas" + 0.014*"lancôme" + 0.013*"far" + 0.013*"ht" + 0.012*"kledingstuk" + 0.012*"sanquin"</text:p>
      <text:p text:style-name="P1">INFO : topic #40 (0.010): 0.092*"2003" + 0.020*"aanvraagster" + 0.020*"deelnemer" + 0.015*"plastic" + 0.012*"gooien" + 0.012*"2002" + 0.012*"militair" + 0.010*"spel" + 0.010*"protocol" + 0.010*"2007"</text:p>
      <text:p text:style-name="P1">INFO : topic diff=1.151308, rho=0.301511</text:p>
      <text:p text:style-name="P1">INFO : PROGRESS: pass 1, at document #14000/19421</text:p>
      <text:p text:style-name="P1"><text:soft-page-break/>INFO : merging changes from 2000 documents into a model of 19421 documents</text:p>
      <text:p text:style-name="P1">INFO : topic #1 (0.010): 0.077*"werknemer" + 0.055*"werkgever" + 0.048*"werkzaamheid" + 0.028*"verrichten" + 0.025*"arbeid" + 0.018*"hij" + 0.013*"nederland" + 0.013*"dienstbetrekking" + 0.012*"uwv" + 0.012*"werken"</text:p>
      <text:p text:style-name="P1">INFO : topic #49 (0.010): 0.044*"brand" + 0.039*"schip" + 0.028*"lood" + 0.017*"plaats" + 0.014*"eigenaar" + 0.012*"bewoner" + 0.011*"boord" + 0.008*"provincie" + 0.008*"boot" + 0.008*"mesdag"</text:p>
      <text:p text:style-name="P1">INFO : topic #78 (0.010): 0.122*"06" + 0.019*"unit" + 0.017*"artikel" + 0.013*"wet" + 0.013*"5°" + 0.013*"bouwkost" + 0.011*"overschot" + 0.010*"42" + 0.008*"onderneming" + 0.008*"privé-gebruik"</text:p>
      <text:p text:style-name="P1">INFO : topic #25 (0.010): 0.069*"ik" + 0.034*"slachtoffer" + 0.018*"hij" + 0.018*"mijn" + 0.016*"zien" + 0.016*"mij" + 0.013*"betrokkeneen" + 0.012*"haar" + 0.011*"er" + 0.010*"gaan"</text:p>
      <text:p text:style-name="P1">INFO : topic #46 (0.010): 0.029*"optas" + 0.021*"netbeheerder" + 0.012*"aansluiting" + 0.012*"ifn" + 0.012*"pensioenregeling" + 0.012*"nova" + 0.012*"hvjeu" + 0.012*"liander" + 0.012*"essent" + 0.011*"tennet"</text:p>
      <text:p text:style-name="P1">INFO : topic diff=1.037473, rho=0.301511</text:p>
      <text:p text:style-name="P1">INFO : PROGRESS: pass 1, at document #16000/19421</text:p>
      <text:p text:style-name="P1">INFO : merging changes from 2000 documents into a model of 19421 documents</text:p>
      <text:p text:style-name="P1">INFO : topic #63 (0.010): 0.043*"art" + 0.031*"verzoeker" + 0.030*"beschikking" + 0.019*"verzoek" + 0.015*"rechtbank" + 0.012*"verzoekster" + 0.008*"rv" + 0.007*"verzocht" + 0.006*"haar" + 0.006*"toepassing"</text:p>
      <text:p text:style-name="P1">INFO : topic #89 (0.010): 0.032*"b.v." + 0.031*"a" + 0.030*"b" + 0.019*"c" + 0.017*"d" + 0.014*"bv" + 0.013*"dienst" + 0.012*"verrichten" + 0.010*"omzetbelasting" + 0.009*"belanghebbennen"</text:p>
      <text:p text:style-name="P1">INFO : topic #79 (0.010): 0.026*"verdacht" + 0.012*"feit" + 0.011*"aanvrage" + 0.010*"art" + 0.010*"aanvrager" + 0.008*"herziening" + 0.008*"sv" + 0.008*"onderzoek" + 0.007*"zouen" + 0.007*"vonnis"</text:p>
      <text:p text:style-name="P1">INFO : topic #8 (0.010): 0.096*"bank" + 0.024*"lening" + 0.017*"zekerheid" + 0.014*"onderdeel" + 0.011*"vordering" + 0.008*"verstrekken" + 0.008*"garantie" + 0.008*"optierecht" + 0.007*"geldlening" + 0.007*"zouen"</text:p>
      <text:p text:style-name="P1">INFO : topic #0 (0.010): 0.022*"machine" + 0.016*"7:658" + 0.014*"roekeloosheid" + 0.012*"onvoorzichtig" + 0.011*"bocht" + 0.009*"cbr" + 0.009*"luisteren" + 0.009*"normaal" + 0.008*"woningstichting" + 0.008*"pakje"</text:p>
      <text:p text:style-name="P1">INFO : topic diff=0.904812, rho=0.301511</text:p>
      <text:p text:style-name="P1">INFO : PROGRESS: pass 1, at document #18000/19421</text:p>
      <text:p text:style-name="P1">INFO : merging changes from 2000 documents into a model of 19421 documents</text:p>
      <text:p text:style-name="P1">INFO : topic #48 (0.010): 0.067*"kleding" + 0.031*"far" + 0.029*"edco" + 0.025*"product" + 0.021*"kledingstuk" + 0.017*"euretco" + 0.017*"kist" + 0.015*"jack" + 0.013*"wiener" + 0.013*"kraaienpoot"</text:p>
      <text:p text:style-name="P1">INFO : topic #53 (0.010): 0.029*"leed" + 0.015*"norma" + 0.014*"coöperatie" + 0.014*"producent" + 0.013*"programma" + 0.012*"thuiskopie" + 0.012*"uitzending" + 0.011*"art" + 0.010*"vergoeding" + 0.010*"naburig"</text:p>
      <text:p text:style-name="P1">INFO : topic #95 (0.010): 0.046*"verdacht" + 0.033*"hoger" + 0.021*"terechtzitting" + 0.019*"dagvaarding" + 0.019*"adres" + 0.012*"verschijnen" + 0.010*"akte" + 0.009*"verstek" + 0.008*"art" + 0.008*"stuk"</text:p>
      <text:p text:style-name="P1">INFO : topic #50 (0.010): 0.018*"cash" + 0.016*"contant" + 0.016*"passagier" + 0.013*"tijdspanne" + 0.012*"vliegtuig" + 0.010*"storting" + 0.010*"bts" + 0.009*"tjittes" + 0.009*"inkoop" + 0.009*"r.p.j.l"</text:p>
      <text:p text:style-name="P1">INFO : topic #29 (0.010): 0.036*"rechtbank" + 0.014*"verzoek" + 0.013*"beschikking" + 0.011*"sv" + 0.010*"klager" + 0.010*"art" + 0.009*"terechtzitting" + 0.009*"hoger" + 0.008*"raadsman" + 0.008*"stuk"</text:p>
      <text:p text:style-name="P1">INFO : topic diff=0.788526, rho=0.301511</text:p>
      <text:p text:style-name="P1"><text:soft-page-break/>INFO : -7.912 per-word bound, 240.8 perplexity estimate based on a held-out corpus of 1421 documents with 1204714 words</text:p>
      <text:p text:style-name="P1">INFO : PROGRESS: pass 1, at document #19421/19421</text:p>
      <text:p text:style-name="P1">INFO : merging changes from 1421 documents into a model of 19421 documents</text:p>
      <text:p text:style-name="P1">INFO : topic #50 (0.010): 0.024*"contant" + 0.021*"cash" + 0.020*"luchtvaartuig" + 0.018*"storting" + 0.016*"tijdspanne" + 0.011*"passagier" + 0.010*"vliegtuig" + 0.010*"tjittes" + 0.010*"r.p.j.l" + 0.009*"vliegen"</text:p>
      <text:p text:style-name="P1">INFO : topic #45 (0.010): 0.069*"gemeente" + 0.022*"onroerend" + 0.018*"perceel" + 0.014*"college" + 0.012*"waarde" + 0.009*"hierna" + 0.009*"eigendom" + 0.009*"heffingsambtenaar" + 0.008*"percel" + 0.007*"wethouder"</text:p>
      <text:p text:style-name="P1">INFO : topic #99 (0.010): 0.340*"woning" + 0.044*"vereniging" + 0.014*"recht" + 0.013*"a-straat" + 0.012*"erfpacht" + 0.011*"canon" + 0.011*"slaapkamer" + 0.011*"akte" + 0.010*"eigendom" + 0.010*"waarde"</text:p>
      <text:p text:style-name="P1">INFO : topic #61 (0.010): 0.048*"rechtbank" + 0.021*"deskundigen" + 0.019*"onteigennen" + 0.017*"onteigening" + 0.014*"schadeloosstelling" + 0.013*"waarde" + 0.011*"staan" + 0.009*"onderdeel" + 0.008*"plan" + 0.007*"bestemmingsplan"</text:p>
      <text:p text:style-name="P1">INFO : topic #6 (0.010): 0.066*"koninkrijk" + 0.054*"verenigd" + 0.048*"spanje" + 0.027*"engeland" + 0.026*"spaans" + 0.025*"brits" + 0.022*"regresvordering" + 0.020*"korpodeko" + 0.018*"engels" + 0.015*"tegoed"</text:p>
      <text:p text:style-name="P1">INFO : topic diff=0.703624, rho=0.301511</text:p>
      <text:p text:style-name="P1">INFO : PROGRESS: pass 2, at document #2000/19421</text:p>
      <text:p text:style-name="P1">INFO : merging changes from 2000 documents into a model of 19421 documents</text:p>
      <text:p text:style-name="P1">INFO : topic #27 (0.010): 0.039*"belanghebbennen" + 0.019*"inspecteur" + 0.015*"belanghebbende" + 0.014*"staatssecretaris" + 0.012*"hofs" + 0.010*"kost" + 0.010*"behandeling" + 0.010*"financiën" + 0.009*"proceskost" + 0.009*"verhoging"</text:p>
      <text:p text:style-name="P1">INFO : topic #22 (0.010): 0.065*"waterschap" + 0.029*"bestuur" + 0.027*"dagelijks" + 0.017*"hoogheemraadschap" + 0.014*"heffing" + 0.012*"artikel" + 0.011*"verordening" + 0.010*"jaar" + 0.009*"gouden" + 0.009*"lozing"</text:p>
      <text:p text:style-name="P1">INFO : topic #79 (0.010): 0.026*"verdacht" + 0.013*"feit" + 0.011*"art" + 0.010*"aanvrager" + 0.008*"sv" + 0.008*"onderzoek" + 0.008*"herziening" + 0.007*"zouen" + 0.007*"vonnis" + 0.006*"aanvrage"</text:p>
      <text:p text:style-name="P1">INFO : topic #87 (0.010): 0.020*"blz" + 0.012*"winst" + 0.010*"bedrag" + 0.009*"vermogen" + 0.008*"zouen" + 0.007*"houden" + 0.006*"waarde" + 0.006*"jaar" + 0.006*"per" + 0.005*"rekening"</text:p>
      <text:p text:style-name="P1">INFO : topic #7 (0.010): 0.017*"onderdeel" + 0.014*"c." + 0.013*"incidenteel" + 0.013*"rov" + 0.009*"vordering" + 0.009*"partij" + 0.007*"principaal" + 0.006*"conclusie" + 0.006*"eiser" + 0.006*"zij"</text:p>
      <text:p text:style-name="P1">INFO : topic diff=0.659316, rho=0.288675</text:p>
      <text:p text:style-name="P1">INFO : PROGRESS: pass 2, at document #4000/19421</text:p>
      <text:p text:style-name="P1">INFO : merging changes from 2000 documents into a model of 19421 documents</text:p>
      <text:p text:style-name="P1">INFO : topic #90 (0.010): 0.030*"usd" + 0.020*"badkamer" + 0.018*"buurman" + 0.017*"volmachtigen" + 0.017*"keuken" + 0.016*"krant" + 0.016*"342" + 0.015*"toilet" + 0.014*"vaardigheid" + 0.013*"gouda"</text:p>
      <text:p text:style-name="P1">INFO : topic #65 (0.010): 0.035*"art" + 0.029*"wet" + 0.025*"artikel" + 0.012*"regeling" + 0.012*"bepaling" + 0.009*"toepassing" + 0.007*"blz" + 0.007*"wetgever" + 0.007*"tweede" + 0.007*"toelichting"</text:p>
      <text:p text:style-name="P1">INFO : topic #55 (0.010): 0.018*"toepassing" + 0.015*"schuldsaneringsregeling" + 0.014*"2.1.2" + 0.014*"2.1.3" + 0.014*"f." + 0.014*"schuldenaar" + 0.013*"2.1.1" + 0.013*"bewindvoerder" + 0.013*"art" + 0.010*"schuld"</text:p>
      <text:p text:style-name="P1">INFO : topic #92 (0.010): 0.052*"2015" + 0.039*"ontvanger" + 0.038*"1990" + 0.024*"beslag" + 0.014*"leggen" + 0.013*"aansprakelijk" + 0.010*"art" + 0.007*"iw" + 0.007*"aansprakelijkstelling" + 0.007*"invorderingswet"</text:p>
      <text:p text:style-name="P1"><text:soft-page-break/>INFO : topic #91 (0.010): 0.178*"uur" + 0.023*"week" + 0.022*"dag" + 0.021*"hasjiesj" + 0.014*"02" + 0.012*"hasj" + 0.012*"kantoorruimte" + 0.012*"maastricht" + 0.012*"vrijdag" + 0.011*"aluminium"</text:p>
      <text:p text:style-name="P1">INFO : topic diff=0.513834, rho=0.288675</text:p>
      <text:p text:style-name="P1">INFO : PROGRESS: pass 2, at document #6000/19421</text:p>
      <text:p text:style-name="P1">INFO : merging changes from 2000 documents into a model of 19421 documents</text:p>
      <text:p text:style-name="P1">INFO : topic #66 (0.010): 0.074*"pand" + 0.033*"huurovereenkomst" + 0.033*"huurder" + 0.023*"verhuren" + 0.023*"huur" + 0.022*"gebruik" + 0.016*"verhuurder" + 0.016*"gehuren" + 0.014*"a-straat" + 0.011*"bedrijfsruimte"</text:p>
      <text:p text:style-name="P1">INFO : topic #32 (0.010): 0.068*"klant" + 0.040*"zak" + 0.023*"04" + 0.016*"kentekenplaat" + 0.014*"prostituee" + 0.013*"cl" + 0.013*"05" + 0.012*"voetganger" + 0.012*"heerenveen" + 0.011*"zijkant"</text:p>
      <text:p text:style-name="P1">INFO : topic #16 (0.010): 0.051*"besluit" + 0.026*"aanvraag" + 0.025*"vergunning" + 0.015*"provincie" + 0.013*"verlenen" + 0.011*"gemeente" + 0.011*"staan" + 0.010*"minister" + 0.008*"vrijstelling" + 0.008*"wet"</text:p>
      <text:p text:style-name="P1">INFO : topic #39 (0.010): 0.050*"belanghebbennen" + 0.018*"belanghebbende" + 0.017*"inspecteur" + 0.014*"staatssecretaris" + 0.012*"f" + 0.012*"aanslag" + 0.011*"bedrag" + 0.010*"financiën" + 0.009*"wet" + 0.009*"jaar"</text:p>
      <text:p text:style-name="P1">INFO : topic #29 (0.010): 0.033*"rechtbank" + 0.016*"verzoek" + 0.013*"beschikking" + 0.012*"2001" + 0.012*"2002" + 0.011*"sv" + 0.011*"raadsman" + 0.010*"art" + 0.009*"terechtzitting" + 0.009*"klager"</text:p>
      <text:p text:style-name="P1">INFO : topic diff=0.434689, rho=0.288675</text:p>
      <text:p text:style-name="P1">INFO : PROGRESS: pass 2, at document #8000/19421</text:p>
      <text:p text:style-name="P1">INFO : merging changes from 2000 documents into a model of 19421 documents</text:p>
      <text:p text:style-name="P1">INFO : topic #31 (0.010): 0.111*"fiscaal" + 0.109*"eenheid" + 0.028*"dochtermaatschappij" + 0.023*"vennootschapsbelasting" + 0.020*"moedermaatschappij" + 0.017*"kelly" + 0.015*"dochtervennootschap" + 0.014*"vpb" + 0.012*"1969" + 0.011*"zfw"</text:p>
      <text:p text:style-name="P1">INFO : topic #33 (0.010): 0.030*"erflater" + 0.029*"belanghebbenden" + 0.024*"recht" + 0.022*"verkrijging" + 0.021*"overlijd" + 0.021*"nalatenschap" + 0.020*"erfgenaam" + 0.016*"overlijden" + 0.014*"echtgenote" + 0.012*"zoon"</text:p>
      <text:p text:style-name="P1">INFO : topic #55 (0.010): 0.020*"toepassing" + 0.018*"schuldsaneringsregeling" + 0.017*"schuldenaar" + 0.017*"f." + 0.015*"bewindvoerder" + 0.012*"art" + 0.012*"schuld" + 0.011*"aanzien" + 0.009*"2.1.2" + 0.009*"rechtbank"</text:p>
      <text:p text:style-name="P1">INFO : topic #89 (0.010): 0.038*"a" + 0.032*"b.v." + 0.030*"b" + 0.019*"c" + 0.018*"d" + 0.015*"dienst" + 0.013*"verrichten" + 0.011*"bv" + 0.010*"f" + 0.010*"omzetbelasting"</text:p>
      <text:p text:style-name="P1">INFO : topic #8 (0.010): 0.091*"bank" + 0.021*"lening" + 0.019*"zekerheid" + 0.015*"onderdeel" + 0.013*"vordering" + 0.010*"recht" + 0.008*"verstrekken" + 0.008*"geldlening" + 0.007*"haar" + 0.007*"daf"</text:p>
      <text:p text:style-name="P1">INFO : topic diff=0.369815, rho=0.288675</text:p>
      <text:p text:style-name="P1">INFO : PROGRESS: pass 2, at document #10000/19421</text:p>
      <text:p text:style-name="P1">INFO : merging changes from 2000 documents into a model of 19421 documents</text:p>
      <text:p text:style-name="P1">INFO : topic #2 (0.010): 0.013*"art" + 0.012*"verzekering" + 0.012*"verdeling" + 0.011*"partij" + 0.011*"verzekeraar" + 0.010*"verzekeren" + 0.010*"onderdeel" + 0.009*"gemeenschap" + 0.009*"voorwaard" + 0.009*"schuld"</text:p>
      <text:p text:style-name="P1">INFO : topic #97 (0.010): 0.022*"onderdeel" + 0.016*"haar" + 0.014*"rov" + 0.013*"zij" + 0.012*"betrokkeneen" + 0.010*"verweerster" + 0.009*"zouen" + 0.008*"schade" + 0.008*"omstandigheid" + 0.006*"klacht"</text:p>
      <text:p text:style-name="P1">INFO : topic #5 (0.010): 0.070*"nederland" + 0.056*"j.d.m" + 0.034*"vreemdeling" + 0.034*"verblijf" + 0.023*"schiphol" + 0.021*"document" + 0.019*"nationaliteit" + 0.015*"paspoort" + 0.012*"luchthaven" + 0.010*"reisdocument"</text:p>
      <text:p text:style-name="P1"><text:soft-page-break/>INFO : topic #48 (0.010): 0.055*"kleding" + 0.027*"product" + 0.024*"factorate" + 0.020*"ht" + 0.018*"lancôme" + 0.017*"sanquin" + 0.016*"adidas" + 0.016*"zweed" + 0.016*"rockwool" + 0.014*"gobain"</text:p>
      <text:p text:style-name="P1">INFO : topic #47 (0.010): 0.037*"kost" + 0.019*"uitgaf" + 0.010*"last" + 0.009*"wetgever" + 0.009*"kind" + 0.009*"ouder" + 0.008*"geval" + 0.008*"gelijk" + 0.008*"redelijk" + 0.007*"behandeling"</text:p>
      <text:p text:style-name="P1">INFO : topic diff=0.335880, rho=0.288675</text:p>
      <text:p text:style-name="P1">INFO : PROGRESS: pass 2, at document #12000/19421</text:p>
      <text:p text:style-name="P1">INFO : merging changes from 2000 documents into a model of 19421 documents</text:p>
      <text:p text:style-name="P1">INFO : topic #83 (0.010): 0.018*"verdacht" + 0.014*"art" + 0.012*"benadelen" + 0.011*"partij" + 0.010*"vordering" + 0.009*"feit" + 0.009*"voordeel" + 0.009*"termijn" + 0.009*"wederrechtelijk" + 0.008*"middeel"</text:p>
      <text:p text:style-name="P1">INFO : topic #59 (0.010): 0.023*"a" + 0.021*"transactie" + 0.015*"aandeel" + 0.013*"effect" + 0.011*"1999" + 0.010*"n.v." + 0.010*"informatie" + 0.009*"1995" + 0.009*"la" + 0.007*"belegger"</text:p>
      <text:p text:style-name="P1">INFO : topic #66 (0.010): 0.071*"pand" + 0.037*"huurovereenkomst" + 0.026*"huurder" + 0.023*"gebruik" + 0.022*"huur" + 0.020*"verhuren" + 0.018*"gehuren" + 0.016*"a-straat" + 0.013*"verhuurder" + 0.011*"bedrijfsruimte"</text:p>
      <text:p text:style-name="P1">INFO : topic #32 (0.010): 0.058*"04" + 0.054*"klant" + 0.048*"zak" + 0.035*"05" + 0.023*"ado" + 0.017*"agent" + 0.016*"kentekenplaat" + 0.014*"supportershome" + 0.014*"prostituee" + 0.013*"heerenveen"</text:p>
      <text:p text:style-name="P1">INFO : topic #61 (0.010): 0.050*"rechtbank" + 0.022*"deskundigen" + 0.018*"onteigening" + 0.017*"schadeloosstelling" + 0.016*"onteigennen" + 0.013*"staan" + 0.011*"waarde" + 0.011*"onderdeel" + 0.007*"vonnis" + 0.006*"voorschot"</text:p>
      <text:p text:style-name="P1">INFO : topic diff=0.313488, rho=0.288675</text:p>
      <text:p text:style-name="P1">INFO : PROGRESS: pass 2, at document #14000/19421</text:p>
      <text:p text:style-name="P1">INFO : merging changes from 2000 documents into a model of 19421 documents</text:p>
      <text:p text:style-name="P1">INFO : topic #28 (0.010): 0.102*"voorziening" + 0.022*"baatbelasting" + 0.017*"kost" + 0.016*"benzine" + 0.013*"gebied" + 0.013*"bekostigingsbesluit" + 0.012*"last" + 0.010*"herinrichting" + 0.010*"verhaal" + 0.010*"taxi"</text:p>
      <text:p text:style-name="P1">INFO : topic #74 (0.010): 0.095*"bankrekening" + 0.062*"opdracht" + 0.037*"bemonstering" + 0.035*"rekening" + 0.019*"bera" + 0.018*"gestort" + 0.018*"systeem" + 0.014*"parkeergarage" + 0.012*"bankrekeningnummer" + 0.012*"veiling"</text:p>
      <text:p text:style-name="P1">INFO : topic #10 (0.010): 0.136*"verweerder" + 0.033*"c." + 0.016*"woonplaats" + 0.015*"wonennen" + 0.008*"vordering" + 0.007*"partij" + 0.007*"vonnis" + 0.007*"a.m.j" + 0.007*"2002" + 0.007*"overeenkomst"</text:p>
      <text:p text:style-name="P1">INFO : topic #26 (0.010): 0.008*"onderzoek" + 0.007*"feit" + 0.007*"geval" + 0.007*"ministerie" + 0.006*"er" + 0.006*"dienen" + 0.006*"staan" + 0.006*"art" + 0.006*"omstandigheid" + 0.005*"justitie"</text:p>
      <text:p text:style-name="P1">INFO : topic #85 (0.010): 0.097*"betrokkeneen" + 0.037*"machtiging" + 0.035*"rechtbank" + 0.021*"ziekenhuis" + 0.019*"justitie" + 0.019*"verlenen" + 0.017*"beschikking" + 0.017*"officier" + 0.015*"behandeling" + 0.014*"medisch"</text:p>
      <text:p text:style-name="P1">INFO : topic diff=0.286480, rho=0.288675</text:p>
      <text:p text:style-name="P1">INFO : PROGRESS: pass 2, at document #16000/19421</text:p>
      <text:p text:style-name="P1">INFO : merging changes from 2000 documents into a model of 19421 documents</text:p>
      <text:p text:style-name="P1">INFO : topic #94 (0.010): 0.080*"snelheid" + 0.043*"km" + 0.041*"reglement" + 0.027*"per" + 0.017*"verkeer" + 0.016*"rijksweg" + 0.012*"tabakswet" + 0.010*"kilometer" + 0.010*"verkeersregel" + 0.010*"plaatse"</text:p>
      <text:p text:style-name="P1">INFO : topic #4 (0.010): 0.606*"2010" + 0.015*"koopman" + 0.009*"00" + 0.008*"0000" + 0.007*"2012" + 0.006*"meerderheidsregel" + 0.005*"begunstigen" + 0.005*"film" + 0.004*"12a" + 0.004*"geval"</text:p>
      <text:p text:style-name="P1"><text:soft-page-break/>INFO : topic #83 (0.010): 0.018*"verdacht" + 0.014*"art" + 0.011*"benadelen" + 0.010*"wederrechtelijk" + 0.010*"vordering" + 0.010*"partij" + 0.009*"voordeel" + 0.009*"feit" + 0.009*"betrokkeneen" + 0.008*"schriftuur"</text:p>
      <text:p text:style-name="P1">INFO : topic #56 (0.010): 0.529*"2007" + 0.025*"e.n" + 0.019*"project" + 0.018*"m.a" + 0.010*"motorfiets" + 0.008*"aw" + 0.005*"mk" + 0.005*"aanbieder" + 0.005*"dv" + 0.004*"dwaling"</text:p>
      <text:p text:style-name="P1">INFO : topic #12 (0.010): 0.046*"product" + 0.032*"geneesmiddeel" + 0.022*"inspectie" + 0.021*"hoofdverblijf" + 0.021*"registreren" + 0.020*"farmaceutisch" + 0.017*"caravan" + 0.015*"registratie" + 0.014*"apotheker" + 0.014*"impro"</text:p>
      <text:p text:style-name="P1">INFO : topic diff=0.245231, rho=0.288675</text:p>
      <text:p text:style-name="P1">INFO : PROGRESS: pass 2, at document #18000/19421</text:p>
      <text:p text:style-name="P1">INFO : merging changes from 2000 documents into a model of 19421 documents</text:p>
      <text:p text:style-name="P1">INFO : topic #38 (0.010): 0.069*"europe" + 0.030*"budget" + 0.023*"suzuki" + 0.020*"prepensioenfonds" + 0.019*"tussenuitspraak" + 0.018*"e-traction" + 0.016*"medinol" + 0.015*"cassatierechtspraak" + 0.015*"ceas" + 0.014*"gezinsinkomen"</text:p>
      <text:p text:style-name="P1">INFO : topic #10 (0.010): 0.135*"verweerder" + 0.031*"c." + 0.014*"woonplaats" + 0.013*"wonennen" + 0.008*"akte" + 0.008*"vordering" + 0.008*"partij" + 0.007*"overeenkomst" + 0.007*"a.m.j" + 0.007*"vonnis"</text:p>
      <text:p text:style-name="P1">INFO : topic #35 (0.010): 0.042*"nederland" + 0.029*"artikel" + 0.023*"belasting" + 0.022*"belgië" + 0.018*"verdrag" + 0.017*"buitenlands" + 0.016*"inkomst" + 0.016*"nederlands" + 0.015*"heffing" + 0.011*"wet"</text:p>
      <text:p text:style-name="P1">INFO : topic #0 (0.010): 0.027*"roekeloosheid" + 0.019*"machine" + 0.018*"ongeval" + 0.016*"normaal" + 0.016*"7:658" + 0.014*"onvoorzichtig" + 0.013*"bocht" + 0.010*"kansspelbelasting" + 0.010*"luisteren" + 0.009*"cbr"</text:p>
      <text:p text:style-name="P1">INFO : topic #20 (0.010): 0.044*"eisere" + 0.023*"vonnis" + 0.020*"verweerster" + 0.017*"rechtbank" + 0.016*"veroordelen" + 0.014*"vordering" + 0.013*"kost" + 0.013*"partij" + 0.012*"bedrag" + 0.011*"rente"</text:p>
      <text:p text:style-name="P1">INFO : topic diff=0.218412, rho=0.288675</text:p>
      <text:p text:style-name="P1">INFO : -7.851 per-word bound, 230.9 perplexity estimate based on a held-out corpus of 1421 documents with 1204714 words</text:p>
      <text:p text:style-name="P1">INFO : PROGRESS: pass 2, at document #19421/19421</text:p>
      <text:p text:style-name="P1">INFO : merging changes from 1421 documents into a model of 19421 documents</text:p>
      <text:p text:style-name="P1">INFO : topic #0 (0.010): 0.020*"roekeloosheid" + 0.019*"kansspelbelasting" + 0.019*"pakje" + 0.018*"normaal" + 0.016*"ongeval" + 0.014*"machine" + 0.013*"onvoorzichtig" + 0.012*"prijs" + 0.011*"7:658" + 0.011*"cbr"</text:p>
      <text:p text:style-name="P1">INFO : topic #82 (0.010): 0.087*"eiser" + 0.020*"vordering" + 0.010*"vonnis" + 0.009*"art" + 0.009*"schade" + 0.008*"rechtbank" + 0.007*"hij" + 0.006*"verweerster" + 0.006*"veroordelen" + 0.006*"bw"</text:p>
      <text:p text:style-name="P1">INFO : topic #1 (0.010): 0.070*"werknemer" + 0.063*"werkzaamheid" + 0.047*"werkgever" + 0.036*"verrichten" + 0.023*"arbeid" + 0.019*"hij" + 0.015*"werken" + 0.015*"dienstbetrekking" + 0.011*"werkzaam" + 0.011*"uwv"</text:p>
      <text:p text:style-name="P1">INFO : topic #10 (0.010): 0.137*"verweerder" + 0.031*"c." + 0.012*"woonplaats" + 0.011*"wonennen" + 0.009*"akte" + 0.008*"partij" + 0.008*"vordering" + 0.007*"koopovereenkomst" + 0.007*"overeenkomst" + 0.007*"a.m.j"</text:p>
      <text:p text:style-name="P1">INFO : topic #22 (0.010): 0.040*"waterschap" + 0.027*"hoogheemraadschap" + 0.026*"dagelijks" + 0.024*"bestuur" + 0.019*"gouden" + 0.014*"mw" + 0.013*"jaar" + 0.011*"jacht" + 0.011*"artikel" + 0.011*"zelfstandiig"</text:p>
      <text:p text:style-name="P1">INFO : topic diff=0.210778, rho=0.288675</text:p>
      <text:p text:style-name="P1">INFO : topic #2 (0.010): 0.083*"inrichting" + 0.051*"e-mail" + 0.043*"materiaal" + 0.023*"verwijderen" + 0.014*"elektronisch" + 0.013*"lease" + 0.012*"zeeland" + 0.011*"werk" + 0.011*"vast" + 0.011*"opslag"</text:p>
      <text:p text:style-name="P1"><text:soft-page-break/>INFO : topic #98 (0.010): 0.033*"kleding" + 0.023*"resultaat" + 0.021*"protocol" + 0.021*"canon" + 0.016*"inschrijver" + 0.016*"geval" + 0.014*"opdracht" + 0.013*"2005" + 0.013*"aanbestedennen" + 0.012*"aanbesteding"</text:p>
      <text:p text:style-name="P1">INFO : topic #17 (0.010): 0.072*"2015" + 0.058*"man" + 0.052*"vrouw" + 0.020*"partij" + 0.014*"beschikking" + 0.009*"rechtbank" + 0.008*"haar" + 0.008*"onderdeel" + 0.007*"bedrag" + 0.007*"verdeling"</text:p>
      <text:p text:style-name="P1">INFO : topic #54 (0.010): 0.045*"richtlijn" + 0.034*"dienst" + 0.026*"ecli" + 0.014*"artikel" + 0.010*"aanhef" + 0.008*"nl" + 0.008*"a" + 0.008*"instelling" + 0.008*"b" + 0.007*"verrichten"</text:p>
      <text:p text:style-name="P1">INFO : topic #16 (0.010): 0.045*"b.v." + 0.039*"a" + 0.032*"vennootschap" + 0.028*"b" + 0.024*"aandeel" + 0.017*"c" + 0.016*"aandeelhouder" + 0.015*"d" + 0.013*"holding" + 0.010*"bestuurder"</text:p>
      <text:p text:style-name="P1">INFO : topic #95 (0.010): 0.026*"art" + 0.020*"c." + 0.013*"rechter" + 0.013*"onderdeel" + 0.013*"recht" + 0.012*"rov" + 0.011*"rv" + 0.010*"nl" + 0.009*"voorzieningenrechter" + 0.009*"partij"</text:p>
      <text:p text:style-name="P1">INFO : topic #1 (0.010): 0.038*"a.l.j" + 0.025*"gs" + 0.022*"convenant" + 0.020*"methode" + 0.013*"graaf" + 0.012*"ticket" + 0.012*"xvi" + 0.010*"tand" + 0.009*"westinvest" + 0.009*"portefeuil"</text:p>
      <text:p text:style-name="P1">INFO : topic #58 (0.010): 0.046*"verzekering" + 0.038*"verzekeren" + 0.037*"verzekeraar" + 0.021*"f.b" + 0.019*"achmea" + 0.018*"reaal" + 0.017*"uitkering" + 0.017*"polis" + 0.016*"n.v." + 0.016*"dekking"</text:p>
      <text:p text:style-name="P1">INFO : topic #49 (0.010): 0.056*"verdacht" + 0.014*"feit" + 0.009*"schriftuur" + 0.009*"art" + 0.007*"hij" + 0.007*"middeel" + 0.006*"hoger" + 0.006*"tenlastegeleggen" + 0.006*"misdrijf" + 0.006*"terechtzitting"</text:p>
      <text:p text:style-name="P1">INFO : topic #81 (0.010): 0.051*"artikel" + 0.039*"wet" + 0.024*"belasting" + 0.018*"bpm" + 0.014*"aangifte" + 0.013*"naheffingsaanslag" + 0.012*"bedrag" + 0.010*"auto" + 0.010*"gebruik" + 0.010*"personenauto"</text:p>
      <text:p text:style-name="P1">INFO : topic #97 (0.010): 0.068*"onderneming" + 0.034*"maatschap" + 0.027*"vennoot" + 0.024*"vennootschap" + 0.021*"s.c." + 0.015*"cv" + 0.013*"drijven" + 0.012*"firma" + 0.011*"vof" + 0.010*"commanditair"</text:p>
      <text:p text:style-name="P1">INFO : topic #15 (0.010): 0.027*"cdw" + 0.027*"artikel" + 0.026*"goedeer" + 0.024*"uitnodiging" + 0.024*"betaling" + 0.013*"recht" + 0.012*"invoer" + 0.011*"hiervoor" + 0.011*"douaneautoriteit" + 0.010*"douanerecht"</text:p>
      <text:p text:style-name="P1">INFO : topic #96 (0.010): 0.025*"voordeel" + 0.021*"verkrijgen" + 0.019*"wederrechtelijk" + 0.017*"betrokkeneen" + 0.015*"redelijk" + 0.015*"veroordelen" + 0.015*"termijn" + 0.009*"bedrag" + 0.008*"overschrijden" + 0.007*"6"</text:p>
      <text:p text:style-name="P1">INFO : topic #84 (0.010): 0.048*"appartement" + 0.035*"usd" + 0.035*"appartementsrecht" + 0.025*"splitsing" + 0.023*"telefoonkaart" + 0.019*"kaart" + 0.018*"coöperatie" + 0.017*"group" + 0.014*"beschermen" + 0.014*"onderhoud"</text:p>
      <text:p text:style-name="P1">INFO : topic #21 (0.010): 0.031*"lidstaat" + 0.030*"justitie" + 0.028*"europees" + 0.022*"unie" + 0.021*"prejudiciël" + 0.015*"vraag" + 0.015*"eu" + 0.014*"punt" + 0.014*"vragen" + 0.013*"eg"</text:p>
      <text:p text:style-name="P1">INFO : topic #34 (0.010): 0.056*"nederlands" + 0.043*"gerecht" + 0.042*"schip" + 0.041*"curaçao" + 0.037*"aruba" + 0.032*"gemeenschappelijk" + 0.028*"antillen" + 0.020*"justitie" + 0.016*"land" + 0.015*"boord"</text:p>
      <text:p text:style-name="P1">INFO : topic #92 (0.010): 0.052*"centraal" + 0.031*"sociaal" + 0.021*"rechtbank" + 0.021*"loonbelasting" + 0.019*"artikel" + 0.017*"besluit" + 0.017*"premie" + 0.017*"loon" + 0.016*"sociale" + 0.016*"hierna"</text:p>
      <text:p text:style-name="P1">INFO : topic #90 (0.010): 0.032*"aanspraak" + 0.030*"pensioenfonds" + 0.028*"pensioen" + 0.021*"geneesmiddel" + 0.019*"stichting" + 0.015*"premie" + 0.010*"pensioenregeling" + 0.009*"uitkering" + 0.009*"fonds" + 0.009*"pensioenrecht"</text:p>
      <text:p text:style-name="P1">INFO : topic #78 (0.010): 0.039*"ecli" + 0.038*"omzetbelasting" + 0.024*"artikel" + 0.017*"wet" + 0.015*"belanghebbennen" + 0.014*"hiervoor" + 0.013*"levering" + 0.013*"letter" + 0.012*"aftrek" + 0.010*"rekening"</text:p>
      <text:p text:style-name="P1"><text:soft-page-break/>INFO : topic #74 (0.010): 0.060*"besluit" + 0.027*"ondernemingskamer" + 0.017*"bestuur" + 0.013*"nemen" + 0.011*"algemeen" + 0.009*"besluiten" + 0.009*"bevoegdheid" + 0.008*"staan" + 0.008*"beleid" + 0.007*"commissaris"</text:p>
      <text:p text:style-name="P1">INFO : topic #42 (0.010): 0.111*"onderneming" + 0.022*"vaststellingsovereenkomst" + 0.019*"ondernemingsvermoog" + 0.018*"drijven" + 0.013*"economisch" + 0.012*"overdracht" + 0.011*"waarde" + 0.011*"bedrijf" + 0.009*"heisterkamp" + 0.008*"14a"</text:p>
      <text:p text:style-name="P1">INFO : topic #66 (0.010): 0.098*"pand" + 0.029*"huurovereenkomst" + 0.024*"huurder" + 0.023*"huur" + 0.022*"gebruik" + 0.021*"verhuren" + 0.015*"a-straat" + 0.013*"verhuurder" + 0.013*"gehuren" + 0.010*"bedrijfspand"</text:p>
      <text:p text:style-name="P1">INFO : topic #58 (0.010): 0.084*"2012" + 0.059*"ecli" + 0.045*"nl" + 0.023*"omzetbelasting" + 0.018*"artikel" + 0.017*"hiervoor" + 0.011*"levering" + 0.011*"wet" + 0.009*"factuur" + 0.009*"aftrek"</text:p>
      <text:p text:style-name="P1">INFO : topic #55 (0.010): 0.023*"2.1.2" + 0.023*"2.1.1" + 0.021*"2.1.3" + 0.019*"toepassing" + 0.016*"schuldsaneringsregeling" + 0.016*"bewindvoerder" + 0.015*"2.1.4" + 0.012*"schuldenaar" + 0.011*"f." + 0.010*"rechtbank"</text:p>
      <text:p text:style-name="P1">INFO : topic #61 (0.010): 0.055*"rechtbank" + 0.021*"deskundigen" + 0.019*"onteigennen" + 0.017*"onteigening" + 0.014*"schadeloosstelling" + 0.012*"waarde" + 0.011*"staan" + 0.010*"onderdeel" + 0.008*"plan" + 0.008*"bestemmingsplan"</text:p>
      <text:p text:style-name="P1">INFO : topic #92 (0.010): 0.061*"2015" + 0.035*"ontvanger" + 0.033*"beslag" + 0.019*"leggen" + 0.017*"1990" + 0.012*"aansprakelijk" + 0.011*"conservatoir" + 0.009*"betaling" + 0.009*"verhaal" + 0.008*"art"</text:p>
      <text:p text:style-name="P1">INFO : topic #30 (0.010): 0.095*"2006" + 0.049*"2005" + 0.028*"artikel" + 0.027*"goedeer" + 0.011*"betaling" + 0.011*"cdw" + 0.009*"wet" + 0.009*"uitnodiging" + 0.007*"hiervoor" + 0.006*"2.3.1"</text:p>
      <text:p text:style-name="P1">INFO : topic #54 (0.010): 0.238*"2013" + 0.220*"2009" + 0.008*"arnhem-leeuwarden" + 0.006*"hierna" + 0.006*"landelijk" + 0.005*"artikel" + 0.004*"korps" + 0.004*"bijrijder" + 0.004*"den" + 0.003*"verkeerscontrool"</text:p>
      <text:p text:style-name="P1">INFO : topic #35 (0.010): 0.039*"nederland" + 0.029*"artikel" + 0.023*"belgië" + 0.022*"belasting" + 0.017*"verdrag" + 0.017*"heffing" + 0.017*"buitenlands" + 0.017*"nederlands" + 0.014*"inkomst" + 0.012*"loon"</text:p>
      <text:p text:style-name="P1">INFO : topic #78 (0.010): 0.112*"06" + 0.042*"unit" + 0.028*"5°" + 0.021*"874" + 0.021*"42" + 0.020*"nevenactiviteit" + 0.019*"bouwkost" + 0.019*"tweeduizend" + 0.017*"a.e" + 0.013*"425"</text:p>
      <text:p text:style-name="P1">INFO : topic #82 (0.010): 0.087*"eiser" + 0.020*"vordering" + 0.010*"vonnis" + 0.009*"art" + 0.009*"schade" + 0.008*"rechtbank" + 0.007*"hij" + 0.006*"verweerster" + 0.006*"veroordelen" + 0.006*"bw"</text:p>
      <text:p text:style-name="P1">INFO : topic #79 (0.010): 0.022*"verdacht" + 0.014*"feit" + 0.013*"aanvrager" + 0.012*"art" + 0.009*"herziening" + 0.009*"sv" + 0.009*"zouen" + 0.008*"onderzoek" + 0.008*"aanvrage" + 0.008*"vonnis"</text:p>
      <text:p text:style-name="P1">INFO : topic #4 (0.010): 0.627*"2010" + 0.014*"koopman" + 0.011*"2012" + 0.009*"00" + 0.008*"hr:2010" + 0.004*"film" + 0.004*"vlas" + 0.004*"12a" + 0.004*"0000" + 0.004*"geval"</text:p>
      <text:p text:style-name="P1">INFO : topic #38 (0.010): 0.065*"europe" + 0.046*"budget" + 0.022*"tussenuitspraak" + 0.020*"vroegpensioenregeling" + 0.020*"vut-regeling" + 0.018*"duck" + 0.018*"suzuki" + 0.015*"12.500" + 0.015*"informatieverplichting" + 0.014*"prepensioenfonds"</text:p>
      <text:p text:style-name="P1">INFO : topic #12 (0.010): 0.047*"geneesmiddel" + 0.047*"product" + 0.034*"geneesmiddeel" + 0.023*"hoofdverblijf" + 0.018*"schoen" + 0.016*"caravan" + 0.013*"registreren" + 0.012*"synthon" + 0.012*"farmaceutisch" + 0.012*"1484"</text:p>
      <text:p text:style-name="P1">INFO : topic #49 (0.010): 0.040*"schip" + 0.038*"brand" + 0.031*"lood" + 0.019*"plaats" + 0.015*"boord" + 0.014*"boot" + 0.011*"eigenaar" + 0.011*"scheep" + 0.010*"schuur" + 0.009*"bevinden"</text:p>
      <text:p text:style-name="P1">INFO : topic #40 (0.010): 0.209*"2003" + 0.071*"2002" + 0.029*"plastic" + 0.021*"gooien" + 0.019*"training" + 0.016*"deelnemer" + 0.012*"poeder" + 0.011*"spel" + 0.011*"balie" + 0.009*"virtueel"</text:p>
      <text:p text:style-name="P1"><text:soft-page-break/>INFO : topic #90 (0.010): 0.050*"usd" + 0.034*"badkamer" + 0.028*"toilet" + 0.024*"342" + 0.024*"volmachtigen" + 0.023*"buurman" + 0.022*"keuken" + 0.019*"krant" + 0.019*"vaardigheid" + 0.017*"energiebedrijf"</text:p>
      <text:p text:style-name="P1">INFO : topic #1 (0.010): 0.070*"werknemer" + 0.063*"werkzaamheid" + 0.047*"werkgever" + 0.036*"verrichten" + 0.023*"arbeid" + 0.019*"hij" + 0.015*"werken" + 0.015*"dienstbetrekking" + 0.011*"werkzaam" + 0.011*"uwv"</text:p>
      <text:p text:style-name="P1">INFO : topic #46 (0.010): 0.037*"hvjeu" + 0.026*"netbeheerder" + 0.019*"onderdeel" + 0.017*"art" + 0.017*"vweu" + 0.014*"groepsverbod" + 0.013*"prejudiciël" + 0.012*"vrij" + 0.011*"staan" + 0.011*"dwingennen"</text:p>
      <text:p text:style-name="P1">INFO : loading Dictionary object from saveLDA/caseLaw20.9100.dict</text:p>
      <text:p text:style-name="P1">INFO : loaded saveLDA/caseLaw20.9100.dict</text:p>
      <text:p text:style-name="P1">INFO : loaded corpus index from saveLDA/caseLaw20.9100.mm.index</text:p>
      <text:p text:style-name="P1">INFO : initializing corpus reader from saveLDA/caseLaw20.9100.mm</text:p>
      <text:p text:style-name="P1">INFO : accepted corpus with 19421 documents, 82784 features, 6694519 non-zero entries</text:p>
      <text:p text:style-name="P1">INFO : collecting document frequencies</text:p>
      <text:p text:style-name="P1">INFO : PROGRESS: processing document #0</text:p>
      <text:p text:style-name="P1">INFO : PROGRESS: processing document #10000</text:p>
      <text:p text:style-name="P1">INFO : calculating IDF weights for 19421 documents and 82783 features (6694519 matrix non-zeros)</text:p>
      <text:p text:style-name="P1">run LDA</text:p>
      <text:p text:style-name="P1">INFO : using symmetric alpha at 0.01</text:p>
      <text:p text:style-name="P1">INFO : using symmetric eta at 1.20796289138e-05</text:p>
      <text:p text:style-name="P1">INFO : using serial LDA version on this node</text:p>
      <text:p text:style-name="P1">INFO : running online LDA training, 100 topics, 3 passes over the supplied corpus of 19421 documents, updating model once every 2000 documents, evaluating perplexity every 19421 documents, iterating 50x with a convergence threshold of 0.001000</text:p>
      <text:p text:style-name="P1">INFO : PROGRESS: pass 0, at document #2000/19421</text:p>
      <text:p text:style-name="P1">INFO : merging changes from 2000 documents into a model of 19421 documents</text:p>
      <text:p text:style-name="P1">INFO : topic #49 (0.010): 0.008*"artikel" + 0.007*"belanghebbennen" + 0.006*"art" + 0.005*"wet" + 0.004*"inspecteur" + 0.004*"blz" + 0.004*"zouen" + 0.004*"zij" + 0.004*"ik" + 0.004*"kost"</text:p>
      <text:p text:style-name="P1">INFO : topic #19 (0.010): 0.007*"wet" + 0.007*"art" + 0.007*"belanghebbennen" + 0.005*"artikel" + 0.005*"geval" + 0.004*"zouen" + 0.004*"aanslag" + 0.004*"blz" + 0.004*"inspecteur" + 0.004*"staan"</text:p>
      <text:p text:style-name="P1">INFO : topic #54 (0.010): 0.014*"belanghebbennen" + 0.007*"kost" + 0.007*"blz" + 0.006*"artikel" + 0.006*"wet" + 0.005*"ik" + 0.005*"belanghebbende" + 0.005*"aanslag" + 0.005*"inspecteur" + 0.005*"haar"</text:p>
      <text:p text:style-name="P1">INFO : topic #66 (0.010): 0.016*"belanghebbennen" + 0.007*"artikel" + 0.006*"wet" + 0.005*"art" + 0.004*"inspecteur" + 0.004*"aanslag" + 0.004*"zouen" + 0.004*"f" + 0.004*"jaar" + 0.004*"blz"</text:p>
      <text:p text:style-name="P1">INFO : topic #25 (0.010): 0.013*"aanslag" + 0.012*"belanghebbennen" + 0.010*"f" + 0.009*"inspecteur" + 0.008*"artikel" + 0.008*"belanghebbende" + 0.006*"wet" + 0.005*"proceskost" + 0.005*"kost" + 0.005*"staatssecretaris"</text:p>
      <text:p text:style-name="P1">INFO : topic diff=71.028885, rho=1.000000</text:p>
      <text:p text:style-name="P1">INFO : PROGRESS: pass 0, at document #4000/19421</text:p>
      <text:p text:style-name="P1">INFO : merging changes from 2000 documents into a model of 19421 documents</text:p>
      <text:p text:style-name="P1">INFO : topic #63 (0.010): 0.010*"belanghebbennen" + 0.009*"art" + 0.006*"inspecteur" + 0.005*"blz" + 0.004*"aanslag" + 0.004*"wet" + 0.004*"artikel" + 0.004*"zouen" + 0.003*"indien" + 0.003*"ik"</text:p>
      <text:p text:style-name="P1">INFO : topic #38 (0.010): 0.010*"artikel" + 0.010*"belanghebbennen" + 0.008*"wet" + 0.006*"aanslag" + 0.005*"inspecteur" + 0.005*"belanghebbende" + 0.005*"bezwaar" + 0.005*"staatssecretaris" + 0.004*"proceskost" + 0.004*"kost"</text:p>
      <text:p text:style-name="P1"><text:soft-page-break/>INFO : topic #6 (0.010): 0.009*"art" + 0.007*"mega" + 0.006*"drijvennen" + 0.005*"belanghebbennen" + 0.005*"onderdeel" + 0.004*"p." + 0.004*"haar" + 0.004*"zij" + 0.003*"onderneming" + 0.003*"wet"</text:p>
      <text:p text:style-name="P1">INFO : topic #24 (0.010): 0.013*"belanghebbennen" + 0.011*"artikel" + 0.006*"wet" + 0.006*"gemeente" + 0.005*"bezwaar" + 0.005*"2000" + 0.005*"proceskost" + 0.005*"belanghebbende" + 0.005*"beroepschrift" + 0.004*"1999"</text:p>
      <text:p text:style-name="P1">INFO : topic #67 (0.010): 0.011*"art" + 0.009*"wet" + 0.009*"artikel" + 0.008*"belanghebbennen" + 0.005*"inspecteur" + 0.004*"ik" + 0.004*"indien" + 0.004*"d-straat" + 0.004*"geval" + 0.004*"jaar"</text:p>
      <text:p text:style-name="P1">INFO : topic diff=5.704732, rho=0.707107</text:p>
      <text:p text:style-name="P1">INFO : PROGRESS: pass 0, at document #6000/19421</text:p>
      <text:p text:style-name="P1">INFO : merging changes from 2000 documents into a model of 19421 documents</text:p>
      <text:p text:style-name="P1">INFO : topic #13 (0.010): 0.008*"verweerder" + 0.007*"lood" + 0.006*"eiser" + 0.006*"belanghebbennen" + 0.006*"ha" + 0.004*"exploot" + 0.004*"b" + 0.004*"wet" + 0.004*"bedrijf" + 0.004*"onderneming"</text:p>
      <text:p text:style-name="P1">INFO : topic #93 (0.010): 0.019*"belanghebbennen" + 0.010*"belanghebbende" + 0.008*"artikel" + 0.007*"aanslag" + 0.007*"wet" + 0.007*"jaar" + 0.006*"staatssecretaris" + 0.005*"f" + 0.005*"financiën" + 0.005*"bezwaar"</text:p>
      <text:p text:style-name="P1">INFO : topic #54 (0.010): 0.012*"stof" + 0.012*"zuiveringsslib" + 0.012*"meststof" + 0.008*"dierlijk" + 0.007*"artikel" + 0.007*"bodem" + 0.007*"wet" + 0.007*"belanghebbennen" + 0.006*"steunmaatregel" + 0.005*"bodembescherming"</text:p>
      <text:p text:style-name="P1">INFO : topic #87 (0.010): 0.014*"man" + 0.007*"beschikking" + 0.007*"vrouw" + 0.007*"art" + 0.006*"kind" + 0.005*"artikel" + 0.005*"verdeling" + 0.005*"onderdeel" + 0.004*"haar" + 0.004*"zij"</text:p>
      <text:p text:style-name="P1">INFO : topic #40 (0.010): 0.029*"bank" + 0.010*"onderdeel" + 0.007*"rov" + 0.006*"art" + 0.006*"eiser" + 0.005*"bestuur" + 0.005*"vordering" + 0.005*"recht" + 0.005*"verweerder" + 0.005*"haar"</text:p>
      <text:p text:style-name="P1">INFO : topic diff=5.055019, rho=0.577350</text:p>
      <text:p text:style-name="P1">INFO : PROGRESS: pass 0, at document #8000/19421</text:p>
      <text:p text:style-name="P1">INFO : merging changes from 2000 documents into a model of 19421 documents</text:p>
      <text:p text:style-name="P1">INFO : topic #33 (0.010): 0.017*"artikel" + 0.015*"wet" + 0.009*"belanghebbennen" + 0.008*"aanslag" + 0.006*"tussenpersoon" + 0.006*"staatssecretaris" + 0.005*"belanghebbende" + 0.005*"nederland" + 0.005*"belgië" + 0.005*"d"</text:p>
      <text:p text:style-name="P1">INFO : topic #29 (0.010): 0.019*"verweerder" + 0.016*"rechtbank" + 0.012*"vonnis" + 0.010*"2005" + 0.007*"eiser" + 0.007*"art" + 0.007*"kantonrechter" + 0.006*"arbeidsovereenkomst" + 0.006*"werknemer" + 0.006*"onderdeel"</text:p>
      <text:p text:style-name="P1">INFO : topic #88 (0.010): 0.018*"artikel" + 0.012*"2003" + 0.010*"verdrag" + 0.010*"belanghebbenden" + 0.009*"2001" + 0.008*"wet" + 0.007*"belanghebbennen" + 0.007*"nederland" + 0.007*"erflater" + 0.007*"verkrijging"</text:p>
      <text:p text:style-name="P1">INFO : topic #30 (0.010): 0.016*"artikel" + 0.011*"nederland" + 0.011*"belanghebbennen" + 0.010*"wet" + 0.008*"jaar" + 0.006*"regeling" + 0.006*"lidstaat" + 0.006*"eg" + 0.006*"toepassing" + 0.005*"zelfstandiig"</text:p>
      <text:p text:style-name="P1">INFO : topic #35 (0.010): 0.019*"actuaris" + 0.013*"koelinstallatie" + 0.007*"belanghebbennen" + 0.007*"artikel" + 0.006*"d'or" + 0.006*"kbb" + 0.005*"hema" + 0.005*"wet" + 0.005*"bemiddeld" + 0.004*"kost"</text:p>
      <text:p text:style-name="P1">INFO : topic diff=5.099880, rho=0.500000</text:p>
      <text:p text:style-name="P1">INFO : PROGRESS: pass 0, at document #10000/19421</text:p>
      <text:p text:style-name="P1">INFO : merging changes from 2000 documents into a model of 19421 documents</text:p>
      <text:p text:style-name="P1">INFO : topic #96 (0.010): 0.017*"j.d.m" + 0.011*"belanghebbennen" + 0.011*"35" + 0.010*"eur" + 0.007*"wet" + 0.007*"artikel" + 0.006*"aanslag" + 0.005*"belanghebbende" + 0.005*"jaar" + 0.005*"inspecteur"</text:p>
      <text:p text:style-name="P1"><text:soft-page-break/>INFO : topic #11 (0.010): 0.013*"merken" + 0.011*"gebruik" + 0.008*"art" + 0.008*"onderdeel" + 0.007*"rov" + 0.007*"bmw" + 0.005*"recht" + 0.005*"haar" + 0.004*"zij" + 0.004*"a"</text:p>
      <text:p text:style-name="P1">INFO : topic #70 (0.010): 0.020*"art" + 0.012*"artikel" + 0.011*"verdacht" + 0.010*"feit" + 0.008*"wet" + 0.006*"sr" + 0.006*"wbp" + 0.005*"terwijl" + 0.005*"maatregel" + 0.005*"plegen"</text:p>
      <text:p text:style-name="P1">INFO : topic #76 (0.010): 0.018*"wet" + 0.014*"artikel" + 0.009*"wetgever" + 0.008*"jaar" + 0.008*"geval" + 0.007*"regeling" + 0.007*"belanghebbennen" + 0.005*"toepassing" + 0.005*"belanghebbende" + 0.005*"inkomen"</text:p>
      <text:p text:style-name="P1">INFO : topic #64 (0.010): 0.031*"artikel" + 0.019*"wet" + 0.014*"richtlijn" + 0.012*"omzetbelasting" + 0.010*"belanghebbennen" + 0.009*"letter" + 0.008*"justitie" + 0.008*"dienst" + 0.008*"zesde" + 0.006*"hierna"</text:p>
      <text:p text:style-name="P1">INFO : topic diff=4.896872, rho=0.447214</text:p>
      <text:p text:style-name="P1">INFO : PROGRESS: pass 0, at document #12000/19421</text:p>
      <text:p text:style-name="P1">INFO : merging changes from 2000 documents into a model of 19421 documents</text:p>
      <text:p text:style-name="P1">INFO : topic #0 (0.010): 0.082*"2001" + 0.046*"2009" + 0.009*"a.i" + 0.008*"boussak-leeksma" + 0.008*"artikel" + 0.008*"werkzaamheid" + 0.008*"belanghebbennen" + 0.007*"werknemer" + 0.007*"e.n" + 0.005*"hiervoor"</text:p>
      <text:p text:style-name="P1">INFO : topic #14 (0.010): 0.021*"belanghebbennen" + 0.014*"belanghebbende" + 0.014*"aanslag" + 0.014*"artikel" + 0.011*"inkomstenbelasting" + 0.010*"wet" + 0.010*"jaar" + 0.010*"volksverzekering" + 0.007*"inspecteur" + 0.007*"bedrag"</text:p>
      <text:p text:style-name="P1">INFO : topic #55 (0.010): 0.035*"ongeval" + 0.013*"rijen" + 0.012*"verkeersongeval" + 0.011*"fiets" + 0.008*"fietser" + 0.008*"aanrijding" + 0.007*"fietspad" + 0.007*"verkeer" + 0.006*"meter" + 0.006*"hek"</text:p>
      <text:p text:style-name="P1">INFO : topic #74 (0.010): 0.055*"dexia" + 0.014*"overlasten" + 0.011*"criminaliteit" + 0.010*"telegraaf" + 0.010*"sporttas" + 0.008*"supportershome" + 0.008*"effectenlease-overeenkomst" + 0.008*"restschuld" + 0.007*"jack" + 0.006*"herstelkost"</text:p>
      <text:p text:style-name="P1">INFO : topic #52 (0.010): 0.034*"eiser" + 0.013*"aegon" + 0.007*"2002" + 0.007*"adviseur" + 0.006*"wam" + 0.006*"onderdeel" + 0.006*"zij" + 0.006*"haar" + 0.005*"machine" + 0.005*"rov"</text:p>
      <text:p text:style-name="P1">INFO : topic diff=4.603535, rho=0.408248</text:p>
      <text:p text:style-name="P1">INFO : PROGRESS: pass 0, at document #14000/19421</text:p>
      <text:p text:style-name="P1">INFO : merging changes from 2000 documents into a model of 19421 documents</text:p>
      <text:p text:style-name="P1">INFO : topic #26 (0.010): 0.016*"schade" + 0.015*"verzekering" + 0.012*"verzekeraar" + 0.011*"schip" + 0.011*"verzekeren" + 0.009*"art" + 0.008*"haar" + 0.007*"aansprakelijkheid" + 0.007*"dekking" + 0.006*"geval"</text:p>
      <text:p text:style-name="P1">INFO : topic #83 (0.010): 0.030*"aandeel" + 0.023*"b.v." + 0.017*"belanghebbennen" + 0.016*"a" + 0.013*"bv" + 0.012*"b" + 0.012*"bedrag" + 0.009*"c.h.w.m" + 0.009*"d" + 0.008*"vennootschap"</text:p>
      <text:p text:style-name="P1">INFO : topic #56 (0.010): 0.052*"ik" + 0.039*"verdacht" + 0.022*"hij" + 0.015*"betrokkeneen" + 0.012*"mijn" + 0.012*"zien" + 0.011*"mij" + 0.011*"verbalisant" + 0.010*"er" + 0.010*"slachtoffer"</text:p>
      <text:p text:style-name="P1">INFO : topic #59 (0.010): 0.025*"delta" + 0.018*"lloyd" + 0.012*"jacht" + 0.011*"pil" + 0.011*"uithuisplaatsing" + 0.009*"kinderrechter" + 0.008*"bellen" + 0.008*"vluchtelingenverdrag" + 0.007*"ondertoezichtstelling" + 0.006*"jeugdzorg"</text:p>
      <text:p text:style-name="P1">INFO : topic #38 (0.010): 0.055*"container" + 0.022*"cannabis" + 0.014*"busje" + 0.010*"pv" + 0.010*"levensovertuiging" + 0.008*"pallet" + 0.008*"volgnummer" + 0.008*"awbz" + 0.007*"pg" + 0.006*"ongevallenverzekering"</text:p>
      <text:p text:style-name="P1">INFO : topic diff=4.396732, rho=0.377964</text:p>
      <text:p text:style-name="P1">INFO : PROGRESS: pass 0, at document #16000/19421</text:p>
      <text:p text:style-name="P1">INFO : merging changes from 2000 documents into a model of 19421 documents</text:p>
      <text:p text:style-name="P1">INFO : topic #45 (0.010): 0.055*"s.c." + 0.024*"commissaris" + 0.024*"x2" + 0.020*"x1" + 0.019*"onderzoeker" + 0.017*"volmachtigen" + 0.016*"ab" + 0.013*"stad" + 0.011*"tele2" + 0.011*"oproep"</text:p>
      <text:p text:style-name="P1"><text:soft-page-break/>INFO : topic #91 (0.010): 0.025*"gerecht" + 0.024*"nederlands" + 0.024*"antillen" + 0.022*"aruba" + 0.017*"curaçao" + 0.016*"gemeenschappelijk" + 0.012*"vonnis" + 0.010*"aanleg" + 0.010*"eilandgebied" + 0.009*"land"</text:p>
      <text:p text:style-name="P1">INFO : topic #47 (0.010): 0.105*"auto" + 0.043*"personenauto" + 0.025*"kenteek" + 0.015*"voertuig" + 0.014*"bpm" + 0.012*"aa-00-bb" + 0.011*"artikel" + 0.010*"kilometer" + 0.009*"mercedes" + 0.009*"hond"</text:p>
      <text:p text:style-name="P1">INFO : topic #72 (0.010): 0.355*"2008" + 0.017*"s" + 0.008*"hierna" + 0.006*"artikel" + 0.005*"wet" + 0.005*"b" + 0.004*"minister" + 0.004*"aanbieder" + 0.004*"zij" + 0.003*"college"</text:p>
      <text:p text:style-name="P1">INFO : topic #96 (0.010): 0.054*"eur" + 0.016*"j.d.m" + 0.011*"35" + 0.010*"creditcard" + 0.008*"vermogensvergelijking" + 0.008*"bedrag" + 0.008*"marokkaanse" + 0.007*"voordeel" + 0.006*"berekening" + 0.005*"tara"</text:p>
      <text:p text:style-name="P1">INFO : topic diff=3.766487, rho=0.353553</text:p>
      <text:p text:style-name="P1">INFO : PROGRESS: pass 0, at document #18000/19421</text:p>
      <text:p text:style-name="P1">INFO : merging changes from 2000 documents into a model of 19421 documents</text:p>
      <text:p text:style-name="P1">INFO : topic #57 (0.010): 0.019*"geldbedraag" + 0.016*"transactie" + 0.013*"effect" + 0.009*"a" + 0.008*"aandeel" + 0.007*"cie" + 0.006*"koers" + 0.006*"zouen" + 0.005*"bank" + 0.005*"geld"</text:p>
      <text:p text:style-name="P1">INFO : topic #50 (0.010): 0.035*"gemeente" + 0.024*"art" + 0.022*"beschikking" + 0.022*"verzoeker" + 0.019*"rechtbank" + 0.017*"verzoek" + 0.016*"2007" + 0.012*"betrokkeneen" + 0.011*"verzoekster" + 0.007*"haar"</text:p>
      <text:p text:style-name="P1">INFO : topic #62 (0.010): 0.023*"justitie" + 0.021*"klaagster" + 0.019*"officier" + 0.018*"ministerie" + 0.014*"vervolging" + 0.011*"verdacht" + 0.010*"feit" + 0.010*"hennep" + 0.008*"opiumwet" + 0.007*"artikel"</text:p>
      <text:p text:style-name="P1">INFO : topic #54 (0.010): 0.032*"stof" + 0.031*"bedrijf" + 0.027*"hoeveelheid" + 0.009*"kilogram" + 0.009*"bijrijder" + 0.008*"gedachtestreepje" + 0.008*"opslaan" + 0.007*"chemisch" + 0.007*"ton" + 0.007*"rotonnen"</text:p>
      <text:p text:style-name="P1">INFO : topic #45 (0.010): 0.078*"s.c." + 0.026*"onderzoeker" + 0.025*"x2" + 0.022*"x1" + 0.020*"commissaris" + 0.020*"verzorgingshuis" + 0.019*"volmachtigen" + 0.015*"stad" + 0.011*"ab" + 0.010*"rusche"</text:p>
      <text:p text:style-name="P1">INFO : topic diff=3.216160, rho=0.333333</text:p>
      <text:p text:style-name="P1">INFO : -8.631 per-word bound, 396.4 perplexity estimate based on a held-out corpus of 1421 documents with 1204714 words</text:p>
      <text:p text:style-name="P1">INFO : PROGRESS: pass 0, at document #19421/19421</text:p>
      <text:p text:style-name="P1">INFO : merging changes from 1421 documents into a model of 19421 documents</text:p>
      <text:p text:style-name="P1">INFO : topic #66 (0.010): 0.076*"provincie" + 0.022*"terrein" + 0.018*"gs" + 0.010*"7:15" + 0.009*"472" + 0.009*"basil" + 0.009*"jmh" + 0.008*"sanering" + 0.007*"op-" + 0.007*"tt"</text:p>
      <text:p text:style-name="P1">INFO : topic #52 (0.010): 0.025*"eiser" + 0.014*"aegon" + 0.009*"adviseur" + 0.008*"omstandigheid" + 0.008*"machine" + 0.007*"bewijsaanbod" + 0.007*"zij" + 0.006*"huishouding" + 0.005*"rov" + 0.005*"openbaarmaking"</text:p>
      <text:p text:style-name="P1">INFO : topic #3 (0.010): 0.026*"maple" + 0.020*"café" + 0.020*"speelautomaat" + 0.019*"exploitant" + 0.017*"automaat" + 0.016*"edco" + 0.014*"blz" + 0.013*"blok" + 0.013*"plat" + 0.012*"leaf"</text:p>
      <text:p text:style-name="P1">INFO : topic #85 (0.010): 0.026*"gemeente" + 0.022*"onroerend" + 0.018*"college" + 0.013*"artikel" + 0.013*"burgemeester" + 0.012*"heffingsambtenaar" + 0.012*"belanghebbennen" + 0.011*"waarde" + 0.010*"hierna" + 0.008*"wethouder"</text:p>
      <text:p text:style-name="P1">INFO : topic #75 (0.010): 0.023*"rechtbank" + 0.022*"klager" + 0.022*"beslag" + 0.021*"beschikking" + 0.019*"voorwerp" + 0.014*"klaagschrift" + 0.013*"sv" + 0.010*"betrokkeneen" + 0.010*"stuk" + 0.009*"art"</text:p>
      <text:p text:style-name="P1">INFO : topic diff=2.658935, rho=0.316228</text:p>
      <text:p text:style-name="P1">INFO : PROGRESS: pass 1, at document #2000/19421</text:p>
      <text:p text:style-name="P1">INFO : merging changes from 2000 documents into a model of 19421 documents</text:p>
      <text:p text:style-name="P1"><text:soft-page-break/>INFO : topic #31 (0.010): 0.066*"curator" + 0.018*"faillissement" + 0.016*"vordering" + 0.014*"ing" + 0.013*"recht" + 0.012*"bank" + 0.012*"zekerheid" + 0.010*"pandrecht" + 0.009*"onderdeel" + 0.009*"haar"</text:p>
      <text:p text:style-name="P1">INFO : topic #15 (0.010): 0.087*"aanvraag" + 0.047*"besluit" + 0.032*"vergunning" + 0.011*"holland" + 0.010*"media" + 0.010*"publicatie" + 0.008*"aangevers" + 0.008*"bindennen" + 0.007*"gemeente" + 0.006*"desinvesteringsbetaling"</text:p>
      <text:p text:style-name="P1">INFO : topic #72 (0.010): 0.345*"2008" + 0.018*"s" + 0.007*"hierna" + 0.006*"aanbieder" + 0.006*"artikel" + 0.005*"minister" + 0.004*"b" + 0.004*"wet" + 0.003*"zij" + 0.003*"schoen"</text:p>
      <text:p text:style-name="P1">INFO : topic #99 (0.010): 0.024*"seksueel" + 0.017*"handeling" + 0.017*"haar" + 0.016*"jaar" + 0.015*"aangeefsteren" + 0.014*"leeftijd" + 0.013*"misbruik" + 0.008*"uitbuiting" + 0.008*"penis" + 0.007*"zij"</text:p>
      <text:p text:style-name="P1">INFO : topic #91 (0.010): 0.039*"zittingsplaat" + 0.025*"gerecht" + 0.022*"curaçao" + 0.022*"aruba" + 0.019*"nederlands" + 0.018*"gemeenschappelijk" + 0.015*"antillen" + 0.013*"vonnis" + 0.012*"naf" + 0.010*"aanleg"</text:p>
      <text:p text:style-name="P1">INFO : topic diff=1.941219, rho=0.301511</text:p>
      <text:p text:style-name="P1">INFO : PROGRESS: pass 1, at document #4000/19421</text:p>
      <text:p text:style-name="P1">INFO : merging changes from 2000 documents into a model of 19421 documents</text:p>
      <text:p text:style-name="P1">INFO : topic #35 (0.010): 0.026*"totstandkomingsgeschiedenis" + 0.019*"hema" + 0.019*"suppl" + 0.018*"journaal" + 0.016*"actuaris" + 0.015*"buitensporig" + 0.015*"d'or" + 0.009*"infobulletin" + 0.009*"6b" + 0.006*"begrafenis"</text:p>
      <text:p text:style-name="P1">INFO : topic #14 (0.010): 0.057*"2013" + 0.039*"2011" + 0.030*"2012" + 0.026*"2016" + 0.014*"belanghebbennen" + 0.012*"artikel" + 0.011*"jaar" + 0.009*"belanghebbende" + 0.008*"wet" + 0.008*"woning"</text:p>
      <text:p text:style-name="P1">INFO : topic #78 (0.010): 0.048*"deelnemer" + 0.039*"spel" + 0.029*"kwartaal" + 0.027*"kansspel" + 0.026*"2e" + 0.019*"4e" + 0.018*"prijs" + 0.016*"3e" + 0.015*"persbericht" + 0.014*"piramidespel"</text:p>
      <text:p text:style-name="P1">INFO : topic #85 (0.010): 0.029*"gemeente" + 0.022*"onroerend" + 0.013*"artikel" + 0.012*"college" + 0.011*"belanghebbennen" + 0.011*"verordening" + 0.010*"waarde" + 0.009*"burgemeester" + 0.007*"hierna" + 0.007*"wethouder"</text:p>
      <text:p text:style-name="P1">INFO : topic #88 (0.010): 0.019*"erflater" + 0.017*"artikel" + 0.016*"verkrijging" + 0.015*"recht" + 0.014*"belanghebbenden" + 0.011*"nalatenschap" + 0.010*"verdrag" + 0.010*"erfgenaam" + 0.010*"overlijd" + 0.009*"belasting"</text:p>
      <text:p text:style-name="P1">INFO : topic diff=1.675873, rho=0.301511</text:p>
      <text:p text:style-name="P1">INFO : PROGRESS: pass 1, at document #6000/19421</text:p>
      <text:p text:style-name="P1">INFO : merging changes from 2000 documents into a model of 19421 documents</text:p>
      <text:p text:style-name="P1">INFO : topic #49 (0.010): 0.010*"er" + 0.008*"onderzoek" + 0.008*"verdediging" + 0.007*"hij" + 0.007*"wel" + 0.006*"verdacht" + 0.006*"zouen" + 0.006*"cliënt" + 0.006*"informatie" + 0.006*"betrokkeneen"</text:p>
      <text:p text:style-name="P1">INFO : topic #35 (0.010): 0.027*"hema" + 0.023*"deelnemersraad" + 0.022*"totstandkomingsgeschiedenis" + 0.018*"kbb" + 0.016*"journaal" + 0.015*"suppl" + 0.013*"actuaris" + 0.012*"buitensporig" + 0.012*"d'or" + 0.010*"6b"</text:p>
      <text:p text:style-name="P1">INFO : topic #17 (0.010): 0.022*"rechtbank" + 0.020*"gemeente" + 0.016*"schadeloosstelling" + 0.015*"onteigennen" + 0.015*"deskundigen" + 0.014*"onteigening" + 0.010*"f" + 0.007*"bedrag" + 0.006*"klacht" + 0.005*"vonnis"</text:p>
      <text:p text:style-name="P1">INFO : topic #67 (0.010): 0.052*"taal" + 0.037*"tolk" + 0.034*"vertaling" + 0.017*"yukos" + 0.017*"d-straat" + 0.017*"anoniem" + 0.014*"balkon" + 0.013*"resort" + 0.013*"feteris" + 0.012*"m.w.c"</text:p>
      <text:p text:style-name="P1">INFO : topic #4 (0.010): 0.042*"kentekenbewij" + 0.029*"wegverkeer" + 0.023*"rdw" + 0.021*"scheltens" + 0.016*"terugkeerrichtlijn" + 0.016*"bouwjaar" + 0.012*"inreisverbod" + 0.012*"vvaa" + 0.011*"computerprogramma" + 0.011*"rijksdienst"</text:p>
      <text:p text:style-name="P1">INFO : topic diff=1.527069, rho=0.301511</text:p>
      <text:p text:style-name="P1">INFO : PROGRESS: pass 1, at document #8000/19421</text:p>
      <text:p text:style-name="P1"><text:soft-page-break/>INFO : merging changes from 2000 documents into a model of 19421 documents</text:p>
      <text:p text:style-name="P1">INFO : topic #5 (0.010): 0.043*"eisere" + 0.017*"overeenkomst" + 0.016*"vordering" + 0.014*"art" + 0.013*"haar" + 0.010*"bedrag" + 0.009*"zij" + 0.008*"onderdeel" + 0.008*"eiseres" + 0.008*"bw"</text:p>
      <text:p text:style-name="P1">INFO : topic #92 (0.010): 0.015*"verweerster" + 0.013*"c." + 0.013*"onderdeel" + 0.008*"eiser" + 0.007*"rechtbank" + 0.007*"vonnis" + 0.007*"haar" + 0.007*"partij" + 0.006*"betrokkeneen" + 0.006*"rov"</text:p>
      <text:p text:style-name="P1">INFO : topic #11 (0.010): 0.013*"merken" + 0.011*"onderdeel" + 0.011*"art" + 0.010*"gebruik" + 0.008*"inbreuk" + 0.008*"rov" + 0.006*"recht" + 0.006*"publiek" + 0.006*"vraag" + 0.005*"bescherming"</text:p>
      <text:p text:style-name="P1">INFO : topic #74 (0.010): 0.057*"dexia" + 0.038*"overlasten" + 0.021*"telegraaf" + 0.019*"jack" + 0.017*"bvh" + 0.015*"criminaliteit" + 0.012*"herstelkost" + 0.011*"inslaan" + 0.009*"wcam-overeenkomst" + 0.008*"dgw"</text:p>
      <text:p text:style-name="P1">INFO : topic #97 (0.010): 0.020*"inspecteur" + 0.020*"verhoging" + 0.015*"jaar" + 0.014*"belanghebbennen" + 0.012*"navorderingsaanslag" + 0.011*"awr" + 0.011*"aangifte" + 0.010*"1991" + 0.010*"belasting" + 0.010*"opleggen"</text:p>
      <text:p text:style-name="P1">INFO : topic diff=1.383923, rho=0.301511</text:p>
      <text:p text:style-name="P1">INFO : PROGRESS: pass 1, at document #10000/19421</text:p>
      <text:p text:style-name="P1">INFO : merging changes from 2000 documents into a model of 19421 documents</text:p>
      <text:p text:style-name="P1">INFO : topic #54 (0.010): 0.035*"hoeveelheid" + 0.033*"bedrijf" + 0.033*"stof" + 0.014*"kg" + 0.011*"ton" + 0.011*"kilogram" + 0.010*"olie" + 0.008*"installatie" + 0.008*"per" + 0.008*"opslaan"</text:p>
      <text:p text:style-name="P1">INFO : topic #59 (0.010): 0.029*"verblijf" + 0.028*"vreemdeling" + 0.028*"delta" + 0.022*"lloyd" + 0.018*"pil" + 0.016*"kinderrechter" + 0.012*"cognossement" + 0.011*"jacht" + 0.011*"bureau" + 0.010*"uithuisplaatsing"</text:p>
      <text:p text:style-name="P1">INFO : topic #6 (0.010): 0.022*"product" + 0.016*"art" + 0.013*"commissie" + 0.012*"richtlijn" + 0.011*"onderdeel" + 0.010*"hvjeg" + 0.008*"staan" + 0.008*"geneesmiddeel" + 0.008*"p." + 0.007*"vraag"</text:p>
      <text:p text:style-name="P1">INFO : topic #63 (0.010): 0.037*"bromfiets" + 0.032*"stelen" + 0.021*"vliegtuig" + 0.019*"gehandicappen" + 0.015*"informatieverstrekking" + 0.013*"hinder" + 0.013*"parkeren" + 0.012*"vertegenwoordigster" + 0.011*"forceren" + 0.011*"elektriciteit"</text:p>
      <text:p text:style-name="P1">INFO : topic #26 (0.010): 0.020*"schade" + 0.016*"verzekeraar" + 0.016*"verzekering" + 0.015*"verzekeren" + 0.011*"art" + 0.011*"schip" + 0.008*"aansprakelijkheid" + 0.007*"dekking" + 0.007*"haar" + 0.007*"geval"</text:p>
      <text:p text:style-name="P1">INFO : topic diff=1.276564, rho=0.301511</text:p>
      <text:p text:style-name="P1">INFO : PROGRESS: pass 1, at document #12000/19421</text:p>
      <text:p text:style-name="P1">INFO : merging changes from 2000 documents into a model of 19421 documents</text:p>
      <text:p text:style-name="P1">INFO : topic #1 (0.010): 0.574*"2006" + 0.008*"contract" + 0.006*"economisch" + 0.005*"consortium" + 0.004*"a" + 0.004*"suzuki" + 0.003*"vodafone" + 0.003*"a.e.m" + 0.003*"netwerk" + 0.003*"stichting"</text:p>
      <text:p text:style-name="P1">INFO : topic #0 (0.010): 0.118*"2001" + 0.082*"2009" + 0.015*"werkzaamheid" + 0.011*"2002" + 0.009*"e.n" + 0.009*"werknemer" + 0.007*"a.i" + 0.006*"verrichten" + 0.006*"boussak-leeksma" + 0.006*"artikel"</text:p>
      <text:p text:style-name="P1">INFO : topic #75 (0.010): 0.025*"beschikking" + 0.024*"rechtbank" + 0.023*"klager" + 0.020*"beslag" + 0.017*"voorwerp" + 0.011*"sv" + 0.011*"inbeslaggenoom" + 0.010*"klaagschrift" + 0.010*"stuk" + 0.009*"rechter-commissaris"</text:p>
      <text:p text:style-name="P1">INFO : topic #44 (0.010): 0.031*"tribunaal" + 0.021*"overledeneen" + 0.020*"oorlog" + 0.019*"overschot" + 0.018*"stoffelijk" + 0.018*"uva" + 0.015*"diamant" + 0.014*"universiteit" + 0.014*"tram" + 0.012*"rwanda-tribunaal"</text:p>
      <text:p text:style-name="P1">INFO : topic #5 (0.010): 0.047*"eisere" + 0.021*"overeenkomst" + 0.016*"vordering" + 0.014*"haar" + 0.013*"art" + 0.009*"bedrag" + 0.009*"eiseres" + 0.009*"zij" + 0.008*"onderdeel" + 0.008*"recht"</text:p>
      <text:p text:style-name="P1"><text:soft-page-break/>INFO : topic diff=1.148881, rho=0.301511</text:p>
      <text:p text:style-name="P1">INFO : PROGRESS: pass 1, at document #14000/19421</text:p>
      <text:p text:style-name="P1">INFO : merging changes from 2000 documents into a model of 19421 documents</text:p>
      <text:p text:style-name="P1">INFO : topic #1 (0.010): 0.601*"2006" + 0.006*"contract" + 0.004*"economisch" + 0.004*"netwerk" + 0.004*"suzuki" + 0.004*"consortium" + 0.003*"a" + 0.003*"hogeschool" + 0.003*"bedrijventerrein" + 0.003*"dv"</text:p>
      <text:p text:style-name="P1">INFO : topic #24 (0.010): 0.024*"bezwaar" + 0.022*"rechtbank" + 0.019*"brief" + 0.015*"verzet" + 0.014*"belanghebbennen" + 0.013*"artikel" + 0.013*"awb" + 0.009*"bezwaarschrift" + 0.009*"niet-ontvankelijk" + 0.009*"indienen"</text:p>
      <text:p text:style-name="P1">INFO : topic #77 (0.010): 0.064*"sigaret" + 0.033*"spoor" + 0.027*"militair" + 0.025*"zwitserland" + 0.020*"zwitsers" + 0.018*"ie" + 0.016*"dactyloscopisch" + 0.015*"raadsheer-commissaris" + 0.013*"camping" + 0.011*"1995"</text:p>
      <text:p text:style-name="P1">INFO : topic #79 (0.010): 0.051*"eiser" + 0.040*"verweerder" + 0.013*"vordering" + 0.012*"schade" + 0.012*"onderdeel" + 0.011*"c." + 0.010*"rov" + 0.009*"rechtbank" + 0.008*"vonnis" + 0.007*"betrokkeneen"</text:p>
      <text:p text:style-name="P1">INFO : topic #41 (0.010): 0.131*"2005" + 0.110*"2007" + 0.026*"2003" + 0.009*"j.d.m" + 0.009*"2002" + 0.006*"loth" + 0.005*"telefoonnummer" + 0.005*"naam" + 0.005*"document" + 0.005*"klant"</text:p>
      <text:p text:style-name="P1">INFO : topic diff=1.021371, rho=0.301511</text:p>
      <text:p text:style-name="P1">INFO : PROGRESS: pass 1, at document #16000/19421</text:p>
      <text:p text:style-name="P1">INFO : merging changes from 2000 documents into a model of 19421 documents</text:p>
      <text:p text:style-name="P1">INFO : topic #56 (0.010): 0.061*"ik" + 0.036*"verdacht" + 0.026*"betrokkeneen" + 0.023*"hij" + 0.014*"zien" + 0.014*"mijn" + 0.013*"verbalisant" + 0.013*"mij" + 0.010*"verklaring" + 0.010*"medeverdachte"</text:p>
      <text:p text:style-name="P1">INFO : topic #17 (0.010): 0.037*"rechtbank" + 0.022*"onteigennen" + 0.021*"gemeente" + 0.018*"deskundigen" + 0.017*"schadeloosstelling" + 0.016*"onteigening" + 0.009*"06-" + 0.008*"vervroegen" + 0.006*"bedrag" + 0.006*"vaststellen"</text:p>
      <text:p text:style-name="P1">INFO : topic #70 (0.010): 0.026*"verdacht" + 0.019*"art" + 0.018*"feit" + 0.014*"artikel" + 0.012*"sr" + 0.010*"tenlastelegging" + 0.009*"opzettelijk" + 0.008*"misdrijf" + 0.008*"telkens" + 0.008*"strafbaar"</text:p>
      <text:p text:style-name="P1">INFO : topic #9 (0.010): 0.088*"koper" + 0.049*"verkoper" + 0.030*"koopovereenkomst" + 0.022*"koninklijk" + 0.019*"binnentreed" + 0.017*"marechaussee" + 0.014*"politiewet" + 0.012*"ongeldig" + 0.011*"langst" + 0.010*"1993"</text:p>
      <text:p text:style-name="P1">INFO : topic #62 (0.010): 0.026*"justitie" + 0.023*"ministerie" + 0.021*"officier" + 0.018*"vervolging" + 0.013*"klaagster" + 0.012*"verdacht" + 0.010*"artikel" + 0.010*"feit" + 0.009*"hennep" + 0.009*"opiumwet"</text:p>
      <text:p text:style-name="P1">INFO : topic diff=0.897998, rho=0.301511</text:p>
      <text:p text:style-name="P1">INFO : PROGRESS: pass 1, at document #18000/19421</text:p>
      <text:p text:style-name="P1">INFO : merging changes from 2000 documents into a model of 19421 documents</text:p>
      <text:p text:style-name="P1">INFO : topic #48 (0.010): 0.028*"perceel" + 0.019*"gemeente" + 0.014*"staan" + 0.013*"rechtbank" + 0.011*"eigenaar" + 0.011*"percel" + 0.009*"gebouw" + 0.008*"bestemmingsplan" + 0.008*"bestemming" + 0.008*"eigendom"</text:p>
      <text:p text:style-name="P1">INFO : topic #78 (0.010): 0.039*"deelnemer" + 0.035*"kansspel" + 0.031*"spel" + 0.030*"kwartaal" + 0.027*"spelen" + 0.018*"cash" + 0.013*"wok" + 0.013*"speler" + 0.013*"prijs" + 0.013*"via"</text:p>
      <text:p text:style-name="P1">INFO : topic #5 (0.010): 0.036*"eisere" + 0.021*"overeenkomst" + 0.016*"art" + 0.014*"vordering" + 0.013*"haar" + 0.010*"bw" + 0.009*"zij" + 0.008*"partij" + 0.008*"bedrag" + 0.008*"onderdeel"</text:p>
      <text:p text:style-name="P1">INFO : topic #39 (0.010): 0.068*"uitstel" + 0.037*"tankstation" + 0.032*"lijst" + 0.020*"ia" + 0.020*"tekening" + 0.017*"geldelijk" + 0.016*"niet-dien" + 0.016*"procesreglement" + 0.016*"kadaster" + 0.015*"philips"</text:p>
      <text:p text:style-name="P1"><text:soft-page-break/>INFO : topic #74 (0.010): 0.089*"dexia" + 0.031*"overlasten" + 0.020*"afnemer" + 0.016*"inslaan" + 0.015*"criminaliteit" + 0.014*"restschuld" + 0.013*"t." + 0.013*"jack" + 0.012*"telegraaf" + 0.012*"sporttas"</text:p>
      <text:p text:style-name="P1">INFO : topic diff=0.795055, rho=0.301511</text:p>
      <text:p text:style-name="P1">INFO : -7.914 per-word bound, 241.1 perplexity estimate based on a held-out corpus of 1421 documents with 1204714 words</text:p>
      <text:p text:style-name="P1">INFO : PROGRESS: pass 1, at document #19421/19421</text:p>
      <text:p text:style-name="P1">INFO : merging changes from 1421 documents into a model of 19421 documents</text:p>
      <text:p text:style-name="P1">INFO : topic #55 (0.010): 0.030*"bestuurder" + 0.030*"1994" + 0.028*"weg" + 0.022*"reden" + 0.022*"ongeval" + 0.018*"rijen" + 0.018*"fiets" + 0.016*"motorrijtuig" + 0.016*"wvw" + 0.015*"rijden"</text:p>
      <text:p text:style-name="P1">INFO : topic #4 (0.010): 0.039*"millecam" + 0.034*"kentekenbewij" + 0.029*"terugkeerrichtlijn" + 0.026*"inreisverbod" + 0.025*"4-ward" + 0.019*"rdw" + 0.019*"afgeven" + 0.018*"stokke" + 0.018*"hbr" + 0.018*"commerz"</text:p>
      <text:p text:style-name="P1">INFO : topic #45 (0.010): 0.079*"s.c." + 0.071*"x2" + 0.068*"x1" + 0.035*"commissaris" + 0.028*"onderzoeker" + 0.023*"volmachtigen" + 0.022*"rusche" + 0.019*"stad" + 0.018*"verzorgingshuis" + 0.015*"frans"</text:p>
      <text:p text:style-name="P1">INFO : topic #63 (0.010): 0.046*"stelen" + 0.041*"bromfiets" + 0.033*"elektriciteit" + 0.032*"parkeren" + 0.023*"nissan" + 0.020*"buit" + 0.018*"forceren" + 0.015*"oprit" + 0.013*"vliegtuig" + 0.013*"geautomatiseren"</text:p>
      <text:p text:style-name="P1">INFO : topic #76 (0.010): 0.029*"artikel" + 0.028*"wet" + 0.015*"wetgever" + 0.014*"regeling" + 0.012*"geval" + 0.009*"toepassing" + 0.009*"kamerstukken" + 0.008*"bepaling" + 0.007*"blz" + 0.006*"ii"</text:p>
      <text:p text:style-name="P1">INFO : topic diff=0.703302, rho=0.301511</text:p>
      <text:p text:style-name="P1">INFO : PROGRESS: pass 2, at document #2000/19421</text:p>
      <text:p text:style-name="P1">INFO : merging changes from 2000 documents into a model of 19421 documents</text:p>
      <text:p text:style-name="P1">INFO : topic #72 (0.010): 0.484*"2008" + 0.019*"s" + 0.008*"hierna" + 0.008*"c.h.w.m" + 0.007*"minister" + 0.006*"aanbieder" + 0.004*"b" + 0.004*"schoen" + 0.004*"bloembol" + 0.004*"wir"</text:p>
      <text:p text:style-name="P1">INFO : topic #34 (0.010): 0.161*"nl" + 0.032*"school" + 0.022*"onderwijs" + 0.019*"art" + 0.014*"hr" + 0.010*"fusie" + 0.010*"verstekvonnis" + 0.008*"inschrijven" + 0.008*"vrijstelling" + 0.008*"haar"</text:p>
      <text:p text:style-name="P1">INFO : topic #68 (0.010): 0.101*"heisterkamp" + 0.047*"subsidie" + 0.035*"a.h.t" + 0.024*"accountant" + 0.012*"apple" + 0.011*"producent" + 0.011*"tjittes" + 0.010*"r.p.j.l" + 0.010*"norma" + 0.009*"vergoeding"</text:p>
      <text:p text:style-name="P1">INFO : topic #9 (0.010): 0.114*"koper" + 0.071*"verkoper" + 0.035*"koopovereenkomst" + 0.025*"koninklijk" + 0.015*"1993" + 0.015*"verkopersen" + 0.014*"auto’" + 0.011*"binnentreed" + 0.011*"koopprij" + 0.010*"ongeldig"</text:p>
      <text:p text:style-name="P1">INFO : topic #52 (0.010): 0.013*"omstandigheid" + 0.013*"aegon" + 0.011*"bewijsaanbod" + 0.009*"huishouding" + 0.009*"zij" + 0.009*"partner" + 0.009*"adviseur" + 0.009*"eiser" + 0.008*"boer" + 0.007*"machine"</text:p>
      <text:p text:style-name="P1">INFO : topic diff=0.653358, rho=0.288675</text:p>
      <text:p text:style-name="P1">INFO : PROGRESS: pass 2, at document #4000/19421</text:p>
      <text:p text:style-name="P1">INFO : merging changes from 2000 documents into a model of 19421 documents</text:p>
      <text:p text:style-name="P1">INFO : topic #14 (0.010): 0.070*"2013" + 0.060*"2011" + 0.053*"2012" + 0.033*"2016" + 0.011*"artikel" + 0.011*"jaar" + 0.010*"hierna" + 0.009*"woning" + 0.008*"belanghebbennen" + 0.007*"den"</text:p>
      <text:p text:style-name="P1">INFO : topic #72 (0.010): 0.454*"2008" + 0.020*"s" + 0.009*"stortplaats" + 0.008*"hierna" + 0.008*"c.h.w.m" + 0.007*"minister" + 0.007*"team" + 0.006*"aanbieder" + 0.004*"b" + 0.004*"wir"</text:p>
      <text:p text:style-name="P1"><text:soft-page-break/>INFO : topic #20 (0.010): 0.044*"persoon" + 0.027*"rechtbank" + 0.024*"uitlevering" + 0.023*"opgeëissen" + 0.017*"feit" + 0.016*"staan" + 0.014*"nederlands" + 0.011*"verzoek" + 0.011*"recht" + 0.010*"verdrag"</text:p>
      <text:p text:style-name="P1">INFO : topic #77 (0.010): 0.049*"sigaret" + 0.041*"zwitsers" + 0.031*"militair" + 0.030*"zwitserland" + 0.027*"spoor" + 0.025*"1995" + 0.016*"raadsheer-commissaris" + 0.015*"bed" + 0.015*"camping" + 0.010*"dactyloscopisch"</text:p>
      <text:p text:style-name="P1">INFO : topic #40 (0.010): 0.087*"bank" + 0.039*"stichting" + 0.024*"amro" + 0.024*"abn" + 0.015*"sint" + 0.009*"maarten" + 0.007*"onderdeel" + 0.007*"schilderij" + 0.006*"chipshol" + 0.006*"haar"</text:p>
      <text:p text:style-name="P1">INFO : topic diff=0.515707, rho=0.288675</text:p>
      <text:p text:style-name="P1">INFO : PROGRESS: pass 2, at document #6000/19421</text:p>
      <text:p text:style-name="P1">INFO : merging changes from 2000 documents into a model of 19421 documents</text:p>
      <text:p text:style-name="P1">INFO : topic #75 (0.010): 0.027*"beschikking" + 0.026*"rechtbank" + 0.024*"beslag" + 0.022*"klager" + 0.018*"voorwerp" + 0.013*"sv" + 0.012*"klaagschrift" + 0.012*"inbeslaggenoom" + 0.011*"stuk" + 0.010*"art"</text:p>
      <text:p text:style-name="P1">INFO : topic #55 (0.010): 0.066*"1994" + 0.033*"ongeval" + 0.031*"weg" + 0.025*"bestuurder" + 0.018*"motorrijtuig" + 0.017*"reden" + 0.013*"wvw" + 0.013*"verkeer" + 0.013*"rijen" + 0.012*"rijden"</text:p>
      <text:p text:style-name="P1">INFO : topic #67 (0.010): 0.064*"taal" + 0.042*"vertaling" + 0.041*"tolk" + 0.021*"yukos" + 0.021*"bescheid" + 0.019*"anoniem" + 0.019*"d-straat" + 0.017*"nederlands" + 0.016*"balkon" + 0.014*"vertalen"</text:p>
      <text:p text:style-name="P1">INFO : topic #82 (0.010): 0.025*"afbeelding" + 0.025*"octrooi" + 0.014*"conclusie" + 0.014*"computer" + 0.008*"jongen" + 0.008*"ep" + 0.007*"bestand" + 0.007*"240b" + 0.007*"foto" + 0.007*"kennelijk"</text:p>
      <text:p text:style-name="P1">INFO : topic #4 (0.010): 0.046*"kentekenbewij" + 0.029*"wegverkeer" + 0.025*"afgeven" + 0.024*"millecam" + 0.023*"rdw" + 0.022*"scheltens" + 0.019*"terugkeerrichtlijn" + 0.016*"inreisverbod" + 0.016*"4-ward" + 0.016*"bouwjaar"</text:p>
      <text:p text:style-name="P1">INFO : topic diff=0.434129, rho=0.288675</text:p>
      <text:p text:style-name="P1">INFO : PROGRESS: pass 2, at document #8000/19421</text:p>
      <text:p text:style-name="P1">INFO : merging changes from 2000 documents into a model of 19421 documents</text:p>
      <text:p text:style-name="P1">INFO : topic #86 (0.010): 0.016*"voorschrift" + 0.016*"artikel" + 0.015*"inrichting" + 0.014*"afvalstof" + 0.011*"stof" + 0.010*"wet" + 0.008*"art" + 0.008*"krachtens" + 0.007*"besluit" + 0.006*"verordening"</text:p>
      <text:p text:style-name="P1">INFO : topic #79 (0.010): 0.055*"eiser" + 0.043*"verweerder" + 0.012*"onderdeel" + 0.011*"vordering" + 0.011*"schade" + 0.010*"rov" + 0.010*"rechtbank" + 0.009*"c." + 0.009*"vonnis" + 0.007*"staan"</text:p>
      <text:p text:style-name="P1">INFO : topic #8 (0.010): 0.107*"verkoop" + 0.085*"verkopen" + 0.044*"prijs" + 0.034*"optie" + 0.032*"kopen" + 0.025*"koop" + 0.022*"waarde" + 0.020*"optierecht" + 0.015*"voorraad" + 0.013*"winkel"</text:p>
      <text:p text:style-name="P1">INFO : topic #12 (0.010): 0.013*"snelheid" + 0.011*"gram" + 0.010*"001" + 0.009*"rood" + 0.009*"zien" + 0.008*"002" + 0.008*"uur" + 0.008*"2.1.2" + 0.007*"2.1.3" + 0.007*"plastic"</text:p>
      <text:p text:style-name="P1">INFO : topic #19 (0.010): 0.052*"the" + 0.019*"to" + 0.017*"and" + 0.016*"a" + 0.008*"or" + 0.007*"that" + 0.007*"for" + 0.007*"art" + 0.006*"be" + 0.006*"on"</text:p>
      <text:p text:style-name="P1">INFO : topic diff=0.366269, rho=0.288675</text:p>
      <text:p text:style-name="P1">INFO : PROGRESS: pass 2, at document #10000/19421</text:p>
      <text:p text:style-name="P1">INFO : merging changes from 2000 documents into a model of 19421 documents</text:p>
      <text:p text:style-name="P1">INFO : topic #49 (0.010): 0.011*"er" + 0.009*"hij" + 0.008*"onderzoek" + 0.008*"zouen" + 0.007*"wel" + 0.006*"verdediging" + 0.006*"maar" + 0.006*"zij" + 0.006*"informatie" + 0.006*"cliënt"</text:p>
      <text:p text:style-name="P1">INFO : topic #16 (0.010): 0.033*"nn" + 0.020*"wedstrijd" + 0.020*"kelder" + 0.019*"knaf" + 0.013*"zeevaart" + 0.012*"opposant" + 0.011*"oosten" + 0.010*"notariskantoor" + 0.009*"plafond" + 0.009*"fideï-commissair"</text:p>
      <text:p text:style-name="P1"><text:soft-page-break/>INFO : topic #50 (0.010): 0.037*"beschikking" + 0.029*"verzoeker" + 0.027*"art" + 0.023*"verzoek" + 0.021*"rechtbank" + 0.018*"betrokkeneen" + 0.016*"gemeente" + 0.015*"verzoekster" + 0.009*"machtiging" + 0.009*"verlenen"</text:p>
      <text:p text:style-name="P1">INFO : topic #90 (0.010): 0.071*"man" + 0.067*"vrouw" + 0.033*"beschikking" + 0.017*"per" + 0.013*"maand" + 0.013*"partij" + 0.012*"rechtbank" + 0.009*"betalen" + 0.009*"haar" + 0.008*"levensonderhoud"</text:p>
      <text:p text:style-name="P1">INFO : topic #32 (0.010): 0.037*"art" + 0.015*"termijn" + 0.012*"veroordelen" + 0.010*"rechter" + 0.009*"redelijk" + 0.008*"vordering" + 0.008*"tweede" + 0.008*"artikel" + 0.008*"geval" + 0.008*"opleggen"</text:p>
      <text:p text:style-name="P1">INFO : topic diff=0.345039, rho=0.288675</text:p>
      <text:p text:style-name="P1">INFO : PROGRESS: pass 2, at document #12000/19421</text:p>
      <text:p text:style-name="P1">INFO : merging changes from 2000 documents into a model of 19421 documents</text:p>
      <text:p text:style-name="P1">INFO : topic #46 (0.010): 0.067*"blous" + 0.054*"deventer" + 0.049*"briefje" + 0.046*"ordner" + 0.018*"183" + 0.016*"uitzending" + 0.014*"uitzenden" + 0.013*"japan" + 0.012*"j" + 0.012*"senior"</text:p>
      <text:p text:style-name="P1">INFO : topic #70 (0.010): 0.028*"verdacht" + 0.020*"feit" + 0.020*"art" + 0.013*"artikel" + 0.011*"sr" + 0.010*"tenlastelegging" + 0.010*"opzettelijk" + 0.008*"misdrijf" + 0.008*"plegen" + 0.008*"strafbaar"</text:p>
      <text:p text:style-name="P1">INFO : topic #24 (0.010): 0.024*"brief" + 0.024*"bezwaar" + 0.018*"rechtbank" + 0.013*"verzet" + 0.012*"artikel" + 0.011*"belanghebbennen" + 0.011*"awb" + 0.011*"bezwaarschrift" + 0.011*"termijn" + 0.010*"niet-ontvankelijk"</text:p>
      <text:p text:style-name="P1">INFO : topic #45 (0.010): 0.048*"commissaris" + 0.039*"tele2" + 0.038*"onderzoeker" + 0.038*"x2" + 0.038*"versatel" + 0.034*"x1" + 0.029*"stad" + 0.025*"frans" + 0.024*"ab" + 0.023*"ceas"</text:p>
      <text:p text:style-name="P1">INFO : topic #98 (0.010): 0.040*"4.2.2" + 0.036*"4.2.1" + 0.029*"4.2.3" + 0.022*"declaratie" + 0.019*"w.a.m" + 0.019*"beroepsfout" + 0.018*"bord" + 0.018*"wederverkoper" + 0.018*"onvoorzichtig" + 0.017*"subonderdeel"</text:p>
      <text:p text:style-name="P1">INFO : topic diff=0.313266, rho=0.288675</text:p>
      <text:p text:style-name="P1">INFO : PROGRESS: pass 2, at document #14000/19421</text:p>
      <text:p text:style-name="P1">INFO : merging changes from 2000 documents into a model of 19421 documents</text:p>
      <text:p text:style-name="P1">INFO : topic #46 (0.010): 0.058*"briefje" + 0.057*"ordner" + 0.050*"deventer" + 0.049*"blous" + 0.017*"uitzending" + 0.015*"pick-up" + 0.014*"j" + 0.014*"nigeria" + 0.014*"183" + 0.012*"japan"</text:p>
      <text:p text:style-name="P1">INFO : topic #44 (0.010): 0.034*"overledeneen" + 0.026*"overschot" + 0.025*"tribunaal" + 0.024*"stoffelijk" + 0.020*"suriname" + 0.018*"oorlog" + 0.018*"graf" + 0.016*"buitengewoon" + 0.015*"universiteit" + 0.014*"uva"</text:p>
      <text:p text:style-name="P1">INFO : topic #82 (0.010): 0.023*"afbeelding" + 0.023*"computer" + 0.022*"octrooi" + 0.016*"conclusie" + 0.011*"foto" + 0.011*"schiphol" + 0.010*"bestand" + 0.007*"werkwijze" + 0.006*"kennelijk" + 0.006*"jongen"</text:p>
      <text:p text:style-name="P1">INFO : topic #0 (0.010): 0.129*"2009" + 0.117*"2001" + 0.025*"2002" + 0.017*"ljn" + 0.017*"09" + 0.015*"werkzaamheid" + 0.010*"e.n" + 0.007*"2003" + 0.007*"vellinga" + 0.007*"verrichten"</text:p>
      <text:p text:style-name="P1">INFO : topic #99 (0.010): 0.041*"haar" + 0.034*"slachtoffer" + 0.023*"seksueel" + 0.023*"jaar" + 0.020*"handeling" + 0.018*"aangeefsteren" + 0.014*"zij" + 0.012*"leeftijd" + 0.011*"misbruik" + 0.008*"vagina"</text:p>
      <text:p text:style-name="P1">INFO : topic diff=0.274946, rho=0.288675</text:p>
      <text:p text:style-name="P1">INFO : PROGRESS: pass 2, at document #16000/19421</text:p>
      <text:p text:style-name="P1">INFO : merging changes from 2000 documents into a model of 19421 documents</text:p>
      <text:p text:style-name="P1">INFO : topic #4 (0.010): 0.084*"millecam" + 0.031*"afgeven" + 0.028*"stokke" + 0.027*"kentekenbewij" + 0.026*"tripp" + 0.019*"trapp" + 0.016*"wegverkeer" + 0.016*"rdw" + 0.013*"clara" + 0.012*"parkeergarage"</text:p>
      <text:p text:style-name="P1"><text:soft-page-break/>INFO : topic #30 (0.010): 0.036*"nederland" + 0.021*"artikel" + 0.019*"nederlands" + 0.016*"lidstaat" + 0.012*"recht" + 0.011*"toepassing" + 0.011*"europees" + 0.010*"nationaal" + 0.008*"geval" + 0.008*"eg"</text:p>
      <text:p text:style-name="P1">INFO : topic #88 (0.010): 0.024*"verkrijging" + 0.021*"recht" + 0.020*"erflater" + 0.018*"nalatenschap" + 0.017*"belanghebbenden" + 0.015*"artikel" + 0.013*"overlijd" + 0.012*"erfgenaam" + 0.011*"waarde" + 0.009*"overlijden"</text:p>
      <text:p text:style-name="P1">INFO : topic #34 (0.010): 0.057*"nl" + 0.031*"school" + 0.022*"onderwijs" + 0.018*"art" + 0.014*"montis" + 0.014*"interpolis" + 0.014*"verstekvonnis" + 0.013*"fusie" + 0.012*"bc" + 0.011*"haar"</text:p>
      <text:p text:style-name="P1">INFO : topic #97 (0.010): 0.019*"inspecteur" + 0.018*"jaar" + 0.016*"navorderingsaanslaag" + 0.015*"verhoging" + 0.015*"heffingsrente" + 0.013*"inzake" + 0.012*"aangifte" + 0.011*"opleggen" + 0.011*"boet" + 0.010*"boete"</text:p>
      <text:p text:style-name="P1">INFO : topic diff=0.241965, rho=0.288675</text:p>
      <text:p text:style-name="P1">INFO : PROGRESS: pass 2, at document #18000/19421</text:p>
      <text:p text:style-name="P1">INFO : merging changes from 2000 documents into a model of 19421 documents</text:p>
      <text:p text:style-name="P1">INFO : topic #31 (0.010): 0.079*"curator" + 0.024*"vordering" + 0.019*"faillissement" + 0.014*"rabobank" + 0.014*"bank" + 0.013*"ing" + 0.013*"a" + 0.013*"recht" + 0.012*"b.v." + 0.011*"zekerheid"</text:p>
      <text:p text:style-name="P1">INFO : topic #54 (0.010): 0.047*"hoeveelheid" + 0.038*"bedrijf" + 0.033*"stof" + 0.018*"vuurwerk" + 0.015*"kilogram" + 0.011*"kg" + 0.010*"mengsel" + 0.009*"per" + 0.008*"aantal" + 0.008*"productie"</text:p>
      <text:p text:style-name="P1">INFO : topic #41 (0.010): 0.123*"2007" + 0.111*"2005" + 0.032*"2003" + 0.010*"naam" + 0.010*"2002" + 0.009*"j.d.m" + 0.007*"telefoonnummer" + 0.006*"loth" + 0.006*"y." + 0.006*"klant"</text:p>
      <text:p text:style-name="P1">INFO : topic #49 (0.010): 0.012*"er" + 0.010*"hij" + 0.009*"onderzoek" + 0.008*"zouen" + 0.008*"verdediging" + 0.007*"wel" + 0.007*"cliënt" + 0.007*"betrokkeneen" + 0.006*"maar" + 0.006*"zij"</text:p>
      <text:p text:style-name="P1">INFO : topic #59 (0.010): 0.049*"verblijf" + 0.036*"vreemdeling" + 0.028*"delta" + 0.018*"pil" + 0.018*"nederland" + 0.017*"jeugdzorg" + 0.017*"bureau" + 0.016*"kinderrechter" + 0.014*"verblijven" + 0.013*"vluchtelingenverdrag"</text:p>
      <text:p text:style-name="P1">INFO : topic diff=0.228411, rho=0.288675</text:p>
      <text:p text:style-name="P1">INFO : -7.848 per-word bound, 230.4 perplexity estimate based on a held-out corpus of 1421 documents with 1204714 words</text:p>
      <text:p text:style-name="P1">INFO : PROGRESS: pass 2, at document #19421/19421</text:p>
      <text:p text:style-name="P1">INFO : merging changes from 1421 documents into a model of 19421 documents</text:p>
      <text:p text:style-name="P1">INFO : topic #56 (0.010): 0.063*"ik" + 0.036*"verdacht" + 0.031*"betrokkeneen" + 0.023*"hij" + 0.017*"verbalisant" + 0.016*"zien" + 0.014*"mijn" + 0.013*"mij" + 0.011*"verklaring" + 0.011*"er"</text:p>
      <text:p text:style-name="P1">INFO : topic #17 (0.010): 0.047*"rechtbank" + 0.024*"deskundigen" + 0.023*"onteigennen" + 0.020*"onteigening" + 0.018*"schadeloosstelling" + 0.016*"gemeente" + 0.010*"06-" + 0.010*"vonnis" + 0.007*"vervroegen" + 0.007*"vaststellen"</text:p>
      <text:p text:style-name="P1">INFO : topic #77 (0.010): 0.045*"sigaret" + 0.032*"spoor" + 0.028*"zwitsers" + 0.025*"bed" + 0.022*"zwitserland" + 0.021*"militair" + 0.019*"1995" + 0.019*"aantreffen" + 0.018*"raadsheer-commissaris" + 0.015*"camping"</text:p>
      <text:p text:style-name="P1">INFO : topic #40 (0.010): 0.099*"bank" + 0.063*"stichting" + 0.028*"abn" + 0.027*"amro" + 0.021*"sint" + 0.013*"maarten" + 0.011*"schilderij" + 0.011*"chipshol" + 0.007*"bankrekening" + 0.007*"8"</text:p>
      <text:p text:style-name="P1">INFO : topic #88 (0.010): 0.026*"erflater" + 0.020*"belanghebbenden" + 0.020*"recht" + 0.019*"nalatenschap" + 0.018*"verkrijging" + 0.016*"erfgenaam" + 0.016*"artikel" + 0.013*"overlijd" + 0.011*"schenking" + 0.011*"waarde"</text:p>
      <text:p text:style-name="P1">INFO : topic diff=0.215989, rho=0.288675</text:p>
      <text:p text:style-name="P1">INFO : using symmetric alpha at 0.01</text:p>
      <text:p text:style-name="P1"><text:soft-page-break/>INFO : using symmetric eta at 1.20796289138e-05</text:p>
      <text:p text:style-name="P1">INFO : using serial LDA version on this node</text:p>
      <text:p text:style-name="P1">INFO : running online LDA training, 100 topics, 3 passes over the supplied corpus of 19421 documents, updating model once every 2000 documents, evaluating perplexity every 19421 documents, iterating 50x with a convergence threshold of 0.001000</text:p>
      <text:p text:style-name="P1">INFO : PROGRESS: pass 0, at document #2000/19421</text:p>
      <text:p text:style-name="P1">INFO : merging changes from 2000 documents into a model of 19421 documents</text:p>
      <text:p text:style-name="P1">INFO : topic #74 (0.010): 0.008*"art" + 0.008*"belanghebbennen" + 0.006*"blz" + 0.005*"wet" + 0.005*"geval" + 0.004*"hij" + 0.004*"artikel" + 0.004*"f" + 0.004*"zouen" + 0.004*"kost"</text:p>
      <text:p text:style-name="P1">INFO : topic #3 (0.010): 0.013*"belanghebbennen" + 0.009*"artikel" + 0.006*"belanghebbende" + 0.006*"inspecteur" + 0.005*"aanslag" + 0.005*"wet" + 0.005*"haar" + 0.004*"staatssecretaris" + 0.004*"bedrag" + 0.004*"bezwaar"</text:p>
      <text:p text:style-name="P1">INFO : topic #33 (0.010): 0.011*"belanghebbennen" + 0.007*"artikel" + 0.007*"art" + 0.007*"wet" + 0.006*"blz" + 0.006*"kost" + 0.005*"inspecteur" + 0.004*"bedrag" + 0.004*"aanslag" + 0.004*"belanghebbende"</text:p>
      <text:p text:style-name="P1">INFO : topic #47 (0.010): 0.010*"belanghebbennen" + 0.008*"f" + 0.006*"zouen" + 0.005*"art" + 0.005*"wet" + 0.005*"inspecteur" + 0.005*"jaar" + 0.005*"artikel" + 0.005*"bedrag" + 0.004*"aanslag"</text:p>
      <text:p text:style-name="P1">INFO : topic #93 (0.010): 0.008*"belanghebbennen" + 0.008*"wet" + 0.006*"blz" + 0.005*"art" + 0.005*"artikel" + 0.005*"inspecteur" + 0.004*"jaar" + 0.004*"bedrag" + 0.004*"verweerder" + 0.003*"belanghebbende"</text:p>
      <text:p text:style-name="P1">INFO : topic diff=71.024363, rho=1.000000</text:p>
      <text:p text:style-name="P1">INFO : PROGRESS: pass 0, at document #4000/19421</text:p>
      <text:p text:style-name="P1">INFO : merging changes from 2000 documents into a model of 19421 documents</text:p>
      <text:p text:style-name="P1">INFO : topic #25 (0.010): 0.017*"artikel" + 0.017*"belanghebbennen" + 0.012*"wet" + 0.008*"inspecteur" + 0.008*"jaar" + 0.007*"belanghebbende" + 0.006*"f" + 0.006*"aanslag" + 0.005*"staatssecretaris" + 0.005*"f.w.g.m"</text:p>
      <text:p text:style-name="P1">INFO : topic #26 (0.010): 0.007*"beschikking" + 0.006*"belanghebbennen" + 0.006*"wet" + 0.005*"haar" + 0.005*"b.v." + 0.005*"art" + 0.005*"aandeel" + 0.004*"rechtbank" + 0.004*"artikel" + 0.004*"bedrag"</text:p>
      <text:p text:style-name="P1">INFO : topic #75 (0.010): 0.008*"artikel" + 0.006*"belanghebbennen" + 0.006*"wet" + 0.006*"kost" + 0.005*"verweerder" + 0.005*"art" + 0.004*"jaar" + 0.004*"gemeente" + 0.004*"zouen" + 0.004*"a.m.j"</text:p>
      <text:p text:style-name="P1">INFO : topic #13 (0.010): 0.011*"aandeel" + 0.007*"b.v." + 0.007*"artikel" + 0.006*"haar" + 0.006*"wet" + 0.006*"aanslag" + 0.006*"belanghebbennen" + 0.006*"b" + 0.005*"houden" + 0.004*"art"</text:p>
      <text:p text:style-name="P1">INFO : topic #62 (0.010): 0.009*"belanghebbennen" + 0.005*"inspecteur" + 0.005*"raamovereenkomst" + 0.005*"artikel" + 0.005*"wet" + 0.005*"art" + 0.004*"aanslag" + 0.004*"jaar" + 0.004*"blz" + 0.004*"geval"</text:p>
      <text:p text:style-name="P1">INFO : topic diff=5.559083, rho=0.707107</text:p>
      <text:p text:style-name="P1">INFO : PROGRESS: pass 0, at document #6000/19421</text:p>
      <text:p text:style-name="P1">INFO : merging changes from 2000 documents into a model of 19421 documents</text:p>
      <text:p text:style-name="P1">INFO : topic #4 (0.010): 0.008*"tarief" + 0.007*"belanghebbennen" + 0.007*"gezondheidszorg" + 0.007*"aanslag" + 0.006*"b.v." + 0.006*"artikel" + 0.006*"wet" + 0.005*"belanghebbende" + 0.005*"schip" + 0.004*"rekening"</text:p>
      <text:p text:style-name="P1">INFO : topic #76 (0.010): 0.029*"eisere" + 0.010*"rechtbank" + 0.009*"2001" + 0.008*"onderdeel" + 0.007*"vordering" + 0.007*"verweerster" + 0.006*"vonnis" + 0.006*"haar" + 0.006*"zij" + 0.005*"zouen"</text:p>
      <text:p text:style-name="P1">INFO : topic #99 (0.010): 0.016*"belanghebbennen" + 0.014*"artikel" + 0.011*"kapitaalsbelasting" + 0.010*"verdrag" + 0.009*"jmh" + 0.009*"aandeel" + 0.007*"akzo" + 0.006*"vrijstelling" + 0.006*"staatssecretaris" + 0.005*"inspecteur"</text:p>
      <text:p text:style-name="P1"><text:soft-page-break/>INFO : topic #14 (0.010): 0.008*"betrokkeneen" + 0.006*"2002" + 0.006*"art" + 0.005*"staan" + 0.005*"onderdeel" + 0.004*"nemen" + 0.004*"rechtbank" + 0.004*"zouen" + 0.004*"a" + 0.004*"zij"</text:p>
      <text:p text:style-name="P1">INFO : topic #88 (0.010): 0.032*"belanghebbennen" + 0.010*"belanghebbende" + 0.009*"kost" + 0.009*"aanslag" + 0.008*"inspecteur" + 0.008*"behandeling" + 0.007*"staatssecretaris" + 0.007*"bezwaar" + 0.007*"hofs" + 0.006*"wet"</text:p>
      <text:p text:style-name="P1">INFO : topic diff=5.058663, rho=0.577350</text:p>
      <text:p text:style-name="P1">INFO : PROGRESS: pass 0, at document #8000/19421</text:p>
      <text:p text:style-name="P1">INFO : merging changes from 2000 documents into a model of 19421 documents</text:p>
      <text:p text:style-name="P1">INFO : topic #73 (0.010): 0.021*"verdacht" + 0.011*"hoger" + 0.009*"terechtzitting" + 0.008*"art" + 0.007*"vordering" + 0.006*"dagvaarding" + 0.006*"vonnis" + 0.005*"benadelen" + 0.005*"betrokkeneen" + 0.005*"veroordelen"</text:p>
      <text:p text:style-name="P1">INFO : topic #81 (0.010): 0.021*"herinrichting" + 0.011*"bestuur" + 0.011*"artikel" + 0.011*"verordening" + 0.010*"dier" + 0.008*"varken" + 0.007*"belanghebbennen" + 0.007*"kemira" + 0.007*"besmetting" + 0.006*"centraal"</text:p>
      <text:p text:style-name="P1">INFO : topic #25 (0.010): 0.025*"artikel" + 0.016*"belanghebbennen" + 0.015*"wet" + 0.014*"jaar" + 0.010*"inspecteur" + 0.009*"inkomen" + 0.008*"belanghebbende" + 0.008*"2000" + 0.007*"staatssecretaris" + 0.006*"aanslag"</text:p>
      <text:p text:style-name="P1">INFO : topic #85 (0.010): 0.023*"gemeente" + 0.015*"belanghebbennen" + 0.013*"onroerend" + 0.013*"belanghebbende" + 0.012*"aanslag" + 0.012*"artikel" + 0.010*"verordening" + 0.009*"hoofd" + 0.009*"burgemeester" + 0.009*"eigendom"</text:p>
      <text:p text:style-name="P1">INFO : topic #59 (0.010): 0.021*"pand" + 0.017*"ing" + 0.015*"eenheid" + 0.009*"donge" + 0.008*"fiscaal" + 0.008*"stork" + 0.008*"cate" + 0.007*"frog" + 0.006*"upc" + 0.006*"haar"</text:p>
      <text:p text:style-name="P1">INFO : topic diff=5.106233, rho=0.500000</text:p>
      <text:p text:style-name="P1">INFO : PROGRESS: pass 0, at document #10000/19421</text:p>
      <text:p text:style-name="P1">INFO : merging changes from 2000 documents into a model of 19421 documents</text:p>
      <text:p text:style-name="P1">INFO : topic #52 (0.010): 0.010*"aannemer" + 0.010*"horst" + 0.009*"nak" + 0.007*"belanghebbennen" + 0.007*"stappenplan" + 0.006*"a" + 0.005*"senior" + 0.005*"vluchteling" + 0.005*"2003" + 0.004*"zouen"</text:p>
      <text:p text:style-name="P1">INFO : topic #8 (0.010): 0.101*"2003" + 0.086*"2001" + 0.034*"2002" + 0.013*"cao" + 0.008*"uur" + 0.005*"art" + 0.005*"ik" + 0.004*"zouen" + 0.004*"rechtbank" + 0.004*"hij"</text:p>
      <text:p text:style-name="P1">INFO : topic #69 (0.010): 0.030*"verdacht" + 0.013*"ik" + 0.010*"hij" + 0.009*"slachtoffer" + 0.008*"art" + 0.008*"feit" + 0.005*"getuige" + 0.005*"verklaring" + 0.005*"medeverdachte" + 0.004*"hoger"</text:p>
      <text:p text:style-name="P1">INFO : topic #32 (0.010): 0.021*"geneesheer-directeur" + 0.016*"school" + 0.013*"minderjarig" + 0.011*"deelnemer" + 0.011*"jonger" + 0.010*"heils" + 0.007*"1969" + 0.007*"jongeren" + 0.007*"life" + 0.007*"opleiding"</text:p>
      <text:p text:style-name="P1">INFO : topic #20 (0.010): 0.007*"belanghebbennen" + 0.007*"kastje" + 0.005*"haar" + 0.005*"artikel" + 0.005*"jaar" + 0.005*"aanslag" + 0.004*"wet" + 0.004*"sporenmateriaal" + 0.004*"zouen" + 0.004*"bedrag"</text:p>
      <text:p text:style-name="P1">INFO : topic diff=4.913940, rho=0.447214</text:p>
      <text:p text:style-name="P1">INFO : PROGRESS: pass 0, at document #12000/19421</text:p>
      <text:p text:style-name="P1">INFO : merging changes from 2000 documents into a model of 19421 documents</text:p>
      <text:p text:style-name="P1">INFO : topic #4 (0.010): 0.029*"schip" + 0.027*"tribunaal" + 0.018*"brand" + 0.013*"gezondheidszorg" + 0.007*"apotheek" + 0.006*"artikel" + 0.005*"medisch" + 0.005*"aandoening" + 0.004*"hulpmiddel" + 0.004*"wet"</text:p>
      <text:p text:style-name="P1">INFO : topic #97 (0.010): 0.140*"2007" + 0.020*"f.b" + 0.009*"jmh" + 0.008*"verdovennen" + 0.008*"beschikking" + 0.007*"2010" + 0.006*"hoogheemraadschap" + 0.005*"gemeente" + 0.005*"woz" + 0.005*"pil"</text:p>
      <text:p text:style-name="P1">INFO : topic #55 (0.010): 0.008*"belanghebbennen" + 0.008*"artikel" + 0.008*"kleding" + 0.007*"37a" + 0.006*"art" + 0.006*"wet" + 0.005*"jaar" + 0.005*"f" + 0.005*"geval" + 0.005*"abc-transacties"</text:p>
      <text:p text:style-name="P1"><text:soft-page-break/>INFO : topic #61 (0.010): 0.012*"artikel" + 0.012*"regeling" + 0.011*"art" + 0.009*"bedrijf" + 0.009*"verordening" + 0.009*"rijbewijs" + 0.008*"eg" + 0.007*"wet" + 0.006*"hvjeg" + 0.006*"commissie"</text:p>
      <text:p text:style-name="P1">INFO : topic #73 (0.010): 0.021*"verdacht" + 0.012*"hoger" + 0.010*"art" + 0.010*"terechtzitting" + 0.007*"veroordelen" + 0.006*"vonnis" + 0.006*"benadelen" + 0.006*"sv" + 0.005*"vordering" + 0.005*"rechtbank"</text:p>
      <text:p text:style-name="P1">INFO : topic diff=4.651524, rho=0.408248</text:p>
      <text:p text:style-name="P1">INFO : PROGRESS: pass 0, at document #14000/19421</text:p>
      <text:p text:style-name="P1">INFO : merging changes from 2000 documents into a model of 19421 documents</text:p>
      <text:p text:style-name="P1">INFO : topic #4 (0.010): 0.046*"schip" + 0.032*"hulpmiddel" + 0.019*"gezondheidszorg" + 0.018*"brand" + 0.015*"tribunaal" + 0.010*"boord" + 0.009*"orgaan" + 0.008*"pak" + 0.007*"artikel" + 0.007*"apotheek"</text:p>
      <text:p text:style-name="P1">INFO : topic #51 (0.010): 0.072*"the" + 0.020*"to" + 0.019*"and" + 0.011*"that" + 0.011*"a" + 0.010*"nederland" + 0.009*"or" + 0.008*"art" + 0.007*"on" + 0.007*"for"</text:p>
      <text:p text:style-name="P1">INFO : topic #47 (0.010): 0.042*"w.a.m" + 0.034*"plant" + 0.030*"verzekering" + 0.025*"verzekeraar" + 0.021*"verzekeren" + 0.020*"appelschriftuur" + 0.017*"oogst" + 0.016*"polis" + 0.011*"schendel" + 0.010*"control"</text:p>
      <text:p text:style-name="P1">INFO : topic #69 (0.010): 0.035*"verdacht" + 0.014*"ik" + 0.012*"hij" + 0.008*"feit" + 0.008*"slachtoffer" + 0.007*"art" + 0.007*"proces-verbaal" + 0.006*"verklaring" + 0.006*"getuige" + 0.006*"medeverdachte"</text:p>
      <text:p text:style-name="P1">INFO : topic #55 (0.010): 0.033*"s.c." + 0.015*"kleding" + 0.008*"jack" + 0.008*"artikel" + 0.007*"37a" + 0.006*"belanghebbennen" + 0.005*"kledingstuk" + 0.005*"art" + 0.005*"wet" + 0.005*"rvb"</text:p>
      <text:p text:style-name="P1">INFO : topic diff=4.408472, rho=0.377964</text:p>
      <text:p text:style-name="P1">INFO : PROGRESS: pass 0, at document #16000/19421</text:p>
      <text:p text:style-name="P1">INFO : merging changes from 2000 documents into a model of 19421 documents</text:p>
      <text:p text:style-name="P1">INFO : topic #49 (0.010): 0.047*"voordeel" + 0.038*"betrokkeneen" + 0.033*"verkrijgen" + 0.032*"wederrechtelijk" + 0.021*"bedrag" + 0.013*"veroordelen" + 0.011*"per" + 0.010*"schatting" + 0.009*"totaal" + 0.008*"geld"</text:p>
      <text:p text:style-name="P1">INFO : topic #24 (0.010): 0.194*"2004" + 0.009*"jas" + 0.008*"kleden" + 0.007*"art" + 0.007*"aanrijden" + 0.005*"zij" + 0.004*"rechtbank" + 0.004*"zover" + 0.004*"staan" + 0.004*"betreffend"</text:p>
      <text:p text:style-name="P1">INFO : topic #67 (0.010): 0.052*"rechtbank" + 0.026*"verzoek" + 0.023*"euro" + 0.015*"verzoeker" + 0.015*"persoon" + 0.013*"art" + 0.012*"nederlands" + 0.010*"uitlevering" + 0.010*"feit" + 0.009*"opgeëissen"</text:p>
      <text:p text:style-name="P1">INFO : topic #44 (0.010): 0.049*"vervoer" + 0.016*"cmr" + 0.012*"vervoerder" + 0.010*"art" + 0.010*"nn" + 0.009*"klm" + 0.008*"boot" + 0.008*"entry" + 0.007*"vervoeren" + 0.007*"stoel"</text:p>
      <text:p text:style-name="P1">INFO : topic #69 (0.010): 0.039*"verdacht" + 0.013*"ik" + 0.012*"hij" + 0.008*"feit" + 0.007*"proces-verbaal" + 0.007*"slachtoffer" + 0.007*"medeverdachte" + 0.006*"verbalisant" + 0.006*"verklaring" + 0.006*"art"</text:p>
      <text:p text:style-name="P1">INFO : topic diff=3.789336, rho=0.353553</text:p>
      <text:p text:style-name="P1">INFO : PROGRESS: pass 0, at document #18000/19421</text:p>
      <text:p text:style-name="P1">INFO : merging changes from 2000 documents into a model of 19421 documents</text:p>
      <text:p text:style-name="P1">INFO : topic #43 (0.010): 0.207*"2009" + 0.032*"jongen" + 0.015*"woning" + 0.013*"zien" + 0.012*"ik" + 0.008*"2010" + 0.007*"y." + 0.007*"a-straat" + 0.006*"herkennen" + 0.005*"b-straat"</text:p>
      <text:p text:style-name="P1">INFO : topic #50 (0.010): 0.030*"artikel" + 0.026*"wet" + 0.020*"omzetbelasting" + 0.017*"ecli" + 0.017*"belanghebbennen" + 0.011*"letter" + 0.009*"hiervoor" + 0.008*"levering" + 0.007*"inspecteur" + 0.007*"zin"</text:p>
      <text:p text:style-name="P1">INFO : topic #12 (0.010): 0.016*"rechtbank" + 0.013*"verweerder" + 0.009*"beschikking" + 0.008*"partij" + 0.008*"2005" + 0.008*"art" + 0.008*"2012" + 0.007*"haar" + 0.007*"vonnis" + 0.007*"verweerster"</text:p>
      <text:p text:style-name="P1"><text:soft-page-break/>INFO : topic #24 (0.010): 0.176*"2004" + 0.014*"jas" + 0.011*"kleden" + 0.008*"aanrijden" + 0.007*"art" + 0.005*"surinaams" + 0.005*"betreffend" + 0.005*"zij" + 0.005*"y." + 0.004*"staan"</text:p>
      <text:p text:style-name="P1">INFO : topic #7 (0.010): 0.196*"2008" + 0.137*"2010" + 0.064*"2012" + 0.009*"schnetz" + 0.009*"f.b" + 0.009*"m.a" + 0.009*"telefoonnummer" + 0.006*"06-" + 0.004*"haaglanden" + 0.004*"raadplegen"</text:p>
      <text:p text:style-name="P1">INFO : topic diff=3.234487, rho=0.333333</text:p>
      <text:p text:style-name="P1">INFO : -8.637 per-word bound, 398.1 perplexity estimate based on a held-out corpus of 1421 documents with 1204714 words</text:p>
      <text:p text:style-name="P1">INFO : PROGRESS: pass 0, at document #19421/19421</text:p>
      <text:p text:style-name="P1">INFO : merging changes from 1421 documents into a model of 19421 documents</text:p>
      <text:p text:style-name="P1">INFO : topic #73 (0.010): 0.026*"verdacht" + 0.015*"hoger" + 0.013*"terechtzitting" + 0.012*"art" + 0.008*"sv" + 0.007*"schriftuur" + 0.007*"raadsman" + 0.006*"benadelen" + 0.006*"veroordelen" + 0.006*"vordering"</text:p>
      <text:p text:style-name="P1">INFO : topic #39 (0.010): 0.053*"eiser" + 0.028*"verweerder" + 0.017*"vordering" + 0.015*"c." + 0.011*"vonnis" + 0.010*"partij" + 0.009*"veroordelen" + 0.008*"art" + 0.008*"betrokkeneen" + 0.008*"rechtbank"</text:p>
      <text:p text:style-name="P1">INFO : topic #45 (0.010): 0.035*"ev" + 0.027*"j.d.m" + 0.020*"herroeping" + 0.019*"mengsel" + 0.013*"vie" + 0.011*"416" + 0.010*"verzekeringskamer" + 0.010*"d'or" + 0.009*"overijssel" + 0.009*"pg"</text:p>
      <text:p text:style-name="P1">INFO : topic #10 (0.010): 0.036*"sanctie" + 0.020*"balie" + 0.015*"foto’" + 0.015*"borgtocht" + 0.013*"wahv" + 0.012*"administratiefrechtelijk" + 0.012*"administratief" + 0.011*"graaf" + 0.011*"kentekenhouder" + 0.010*"pl"</text:p>
      <text:p text:style-name="P1">INFO : topic #7 (0.010): 0.180*"2008" + 0.139*"2010" + 0.084*"2012" + 0.013*"telefoonnummer" + 0.010*"schnetz" + 0.009*"f.b" + 0.008*"06-" + 0.007*"m.a" + 0.006*"haaglanden" + 0.004*"kluis"</text:p>
      <text:p text:style-name="P1">INFO : topic diff=2.671481, rho=0.316228</text:p>
      <text:p text:style-name="P1">INFO : PROGRESS: pass 1, at document #2000/19421</text:p>
      <text:p text:style-name="P1">INFO : merging changes from 2000 documents into a model of 19421 documents</text:p>
      <text:p text:style-name="P1">INFO : topic #72 (0.010): 0.018*"vereniging" + 0.017*"recht" + 0.015*"verkrijging" + 0.015*"instelling" + 0.015*"stichting" + 0.014*"schenking" + 0.013*"leed" + 0.011*"overdrachtsbelasting" + 0.010*"artikel" + 0.008*"algemeen"</text:p>
      <text:p text:style-name="P1">INFO : topic #82 (0.010): 0.029*"art" + 0.015*"recht" + 0.012*"persoon" + 0.011*"nederlands" + 0.009*"nederland" + 0.009*"verdrag" + 0.007*"artikel" + 0.007*"feit" + 0.006*"sr" + 0.006*"internationaal"</text:p>
      <text:p text:style-name="P1">INFO : topic #53 (0.010): 0.042*"fles" + 0.022*"bijrijder" + 0.016*"inlichtingen-" + 0.015*"boodschap" + 0.015*"pepperspray" + 0.014*"big" + 0.013*"tt" + 0.012*"buitensporig" + 0.012*"1914" + 0.011*"meervoudig"</text:p>
      <text:p text:style-name="P1">INFO : topic #94 (0.010): 0.040*"belanghebbennen" + 0.016*"belanghebbende" + 0.015*"aanslag" + 0.014*"inspecteur" + 0.012*"staatssecretaris" + 0.012*"wet" + 0.010*"artikel" + 0.009*"financiën" + 0.008*"bedrag" + 0.008*"jaar"</text:p>
      <text:p text:style-name="P1">INFO : topic #97 (0.010): 0.173*"2007" + 0.053*"2010" + 0.008*"f.b" + 0.008*"verdovennen" + 0.007*"hoogheemraadschap" + 0.006*"pil" + 0.005*"apparaat" + 0.005*"poeder" + 0.005*"hasj" + 0.005*"woz"</text:p>
      <text:p text:style-name="P1">INFO : topic diff=1.951676, rho=0.301511</text:p>
      <text:p text:style-name="P1">INFO : PROGRESS: pass 1, at document #4000/19421</text:p>
      <text:p text:style-name="P1">INFO : merging changes from 2000 documents into a model of 19421 documents</text:p>
      <text:p text:style-name="P1">INFO : topic #68 (0.010): 0.060*"uitlating" + 0.030*"standard" + 0.026*"investeringsbijdraag" + 0.015*"samenwerkingsovereenkomst" + 0.014*"verfbom" + 0.013*"hun" + 0.013*"godsdienst" + 0.011*"context" + 0.010*"energie" + 0.009*"wir"</text:p>
      <text:p text:style-name="P1">INFO : topic #71 (0.010): 0.065*"loth" + 0.037*"vve" + 0.035*"achmea" + 0.027*"eneco" + 0.015*"amstelveen" + 0.010*"cvz" + 0.010*"493" + 0.010*"terras" + 0.009*"mis" + 0.008*"steen"</text:p>
      <text:p text:style-name="P1"><text:soft-page-break/>INFO : topic #21 (0.010): 0.059*"werknemer" + 0.031*"werkgever" + 0.019*"arbeidsovereenkomst" + 0.018*"loon" + 0.017*"werkzaamheid" + 0.015*"loonbelasting" + 0.011*"dienstbetrekking" + 0.011*"arbeid" + 0.010*"verrichten" + 0.009*"sociaal"</text:p>
      <text:p text:style-name="P1">INFO : topic #70 (0.010): 0.043*"aanvrager" + 0.035*"aanvraag" + 0.034*"herziening" + 0.022*"hetzij" + 0.021*"aanvrage" + 0.016*"zouen" + 0.013*"bekend" + 0.011*"wezen" + 0.011*"vermoeden" + 0.011*"aanhef"</text:p>
      <text:p text:style-name="P1">INFO : topic #53 (0.010): 0.043*"fles" + 0.021*"big" + 0.019*"bijrijder" + 0.015*"inlichtingen-" + 0.014*"boodschap" + 0.013*"pepperspray" + 0.012*"tt" + 0.012*"buitensporig" + 0.011*"brandstichting" + 0.010*"1914"</text:p>
      <text:p text:style-name="P1">INFO : topic diff=1.671343, rho=0.301511</text:p>
      <text:p text:style-name="P1">INFO : PROGRESS: pass 1, at document #6000/19421</text:p>
      <text:p text:style-name="P1">INFO : merging changes from 2000 documents into a model of 19421 documents</text:p>
      <text:p text:style-name="P1">INFO : topic #75 (0.010): 0.031*"arbeidsongeschiktheid" + 0.019*"36f" + 0.018*"uwv" + 0.018*"arbeidsongeschikken" + 0.016*"schadevergoedingsmaatregel" + 0.013*"kansspelbelasting" + 0.013*"berging" + 0.011*"uitkering" + 0.009*"amersfoorts" + 0.009*"wao"</text:p>
      <text:p text:style-name="P1">INFO : topic #43 (0.010): 0.155*"2009" + 0.037*"jongen" + 0.015*"woning" + 0.014*"zien" + 0.010*"ik" + 0.007*"a-straat" + 0.007*"y." + 0.006*"herkennen" + 0.006*"b-straat" + 0.006*"2010"</text:p>
      <text:p text:style-name="P1">INFO : topic #39 (0.010): 0.046*"eiser" + 0.028*"verweerder" + 0.017*"vordering" + 0.017*"vonnis" + 0.012*"c." + 0.012*"rechtbank" + 0.012*"veroordelen" + 0.009*"verweerster" + 0.007*"partij" + 0.007*"bedrag"</text:p>
      <text:p text:style-name="P1">INFO : topic #40 (0.010): 0.027*"belanghebbennen" + 0.020*"inspecteur" + 0.018*"aanslag" + 0.016*"artikel" + 0.014*"belanghebbende" + 0.014*"bezwaar" + 0.012*"wet" + 0.010*"jaar" + 0.010*"proceskost" + 0.009*"staatssecretaris"</text:p>
      <text:p text:style-name="P1">INFO : topic #53 (0.010): 0.038*"fles" + 0.022*"rijn" + 0.021*"big" + 0.017*"inlichtingen-" + 0.016*"bijrijder" + 0.014*"veiligheidsmaatregel" + 0.014*"rijnvaart" + 0.012*"boodschap" + 0.011*"brandstichting" + 0.011*"rijnvaartakte"</text:p>
      <text:p text:style-name="P1">INFO : topic diff=1.528506, rho=0.301511</text:p>
      <text:p text:style-name="P1">INFO : PROGRESS: pass 1, at document #8000/19421</text:p>
      <text:p text:style-name="P1">INFO : merging changes from 2000 documents into a model of 19421 documents</text:p>
      <text:p text:style-name="P1">INFO : topic #76 (0.010): 0.052*"eisere" + 0.013*"haar" + 0.011*"onderdeel" + 0.010*"zij" + 0.009*"eiseres" + 0.009*"verweerster" + 0.008*"vordering" + 0.007*"rechtbank" + 0.006*"brief" + 0.006*"rov"</text:p>
      <text:p text:style-name="P1">INFO : topic #11 (0.010): 0.264*"2006" + 0.012*"koopman" + 0.011*"3d" + 0.009*"eer" + 0.009*"club" + 0.007*"jmh" + 0.006*"knvb" + 0.006*"m.w.c" + 0.005*"hogeschool" + 0.005*"kentekenplaat"</text:p>
      <text:p text:style-name="P1">INFO : topic #65 (0.010): 0.025*"ondernemingskamer" + 0.024*"vennootschap" + 0.019*"bestuurder" + 0.018*"b.v." + 0.014*"aandeelhouder" + 0.013*"rechtspersoon" + 0.011*"bestuur" + 0.009*"holding" + 0.009*"haar" + 0.009*"vergadering"</text:p>
      <text:p text:style-name="P1">INFO : topic #23 (0.010): 0.043*"betrokkeneen" + 0.031*"machtiging" + 0.026*"rechtbank" + 0.026*"beschikking" + 0.016*"behandeling" + 0.016*"justitie" + 0.015*"ziekenhuis" + 0.015*"officier" + 0.015*"verlenen" + 0.014*"wet"</text:p>
      <text:p text:style-name="P1">INFO : topic #90 (0.010): 0.030*"gmbh" + 0.027*"onderzoeker" + 0.026*"douanerecht" + 0.015*"informatieverstrekking" + 0.015*"pool" + 0.011*"cz" + 0.010*"huisarts" + 0.008*"proceshouding" + 0.008*"11a" + 0.008*"pools"</text:p>
      <text:p text:style-name="P1">INFO : topic diff=1.389344, rho=0.301511</text:p>
      <text:p text:style-name="P1">INFO : PROGRESS: pass 1, at document #10000/19421</text:p>
      <text:p text:style-name="P1">INFO : merging changes from 2000 documents into a model of 19421 documents</text:p>
      <text:p text:style-name="P1">INFO : topic #64 (0.010): 0.040*"sigaret" + 0.030*"kansspel" + 0.026*"f.b" + 0.024*"reclame" + 0.013*"ladbrokes" + 0.012*"via" + 0.011*"china" + 0.010*"beroepsgroep" + 0.009*"bijeenkomst" + 0.009*"vergunning"</text:p>
      <text:p text:style-name="P1"><text:soft-page-break/>INFO : topic #25 (0.010): 0.029*"artikel" + 0.028*"jaar" + 0.026*"inkomen" + 0.020*"wet" + 0.015*"belanghebbennen" + 0.011*"belastbaar" + 0.010*"inkomstenbelasting" + 0.010*"2000" + 0.010*"premie" + 0.009*"inspecteur"</text:p>
      <text:p text:style-name="P1">INFO : topic #46 (0.010): 0.025*"arbiter" + 0.025*"arbitraal" + 0.018*"erfpacht" + 0.014*"canon" + 0.013*"jacht" + 0.012*"milieutech" + 0.011*"benetton" + 0.011*"sft" + 0.010*"arbitrage" + 0.010*"vonnis"</text:p>
      <text:p text:style-name="P1">INFO : topic #51 (0.010): 0.076*"the" + 0.027*"and" + 0.027*"to" + 0.016*"a" + 0.014*"or" + 0.011*"for" + 0.010*"that" + 0.009*"vreemdeling" + 0.009*"as" + 0.008*"on"</text:p>
      <text:p text:style-name="P1">INFO : topic #37 (0.010): 0.028*"artikel" + 0.016*"lidstaat" + 0.016*"nederland" + 0.011*"recht" + 0.010*"europees" + 0.009*"eg" + 0.009*"justitie" + 0.009*"nederlands" + 0.008*"andere" + 0.008*"geval"</text:p>
      <text:p text:style-name="P1">INFO : topic diff=1.277186, rho=0.301511</text:p>
      <text:p text:style-name="P1">INFO : PROGRESS: pass 1, at document #12000/19421</text:p>
      <text:p text:style-name="P1">INFO : merging changes from 2000 documents into a model of 19421 documents</text:p>
      <text:p text:style-name="P1">INFO : topic #17 (0.010): 0.098*"richtlijn" + 0.026*"zesde" + 0.022*"justitie" + 0.017*"dienst" + 0.016*"artikel" + 0.015*"recht" + 0.014*"btw" + 0.012*"europees" + 0.012*"punt" + 0.012*"vraag"</text:p>
      <text:p text:style-name="P1">INFO : topic #20 (0.010): 0.044*"huurder" + 0.039*"huurovereenkomst" + 0.026*"verhuurder" + 0.012*"luchthaven" + 0.011*"huur" + 0.009*"twente" + 0.009*"cie" + 0.008*"pachtovereenkomst" + 0.007*"kastje" + 0.005*"huurprij"</text:p>
      <text:p text:style-name="P1">INFO : topic #88 (0.010): 0.050*"belanghebbennen" + 0.024*"kost" + 0.017*"behandeling" + 0.015*"belanghebbende" + 0.012*"hofs" + 0.012*"staatssecretaris" + 0.011*"inspecteur" + 0.011*"veroordelen" + 0.010*"financiën" + 0.010*"griffierecht"</text:p>
      <text:p text:style-name="P1">INFO : topic #23 (0.010): 0.050*"betrokkeneen" + 0.031*"rechtbank" + 0.026*"machtiging" + 0.026*"beschikking" + 0.016*"behandeling" + 0.015*"justitie" + 0.015*"ziekenhuis" + 0.015*"officier" + 0.014*"verzoek" + 0.014*"verlenen"</text:p>
      <text:p text:style-name="P1">INFO : topic #16 (0.010): 0.024*"afschrijving" + 0.017*"berekening" + 0.017*"koopmansgebruik" + 0.017*"goed" + 0.015*"berekenen" + 0.012*"jaar" + 0.011*"bedrijfsmiddel" + 0.009*"waarderen" + 0.007*"winst" + 0.007*"kostprij"</text:p>
      <text:p text:style-name="P1">INFO : topic diff=1.151066, rho=0.301511</text:p>
      <text:p text:style-name="P1">INFO : PROGRESS: pass 1, at document #14000/19421</text:p>
      <text:p text:style-name="P1">INFO : merging changes from 2000 documents into a model of 19421 documents</text:p>
      <text:p text:style-name="P1">INFO : topic #80 (0.010): 0.063*"belastingdienst" + 0.029*"awr" + 0.028*"wte" + 0.017*"bankrekening" + 0.013*"47" + 0.012*"tmf" + 0.011*"buitenlands" + 0.011*"bestuurlijk" + 0.009*"meewerker" + 0.008*"gevragen"</text:p>
      <text:p text:style-name="P1">INFO : topic #60 (0.010): 0.050*"koper" + 0.033*"koopovereenkomst" + 0.028*"levering" + 0.027*"verkoper" + 0.024*"verkoop" + 0.023*"maatschap" + 0.018*"verkopen" + 0.015*"koopsom" + 0.014*"koop" + 0.013*"akte"</text:p>
      <text:p text:style-name="P1">INFO : topic #87 (0.010): 0.028*"hengelo" + 0.028*"huishouding" + 0.026*"woonruimte" + 0.016*"verblijf" + 0.016*"ede" + 0.013*"mobiel" + 0.012*"fiat" + 0.012*"standplaats" + 0.010*"liander" + 0.010*"woonwagen"</text:p>
      <text:p text:style-name="P1">INFO : topic #8 (0.010): 0.154*"2003" + 0.115*"2001" + 0.101*"2002" + 0.015*"uur" + 0.007*"periode" + 0.006*"januari" + 0.005*"mei" + 0.005*"e.n" + 0.005*"april" + 0.005*"cao"</text:p>
      <text:p text:style-name="P1">INFO : topic #34 (0.010): 0.026*"militair" + 0.026*"gehuren" + 0.026*"batavus" + 0.022*"installatie" + 0.018*"thuiskopie" + 0.014*"hinder" + 0.014*"art" + 0.012*"irda" + 0.012*"heerenveen" + 0.011*"vermogensvergelijking"</text:p>
      <text:p text:style-name="P1">INFO : topic diff=1.032486, rho=0.301511</text:p>
      <text:p text:style-name="P1">INFO : PROGRESS: pass 1, at document #16000/19421</text:p>
      <text:p text:style-name="P1">INFO : merging changes from 2000 documents into a model of 19421 documents</text:p>
      <text:p text:style-name="P1">INFO : topic #52 (0.010): 0.054*"2016" + 0.044*"vluchtelingenverdrag" + 0.029*"vluchteling" + 0.026*"31" + 0.023*"nak" + 0.020*"kist" + 0.014*"ee" + 0.014*"tiel" + 0.014*"aannemer" + 0.011*"berg"</text:p>
      <text:p text:style-name="P1"><text:soft-page-break/>INFO : topic #27 (0.010): 0.069*"sint" + 0.019*"favini" + 0.015*"opstalrecht" + 0.015*"chemicaliën" + 0.013*"unidek" + 0.013*"eustatius" + 0.012*"asbesthoudennen" + 0.010*"saba" + 0.009*"wakawa" + 0.009*"causaal"</text:p>
      <text:p text:style-name="P1">INFO : topic #99 (0.010): 0.042*"nederland" + 0.031*"belgië" + 0.026*"verdrag" + 0.020*"belasting" + 0.019*"nederlands" + 0.017*"artikel" + 0.015*"dividendbelasting" + 0.012*"vennootschap" + 0.012*"belanghebbennen" + 0.012*"belgisch"</text:p>
      <text:p text:style-name="P1">INFO : topic #80 (0.010): 0.073*"belastingdienst" + 0.026*"awr" + 0.026*"wte" + 0.017*"bankrekening" + 0.012*"47" + 0.012*"rekeninghouder" + 0.010*"gegeven" + 0.010*"belastingplichtig" + 0.009*"verstrekken" + 0.009*"meerderheidsregel"</text:p>
      <text:p text:style-name="P1">INFO : topic #60 (0.010): 0.043*"koper" + 0.031*"koopovereenkomst" + 0.026*"levering" + 0.024*"verkoper" + 0.023*"netbeheerder" + 0.022*"verkoop" + 0.019*"maatschap" + 0.018*"verkopen" + 0.014*"akte" + 0.014*"koopsom"</text:p>
      <text:p text:style-name="P1">INFO : topic diff=0.897241, rho=0.301511</text:p>
      <text:p text:style-name="P1">INFO : PROGRESS: pass 1, at document #18000/19421</text:p>
      <text:p text:style-name="P1">INFO : merging changes from 2000 documents into a model of 19421 documents</text:p>
      <text:p text:style-name="P1">INFO : topic #9 (0.010): 0.078*"cliënt" + 0.046*"dexia" + 0.030*"transactie" + 0.021*"bedrijfsmatig" + 0.017*"toezicht" + 0.016*"gelden" + 0.016*"gift" + 0.015*"financiël" + 0.011*"art" + 0.011*"zwolle-lelystad"</text:p>
      <text:p text:style-name="P1">INFO : topic #59 (0.010): 0.260*"pand" + 0.059*"ing" + 0.037*"a-straat" + 0.025*"bedrijfspand" + 0.016*"verhuren" + 0.009*"ruimte" + 0.009*"huur" + 0.008*"stiftung" + 0.007*"gebruik" + 0.006*"bera"</text:p>
      <text:p text:style-name="P1">INFO : topic #54 (0.010): 0.086*"auto" + 0.029*"personenauto" + 0.025*"kenteek" + 0.022*"voertuig" + 0.019*"post" + 0.012*"gn" + 0.011*"bpm" + 0.009*"gebruik" + 0.009*"product" + 0.009*"aa-00-bb"</text:p>
      <text:p text:style-name="P1">INFO : topic #12 (0.010): 0.018*"rechtbank" + 0.010*"verweerder" + 0.010*"beschikking" + 0.009*"partij" + 0.008*"2005" + 0.008*"haar" + 0.008*"hoger" + 0.007*"verweerster" + 0.007*"art" + 0.007*"vonnis"</text:p>
      <text:p text:style-name="P1">INFO : topic #47 (0.010): 0.062*"verzekering" + 0.042*"verzekeren" + 0.041*"verzekeraar" + 0.037*"w.a.m" + 0.027*"plant" + 0.021*"appelschriftuur" + 0.019*"dekking" + 0.018*"oogst" + 0.017*"polis" + 0.013*"hilten"</text:p>
      <text:p text:style-name="P1">INFO : topic diff=0.794559, rho=0.301511</text:p>
      <text:p text:style-name="P1">INFO : -7.919 per-word bound, 242.1 perplexity estimate based on a held-out corpus of 1421 documents with 1204714 words</text:p>
      <text:p text:style-name="P1">INFO : PROGRESS: pass 1, at document #19421/19421</text:p>
      <text:p text:style-name="P1">INFO : merging changes from 1421 documents into a model of 19421 documents</text:p>
      <text:p text:style-name="P1">INFO : topic #29 (0.010): 0.242*"2014" + 0.175*"2012" + 0.010*"y." + 0.009*"jaar" + 0.009*"80a" + 0.007*"nl" + 0.007*"den" + 0.006*"hr:2012" + 0.005*"aanvullennen" + 0.005*"tegoed"</text:p>
      <text:p text:style-name="P1">INFO : topic #10 (0.010): 0.051*"sanctie" + 0.025*"balie" + 0.024*"borgtocht" + 0.018*"administratief" + 0.018*"foto’" + 0.016*"borg" + 0.016*"kentekenhouder" + 0.015*"wahv" + 0.015*"opleggen" + 0.014*"administratiefrechtelijk"</text:p>
      <text:p text:style-name="P1">INFO : topic #52 (0.010): 0.444*"2016" + 0.024*"31" + 0.013*"vluchtelingenverdrag" + 0.012*"vluchteling" + 0.009*"basil" + 0.008*"ee" + 0.007*"bedrijventerrein" + 0.007*"bruning" + 0.006*"tiel" + 0.006*"grootschalig"</text:p>
      <text:p text:style-name="P1">INFO : topic #1 (0.010): 0.076*"fiscaal" + 0.065*"eenheid" + 0.025*"winst" + 0.018*"tankstation" + 0.017*"vennootschapsbelasting" + 0.016*"wet" + 0.014*"c.h.w.m" + 0.013*"vpb" + 0.012*"dochtermaatschappij" + 0.011*"dochtervennootschap"</text:p>
      <text:p text:style-name="P1">INFO : topic #22 (0.010): 0.043*"voorzieningenrechter" + 0.041*"e-mail" + 0.028*"gebouw" + 0.022*"meter" + 0.015*"telefoonkaart" + 0.012*"wij" + 0.012*"verwijderen" + 0.010*"camerabeeld" + 0.010*"138a" + 0.010*"kaart"</text:p>
      <text:p text:style-name="P1">INFO : topic diff=0.716157, rho=0.301511</text:p>
      <text:p text:style-name="P1">INFO : PROGRESS: pass 2, at document #2000/19421</text:p>
      <text:p text:style-name="P1"><text:soft-page-break/>INFO : merging changes from 2000 documents into a model of 19421 documents</text:p>
      <text:p text:style-name="P1">INFO : topic #40 (0.010): 0.032*"belanghebbennen" + 0.023*"inspecteur" + 0.019*"aanslag" + 0.016*"artikel" + 0.015*"belanghebbende" + 0.014*"bezwaar" + 0.011*"wet" + 0.010*"proceskost" + 0.009*"jaar" + 0.009*"staatssecretaris"</text:p>
      <text:p text:style-name="P1">INFO : topic #15 (0.010): 0.051*"curator" + 0.030*"vordering" + 0.027*"faillissement" + 0.015*"fw" + 0.013*"a" + 0.013*"art" + 0.012*"schuldeiser" + 0.010*"recht" + 0.009*"boedel" + 0.008*"onderdeel"</text:p>
      <text:p text:style-name="P1">INFO : topic #17 (0.010): 0.102*"richtlijn" + 0.021*"prejudiciël" + 0.021*"recht" + 0.020*"ecli" + 0.019*"justitie" + 0.018*"zesde" + 0.015*"artikel" + 0.015*"dienst" + 0.014*"punt" + 0.014*"vraag"</text:p>
      <text:p text:style-name="P1">INFO : topic #68 (0.010): 0.068*"uitlating" + 0.030*"hun" + 0.027*"investeringsbijdraag" + 0.022*"groep" + 0.021*"mens" + 0.015*"verfbom" + 0.013*"wegens" + 0.012*"mondeling" + 0.012*"belediging" + 0.012*"context"</text:p>
      <text:p text:style-name="P1">INFO : topic #18 (0.010): 0.029*"belen" + 0.016*"vuurwerk" + 0.014*"buruma" + 0.013*"y." + 0.009*"opslaan" + 0.009*"communicatie" + 0.008*"opslag" + 0.008*"uitzending" + 0.008*"ptt" + 0.008*"korps"</text:p>
      <text:p text:style-name="P1">INFO : topic diff=0.666866, rho=0.288675</text:p>
      <text:p text:style-name="P1">INFO : PROGRESS: pass 2, at document #4000/19421</text:p>
      <text:p text:style-name="P1">INFO : merging changes from 2000 documents into a model of 19421 documents</text:p>
      <text:p text:style-name="P1">INFO : topic #50 (0.010): 0.030*"omzetbelasting" + 0.030*"wet" + 0.029*"artikel" + 0.025*"belanghebbennen" + 0.011*"letter" + 0.011*"naheffingsaanslag" + 0.009*"belanghebbende" + 0.008*"inspecteur" + 0.008*"ondernemer" + 0.008*"zake"</text:p>
      <text:p text:style-name="P1">INFO : topic #84 (0.010): 0.132*"gemeente" + 0.016*"voorziening" + 0.015*"verordening" + 0.012*"burgemeester" + 0.010*"w" + 0.008*"gemeent" + 0.008*"kost" + 0.008*"gemeentewet" + 0.007*"artikel" + 0.007*"gebied"</text:p>
      <text:p text:style-name="P1">INFO : topic #14 (0.010): 0.009*"onderzoek" + 0.007*"er" + 0.006*"zouen" + 0.006*"ministerie" + 0.005*"omstandigheid" + 0.005*"dienen" + 0.005*"verdediging" + 0.005*"gegeven" + 0.005*"informatie" + 0.005*"getuigen"</text:p>
      <text:p text:style-name="P1">INFO : topic #79 (0.010): 0.035*"ik" + 0.023*"zien" + 0.016*"hij" + 0.015*"verdacht" + 0.014*"man" + 0.012*"verbalisant" + 0.010*"2005" + 0.010*"wij" + 0.009*"richting" + 0.008*"uur"</text:p>
      <text:p text:style-name="P1">INFO : topic #1 (0.010): 0.066*"fiscaal" + 0.049*"eenheid" + 0.032*"winst" + 0.022*"vennootschapsbelasting" + 0.020*"wet" + 0.016*"dochtermaatschappij" + 0.015*"lichaam" + 0.013*"vpb" + 0.013*"1969" + 0.011*"deelneming"</text:p>
      <text:p text:style-name="P1">INFO : topic diff=0.511263, rho=0.288675</text:p>
      <text:p text:style-name="P1">INFO : PROGRESS: pass 2, at document #6000/19421</text:p>
      <text:p text:style-name="P1">INFO : merging changes from 2000 documents into a model of 19421 documents</text:p>
      <text:p text:style-name="P1">INFO : topic #0 (0.010): 0.029*"beschikking" + 0.026*"rechtbank" + 0.025*"beslag" + 0.024*"klager" + 0.019*"voorwerp" + 0.014*"sv" + 0.013*"klaagster" + 0.013*"klaagschrift" + 0.012*"inbeslaggenoom" + 0.011*"art"</text:p>
      <text:p text:style-name="P1">INFO : topic #27 (0.010): 0.126*"sint" + 0.018*"eustatius" + 0.017*"saba" + 0.016*"opstalrecht" + 0.016*"tjin" + 0.016*"tai" + 0.016*"tjong" + 0.016*"chemicaliën" + 0.015*"t.f.e" + 0.011*"american"</text:p>
      <text:p text:style-name="P1">INFO : topic #38 (0.010): 0.067*"2011" + 0.027*"goedeer" + 0.016*"aangifte" + 0.016*"factuur" + 0.012*"a" + 0.012*"betaling" + 0.010*"artikel" + 0.008*"uitnodiging" + 0.007*"invoer" + 0.006*"omzetbelasting"</text:p>
      <text:p text:style-name="P1">INFO : topic #69 (0.010): 0.051*"verdacht" + 0.012*"hij" + 0.009*"feit" + 0.008*"medeverdachte" + 0.007*"proces-verbaal" + 0.007*"getuige" + 0.006*"verbalisant" + 0.006*"verklaring" + 0.005*"opzettelijk" + 0.005*"bewezenverklaring"</text:p>
      <text:p text:style-name="P1">INFO : topic #12 (0.010): 0.022*"rechtbank" + 0.011*"beschikking" + 0.009*"haar" + 0.008*"hoger" + 0.008*"verweerder" + 0.008*"vonnis" + 0.008*"verweerster" + 0.007*"kantonrechter" + 0.007*"verder" + 0.007*"partij"</text:p>
      <text:p text:style-name="P1"><text:soft-page-break/>INFO : topic diff=0.436846, rho=0.288675</text:p>
      <text:p text:style-name="P1">INFO : PROGRESS: pass 2, at document #8000/19421</text:p>
      <text:p text:style-name="P1">INFO : merging changes from 2000 documents into a model of 19421 documents</text:p>
      <text:p text:style-name="P1">INFO : topic #2 (0.010): 0.095*"aandeel" + 0.028*"vennootschap" + 0.014*"vennoot" + 0.012*"n.v." + 0.012*"kapitaal" + 0.012*"transactie" + 0.011*"waarde" + 0.010*"1995" + 0.009*"certificaat" + 0.008*"inbreng"</text:p>
      <text:p text:style-name="P1">INFO : topic #74 (0.010): 0.033*"la" + 0.024*"le" + 0.022*"o" + 0.020*"du" + 0.020*"des" + 0.018*"et" + 0.013*"par" + 0.012*"se" + 0.011*"les" + 0.011*"perso"</text:p>
      <text:p text:style-name="P1">INFO : topic #30 (0.010): 0.029*"rechtbank" + 0.023*"gemeente" + 0.015*"deskundigen" + 0.012*"onteigennen" + 0.012*"onteigening" + 0.012*"onderdeel" + 0.011*"schadeloosstelling" + 0.010*"bestemming" + 0.009*"staan" + 0.009*"waarde"</text:p>
      <text:p text:style-name="P1">INFO : topic #48 (0.010): 0.042*"art" + 0.009*"geval" + 0.009*"wet" + 0.008*"besluit" + 0.008*"toepassing" + 0.007*"rechter" + 0.007*"bepaling" + 0.006*"indien" + 0.006*"staan" + 0.005*"nemen"</text:p>
      <text:p text:style-name="P1">INFO : topic #45 (0.010): 0.039*"j.d.m" + 0.031*"accountant" + 0.024*"verzekeringskamer" + 0.020*"herroeping" + 0.020*"vie" + 0.017*"d'or" + 0.016*"mengsel" + 0.011*"ïdentificeren" + 0.009*"721" + 0.009*"3.15"</text:p>
      <text:p text:style-name="P1">INFO : topic diff=0.371653, rho=0.288675</text:p>
      <text:p text:style-name="P1">INFO : PROGRESS: pass 2, at document #10000/19421</text:p>
      <text:p text:style-name="P1">INFO : merging changes from 2000 documents into a model of 19421 documents</text:p>
      <text:p text:style-name="P1">INFO : topic #17 (0.010): 0.112*"richtlijn" + 0.027*"justitie" + 0.023*"zesde" + 0.018*"recht" + 0.018*"dienst" + 0.017*"europees" + 0.014*"vraag" + 0.014*"artikel" + 0.013*"prejudiciël" + 0.012*"punt"</text:p>
      <text:p text:style-name="P1">INFO : topic #30 (0.010): 0.028*"rechtbank" + 0.024*"gemeente" + 0.014*"deskundigen" + 0.013*"onteigening" + 0.013*"schadeloosstelling" + 0.012*"onderdeel" + 0.011*"onteigennen" + 0.010*"staan" + 0.009*"bestemming" + 0.008*"waarde"</text:p>
      <text:p text:style-name="P1">INFO : topic #59 (0.010): 0.255*"pand" + 0.064*"ing" + 0.046*"a-straat" + 0.031*"bedrijfspand" + 0.021*"verhuren" + 0.013*"gebruik" + 0.009*"stork" + 0.008*"cate" + 0.008*"ruimte" + 0.007*"huur"</text:p>
      <text:p text:style-name="P1">INFO : topic #7 (0.010): 0.197*"2008" + 0.116*"2010" + 0.038*"2012" + 0.018*"telefoonnummer" + 0.018*"convenant" + 0.012*"f.b" + 0.011*"haaglanden" + 0.009*"kluis" + 0.009*"schnetz" + 0.009*"m.a"</text:p>
      <text:p text:style-name="P1">INFO : topic #28 (0.010): 0.014*"c." + 0.013*"project" + 0.010*"werk" + 0.010*"delta" + 0.009*"water" + 0.008*"lloyd" + 0.008*"verontreiniging" + 0.007*"olie" + 0.007*"auteursrecht" + 0.007*"onderdeel"</text:p>
      <text:p text:style-name="P1">INFO : topic diff=0.347461, rho=0.288675</text:p>
      <text:p text:style-name="P1">INFO : PROGRESS: pass 2, at document #12000/19421</text:p>
      <text:p text:style-name="P1">INFO : merging changes from 2000 documents into a model of 19421 documents</text:p>
      <text:p text:style-name="P1">INFO : topic #14 (0.010): 0.011*"onderzoek" + 0.007*"er" + 0.006*"zouen" + 0.006*"informatie" + 0.006*"verdediging" + 0.005*"omstandigheid" + 0.005*"gegeven" + 0.005*"getuige" + 0.005*"ministerie" + 0.005*"getuigen"</text:p>
      <text:p text:style-name="P1">INFO : topic #11 (0.010): 0.560*"2006" + 0.014*"06" + 0.010*"eer" + 0.008*"m.w.c" + 0.007*"club" + 0.005*"kentekenplaat" + 0.005*"bc" + 0.004*"jmh" + 0.004*"schragen" + 0.003*"zover"</text:p>
      <text:p text:style-name="P1">INFO : topic #13 (0.010): 0.077*"broer" + 0.060*"aangeefsteren" + 0.022*"deur" + 0.021*"haar" + 0.021*"almere" + 0.018*"zuster" + 0.018*"zij" + 0.017*"supermarken" + 0.015*"toegangsdeuren" + 0.013*"landinrichtingscommissie"</text:p>
      <text:p text:style-name="P1">INFO : topic #79 (0.010): 0.031*"ik" + 0.022*"zien" + 0.018*"2005" + 0.016*"verdacht" + 0.016*"hij" + 0.011*"slachtoffer" + 0.011*"man" + 0.009*"uur" + 0.009*"verbalisant" + 0.009*"auto"</text:p>
      <text:p text:style-name="P1"><text:soft-page-break/>INFO : topic #86 (0.010): 0.072*"perceel" + 0.026*"ecli" + 0.025*"a-straat" + 0.022*"woning" + 0.018*"appartement" + 0.017*"eigenaar" + 0.017*"gebruik" + 0.014*"erf" + 0.013*"liggen" + 0.012*"gedeelte"</text:p>
      <text:p text:style-name="P1">INFO : topic diff=0.314877, rho=0.288675</text:p>
      <text:p text:style-name="P1">INFO : PROGRESS: pass 2, at document #14000/19421</text:p>
      <text:p text:style-name="P1">INFO : merging changes from 2000 documents into a model of 19421 documents</text:p>
      <text:p text:style-name="P1">INFO : topic #86 (0.010): 0.071*"perceel" + 0.032*"a-straat" + 0.023*"woning" + 0.019*"eigenaar" + 0.017*"ecli" + 0.016*"gebruik" + 0.015*"appartement" + 0.014*"erf" + 0.013*"liggen" + 0.012*"gedeelte"</text:p>
      <text:p text:style-name="P1">INFO : topic #27 (0.010): 0.083*"sint" + 0.024*"opstalrecht" + 0.023*"chemicaliën" + 0.017*"tjin" + 0.017*"tai" + 0.017*"tjong" + 0.017*"t.f.e" + 0.016*"wakawa" + 0.013*"blade" + 0.012*"digoxine"</text:p>
      <text:p text:style-name="P1">INFO : topic #41 (0.010): 0.035*"maatregel" + 0.033*"computer" + 0.033*"camera" + 0.026*"03" + 0.026*"jullie" + 0.024*"taal" + 0.021*"02" + 0.018*"tolk" + 0.016*"laptop" + 0.015*"410"</text:p>
      <text:p text:style-name="P1">INFO : topic #55 (0.010): 0.066*"kleding" + 0.058*"winkel" + 0.045*"s.c." + 0.028*"basisadministratie" + 0.019*"rusche" + 0.015*"schoen" + 0.014*"jack" + 0.013*"kledingstuk" + 0.012*"beeldmerk" + 0.010*"vlag"</text:p>
      <text:p text:style-name="P1">INFO : topic #1 (0.010): 0.069*"fiscaal" + 0.049*"eenheid" + 0.032*"winst" + 0.027*"vennootschapsbelasting" + 0.019*"wet" + 0.017*"tankstation" + 0.015*"dochtermaatschappij" + 0.014*"deelneming" + 0.013*"lichaam" + 0.012*"1969"</text:p>
      <text:p text:style-name="P1">INFO : topic diff=0.281154, rho=0.288675</text:p>
      <text:p text:style-name="P1">INFO : PROGRESS: pass 2, at document #16000/19421</text:p>
      <text:p text:style-name="P1">INFO : merging changes from 2000 documents into a model of 19421 documents</text:p>
      <text:p text:style-name="P1">INFO : topic #3 (0.010): 0.045*"lijst" + 0.029*"coffeeshop" + 0.023*"hasjiesj" + 0.022*"e" + 0.019*"substantie" + 0.017*"s" + 0.016*"gebruikelijk" + 0.015*"checkpoint" + 0.015*"ministerie" + 0.013*"geneesmiddeel"</text:p>
      <text:p text:style-name="P1">INFO : topic #80 (0.010): 0.067*"belastingdienst" + 0.033*"awr" + 0.031*"gegeven" + 0.019*"verstrekken" + 0.019*"wte" + 0.016*"bankrekening" + 0.016*"inlichting" + 0.012*"47" + 0.012*"belastingwet" + 0.011*"weinig"</text:p>
      <text:p text:style-name="P1">INFO : topic #16 (0.010): 0.030*"berekening" + 0.021*"berekenen" + 0.019*"jaar" + 0.018*"goed" + 0.015*"afschrijving" + 0.014*"waarde" + 0.014*"per" + 0.011*"correctie" + 0.010*"koopmansgebruik" + 0.009*"rekening"</text:p>
      <text:p text:style-name="P1">INFO : topic #38 (0.010): 0.095*"2011" + 0.022*"goedeer" + 0.017*"factuur" + 0.016*"aangifte" + 0.014*"a" + 0.010*"betaling" + 0.008*"artikel" + 0.008*"omzetbelasting" + 0.007*"naam" + 0.006*"administratie"</text:p>
      <text:p text:style-name="P1">INFO : topic #10 (0.010): 0.043*"sanctie" + 0.026*"balie" + 0.020*"borg" + 0.020*"saldi" + 0.020*"borgtocht" + 0.015*"administratief" + 0.015*"pl" + 0.015*"handhaving" + 0.014*"cjib" + 0.013*"gedraging"</text:p>
      <text:p text:style-name="P1">INFO : topic diff=0.239327, rho=0.288675</text:p>
      <text:p text:style-name="P1">INFO : PROGRESS: pass 2, at document #18000/19421</text:p>
      <text:p text:style-name="P1">INFO : merging changes from 2000 documents into a model of 19421 documents</text:p>
      <text:p text:style-name="P1">INFO : topic #49 (0.010): 0.114*"betrokkeneen" + 0.033*"voordeel" + 0.031*"verkrijgen" + 0.027*"wederrechtelijk" + 0.021*"geld" + 0.021*"bedrag" + 0.017*"veroordelen" + 0.009*"per" + 0.009*"betalen" + 0.009*"periode"</text:p>
      <text:p text:style-name="P1">INFO : topic #94 (0.010): 0.041*"belanghebbennen" + 0.019*"belanghebbende" + 0.015*"aanslag" + 0.014*"inspecteur" + 0.011*"staatssecretaris" + 0.011*"wet" + 0.011*"jaar" + 0.010*"artikel" + 0.009*"hierna" + 0.008*"bedrag"</text:p>
      <text:p text:style-name="P1">INFO : topic #39 (0.010): 0.061*"eiser" + 0.039*"verweerder" + 0.018*"c." + 0.018*"vordering" + 0.017*"vonnis" + 0.013*"veroordelen" + 0.012*"rechtbank" + 0.010*"verweerster" + 0.009*"kost" + 0.008*"partij"</text:p>
      <text:p text:style-name="P1"><text:soft-page-break/>INFO : topic #56 (0.010): 0.070*"2005" + 0.039*"artikel" + 0.034*"wet" + 0.020*"wetgever" + 0.017*"geval" + 0.012*"regeling" + 0.010*"kamerstukken" + 0.007*"ii" + 0.007*"toepassing" + 0.007*"redelijk"</text:p>
      <text:p text:style-name="P1">INFO : topic #52 (0.010): 0.050*"2016" + 0.046*"31" + 0.043*"vluchtelingenverdrag" + 0.036*"vluchteling" + 0.026*"berg" + 0.018*"nak" + 0.018*"kist" + 0.018*"asielaanvraag" + 0.016*"tiel" + 0.014*"aannemer"</text:p>
      <text:p text:style-name="P1">INFO : topic diff=0.220835, rho=0.288675</text:p>
      <text:p text:style-name="P1">INFO : -7.855 per-word bound, 231.6 perplexity estimate based on a held-out corpus of 1421 documents with 1204714 words</text:p>
      <text:p text:style-name="P1">INFO : PROGRESS: pass 2, at document #19421/19421</text:p>
      <text:p text:style-name="P1">INFO : merging changes from 1421 documents into a model of 19421 documents</text:p>
      <text:p text:style-name="P1">INFO : topic #87 (0.010): 0.038*"adres" + 0.034*"woning" + 0.032*"wonen" + 0.025*"woonruimte" + 0.024*"huishouding" + 0.022*"verblijf" + 0.017*"pot" + 0.017*"a-straat" + 0.015*"hengelo" + 0.014*"gezamenlijk"</text:p>
      <text:p text:style-name="P1">INFO : topic #6 (0.010): 0.092*"schuld" + 0.048*"schuldsaneringsregeling" + 0.047*"verzoekster" + 0.042*"verzoeker" + 0.037*"schuldenaar" + 0.034*"toepassing" + 0.032*"consument" + 0.022*"trouw" + 0.017*"aanzien" + 0.017*"hij"</text:p>
      <text:p text:style-name="P1">INFO : topic #99 (0.010): 0.058*"nederland" + 0.033*"belgië" + 0.026*"verdrag" + 0.025*"nederlands" + 0.021*"belasting" + 0.017*"belgisch" + 0.017*"artikel" + 0.012*"vennootschap" + 0.011*"buitenlands" + 0.011*"dividendbelasting"</text:p>
      <text:p text:style-name="P1">INFO : topic #84 (0.010): 0.165*"gemeente" + 0.019*"burgemeester" + 0.013*"voorziening" + 0.010*"hond" + 0.010*"verordening" + 0.008*"gemeent" + 0.008*"kost" + 0.008*"gebied" + 0.007*"gemeentewet" + 0.007*"wethouder"</text:p>
      <text:p text:style-name="P1">INFO : topic #82 (0.010): 0.027*"art" + 0.017*"artikel" + 0.016*"sr" + 0.015*"nederland" + 0.012*"feit" + 0.011*"recht" + 0.010*"persoon" + 0.010*"strafbaar" + 0.009*"nederlands" + 0.008*"strafrecht"</text:p>
      <text:p text:style-name="P1">INFO : topic diff=0.220941, rho=0.288675</text:p>
      <text:p text:style-name="P1">INFO : topic #28 (0.010): 0.070*"vennoot" + 0.042*"vennootschap" + 0.039*"cv" + 0.038*"arbitraal" + 0.032*"firma" + 0.026*"commanditair" + 0.021*"arbiter" + 0.019*"scheidsgerecht" + 0.019*"v.o.f" + 0.018*"stil"</text:p>
      <text:p text:style-name="P1">INFO : topic #42 (0.010): 0.024*"2012" + 0.016*"m" + 0.014*"griend" + 0.009*"10a" + 0.008*"miljoen" + 0.008*"ongewenstverklaring" + 0.006*"miljard" + 0.005*"zouen" + 0.005*"haar" + 0.005*"houden"</text:p>
      <text:p text:style-name="P1">INFO : topic #7 (0.010): 0.130*"woning" + 0.086*"pand" + 0.048*"a-straat" + 0.015*"plant" + 0.011*"per" + 0.010*"aantreffen" + 0.010*"b-straat" + 0.010*"waarde" + 0.009*"oogst" + 0.009*"80a"</text:p>
      <text:p text:style-name="P1">INFO : topic #75 (0.010): 0.028*"rechtbank" + 0.026*"beslag" + 0.025*"beschikking" + 0.024*"klager" + 0.019*"voorwerp" + 0.015*"klaagschrift" + 0.014*"sv" + 0.012*"stuk" + 0.011*"inbeslaggenoom" + 0.011*"art"</text:p>
      <text:p text:style-name="P1">INFO : topic #60 (0.010): 0.037*"vof" + 0.032*"checkpoint" + 0.024*"besluit" + 0.023*"ondernemingsraad" + 0.020*"cbr" + 0.018*"politiek" + 0.016*"nat" + 0.015*"personeel" + 0.013*"403-verklaring" + 0.011*"or"</text:p>
      <text:p text:style-name="P1">INFO : topic #58 (0.010): 0.058*"uitkering" + 0.033*"centraal" + 0.030*"premie" + 0.018*"sociaal" + 0.017*"verzekering" + 0.015*"artikel" + 0.013*"aanspraak" + 0.010*"hierna" + 0.010*"sociale" + 0.009*"ingevolge"</text:p>
      <text:p text:style-name="P1">INFO : topic #34 (0.010): 0.208*"nl" + 0.033*"school" + 0.019*"hr" + 0.019*"onderwijs" + 0.015*"art" + 0.012*"inschrijven" + 0.011*"hr:2009" + 0.010*"vrijstelling" + 0.009*"hr:2010" + 0.009*"verstekvonnis"</text:p>
      <text:p text:style-name="P1">INFO : topic #76 (0.010): 0.031*"artikel" + 0.029*"wet" + 0.013*"wetgever" + 0.013*"regeling" + 0.013*"geval" + 0.010*"toepassing" + 0.009*"bepaling" + 0.008*"kamerstukken" + 0.007*"blz" + 0.006*"ii"</text:p>
      <text:p text:style-name="P1"><text:soft-page-break/>INFO : topic #22 (0.010): 0.046*"ziekenhuis" + 0.045*"kleding" + 0.040*"terbeschikkingstelling" + 0.029*"haaglanden" + 0.018*"perron" + 0.018*"shirt" + 0.017*"benzine" + 0.016*"veiligheid" + 0.015*"station" + 0.014*"verkeerscontrool"</text:p>
      <text:p text:style-name="P1">INFO : topic #70 (0.010): 0.034*"verdacht" + 0.020*"feit" + 0.017*"art" + 0.014*"sr" + 0.012*"artikel" + 0.012*"misdrijf" + 0.010*"tenlastelegging" + 0.009*"opzettelijk" + 0.008*"strafbaar" + 0.008*"telkens"</text:p>
      <text:p text:style-name="P1">INFO : topic #50 (0.010): 0.037*"beschikking" + 0.032*"art" + 0.031*"verzoeker" + 0.023*"verzoek" + 0.022*"betrokkeneen" + 0.022*"rechtbank" + 0.011*"rv" + 0.011*"verzoekster" + 0.009*"verlenen" + 0.009*"behandeling"</text:p>
      <text:p text:style-name="P1">INFO : topic #37 (0.010): 0.033*"dutchbat" + 0.019*"791" + 0.019*"streepjescode" + 0.017*"127a" + 0.016*"compound" + 0.015*"kruidvat" + 0.014*"agfa" + 0.014*"simba" + 0.013*"organ" + 0.013*"bangladesh"</text:p>
      <text:p text:style-name="P1">INFO : topic #31 (0.010): 0.077*"curator" + 0.026*"vordering" + 0.020*"faillissement" + 0.016*"a" + 0.015*"rabobank" + 0.014*"ing" + 0.013*"bank" + 0.012*"zekerheid" + 0.012*"recht" + 0.012*"b.v."</text:p>
      <text:p text:style-name="P1">INFO : topic #92 (0.010): 0.017*"onderdeel" + 0.014*"c." + 0.013*"verweerster" + 0.011*"rov" + 0.009*"partij" + 0.008*"art" + 0.007*"haar" + 0.007*"zij" + 0.006*"klacht" + 0.005*"hiervoor"</text:p>
      <text:p text:style-name="P1">INFO : topic #57 (0.010): 0.018*"transactie" + 0.017*"geldbedraag" + 0.014*"effect" + 0.014*"a" + 0.009*"belegger" + 0.009*"1995" + 0.008*"geld" + 0.008*"informatie" + 0.008*"financiël" + 0.008*"aandeel"</text:p>
      <text:p text:style-name="P1">INFO : topic #5 (0.010): 0.030*"eisere" + 0.023*"overeenkomst" + 0.018*"art" + 0.015*"bw" + 0.014*"vordering" + 0.013*"haar" + 0.009*"zij" + 0.008*"partij" + 0.007*"betaling" + 0.007*"recht"</text:p>
      <text:p text:style-name="P1">INFO : topic #4 (0.010): 0.043*"millecam" + 0.033*"kentekenbewij" + 0.031*"afgeven" + 0.028*"terugkeerrichtlijn" + 0.027*"inreisverbod" + 0.026*"4-ward" + 0.020*"stokke" + 0.019*"rdw" + 0.018*"hbr" + 0.018*"commerz"</text:p>
      <text:p text:style-name="P1">INFO : topic #73 (0.010): 0.358*"2015" + 0.065*"2014" + 0.032*"arnhem-leeuwarden" + 0.017*"2.2.1" + 0.017*"2.4.3" + 0.014*"2.2.2" + 0.011*"2.3" + 0.011*"2.1" + 0.011*"y" + 0.011*"2.4.4"</text:p>
      <text:p text:style-name="P1">INFO : topic #29 (0.010): 0.022*"werknemer" + 0.015*"werkgever" + 0.013*"arbeidsovereenkomst" + 0.012*"kantonrechter" + 0.011*"werkzaamheid" + 0.011*"art" + 0.007*"hij" + 0.007*"bw" + 0.006*"verrichten" + 0.006*"exploot"</text:p>
      <text:p text:style-name="P1">INFO : topic #44 (0.010): 0.036*"universiteit" + 0.028*"student" + 0.021*"suriname" + 0.021*"demonstratie" + 0.020*"stoffelijk" + 0.020*"overschot" + 0.020*"surinaams" + 0.019*"overledeneen" + 0.015*"tram" + 0.015*"diamant"</text:p>
      <text:p text:style-name="P1">INFO : topic #18 (0.010): 0.035*"belen" + 0.021*"vuurwerk" + 0.014*"internetten" + 0.012*"opslaan" + 0.011*"communicatie" + 0.010*"technisch" + 0.010*"elektronisch" + 0.009*"korps" + 0.009*"opslag" + 0.009*"terrein"</text:p>
      <text:p text:style-name="P1">INFO : topic #93 (0.010): 0.022*"conclusie" + 0.017*"ep" + 0.017*"octrooi" + 0.015*"machine" + 0.013*"onderdeel" + 0.011*"c." + 0.011*"inbreuk" + 0.010*"rov" + 0.009*"gemiddeld" + 0.008*"incidenteel"</text:p>
      <text:p text:style-name="P1">INFO : topic #39 (0.010): 0.062*"eiser" + 0.041*"verweerder" + 0.019*"c." + 0.018*"vordering" + 0.017*"vonnis" + 0.013*"veroordelen" + 0.011*"rechtbank" + 0.009*"verweerster" + 0.009*"kost" + 0.009*"partij"</text:p>
      <text:p text:style-name="P1">INFO : topic #30 (0.010): 0.032*"rechtbank" + 0.020*"gemeente" + 0.016*"onteigennen" + 0.015*"deskundigen" + 0.014*"onteigening" + 0.012*"schadeloosstelling" + 0.011*"bestemmingsplan" + 0.011*"onderdeel" + 0.011*"bestemming" + 0.010*"waarde"</text:p>
      <text:p text:style-name="P1">INFO : topic #22 (0.010): 0.050*"voorzieningenrechter" + 0.046*"gebouw" + 0.041*"e-mail" + 0.019*"meter" + 0.015*"verwijderen" + 0.015*"telefoonkaart" + 0.010*"138a" + 0.010*"kaart" + 0.010*"aansluiting" + 0.010*"plaatsen"</text:p>
      <text:p text:style-name="P1"><text:soft-page-break/>INFO : topic #23 (0.010): 0.059*"betrokkeneen" + 0.041*"rechtbank" + 0.024*"machtiging" + 0.024*"beschikking" + 0.018*"behandeling" + 0.018*"verzoek" + 0.017*"justitie" + 0.014*"officier" + 0.014*"verlenen" + 0.012*"ziekenhuis"</text:p>
      <text:p text:style-name="P1">INFO : topic #51 (0.010): 0.113*"the" + 0.039*"and" + 0.036*"to" + 0.024*"a" + 0.024*"or" + 0.018*"that" + 0.017*"for" + 0.012*"on" + 0.012*"as" + 0.010*"not"</text:p>
      <text:p text:style-name="P1">INFO : topic #9 (0.010): 0.153*"cliënt" + 0.048*"dexia" + 0.026*"transactie" + 0.016*"toezicht" + 0.015*"bedrijfsmatig" + 0.014*"financiël" + 0.014*"belegger" + 0.013*"gelden" + 0.011*"art" + 0.010*"aanbieder"</text:p>
      <text:p text:style-name="P1">INFO : topic #59 (0.010): 0.284*"pand" + 0.063*"ing" + 0.056*"a-straat" + 0.027*"bedrijfspand" + 0.015*"ruimte" + 0.015*"verhuren" + 0.015*"gebruik" + 0.007*"403-verklaring" + 0.006*"stiftung" + 0.006*"voorneem"</text:p>
      <text:p text:style-name="P1">INFO : topic #10 (0.010): 0.053*"sanctie" + 0.026*"balie" + 0.025*"borgtocht" + 0.022*"opleggen" + 0.019*"administratief" + 0.019*"handhaving" + 0.018*"borg" + 0.018*"asp" + 0.017*"foto’" + 0.017*"gedraging"</text:p>
      <text:p text:style-name="P1">INFO : topic #63 (0.010): 0.022*"onderdeel" + 0.015*"rov" + 0.010*"zij" + 0.009*"overeenkomst" + 0.009*"omstandigheid" + 0.009*"haar" + 0.008*"zouen" + 0.008*"schade" + 0.007*"partij" + 0.006*"art"</text:p>
      <text:p text:style-name="P1">INFO : topic #55 (0.010): 0.077*"kleding" + 0.070*"winkel" + 0.061*"s.c." + 0.031*"rusche" + 0.021*"schoen" + 0.021*"basisadministratie" + 0.019*"kledingstuk" + 0.017*"vest" + 0.014*"iphone" + 0.012*"jack"</text:p>
      <text:p text:style-name="P1">INFO : topic #6 (0.010): 0.092*"schuld" + 0.048*"schuldsaneringsregeling" + 0.047*"verzoekster" + 0.042*"verzoeker" + 0.037*"schuldenaar" + 0.034*"toepassing" + 0.032*"consument" + 0.022*"trouw" + 0.017*"aanzien" + 0.017*"hij"</text:p>
      <text:p text:style-name="P1">INFO : topic #3 (0.010): 0.055*"coffeeshop" + 0.031*"lijst" + 0.026*"checkpoint" + 0.025*"hasjiesj" + 0.022*"ministerie" + 0.020*"e" + 0.018*"organisatie" + 0.018*"substantie" + 0.016*"softdrug" + 0.016*"vervolging"</text:p>
      <text:p text:style-name="P1">INFO : topic #56 (0.010): 0.063*"2005" + 0.041*"artikel" + 0.034*"wet" + 0.022*"wetgever" + 0.016*"geval" + 0.012*"regeling" + 0.010*"kamerstukken" + 0.008*"ii" + 0.008*"redelijk" + 0.007*"toepassing"</text:p>
      <text:p text:style-name="P1">INFO : topic #21 (0.010): 0.046*"werknemer" + 0.029*"werkzaamheid" + 0.029*"werkgever" + 0.022*"arbeidsovereenkomst" + 0.016*"verrichten" + 0.014*"loon" + 0.012*"arbeid" + 0.012*"dienst" + 0.009*"dienstbetrekking" + 0.009*"cao"</text:p>
      <text:p text:style-name="P1">INFO : topic #86 (0.010): 0.120*"ecli" + 0.046*"perceel" + 0.027*"woning" + 0.021*"a-straat" + 0.015*"gebruik" + 0.015*"eigenaar" + 0.012*"liggen" + 0.010*"erf" + 0.010*"akte" + 0.009*"eigendom"</text:p>
      <text:p text:style-name="P1">INFO : topic #97 (0.010): 0.357*"2007" + 0.022*"f.b" + 0.010*"pil" + 0.010*"kpn" + 0.010*"2010" + 0.009*"hoogheemraadschap" + 0.009*"hasj" + 0.009*"kilo" + 0.008*"woz" + 0.008*"poeder"</text:p>
      <text:p text:style-name="P1">INFO : topic #2 (0.010): 0.091*"aandeel" + 0.022*"vennootschap" + 0.016*"vennoot" + 0.015*"effect" + 0.014*"n.v." + 0.012*"certificaat" + 0.010*"waarde" + 0.009*"a.l.j" + 0.009*"a" + 0.009*"kapitaal"</text:p>
      <text:p text:style-name="P1">INFO : topic #20 (0.010): 0.053*"huurovereenkomst" + 0.044*"huurder" + 0.032*"huur" + 0.025*"verhuurder" + 0.022*"gehuren" + 0.021*"verhuren" + 0.019*"cie" + 0.017*"huurprij" + 0.013*"april" + 0.012*"luchthaven"</text:p>
      <text:p text:style-name="P1">INFO : loading Dictionary object from saveLDA/caseLaw20100.di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8:03:26.285970325</meta:creation-date>
    <dc:date>2017-03-29T18:04:19.103237885</dc:date>
    <meta:editing-duration>PT53S</meta:editing-duration>
    <meta:editing-cycles>1</meta:editing-cycles>
    <meta:document-statistic meta:table-count="0" meta:image-count="0" meta:object-count="0" meta:page-count="71" meta:paragraph-count="1623" meta:word-count="30003" meta:character-count="246336" meta:non-whitespace-character-count="217956"/>
    <meta:generator>LibreOffice/5.1.6.2$Linux_X86_64 LibreOffice_project/10m0$Build-2</meta:generator>
  </office:meta>
</office:document-meta>
</file>